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FMMalithi" svg:font-family="FMMalith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02in"/>
    </style:style>
    <style:style style:name="co2" style:family="table-column">
      <style:table-column-properties fo:break-before="auto" style:column-width="0.6252in"/>
    </style:style>
    <style:style style:name="co3" style:family="table-column">
      <style:table-column-properties fo:break-before="auto" style:column-width="0.4374in"/>
    </style:style>
    <style:style style:name="co4" style:family="table-column">
      <style:table-column-properties fo:break-before="auto" style:column-width="1.5209in"/>
    </style:style>
    <style:style style:name="co5" style:family="table-column">
      <style:table-column-properties fo:break-before="auto" style:column-width="0.5937in"/>
    </style:style>
    <style:style style:name="co6" style:family="table-column">
      <style:table-column-properties fo:break-before="auto" style:column-width="0.4063in"/>
    </style:style>
    <style:style style:name="co7" style:family="table-column">
      <style:table-column-properties fo:break-before="auto" style:column-width="0.5311in"/>
    </style:style>
    <style:style style:name="co8" style:family="table-column">
      <style:table-column-properties fo:break-before="auto" style:column-width="1.3646in"/>
    </style:style>
    <style:style style:name="co9" style:family="table-column">
      <style:table-column-properties fo:break-before="auto" style:column-width="5.2398in"/>
    </style:style>
    <style:style style:name="co10" style:family="table-column">
      <style:table-column-properties fo:break-before="auto" style:column-width="17.6146in"/>
    </style:style>
    <style:style style:name="co11" style:family="table-column">
      <style:table-column-properties fo:break-before="auto" style:column-width="1.4063in"/>
    </style:style>
    <style:style style:name="co12" style:family="table-column">
      <style:table-column-properties fo:break-before="auto" style:column-width="0.9063in"/>
    </style:style>
    <style:style style:name="co13" style:family="table-column">
      <style:table-column-properties fo:break-before="auto" style:column-width="18.4165in"/>
    </style:style>
    <style:style style:name="co14" style:family="table-column">
      <style:table-column-properties fo:break-before="auto" style:column-width="2.0417in"/>
    </style:style>
    <style:style style:name="co15" style:family="table-column">
      <style:table-column-properties fo:break-before="auto" style:column-width="12.3543in"/>
    </style:style>
    <style:style style:name="co16" style:family="table-column">
      <style:table-column-properties fo:break-before="auto" style:column-width="2.2709in"/>
    </style:style>
    <style:style style:name="co17" style:family="table-column">
      <style:table-column-properties fo:break-before="auto" style:column-width="7.6354in"/>
    </style:style>
    <style:style style:name="co18" style:family="table-column">
      <style:table-column-properties fo:break-before="auto" style:column-width="0.8437in"/>
    </style:style>
    <style:style style:name="co19" style:family="table-column">
      <style:table-column-properties fo:break-before="auto" style:column-width="0.8854in"/>
    </style:style>
    <style:style style:name="co20" style:family="table-column">
      <style:table-column-properties fo:break-before="auto" style:column-width="0.75in"/>
    </style:style>
    <style:style style:name="ro1" style:family="table-row">
      <style:table-row-properties style:row-height="0.228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2484in" fo:break-before="auto" style:use-optimal-row-height="true"/>
    </style:style>
    <style:style style:name="ro4" style:family="table-row">
      <style:table-row-properties style:row-height="0.2083in" fo:break-before="auto" style:use-optimal-row-height="true"/>
    </style:style>
    <style:style style:name="ro5" style:family="table-row">
      <style:table-row-properties style:row-height="0.2173in" fo:break-before="auto" style:use-optimal-row-height="true"/>
    </style:style>
    <style:style style:name="ro6" style:family="table-row">
      <style:table-row-properties style:row-height="0.178in" fo:break-before="auto" style:use-optimal-row-height="true"/>
    </style:style>
    <style:style style:name="ta1" style:family="table" style:master-page-name="mp1">
      <style:table-properties table:display="true" style:writing-mode="lr-tb"/>
    </style:style>
    <number:time-style style:name="N61">
      <number:hours number:style="long"/>
      <number:text>:</number:text>
      <number:minutes number:style="long"/>
      <number:text>:</number:text>
      <number:seconds number:style="long"/>
    </number:time-style>
    <style:style style:name="ce2"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3" style:family="table-cell" style:parent-style-name="Default" style:data-style-name="N61">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4" style:family="table-cell" style:parent-style-name="Default" style:data-style-name="N61">
      <style:table-cell-properties fo:background-color="#ffbf00" style:text-align-source="fix" style:repeat-content="false" style:vertical-align="middle"/>
      <style:paragraph-properties fo:text-align="center"/>
      <style:text-properties style:font-name="Iskoola Pota" style:font-name-asian="Iskoola Pota" style:font-name-complex="Iskoola Pota"/>
    </style:style>
    <style:style style:name="ce1" style:family="table-cell" style:parent-style-name="Default" style:data-style-name="N0"/>
    <style:style style:name="T1" style:family="text">
      <style:text-properties fo:color="#000000" style:font-name="FMMalithi" fo:font-size="12pt" fo:font-weight="normal" style:text-underline-style="none" style:text-underline-color="font-color" style:text-line-through-type="none" fo:font-style="normal" style:text-outline="false" fo:text-shadow="none" style:font-name-asian="FMMalithi" style:font-name-complex="FMMalithi" style:font-size-asian="12pt" style:font-size-complex="12pt" style:font-weight-asian="normal" style:font-weight-complex="normal" style:font-style-asian="normal" style:font-style-complex="normal"/>
    </style:style>
    <style:style style:name="T2" style:family="text">
      <style:text-properties fo:color="#000000" style:font-name="Liberation Sans1" fo:font-size="12pt" fo:font-weight="normal" style:text-underline-style="none" style:text-underline-color="font-color" style:text-line-through-type="none" fo:font-style="normal" style:text-outline="false" fo:text-shadow="none" style:font-name-asian="Liberation Sans1" style:font-name-complex="Liberation Sans1" style:font-size-asian="12pt" style:font-size-complex="12pt" style:font-weight-asian="normal" style:font-weight-complex="normal" style:font-style-asian="normal" style:font-style-complex="normal"/>
    </style:style>
    <style:style style:name="T3" style:family="text">
      <style:text-properties fo:color="#000000"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font-name="Iskoola Pota" style:font-name-asian="Iskoola Pota" style:font-name-complex="Iskoola Pota"/>
    </style:style>
    <style:style style:name="T4" style:family="text">
      <style:text-properties fo:color="#000000" style:font-name="Iskoola Pota" fo:font-size="12pt" fo:font-weight="normal" style:text-underline-style="none" style:text-underline-color="font-color" style:text-line-through-type="none" fo:font-style="normal" style:text-outline="false" fo:text-shadow="none" style:font-name-asian="Iskoola Pota" style:font-name-complex="Iskoola Pota" style:font-size-asian="12pt" style:font-size-complex="12pt" style:font-weight-asian="normal" style:font-weight-complex="normal" style:font-style-asian="normal" style:font-style-complex="normal"/>
    </style:style>
    <style:style style:name="T5" style:family="text">
      <style:text-properties fo:color="#000000"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font-name="Liberation Sans1" style:font-name-asian="Liberation Sans1" style:font-name-complex="Liberation Sans1"/>
    </style:style>
    <style:style style:name="T6" style:family="text">
      <style:text-properties fo:color="#000000" style:font-name="Iskoola Pota" fo:font-size="12pt" fo:font-weight="normal" style:text-underline-style="none" style:text-underline-color="font-color" style:text-line-through-type="none" fo:font-style="normal" style:text-outline="false" fo:text-shadow="none" style:font-name-asian="Iskoola Pota" style:font-name-complex="Iskoola Pota" style:font-size-asian="12pt" style:font-size-complex="12pt" style:font-weight-asian="normal" style:font-weight-complex="normal" style:font-style-asian="normal" style:font-style-complex="normal" style:text-position="33% 58%"/>
    </style:style>
    <style:style style:name="T7" style:family="text">
      <style:text-properties fo:color="#000000" style:font-name="Liberation Sans1" fo:font-size="12pt" fo:font-weight="normal" style:text-underline-style="none" style:text-underline-color="font-color" style:text-line-through-type="none" fo:font-style="normal" style:text-outline="false" fo:text-shadow="none" style:text-position="33% 58%" style:font-name-asian="Liberation Sans1" style:font-name-complex="Liberation Sans1" style:font-size-asian="12pt" style:font-size-complex="12pt" style:font-weight-asian="normal" style:font-weight-complex="normal" style:font-style-asian="normal" style:font-style-complex="normal"/>
    </style:style>
    <style:style style:name="T8" style:family="text">
      <style:text-properties fo:color="#000000" style:font-name="Liberation Sans1" fo:font-size="12pt" fo:font-weight="normal" style:text-underline-style="none" style:text-underline-color="font-color" style:text-line-through-type="none" fo:font-style="normal" style:text-outline="false" fo:text-shadow="none" style:font-name-asian="Liberation Sans1" style:font-name-complex="Liberation Sans1" style:font-size-asian="12pt" style:font-size-complex="12pt" style:font-weight-asian="normal" style:font-weight-complex="normal" style:font-style-asian="normal" style:font-style-complex="normal" style:text-position="33% 58%"/>
    </style:style>
    <style:style style:name="T9" style:family="text">
      <style:text-properties fo:color="#000000"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font-name="Liberation Sans1" style:text-position="33% 58%" style:font-name-asian="Liberation Sans1" style:font-name-complex="Liberation Sans1"/>
    </style:style>
  </office:automatic-styles>
  <office:body>
    <office:spreadsheet>
      <table:calculation-settings table:automatic-find-labels="false" table:use-regular-expressions="false" table:use-wildcards="true">
        <table:iteration table:maximum-difference="0.0001"/>
      </table:calculation-settings>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number-columns-repeated="1005" table:default-cell-style-name="ce2"/>
        <table:table-column table:style-name="co20" table:default-cell-style-name="ce2"/>
        <table:table-row table:style-name="ro1">
          <table:table-cell office:value-type="float" office:value="1" calcext:value-type="float">
            <text:p>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1-ep01</text:p>
          </table:table-cell>
          <table:table-cell table:number-columns-repeated="3" office:value-type="float" office:value="1" calcext:value-type="float">
            <text:p>1</text:p>
          </table:table-cell>
          <table:table-cell office:value-type="string" calcext:value-type="string">
            <text:p>ශාක විවිධත්වය</text:p>
          </table:table-cell>
          <table:table-cell office:value-type="string" calcext:value-type="string">
            <text:p>සපුෂ්ප ශාක වල රූපීය ලක්ෂණ</text:p>
          </table:table-cell>
          <table:table-cell office:value-type="string" calcext:value-type="string">
            <text:p>සපුෂ්ප ශාක කොටස්වල විවිධත්වය හා ප‍්‍රරෝහණයට අයත් කොටස් පිළිබඳව විස්තර කිරීම.</text:p>
          </table:table-cell>
          <table:table-cell table:style-name="ce3" office:value-type="time" office:time-value="PT01H00M00S" calcext:value-type="time">
            <text:p>01:00:00</text:p>
          </table:table-cell>
          <table:table-cell office:value-type="float" office:value="1" calcext:value-type="float">
            <text:p>1</text:p>
          </table:table-cell>
          <table:table-cell table:number-columns-repeated="2"/>
          <table:table-cell office:value-type="string" calcext:value-type="string">
            <text:p>පුෂ්ප හට නොගන්නා ශාකයකි,</text:p>
          </table:table-cell>
          <table:table-cell/>
          <table:table-cell office:value-type="string" calcext:value-type="string">
            <text:p>වතුසුද්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 <text: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වණ</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 calcext:value-type="float">
            <text:p>2</text:p>
          </table:table-cell>
          <table:table-cell table:number-columns-repeated="2"/>
          <table:table-cell office:value-type="string" calcext:value-type="string">
            <text:p>පුෂ්ප හටගන්නා ශාකයකි,</text:p>
          </table:table-cell>
          <table:table-cell/>
          <table:table-cell office:value-type="string" calcext:value-type="string">
            <text:p>බේදු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ල්වීනියා <text:s text:c="7"/></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විටි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 calcext:value-type="float">
            <text:p>3</text:p>
          </table:table-cell>
          <table:table-cell table:number-columns-repeated="2"/>
          <table:table-cell office:value-type="string" calcext:value-type="string">
            <text:p>ශාකයක ප්‍රරෝහනය ට අයත් නොවේ,</text:p>
          </table:table-cell>
          <table:table-cell/>
          <table:table-cell office:value-type="string" calcext:value-type="string">
            <text:p>අ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කු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ශ්වික මුල් <text:s text:c="5"/></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ඵ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 calcext:value-type="float">
            <text:p>4</text:p>
          </table:table-cell>
          <table:table-cell table:number-columns-repeated="2"/>
          <table:table-cell office:value-type="string" calcext:value-type="string">
            <text:p>මුදුන් මුලක් නොමැති ශාකය කුමක් ද?</text:p>
          </table:table-cell>
          <table:table-cell/>
          <table:table-cell office:value-type="string" calcext:value-type="string">
            <text:p>කොහොඹ</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ඹ</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රිඟු</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5" calcext:value-type="float">
            <text:p>5</text:p>
          </table:table-cell>
          <table:table-cell table:number-columns-repeated="2"/>
          <table:table-cell office:value-type="string" calcext:value-type="string">
            <text:p>තන්තු මුල් නොමැති ශාකය කුමක් ද?</text:p>
          </table:table-cell>
          <table:table-cell/>
          <table:table-cell office:value-type="string" calcext:value-type="string">
            <text:p>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ණකො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රි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තල</text:p>
          </table:table-cell>
          <table:table-cell office:value-type="float" office:value="0" calcext:value-type="float">
            <text:p>0</text:p>
          </table:table-cell>
          <table:table-cell table:number-columns-repeated="1006"/>
        </table:table-row>
        <table:table-row table:style-name="ro1">
          <table:table-cell office:value-type="float" office:value="2" calcext:value-type="float">
            <text:p>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1-ep02</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ශාක විවිධත්වය</text:p>
          </table:table-cell>
          <table:table-cell office:value-type="string" calcext:value-type="string">
            <text:p>ශාක මුල් වල විව්ධත්වය හා කෘත්‍ය</text:p>
          </table:table-cell>
          <table:table-cell office:value-type="string" calcext:value-type="string">
            <text:p>ශාක වල ඇති විවිධ මුල් වර්ග හා ඒවායේ කෘත්‍ය, සාමාන්‍යයෙන් ශාකවල මූල පද්ධතිය පස තුළ පවතින ආකාර පිළිබඳව විස්තර කිරීම.</text:p>
          </table:table-cell>
          <table:table-cell table:style-name="ce3" office:value-type="time" office:time-value="PT01H00M00S" calcext:value-type="time">
            <text:p>01:00:00</text:p>
          </table:table-cell>
          <table:table-cell office:value-type="float" office:value="6" calcext:value-type="float">
            <text:p>6</text:p>
          </table:table-cell>
          <table:table-cell table:number-columns-repeated="2"/>
          <table:table-cell office:value-type="string" calcext:value-type="string">
            <text:p>මුල් මගින් බෝ වීම සිදු වන ශාකය කුමක් ද?</text:p>
          </table:table-cell>
          <table:table-cell/>
          <table:table-cell office:value-type="string" calcext:value-type="string">
            <text:p>බිගෝ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ඤ්ඤොක්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 calcext:value-type="float">
            <text:p>7</text:p>
          </table:table-cell>
          <table:table-cell table:number-columns-repeated="2"/>
          <table:table-cell office:value-type="string" calcext:value-type="string">
            <text:p>මූල ගැටිති ඇති ශාකය කුමක් ද?</text:p>
          </table:table-cell>
          <table:table-cell/>
          <table:table-cell office:value-type="string" calcext:value-type="string">
            <text:p>මිරි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 <text:s/></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ණ්ඩක්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 calcext:value-type="float">
            <text:p>8</text:p>
          </table:table-cell>
          <table:table-cell table:number-columns-repeated="2"/>
          <table:table-cell office:value-type="string" calcext:value-type="string">
            <text:p>මුල්වල ආහාර තැන්පත් කරන ශාකය කුමක් ද?</text:p>
          </table:table-cell>
          <table:table-cell/>
          <table:table-cell office:value-type="string" calcext:value-type="string">
            <text:p>මඤ්ඤොක්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නිවි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පිඤ්ඤා</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ණ්ඩක්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 calcext:value-type="float">
            <text:p>9</text:p>
          </table:table-cell>
          <table:table-cell table:number-columns-repeated="2"/>
          <table:table-cell office:value-type="string" calcext:value-type="string">
            <text:p>කයිරු මුල් ඇති ශාකය කුමක් ද?</text:p>
          </table:table-cell>
          <table:table-cell/>
          <table:table-cell office:value-type="string" calcext:value-type="string">
            <text:p>බුල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ඕකි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ම්පෙ</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ර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 calcext:value-type="float">
            <text:p>10</text:p>
          </table:table-cell>
          <table:table-cell table:number-columns-repeated="2"/>
          <table:table-cell office:value-type="string" calcext:value-type="string">
            <text:p>වායුධර මුල් ඇති ශාකය කුමක් ද?</text:p>
          </table:table-cell>
          <table:table-cell/>
          <table:table-cell office:value-type="string" calcext:value-type="string">
            <text:p>කිර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ගම්මිරි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ට්</text:p>
          </table:table-cell>
          <table:table-cell office:value-type="float" office:value="0" calcext:value-type="float">
            <text:p>0</text:p>
          </table:table-cell>
          <table:table-cell table:number-columns-repeated="1006"/>
        </table:table-row>
        <table:table-row table:style-name="ro1">
          <table:table-cell office:value-type="float" office:value="3" calcext:value-type="float">
            <text:p>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1-ep03</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ශාක විවිධත්වය</text:p>
          </table:table-cell>
          <table:table-cell office:value-type="string" calcext:value-type="string">
            <text:p>සරල පත‍්‍ර හා සංයුක්ත පත‍්‍ර</text:p>
          </table:table-cell>
          <table:table-cell office:value-type="string" calcext:value-type="string">
            <text:p>සරල පත‍්‍ර හා සංයුක්ත පත‍්‍ර හඳුන්වාදීම හා ශාක පත‍්‍ර වල කෘත්‍ය පිළිබඳව විස්තර කිරීම.</text:p>
          </table:table-cell>
          <table:table-cell table:style-name="ce3" office:value-type="time" office:time-value="PT01H00M00S" calcext:value-type="time">
            <text:p>01:00:00</text:p>
          </table:table-cell>
          <table:table-cell office:value-type="float" office:value="11" calcext:value-type="float">
            <text:p>11</text:p>
          </table:table-cell>
          <table:table-cell table:number-columns-repeated="2"/>
          <table:table-cell office:value-type="string" calcext:value-type="string">
            <text:p>ආලග්න මුල් ඇති ශාකය කුමක් ද?</text:p>
          </table:table-cell>
          <table:table-cell/>
          <table:table-cell office:value-type="string" calcext:value-type="string">
            <text:p>ගම්මිරි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ත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ටකෙයි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දිකුම්බා</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 calcext:value-type="float">
            <text:p>12</text:p>
          </table:table-cell>
          <table:table-cell table:number-columns-repeated="2"/>
          <table:table-cell office:value-type="string" calcext:value-type="string">
            <text:p>කරු මුල් ඇති ශාකය කුමක් ද?</text:p>
          </table:table-cell>
          <table:table-cell/>
          <table:table-cell office:value-type="string" calcext:value-type="string">
            <text:p>රම්පේ</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ග</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ටකෙයි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රට්</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 calcext:value-type="float">
            <text:p>13</text:p>
          </table:table-cell>
          <table:table-cell table:number-columns-repeated="2"/>
          <table:table-cell office:value-type="string" calcext:value-type="string">
            <text:p>අතු බෙදෙන ශාකයෙකි,</text:p>
          </table:table-cell>
          <table:table-cell/>
          <table:table-cell office:value-type="string" calcext:value-type="string">
            <text:p>ත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හොඹ</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තු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 calcext:value-type="float">
            <text:p>14</text:p>
          </table:table-cell>
          <table:table-cell table:number-columns-repeated="2"/>
          <table:table-cell office:value-type="string" calcext:value-type="string">
            <text:p>අතු නොබෙදෙන ශාකයෙකි,</text:p>
          </table:table-cell>
          <table:table-cell/>
          <table:table-cell office:value-type="string" calcext:value-type="string">
            <text:p>කො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ඹ</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රිඟු</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රි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 calcext:value-type="float">
            <text:p>15</text:p>
          </table:table-cell>
          <table:table-cell table:number-columns-repeated="2"/>
          <table:table-cell office:value-type="string" calcext:value-type="string">
            <text:p>කඳ කැබලි සිටුවීමෙන් බෝවන ශාකයෙකි,</text:p>
          </table:table-cell>
          <table:table-cell/>
          <table:table-cell office:value-type="string" calcext:value-type="string">
            <text:p>කරපිංචා</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ඤ්ඤොක්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අක්කපාන</text:p>
          </table:table-cell>
          <table:table-cell office:value-type="float" office:value="0" calcext:value-type="float">
            <text:p>0</text:p>
          </table:table-cell>
          <table:table-cell table:number-columns-repeated="1006"/>
        </table:table-row>
        <table:table-row table:style-name="ro1">
          <table:table-cell office:value-type="float" office:value="4" calcext:value-type="float">
            <text:p>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1-ep04</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ශාක විවිධත්වය</text:p>
          </table:table-cell>
          <table:table-cell office:value-type="string" calcext:value-type="string">
            <text:p>සරල පත‍්‍ර හා සංයුක්ත පත‍්‍ර</text:p>
          </table:table-cell>
          <table:table-cell office:value-type="string" calcext:value-type="string">
            <text:p>සරල පත‍්‍ර හා සංයුක්ත පත‍්‍ර හඳුන්වාදීම හා ශාක පත‍්‍ර වල කෘත්‍ය පිළිබඳව විස්තර කිරීම.</text:p>
          </table:table-cell>
          <table:table-cell table:style-name="ce3" office:value-type="time" office:time-value="PT01H00M00S" calcext:value-type="time">
            <text:p>01:00:00</text:p>
          </table:table-cell>
          <table:table-cell office:value-type="float" office:value="16" calcext:value-type="float">
            <text:p>16</text:p>
          </table:table-cell>
          <table:table-cell table:number-columns-repeated="2"/>
          <table:table-cell office:value-type="string" calcext:value-type="string">
            <text:p>පත‍්‍ර මගින් බෝවන ශාකයෙකි,</text:p>
          </table:table-cell>
          <table:table-cell/>
          <table:table-cell office:value-type="string" calcext:value-type="string">
            <text:p>අක්කපා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වි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 calcext:value-type="float">
            <text:p>17</text:p>
          </table:table-cell>
          <table:table-cell table:number-columns-repeated="2"/>
          <table:table-cell office:value-type="string" calcext:value-type="string">
            <text:p>ප‍්‍රභාසංශ්ලේෂණ ක‍්‍රියාවලිය ඉටුකරන කඳක් දරන ශාකයක් නොවේ,</text:p>
          </table:table-cell>
          <table:table-cell/>
          <table:table-cell office:value-type="string" calcext:value-type="string">
            <text:p>හාතවා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රැස්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වහන්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වක්</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8" calcext:value-type="float">
            <text:p>18</text:p>
          </table:table-cell>
          <table:table-cell table:number-columns-repeated="2"/>
          <table:table-cell office:value-type="string" calcext:value-type="string">
            <text:p>භූගත කඳන් සහිත ශාකයක් නොවේ,</text:p>
          </table:table-cell>
          <table:table-cell/>
          <table:table-cell office:value-type="string" calcext:value-type="string">
            <text:p>ඉඟු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ක්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ණ්ඩක්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ලූ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 calcext:value-type="float">
            <text:p>19</text:p>
          </table:table-cell>
          <table:table-cell table:number-columns-repeated="2"/>
          <table:table-cell office:value-type="string" calcext:value-type="string">
            <text:p>ජාලාභ නාරටි වින්‍යාසයක් දරන ශාකයක් නොවේ,</text:p>
          </table:table-cell>
          <table:table-cell/>
          <table:table-cell office:value-type="string" calcext:value-type="string">
            <text:p>අඹ</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 <text:s text:c="4"/></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 calcext:value-type="float">
            <text:p>20</text:p>
          </table:table-cell>
          <table:table-cell table:number-columns-repeated="2"/>
          <table:table-cell office:value-type="string" calcext:value-type="string">
            <text:p>සමාන්තර නාරටි වින්‍යාසයක් දරන ශාක පත‍්‍රයක් නොවේ,</text:p>
          </table:table-cell>
          <table:table-cell/>
          <table:table-cell office:value-type="string" calcext:value-type="string">
            <text:p>උණ</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ව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ටුකොළ</text:p>
          </table:table-cell>
          <table:table-cell office:value-type="float" office:value="1" calcext:value-type="float">
            <text:p>1</text:p>
          </table:table-cell>
          <table:table-cell table:number-columns-repeated="1006"/>
        </table:table-row>
        <table:table-row table:style-name="ro1">
          <table:table-cell office:value-type="float" office:value="5" calcext:value-type="float">
            <text:p>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1-ep05</text:p>
          </table:table-cell>
          <table:table-cell office:value-type="float" office:value="5" calcext:value-type="float">
            <text:p>5</text:p>
          </table:table-cell>
          <table:table-cell table:number-columns-repeated="2" office:value-type="float" office:value="1" calcext:value-type="float">
            <text:p>1</text:p>
          </table:table-cell>
          <table:table-cell office:value-type="string" calcext:value-type="string">
            <text:p>ශාක විවිධත්වය</text:p>
          </table:table-cell>
          <table:table-cell office:value-type="string" calcext:value-type="string">
            <text:p>පුෂ්පවල විවිධත්වය</text:p>
          </table:table-cell>
          <table:table-cell office:value-type="string" calcext:value-type="string">
            <text:p>පූෂ්පයක කොටස් හා එම කොටස්වල කෘත්‍යන් පැහැදිලි කිරීම.</text:p>
          </table:table-cell>
          <table:table-cell table:style-name="ce3" office:value-type="time" office:time-value="PT01H00M00S" calcext:value-type="time">
            <text:p>01:00:00</text:p>
          </table:table-cell>
          <table:table-cell office:value-type="float" office:value="21" calcext:value-type="float">
            <text:p>21</text:p>
          </table:table-cell>
          <table:table-cell table:number-columns-repeated="2"/>
          <table:table-cell office:value-type="string" calcext:value-type="string">
            <text:p>අර්ධ ලෙස බෙදීගිය සරල පත‍්‍ර දරන ශාකයක් නොවේ, <text:s/></text:p>
          </table:table-cell>
          <table:table-cell/>
          <table:table-cell office:value-type="string" calcext:value-type="string">
            <text:p>පැපො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ඤ්ඤොක්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රවි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හොඹ</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2" calcext:value-type="float">
            <text:p>22</text:p>
          </table:table-cell>
          <table:table-cell table:number-columns-repeated="2"/>
          <table:table-cell office:value-type="string" calcext:value-type="string">
            <text:p>සංයුක්ත පත‍්‍ර දරන ශාකයක් නොවේ,</text:p>
          </table:table-cell>
          <table:table-cell/>
          <table:table-cell office:value-type="string" calcext:value-type="string">
            <text:p>සියඹ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තුරුමුරුං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රි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ර</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 calcext:value-type="float">
            <text:p>23</text:p>
          </table:table-cell>
          <table:table-cell table:number-columns-repeated="2"/>
          <table:table-cell office:value-type="string" calcext:value-type="string">
            <text:p>ජලය ගබඩා කර තබන පත‍්‍ර සහිත ශාකයකි, <text:s/></text:p>
          </table:table-cell>
          <table:table-cell/>
          <table:table-cell office:value-type="string" calcext:value-type="string">
            <text:p>කෝමාරි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රි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චි</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රවි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 calcext:value-type="float">
            <text:p>24</text:p>
          </table:table-cell>
          <table:table-cell table:number-columns-repeated="2"/>
          <table:table-cell office:value-type="string" calcext:value-type="string">
            <text:p>පුෂ්පයක බොහෝවිට කොළපාට දරණ කොටස කුමක් ද?</text:p>
          </table:table-cell>
          <table:table-cell/>
          <table:table-cell office:value-type="string" calcext:value-type="string">
            <text:p>දල පත‍්‍ර <text:s text:c="5"/></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ණිපත‍්‍ර</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ලංකය <text:s text:c="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ල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 calcext:value-type="float">
            <text:p>25</text:p>
          </table:table-cell>
          <table:table-cell table:number-columns-repeated="2"/>
          <table:table-cell office:value-type="string" calcext:value-type="string">
            <text:p>පුෂ්පයක පුමංගයට අයත් කොටස වන්නේ,</text:p>
          </table:table-cell>
          <table:table-cell/>
          <table:table-cell office:value-type="string" calcext:value-type="string">
            <text:p>පරාගධානි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ලං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ඩිම්බකෝෂ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ණිපත‍්‍ර</text:p>
          </table:table-cell>
          <table:table-cell office:value-type="float" office:value="0" calcext:value-type="float">
            <text:p>0</text:p>
          </table:table-cell>
          <table:table-cell table:number-columns-repeated="1006"/>
        </table:table-row>
        <table:table-row table:style-name="ro1">
          <table:table-cell office:value-type="float" office:value="6" calcext:value-type="float">
            <text:p>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1-ep06</text:p>
          </table:table-cell>
          <table:table-cell office:value-type="float" office:value="6" calcext:value-type="float">
            <text:p>6</text:p>
          </table:table-cell>
          <table:table-cell table:number-columns-repeated="2" office:value-type="float" office:value="1" calcext:value-type="float">
            <text:p>1</text:p>
          </table:table-cell>
          <table:table-cell office:value-type="string" calcext:value-type="string">
            <text:p>ශාක විවිධත්වය</text:p>
          </table:table-cell>
          <table:table-cell office:value-type="string" calcext:value-type="string">
            <text:p>ඵල හා බීජ වල විවිධත්වය</text:p>
          </table:table-cell>
          <table:table-cell office:value-type="string" calcext:value-type="string">
            <text:p>සුළඟින්, ජලයෙන්, සතුන්ගෙන් ව්‍යාප්ත වන ඵල හා බීජ පිළිබඳවත් ඒකබීජපත‍්‍රී හා ද්විබීජපත‍්‍රී ශාක පිළිබඳවත් විස්තර කිරීම.</text:p>
          </table:table-cell>
          <table:table-cell table:style-name="ce3" office:value-type="time" office:time-value="PT01H00M00S" calcext:value-type="time">
            <text:p>01:00:00</text:p>
          </table:table-cell>
          <table:table-cell office:value-type="float" office:value="26" calcext:value-type="float">
            <text:p>26</text:p>
          </table:table-cell>
          <table:table-cell table:number-columns-repeated="2"/>
          <table:table-cell office:value-type="string" calcext:value-type="string">
            <text:p>පුෂ්පයක ජායාංගය ට අයත් කොටසක් නොවේ,</text:p>
          </table:table-cell>
          <table:table-cell/>
          <table:table-cell office:value-type="string" calcext:value-type="string">
            <text:p>ඩිම්බකෝෂ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ධානි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ලංක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 calcext:value-type="float">
            <text:p>27</text:p>
          </table:table-cell>
          <table:table-cell table:number-columns-repeated="2"/>
          <table:table-cell office:value-type="string" calcext:value-type="string">
            <text:p>පුෂ්පයක පරාග නිපදවන කොටස වන්නේ,</text:p>
          </table:table-cell>
          <table:table-cell/>
          <table:table-cell office:value-type="string" calcext:value-type="string">
            <text:p>පුමංග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ලං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ල පත‍්‍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ඩිම්බකෝෂ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 calcext:value-type="float">
            <text:p>28</text:p>
          </table:table-cell>
          <table:table-cell table:number-columns-repeated="2"/>
          <table:table-cell office:value-type="string" calcext:value-type="string">
            <text:p>කහ පාට පුෂ්ප දරන ශාකයෙකි,</text:p>
          </table:table-cell>
          <table:table-cell/>
          <table:table-cell office:value-type="string" calcext:value-type="string">
            <text:p>වතුසුද්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මන්පිච්ච</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ද්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රවිල</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9" calcext:value-type="float">
            <text:p>29</text:p>
          </table:table-cell>
          <table:table-cell table:number-columns-repeated="2"/>
          <table:table-cell office:value-type="string" calcext:value-type="string">
            <text:p>සුළඟ මගින් ව්‍යාප්තිය සිදුවන බීජයක් නොවේ,</text:p>
          </table:table-cell>
          <table:table-cell/>
          <table:table-cell office:value-type="string" calcext:value-type="string">
            <text:p>ව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පල <text:s/></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ගම්මා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 calcext:value-type="float">
            <text:p>30</text:p>
          </table:table-cell>
          <table:table-cell table:number-columns-repeated="2"/>
          <table:table-cell office:value-type="string" calcext:value-type="string">
            <text:p>සතුන් මගින් ව්‍යාප්තිය සිදුවන බීජයක් නොවේ,</text:p>
          </table:table-cell>
          <table:table-cell/>
          <table:table-cell office:value-type="string" calcext:value-type="string">
            <text:p>ඇප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ඔලිඳ</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එඬ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බර්</text:p>
          </table:table-cell>
          <table:table-cell office:value-type="float" office:value="1" calcext:value-type="float">
            <text:p>1</text:p>
          </table:table-cell>
          <table:table-cell table:number-columns-repeated="1006"/>
        </table:table-row>
        <table:table-row table:style-name="ro1">
          <table:table-cell office:value-type="float" office:value="7" calcext:value-type="float">
            <text:p>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2-ep07</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ස්ථිති විද්‍යුතය</text:p>
          </table:table-cell>
          <table:table-cell office:value-type="string" calcext:value-type="string">
            <text:p>වස්තුවක් ආරෝපණය කිරීම</text:p>
          </table:table-cell>
          <table:table-cell office:value-type="string" calcext:value-type="string">
            <text:p>වස්තුවක් ආරෝපණය කිරීම පිළිබඳව පැහැදිලි කිරීම හා ඒ පිළිබඳව සොයා බැලීමට ක‍්‍රියාකාරකම් සිදු කිරීම.</text:p>
          </table:table-cell>
          <table:table-cell table:style-name="ce3" office:value-type="time" office:time-value="PT01H00M00S" calcext:value-type="time">
            <text:p>01:00:00</text:p>
          </table:table-cell>
          <table:table-cell office:value-type="float" office:value="31" calcext:value-type="float">
            <text:p>31</text:p>
          </table:table-cell>
          <table:table-cell table:number-columns-repeated="2"/>
          <table:table-cell office:value-type="string" calcext:value-type="string">
            <text:p>සේද රෙදි වලින් පිරිමදින ලද වීදුරු දණ්ඩක් අසලට තවත් එවැනිම ආරෝපිත වීදුරු දණ්ඩක් ළංකර විට,</text:p>
          </table:table-cell>
          <table:table-cell/>
          <table:table-cell office:value-type="string" calcext:value-type="string">
            <text:p>ආකර්ෂණය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කර්ෂණය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ආකර්ෂණය හෝ විකර්ෂණය නො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ලින් විකර්ෂණය වී පසුව ආකර්ෂණය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 calcext:value-type="float">
            <text:p>32</text:p>
          </table:table-cell>
          <table:table-cell table:number-columns-repeated="2"/>
          <table:table-cell office:value-type="string" calcext:value-type="string">
            <text:p>ස්ථිති විද්‍යුත් ආරෝපණ ගබඩා කළ හැකි උපාංගයක් වන්නේ,</text:p>
          </table:table-cell>
          <table:table-cell/>
          <table:table-cell office:value-type="string" calcext:value-type="string">
            <text:p>විදුලි කෝෂ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ය කෝෂ</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ධාරිත‍්‍ර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ඩයිනමෝ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 calcext:value-type="float">
            <text:p>33</text:p>
          </table:table-cell>
          <table:table-cell table:number-columns-repeated="2"/>
          <table:table-cell office:value-type="string" calcext:value-type="string">
            <text:p>ස්ථිති විද්‍යුත් ආරෝපණය ප‍්‍රමාණය මනින ඒකකය වන්නේ,</text:p>
          </table:table-cell>
          <table:table-cell/>
          <table:table-cell office:value-type="string" calcext:value-type="string">
            <text:p>ෆැරඩ්</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ලෝ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ම්පිය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ඕ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 calcext:value-type="float">
            <text:p>34</text:p>
          </table:table-cell>
          <table:table-cell table:number-columns-repeated="2"/>
          <table:table-cell office:value-type="string" calcext:value-type="string">
            <text:p>විසර්ජනය වූ ධාරිත‍්‍රකයක් නැවත ආරෝපණය කිරීම සඳහා භාවිත කළ හැකි උපාංගය වන්නේ,</text:p>
          </table:table-cell>
          <table:table-cell/>
          <table:table-cell office:value-type="string" calcext:value-type="string">
            <text:p>ආලෝක විමෝචක ඩයෝඩ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ල කෝෂ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ල්වනෝමීට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ළි කෝෂයක්</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5" calcext:value-type="float">
            <text:p>35</text:p>
          </table:table-cell>
          <table:table-cell table:number-columns-repeated="2"/>
          <table:table-cell office:value-type="string" calcext:value-type="string">
            <text:p>පිරිමැදීමේදී ද්‍රව්‍ය මතුපිට විද්‍යුත් ආරෝපණ ඇතිවන බව ප‍්‍රථම වරට පෙන්වා දුන්නේ කවුද?</text:p>
          </table:table-cell>
          <table:table-cell/>
          <table:table-cell office:value-type="string" calcext:value-type="string">
            <text:p>බෙන්ජමින් ෆ‍්‍රෑන්ක්ලී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මස් අල්වා එඩිස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ලියම් ගිල්බර්ට්</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ර් අයිසෙක් නිව්ටන්</text:p>
          </table:table-cell>
          <table:table-cell office:value-type="float" office:value="0" calcext:value-type="float">
            <text:p>0</text:p>
          </table:table-cell>
          <table:table-cell table:number-columns-repeated="1006"/>
        </table:table-row>
        <table:table-row table:style-name="ro1">
          <table:table-cell office:value-type="float" office:value="8" calcext:value-type="float">
            <text:p>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2-ep08</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ස්ථිති විද්‍යුතය</text:p>
          </table:table-cell>
          <table:table-cell office:value-type="string" calcext:value-type="string">
            <text:p>ස්ථිති විද්‍යුත් ආරෝපණ වර්ග</text:p>
          </table:table-cell>
          <table:table-cell office:value-type="string" calcext:value-type="string">
            <text:p>ස්ථිති විද්‍යුත් ආරෝපණ වර්ග හඳුනා ගැනීම සඳහා විවිධ ක‍්‍රියාකාරකම් සිදු කිරීම හා විස්තර කිරීම.</text:p>
          </table:table-cell>
          <table:table-cell table:style-name="ce3" office:value-type="time" office:time-value="PT01H00M00S" calcext:value-type="time">
            <text:p>01:00:00</text:p>
          </table:table-cell>
          <table:table-cell office:value-type="float" office:value="36" calcext:value-type="float">
            <text:p>36</text:p>
          </table:table-cell>
          <table:table-cell table:number-columns-repeated="2"/>
          <table:table-cell office:value-type="string" calcext:value-type="string">
            <text:p>ස්ථිති විද්‍යුත් ආරෝපණ හඳුනාගත හැකි උපකරණය වන්නේ,</text:p>
          </table:table-cell>
          <table:table-cell/>
          <table:table-cell office:value-type="string" calcext:value-type="string">
            <text:p>ස්වර්ණපත‍්‍ර විද්‍යුත් දර්ශක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ධාරිත‍්‍ර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ල්වනෝමීට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ළි කෝෂ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 calcext:value-type="float">
            <text:p>37</text:p>
          </table:table-cell>
          <table:table-cell table:number-columns-repeated="2"/>
          <table:table-cell office:value-type="string" calcext:value-type="string">
            <text:p>පිරිමැදීම නිසා ද්‍රව්‍ය මතුපිට ඇතිවන විද්‍යුත් ආරෝපණ හඳුන්වනු ලබන්නේ,</text:p>
          </table:table-cell>
          <table:table-cell/>
          <table:table-cell office:value-type="string" calcext:value-type="string">
            <text:p>සම්මත විද්‍යුත් ආරෝපණ ලෙස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ද්‍යුත් ධාරාව ලෙස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ථිති විද්‍යුත් ආරෝපණ ලෙස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ල්ටීයතාවය ලෙස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 calcext:value-type="float">
            <text:p>38</text:p>
          </table:table-cell>
          <table:table-cell table:number-columns-repeated="2"/>
          <table:table-cell office:value-type="string" calcext:value-type="string">
            <text:p>ලෝම වලින් පිරිමදින ලද එබනයිට් දණ්ඩක් අසලට සේද වලින් පිරිමදින ලද වීදුරු දණ්ඩක් ළංකර විට කුමන නිරීක්ෂණයක් දක්නට ලැබේ ද?</text:p>
          </table:table-cell>
          <table:table-cell/>
          <table:table-cell office:value-type="string" calcext:value-type="string">
            <text:p>ආකර්ෂණය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කර්ෂණය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ආකර්ෂණය හෝ විකර්ෂණය නො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ලින් විකර්ෂණය වී පසුව ආකර්ෂණය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 calcext:value-type="float">
            <text:p>39</text:p>
          </table:table-cell>
          <table:table-cell table:number-columns-repeated="2"/>
          <table:table-cell office:value-type="string" calcext:value-type="string">
            <text:p>ෆැරඩ් වල උප ඒකකයක කුමක් ද?</text:p>
          </table:table-cell>
          <table:table-cell/>
          <table:table-cell office:value-type="string" calcext:value-type="string">
            <text:p>ඇම්පිය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යික්‍රො ෆැරඩ්</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ල්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ලි ඇම්පියර්</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 calcext:value-type="float">
            <text:p>40</text:p>
          </table:table-cell>
          <table:table-cell table:number-columns-repeated="2"/>
          <table:table-cell office:value-type="string" calcext:value-type="string">
            <text:p>වස්තුවක් පිරිමැදීමට පෙර එම ද්‍රව්‍ය මත පවතින්නේ,</text:p>
          </table:table-cell>
          <table:table-cell/>
          <table:table-cell office:value-type="string" calcext:value-type="string">
            <text:p>ධන හා ඍණ ආරෝපණ</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ධන ආරෝපණ</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ඍණ ආරෝපණ</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රෝපණයක් නැත</text:p>
          </table:table-cell>
          <table:table-cell office:value-type="float" office:value="0" calcext:value-type="float">
            <text:p>0</text:p>
          </table:table-cell>
          <table:table-cell table:number-columns-repeated="1006"/>
        </table:table-row>
        <table:table-row table:style-name="ro1">
          <table:table-cell office:value-type="float" office:value="9" calcext:value-type="float">
            <text:p>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2-ep09</text:p>
          </table:table-cell>
          <table:table-cell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ස්ථිති විද්‍යුතය</text:p>
          </table:table-cell>
          <table:table-cell office:value-type="string" calcext:value-type="string">
            <text:p>ස්ථිති විද්‍යුත් හා සම්බන්ධ සංසිද්ධි</text:p>
          </table:table-cell>
          <table:table-cell office:value-type="string" calcext:value-type="string">
            <text:p>එදිනෙදා ජීවිතයේදී අපට අත්විඳීමට සිදුවන ස්ථිති විද්‍යුතය හා සම්බන්ධ සිදුවීම් <text:s/>පිළිබඳව අධ්‍යයනය කිරීම, අකුණක් ඇති වන අයුරු පැහැදිලි කිරීම හා ධාරිත‍්‍රක පිළිබඳව පැහැදිලි කිරීම.</text:p>
          </table:table-cell>
          <table:table-cell table:style-name="ce3" office:value-type="time" office:time-value="PT01H00M00S" calcext:value-type="time">
            <text:p>01:00:00</text:p>
          </table:table-cell>
          <table:table-cell office:value-type="float" office:value="41" calcext:value-type="float">
            <text:p>41</text:p>
          </table:table-cell>
          <table:table-cell table:number-columns-repeated="2"/>
          <table:table-cell office:value-type="string" calcext:value-type="string">
            <text:p>ස්වර්ණ පත‍්‍ර විද්‍යුත් දර්ශකය භාවිත කරනු ලබන්නේ,</text:p>
          </table:table-cell>
          <table:table-cell/>
          <table:table-cell office:value-type="string" calcext:value-type="string">
            <text:p>ධාරිත‍්‍රකයක ගබඩා වී ඇති ආරෝපණ ප‍්‍රමාණය දැනගැනීමට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ථිති විද්‍යුත් ආරෝපණ හඳුනා ගැනීමට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ද්‍යුත් ධාරාවක් ගලන දිශාව හඳුනා ගැනීමට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ටරියක ඇති ආරෝපණ ප‍්‍රමාණය දැනගැනීමට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 calcext:value-type="float">
            <text:p>42</text:p>
          </table:table-cell>
          <table:table-cell table:number-columns-repeated="2"/>
          <table:table-cell office:value-type="string" calcext:value-type="string">
            <text:p>අකුණු ඇතිවන ආකාරය පිළිබඳව ප‍්‍රථම වරට නිරීක්ෂණය සිදු කරන ලද්දේ කවුද?</text:p>
          </table:table-cell>
          <table:table-cell/>
          <table:table-cell office:value-type="string" calcext:value-type="string">
            <text:p>බෙන්ජමින් ෆ‍්‍රෑන්ක්ලී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තෝමස් අල්වා එඩිස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ලියම් ගිල්බර්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 අයිසෙක් නිව්ට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 calcext:value-type="float">
            <text:p>43</text:p>
          </table:table-cell>
          <table:table-cell table:number-columns-repeated="2"/>
          <table:table-cell office:value-type="string" calcext:value-type="string">
            <text:p>ලෝම රෙදි වලින් පිරිමදින ලද ධන ලෙස ආරෝපිත එබනයිට් දණ්ඩක් අසලට සේද රෙදි වලින් පිරිමදින ලද වීදුරු දණ්ඩක් ළංකර විට ඒවා එකිනෙක වෙත ආකර්ෂණය වන බව නිරීක්ෂණය විය‍. වීදුරු දණ්ඩ සතු ආරෝපණ වර්ගය විය හැක්කේ,</text:p>
          </table:table-cell>
          <table:table-cell/>
          <table:table-cell office:value-type="string" calcext:value-type="string">
            <text:p>ඍණ ආරෝපණය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ධන ආරෝපණ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උදාසීන ආරෝපණ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ආරෝපණයක් නැත.</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 calcext:value-type="float">
            <text:p>44</text:p>
          </table:table-cell>
          <table:table-cell table:number-columns-repeated="2"/>
          <table:table-cell office:value-type="string" calcext:value-type="string">
            <text:p>පරිවාරක ද්‍රව්‍ය යුගලයක් එකිනෙක පිරිමැදීමේදී සිදුවන්නේ,</text:p>
          </table:table-cell>
          <table:table-cell/>
          <table:table-cell office:value-type="string" calcext:value-type="string">
            <text:p>ද්‍රව්‍ය දෙක මත ධන ආරෝපණ ඇති වී ඒවා එකිනෙකින් විකර්ශනය වීම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ව්‍ය දෙක අතරින් ඍණ ආරෝපණ ඇති වී ඒවා එකිනෙකින් විකර්ශනය වීම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ව්‍යයක් මත ඇති ආරෝපිත අංශු ගැලවී අනෙක් වස්තුව මතුපිටට එකතු වීම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රව්‍ය යුගලය මත කිසිදු ආරෝපණය වීමක් සිදුනොවී පැවතීම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5" calcext:value-type="float">
            <text:p>45</text:p>
          </table:table-cell>
          <table:table-cell table:number-columns-repeated="2"/>
          <table:table-cell office:value-type="string" calcext:value-type="string">
            <text:p>තුනී පොලිතීන් කොළයකින් පිරිමදින ලද බීම බටයක් අසලට තවත් එවැනිම බීම බටයක් ළංකර විට,</text:p>
          </table:table-cell>
          <table:table-cell/>
          <table:table-cell office:value-type="string" calcext:value-type="string">
            <text:p>ආකර්ෂණය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කර්ෂණය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මුලින් විකර්ෂණය වී පසුව ආකර්ෂණය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ආකර්ෂණය හෝ විකර්ෂණය සිදු නොවේ.</text:p>
          </table:table-cell>
          <table:table-cell office:value-type="float" office:value="0" calcext:value-type="float">
            <text:p>0</text:p>
          </table:table-cell>
          <table:table-cell table:number-columns-repeated="1006"/>
        </table:table-row>
        <table:table-row table:style-name="ro1">
          <table:table-cell office:value-type="float" office:value="10" calcext:value-type="float">
            <text:p>1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2-ep10</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ස්ථිති විද්‍යුතය</text:p>
          </table:table-cell>
          <table:table-cell office:value-type="string" calcext:value-type="string">
            <text:p>ස්ථිති විද්‍යුතය හා ධාරිත‍්‍රක සම්බන්ධ අභ්‍යාස</text:p>
          </table:table-cell>
          <table:table-cell office:value-type="string" calcext:value-type="string">
            <text:p>ධාරිත‍්‍රකයක ආරෝපණය, විසර්ජනය හා ස්ථිති විද්‍යුතය සම්බන්ධ අභ්‍යාස කිරීම.</text:p>
          </table:table-cell>
          <table:table-cell table:style-name="ce3" office:value-type="time" office:time-value="PT01H00M00S" calcext:value-type="time">
            <text:p>01:00:00</text:p>
          </table:table-cell>
          <table:table-cell office:value-type="float" office:value="46" calcext:value-type="float">
            <text:p>46</text:p>
          </table:table-cell>
          <table:table-cell table:number-columns-repeated="2"/>
          <table:table-cell office:value-type="string" calcext:value-type="string">
            <text:p>ස්ථිති විද්‍යුත් ආරෝපණය නිසා ඇතිවන සංසිද්ධියක් නොවේ,</text:p>
          </table:table-cell>
          <table:table-cell/>
          <table:table-cell office:value-type="string" calcext:value-type="string">
            <text:p>අකුණු ඇති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දි මැදීමේ දී ටික් හඩ ඇති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ර්යාලෝකය මතින් සූර්ය කෝෂයක් ආරෝපණය වී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රූපවාහිනිය ක‍්‍රියාවිරහිත කිරීමේදී අතෙහි රෝම රූපවාහිනී තිරය වෙත ආකර්ෂණය වී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7" calcext:value-type="float">
            <text:p>47</text:p>
          </table:table-cell>
          <table:table-cell table:number-columns-repeated="2"/>
          <table:table-cell office:value-type="string" calcext:value-type="string">
            <text:p>ස්ථිති විද්‍යුත් ආරෝපණ වර්ග කීයක් තිබේ ද?</text:p>
          </table:table-cell>
          <table:table-cell/>
          <table:table-cell office:value-type="string" calcext:value-type="string">
            <text:p>1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2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3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4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8" calcext:value-type="float">
            <text:p>48</text:p>
          </table:table-cell>
          <table:table-cell table:number-columns-repeated="2"/>
          <table:table-cell office:value-type="string" calcext:value-type="string">
            <text:p>වෙනස් වර්ගයේ ස්ථිතිි විද්‍යුත් ආරෝපණ හඳුන්වන්නේ,</text:p>
          </table:table-cell>
          <table:table-cell/>
          <table:table-cell office:value-type="string" calcext:value-type="string">
            <text:p>සම්මත විද්‍යුත් ආරෝපණ ලෙස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ජාතීය ස්ථිති විද්‍යුත් ආරෝපණ ලෙස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ථිති විද්‍යුත් ආරෝපණ ලෙස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ජාතීය ස්ථිති විද්‍යුත් ආරෝපණ ලෙස 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9" calcext:value-type="float">
            <text:p>49</text:p>
          </table:table-cell>
          <table:table-cell table:number-columns-repeated="2"/>
          <table:table-cell office:value-type="string" calcext:value-type="string">
            <text:p>ස්ථිති විද්‍යුතය භාවිත නොවන උපකරණය කුමක් ද?</text:p>
          </table:table-cell>
          <table:table-cell/>
          <table:table-cell office:value-type="string" calcext:value-type="string">
            <text:p>රූපවාහිනී යන්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ඡායා පිටපත් යන්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ණ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ළි කෝෂ</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50" calcext:value-type="float">
            <text:p>50</text:p>
          </table:table-cell>
          <table:table-cell table:number-columns-repeated="2"/>
          <table:table-cell office:value-type="string" calcext:value-type="string">
            <text:p>එකම වර්ගයේ ස්ථිති විද්‍යුත් ආරෝපණ හඳුන්වන්නේ,</text:p>
          </table:table-cell>
          <table:table-cell/>
          <table:table-cell office:value-type="string" calcext:value-type="string">
            <text:p>සජාතීය ස්ථිති විද්‍යුත් ආරෝපණ ලෙස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ජාතීය ස්ථිති විද්‍යුත් ආරෝපණ ලෙස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මත විද්‍යුත් ආරෝපණ ලෙස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ථිති විද්‍යුත් ආරෝපණ ලෙස ය.</text:p>
          </table:table-cell>
          <table:table-cell office:value-type="float" office:value="0" calcext:value-type="float">
            <text:p>0</text:p>
          </table:table-cell>
          <table:table-cell table:number-columns-repeated="1006"/>
        </table:table-row>
        <table:table-row table:style-name="ro1">
          <table:table-cell office:value-type="float" office:value="11" calcext:value-type="float">
            <text:p>1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3-ep11</text:p>
          </table:table-cell>
          <table:table-cell office:value-type="float" office:value="11" calcext:value-type="float">
            <text:p>11</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විදුලි ජනනය</text:p>
          </table:table-cell>
          <table:table-cell office:value-type="string" calcext:value-type="string">
            <text:p>විද්‍යුත් ප‍්‍රභව</text:p>
          </table:table-cell>
          <table:table-cell office:value-type="string" calcext:value-type="string">
            <text:p>විද්‍යුත් ප‍්‍රභව හඳුන්වා වියළි කෝෂයක් තුල අඩංගු දෑ පරීක්ෂා කිරීම, දෙහි ගෙඩියෙන් විදුලිය උත්පාදනය කිරීම හා සරල කෝෂයක් නිර්මාණය කිරීම පැහැදිලි කිරීම.</text:p>
          </table:table-cell>
          <table:table-cell table:style-name="ce3" office:value-type="time" office:time-value="PT01H00M00S" calcext:value-type="time">
            <text:p>01:00:00</text:p>
          </table:table-cell>
          <table:table-cell office:value-type="float" office:value="51" calcext:value-type="float">
            <text:p>51</text:p>
          </table:table-cell>
          <table:table-cell table:number-columns-repeated="2"/>
          <table:table-cell office:value-type="string" calcext:value-type="string">
            <text:p>විදුලි උපකරණයක් නොවේ,</text:p>
          </table:table-cell>
          <table:table-cell/>
          <table:table-cell office:value-type="string" calcext:value-type="string">
            <text:p>ගිල්ලුම් දඟ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ලිපංකා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උණුවතුර බෝතල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ශීතකරණ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2" calcext:value-type="float">
            <text:p>52</text:p>
          </table:table-cell>
          <table:table-cell table:number-columns-repeated="2"/>
          <table:table-cell office:value-type="string" calcext:value-type="string">
            <text:p>විද්‍යුත් ප‍්‍රභවයක් නොවේ,</text:p>
          </table:table-cell>
          <table:table-cell/>
          <table:table-cell office:value-type="string" calcext:value-type="string">
            <text:p>වියළි කෝෂ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ල කෝෂ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ල්ලුම් දඟර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ඩයිනමෝ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3" calcext:value-type="float">
            <text:p>53</text:p>
          </table:table-cell>
          <table:table-cell table:number-columns-repeated="2"/>
          <table:table-cell office:value-type="string" calcext:value-type="string">
            <text:p>චලනය කිරීම මගින් විදුලිය නිපදවන උපාංගය වන්නේ කුමක් ද?</text:p>
          </table:table-cell>
          <table:table-cell/>
          <table:table-cell office:value-type="string" calcext:value-type="string">
            <text:p>ඩයිනමෝව</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ද්‍යුත් කෝෂ <text: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ට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ය කෝෂ</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4" calcext:value-type="float">
            <text:p>54</text:p>
          </table:table-cell>
          <table:table-cell table:number-columns-repeated="2"/>
          <table:table-cell office:value-type="string" calcext:value-type="string">
            <text:p>වියළි කෝෂයක අන්තර්ගත නොවේ,</text:p>
          </table:table-cell>
          <table:table-cell/>
          <table:table-cell office:value-type="string" calcext:value-type="string">
            <text:p>ආවරණ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ඹ තහඩුව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බන් කූර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නුක සල්ෆියුරික් අම්ල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55" calcext:value-type="float">
            <text:p>55</text:p>
          </table:table-cell>
          <table:table-cell table:number-columns-repeated="2"/>
          <table:table-cell office:value-type="string" calcext:value-type="string">
            <text:p>සරල කෝෂයක නැත,</text:p>
          </table:table-cell>
          <table:table-cell/>
          <table:table-cell office:value-type="string" calcext:value-type="string">
            <text:p>තඹ තහඩුව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ක් තහඩුව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නුක සල්ෆියුරික් අම්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ටෑසියම් හයිඩ්‍රොක්සයිඩ්</text:p>
          </table:table-cell>
          <table:table-cell office:value-type="float" office:value="1" calcext:value-type="float">
            <text:p>1</text:p>
          </table:table-cell>
          <table:table-cell table:number-columns-repeated="1006"/>
        </table:table-row>
        <table:table-row table:style-name="ro1">
          <table:table-cell office:value-type="float" office:value="12" calcext:value-type="float">
            <text:p>1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3-ep12</text:p>
          </table:table-cell>
          <table:table-cell office:value-type="float" office:value="12" calcext:value-type="float">
            <text:p>1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විදුලි ජනනය</text:p>
          </table:table-cell>
          <table:table-cell office:value-type="string" calcext:value-type="string">
            <text:p>කෝෂ සහ බැටරි</text:p>
          </table:table-cell>
          <table:table-cell office:value-type="string" calcext:value-type="string">
            <text:p>සරල කෝෂයක් නිර්මාණය කිරීම හා මැදබින්දු ඇමීටරය පිළිබඳ පැහැදිලි කිරීම, කෝෂයක් හා බැටරියක් අතර වෙනස පැහැදිලි කිරීම සඳහා ක‍්‍රියාකාරකම් සිදු කිරීම.</text:p>
          </table:table-cell>
          <table:table-cell table:style-name="ce3" office:value-type="time" office:time-value="PT01H00M00S" calcext:value-type="time">
            <text:p>01:00:00</text:p>
          </table:table-cell>
          <table:table-cell office:value-type="float" office:value="56" calcext:value-type="float">
            <text:p>56</text:p>
          </table:table-cell>
          <table:table-cell table:number-columns-repeated="2"/>
          <table:table-cell office:value-type="string" calcext:value-type="string">
            <text:p>සරල කෝෂයක දුර්වලතා සම්බන්ධයෙන් වැරදි ප‍්‍රකාශය කුමක් ද?</text:p>
          </table:table-cell>
          <table:table-cell/>
          <table:table-cell office:value-type="string" calcext:value-type="string">
            <text:p>ද්‍රව අඩංගු වන බැවින් භාවිතය අපහසු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ඩි වේලාවක් විදුලිය ලබාගැනීමට හැකිවී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තනි කෝෂයට වඩා වැඩි ධාරාවක් බැටරියක් මඟින් ලබාගත හැකි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ෂ කිහිපයක් එකිනෙකට නිවැරදිව සම්බන්ධ කර ගැනීමෙන් බැටරියක් සාදා ගනු ලැබේ.</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7" calcext:value-type="float">
            <text:p>57</text:p>
          </table:table-cell>
          <table:table-cell table:number-columns-repeated="2"/>
          <table:table-cell office:value-type="string" calcext:value-type="string">
            <text:p>සූර්ය ශක්තිය මගින් විදුලිය උත්පාදනය වන උපාංගයක් වන්නේ,</text:p>
          </table:table-cell>
          <table:table-cell/>
          <table:table-cell office:value-type="string" calcext:value-type="string">
            <text:p>විද්‍යුත් කෝෂ</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ඩයිනමෝ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ය කෝෂ</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දුලි ජනක යන්ත‍්‍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8" calcext:value-type="float">
            <text:p>58</text:p>
          </table:table-cell>
          <table:table-cell table:number-columns-repeated="2"/>
          <table:table-cell office:value-type="string" calcext:value-type="string">
            <text:p>වියළි කෝෂ බහුලව භාවිත කරන අවස්ථාවක් නොවේ,</text:p>
          </table:table-cell>
          <table:table-cell/>
          <table:table-cell office:value-type="string" calcext:value-type="string">
            <text:p>විදුලි පන්ද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වන්විදුලි යන්ත‍්‍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ත්ති ඔරලෝ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ත්ඔරලෝසු</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59" calcext:value-type="float">
            <text:p>59</text:p>
          </table:table-cell>
          <table:table-cell table:number-columns-repeated="2"/>
          <table:table-cell office:value-type="string" calcext:value-type="string">
            <text:p>බොත්තම් කෝෂ වල අඩංගු රසායනික ද්‍රව්‍ය වන්නේ,</text:p>
          </table:table-cell>
          <table:table-cell/>
          <table:table-cell office:value-type="string" calcext:value-type="string">
            <text:p>ලිතියම් සහ රසදි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ඊයම් සහ තනුක සල්ෆියුරික් අම්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ක් තහඩු සහ කොපර් තහ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කල්කැඩ්මිය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0" calcext:value-type="float">
            <text:p>60</text:p>
          </table:table-cell>
          <table:table-cell table:number-columns-repeated="2"/>
          <table:table-cell office:value-type="string" calcext:value-type="string">
            <text:p>විදුලිය නිපදවනු ලබන උපාංග හඳුන්වන්නේ,</text:p>
          </table:table-cell>
          <table:table-cell/>
          <table:table-cell office:value-type="string" calcext:value-type="string">
            <text:p>විද්‍යුත් ප‍්‍රභව ලෙස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ද්‍යුත් ධාරාව ලෙස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ද්‍යුත් කෝෂ ලෙස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ද්‍යුත් ජනකය ලෙස ය.</text:p>
          </table:table-cell>
          <table:table-cell office:value-type="float" office:value="0" calcext:value-type="float">
            <text:p>0</text:p>
          </table:table-cell>
          <table:table-cell table:number-columns-repeated="1006"/>
        </table:table-row>
        <table:table-row table:style-name="ro1">
          <table:table-cell office:value-type="float" office:value="13" calcext:value-type="float">
            <text:p>1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3-ep13</text:p>
          </table:table-cell>
          <table:table-cell office:value-type="float" office:value="13" calcext:value-type="float">
            <text:p>1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විදුලි ජනනය</text:p>
          </table:table-cell>
          <table:table-cell office:value-type="string" calcext:value-type="string">
            <text:p>විද්‍යුත් ප‍්‍රභවයක අග‍්‍ර</text:p>
          </table:table-cell>
          <table:table-cell office:value-type="string" calcext:value-type="string">
            <text:p>ධන අග‍්‍රය (+), ඍණ අග‍්‍රය (-) හා විදුලි උපකරණ සඳහා කෝෂ හා බැටරි සම්බන්ධ කිරීමේදී ඒවායේ අග‍්‍ර නිවැරදිව සම්බන්ධ කිරීම, ඒ සම්බන්ධ ක‍්‍රියාකාරකම් සිදු කිරීම <text:s/>හා සූර්ය කෝෂ පිළිබඳ පැහැදිලි කිරීම.</text:p>
          </table:table-cell>
          <table:table-cell table:style-name="ce3" office:value-type="time" office:time-value="PT01H00M00S" calcext:value-type="time">
            <text:p>01:00:00</text:p>
          </table:table-cell>
          <table:table-cell office:value-type="float" office:value="61" calcext:value-type="float">
            <text:p>61</text:p>
          </table:table-cell>
          <table:table-cell table:number-columns-repeated="2"/>
          <table:table-cell office:value-type="string" calcext:value-type="string">
            <text:p>රසායන ක්‍රියාවලියක් මගින් විදුලිය උත්පාදනය වන ක‍්‍රමයක් නොවන්නේ,</text:p>
          </table:table-cell>
          <table:table-cell/>
          <table:table-cell office:value-type="string" calcext:value-type="string">
            <text:p>බොත්තම් කෝෂ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ල කෝෂ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ජෙනරේටර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යළි කෝෂ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2" calcext:value-type="float">
            <text:p>62</text:p>
          </table:table-cell>
          <table:table-cell table:number-columns-repeated="2"/>
          <table:table-cell office:value-type="string" calcext:value-type="string">
            <text:p>ධාරාව මනින සම්මත ඒකකය කුමක් ද?</text:p>
          </table:table-cell>
          <table:table-cell/>
          <table:table-cell office:value-type="string" calcext:value-type="string">
            <text:p>වොල්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ඕම් <text: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ම්පියර් <text:s/></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ට්</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3" calcext:value-type="float">
            <text:p>63</text:p>
          </table:table-cell>
          <table:table-cell table:number-columns-repeated="2"/>
          <table:table-cell office:value-type="string" calcext:value-type="string">
            <text:p>සරල ධාරාවක් ලබාගත නොහැක්කේ,</text:p>
          </table:table-cell>
          <table:table-cell/>
          <table:table-cell office:value-type="string" calcext:value-type="string">
            <text:p>සූර්ය කෝෂයෙ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ල කෝෂයෙ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ඩයිනමෝවෙ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ටර් රථ බැටරියෙ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4" calcext:value-type="float">
            <text:p>64</text:p>
          </table:table-cell>
          <table:table-cell table:number-columns-repeated="2"/>
          <table:table-cell office:value-type="string" calcext:value-type="string">
            <text:p>කාර් බැටරියක් තුළ ඇති අම්ලය කුමක් ද?</text:p>
          </table:table-cell>
          <table:table-cell/>
          <table:table-cell office:value-type="string" calcext:value-type="string">
            <text:p>තනුක ඇසිටික් අම්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නුක සල්ෆියුරික් අම්ල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තනුක නයිට්‍රික් අම්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නුක හයිඩ්‍රොක්ලෝරික් අම්ල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5" calcext:value-type="float">
            <text:p>65</text:p>
          </table:table-cell>
          <table:table-cell table:number-columns-repeated="2"/>
          <table:table-cell office:value-type="string" calcext:value-type="string">
            <text:p>සන්නායකයක් තුලින් ගලන ධාරාවේ දිශාව සොයා ගැනීමට යොදා ගන්නා උපකරණය වන්නේ කුමක් ද?</text:p>
          </table:table-cell>
          <table:table-cell/>
          <table:table-cell office:value-type="string" calcext:value-type="string">
            <text:p>වෝල්ට්මීට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ලිමා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ල්වනෝමීටර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 සියල්ලම</text:p>
          </table:table-cell>
          <table:table-cell office:value-type="float" office:value="0" calcext:value-type="float">
            <text:p>0</text:p>
          </table:table-cell>
          <table:table-cell table:number-columns-repeated="1006"/>
        </table:table-row>
        <table:table-row table:style-name="ro1">
          <table:table-cell office:value-type="float" office:value="14" calcext:value-type="float">
            <text:p>1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3-ep14</text:p>
          </table:table-cell>
          <table:table-cell office:value-type="float" office:value="14" calcext:value-type="float">
            <text:p>1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විදුලි ජනනය</text:p>
          </table:table-cell>
          <table:table-cell office:value-type="string" calcext:value-type="string">
            <text:p>විද්‍යුත් ප‍්‍රභවයක ධාරාව ගලන දිශාව</text:p>
          </table:table-cell>
          <table:table-cell office:value-type="string" calcext:value-type="string">
            <text:p>සරල කෝෂයක් මිලි ඇමීටරයකට සම්බන්ධ කර ඇති ඇටවුමක් අනුසාරයෙන් විදුලි උපකරණ සඳහා කෝෂ හා බැටරි සම්බන්ධ කිරීමේදී ඒවායේ අග‍්‍ර නිවැරදිව සම්බන්ධ කිරීම හා අභ්‍යාස කිරීම.</text:p>
          </table:table-cell>
          <table:table-cell table:style-name="ce3" office:value-type="time" office:time-value="PT01H00M00S" calcext:value-type="time">
            <text:p>01:00:00</text:p>
          </table:table-cell>
          <table:table-cell office:value-type="float" office:value="66" calcext:value-type="float">
            <text:p>66</text:p>
          </table:table-cell>
          <table:table-cell table:number-columns-repeated="2"/>
          <table:table-cell office:value-type="string" calcext:value-type="string">
            <text:p>බයිසිකල් ඩයිනමෝවක් තුල අන්තර්ගත නොවන්නේ,</text:p>
          </table:table-cell>
          <table:table-cell/>
          <table:table-cell office:value-type="string" calcext:value-type="string">
            <text:p>ස්ථීර චුම්භක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ම්බි දඟර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හ දණ්ඩ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බන් කූරක්</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67" calcext:value-type="float">
            <text:p>67</text:p>
          </table:table-cell>
          <table:table-cell table:number-columns-repeated="2"/>
          <table:table-cell office:value-type="string" calcext:value-type="string">
            <text:p>සරල කෝෂයක ධන අග‍්‍රය හා ඍණ අග‍්‍රය පිළිවෙලින් දැක්වෙන්නේ,</text:p>
          </table:table-cell>
          <table:table-cell/>
          <table:table-cell office:value-type="string" calcext:value-type="string">
            <text:p>කොපර් තහඩුව හා සින්ක් තහඩුව</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පර් තහඩුව හා යකඩ තහඩු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යකඩ තහඩුව හා සින්ක් තහඩු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ක් තහඩුව හා කොපර් තහඩු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8" calcext:value-type="float">
            <text:p>68</text:p>
          </table:table-cell>
          <table:table-cell table:number-columns-repeated="2"/>
          <table:table-cell office:value-type="string" calcext:value-type="string">
            <text:p>විදුලි ධාරාව මනින උපකරණය කුමක් ද?</text:p>
          </table:table-cell>
          <table:table-cell/>
          <table:table-cell office:value-type="string" calcext:value-type="string">
            <text:p>වෝල්ට්මීට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මීටර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ගැල්වනෝමීට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ල්ටිමීට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9" calcext:value-type="float">
            <text:p>69</text:p>
          </table:table-cell>
          <table:table-cell table:number-columns-repeated="2"/>
          <table:table-cell office:value-type="string" calcext:value-type="string">
            <text:p>විද්‍යුත් ශක්තිය ආලෝක ශක්තිය බවට හරවන උපකරණයකි,</text:p>
          </table:table-cell>
          <table:table-cell/>
          <table:table-cell office:value-type="string" calcext:value-type="string">
            <text:p>සූර්ය කෝෂ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ලි පන්දම</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හීට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ට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0" calcext:value-type="float">
            <text:p>70</text:p>
          </table:table-cell>
          <table:table-cell table:number-columns-repeated="2"/>
          <table:table-cell office:value-type="string" calcext:value-type="string">
            <text:p>කුඩා විදුලි පන්දම් බල්බයක් සවි කළ සරල කෝෂයක් සම්බන්ධව සත්‍ය ප‍්‍රකාශය කුමක් ද?</text:p>
          </table:table-cell>
          <table:table-cell/>
          <table:table-cell office:value-type="string" calcext:value-type="string">
            <text:p>සෘණ අග‍්‍රය ලෙස තඹ තහඩුව ක්‍රියාත්මක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ල්බය නිවි නිවී දැල්වෙමින් පවතී.</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ල්ෆියුරික් අම්ලය ක‍්‍රමයෙන් රතු පැහැයට හැරේ.</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න්ක් තහඩුව දියවේ.</text:p>
          </table:table-cell>
          <table:table-cell office:value-type="float" office:value="1" calcext:value-type="float">
            <text:p>1</text:p>
          </table:table-cell>
          <table:table-cell table:number-columns-repeated="1006"/>
        </table:table-row>
        <table:table-row table:style-name="ro1">
          <table:table-cell office:value-type="float" office:value="15" calcext:value-type="float">
            <text:p>1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6-t1-l03-ep15</text:p>
          </table:table-cell>
          <table:table-cell office:value-type="float" office:value="15" calcext:value-type="float">
            <text:p>1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විදුලි ජනනය</text:p>
          </table:table-cell>
          <table:table-cell office:value-type="string" calcext:value-type="string">
            <text:p>ඩයිනමෝව</text:p>
          </table:table-cell>
          <table:table-cell office:value-type="string" calcext:value-type="string">
            <text:p>විවිධ ආකාරයේ ඩයිනමෝ යොදා ගන්නා අවස්ථා, විවිධාකාරයේ ඩයිනමෝ වර්ග, <text:s/>ඩයිනමෝවක විදුලි උත්පාදනය වන ආකාරය හඳුනා ගැනීම, ඩයිනමෝවකින් විදුලිය නිපදවීම හා සරල ඩයිනමෝවක් සෑදීම ආදිය පැහැදිලි කිරීම.</text:p>
          </table:table-cell>
          <table:table-cell table:style-name="ce3" office:value-type="time" office:time-value="PT01H00M00S" calcext:value-type="time">
            <text:p>01:00:00</text:p>
          </table:table-cell>
          <table:table-cell office:value-type="float" office:value="71" calcext:value-type="float">
            <text:p>71</text:p>
          </table:table-cell>
          <table:table-cell table:number-columns-repeated="2"/>
          <table:table-cell office:value-type="string" calcext:value-type="string">
            <text:p>ශක්තිය ස්වභාවිකව ගබඩා වී ඇති අවස්ථාව වන්නේ,</text:p>
          </table:table-cell>
          <table:table-cell/>
          <table:table-cell office:value-type="string" calcext:value-type="string">
            <text:p>රසායනික කෝෂ</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න්ධ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ය කෝෂ</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යළි කෝෂ</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2" calcext:value-type="float">
            <text:p>72</text:p>
          </table:table-cell>
          <table:table-cell/>
          <table:table-cell office:value-type="string" calcext:value-type="string">
            <text:p>science-07-t1-l03-ep15-q-2.png</text:p>
          </table:table-cell>
          <table:table-cell office:value-type="string" calcext:value-type="string">
            <text:p>යන සංකේතයෙන් දැක්වෙන්නේ,</text:p>
          </table:table-cell>
          <table:table-cell/>
          <table:table-cell office:value-type="string" calcext:value-type="string">
            <text:p>LE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ධාරිත්‍ර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විච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ළි කෝෂ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73" calcext:value-type="float">
            <text:p>73</text:p>
          </table:table-cell>
          <table:table-cell table:number-columns-repeated="2"/>
          <table:table-cell office:value-type="string" calcext:value-type="string">
            <text:p>කුඩා විදුලි ධාරාවක් මනින උපකරණය කුමක් ද?</text:p>
          </table:table-cell>
          <table:table-cell/>
          <table:table-cell office:value-type="string" calcext:value-type="string">
            <text:p>වෝල්ට්මීට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මීට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ලි ඇමීටර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ගැල්වනෝමීට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4" calcext:value-type="float">
            <text:p>74</text:p>
          </table:table-cell>
          <table:table-cell office:value-type="string" calcext:value-type="string">
            <text:p>A - ප‍්‍රබලතාවයෙන් වැඩි චුම්බකයක් භාවිතා කිරීම. \n B - දඟරයේ පොට සංඛ්‍යාව වැඩිකර ගැනීම. \n C - චලන වේගය වැඩිකර ගැනීම.</text:p>
          </table:table-cell>
          <table:table-cell/>
          <table:table-cell office:value-type="string" calcext:value-type="string">
            <text:p>සරල ධාරාවක් ලබාගත නොහැක්කේ ඩයිනමෝවක කාර්යක්ෂමතාව වැඩිකර ගැනීම සඳහා යොදා ගත හැකි ක‍්‍රම කිහිපයක් පහත දැක්වේ. ඉන් ගැලපෙන ක‍්‍රමය වන්නේ,</text:p>
          </table:table-cell>
          <table:table-cell/>
          <table:table-cell office:value-type="string" calcext:value-type="string">
            <text:p>A හා B</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හා C</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 හා C</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B හා C</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75" calcext:value-type="float">
            <text:p>75</text:p>
          </table:table-cell>
          <table:table-cell table:number-columns-repeated="2"/>
          <table:table-cell office:value-type="string" calcext:value-type="string">
            <text:p>සරල කෝෂයේ ධන (+) අග‍්‍රය වන්නේ,</text:p>
          </table:table-cell>
          <table:table-cell/>
          <table:table-cell office:value-type="string" calcext:value-type="string">
            <text:p>කොපර් තහඩුව</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යකඩ තහඩුව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ක් තහඩු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ඊයම් තහඩු</text:p>
          </table:table-cell>
          <table:table-cell office:value-type="float" office:value="0" calcext:value-type="float">
            <text:p>0</text:p>
          </table:table-cell>
          <table:table-cell table:number-columns-repeated="1006"/>
        </table:table-row>
        <table:table-row table:style-name="ro1">
          <table:table-cell office:value-type="float" office:value="16" calcext:value-type="float">
            <text:p>1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3-ep16</text:p>
          </table:table-cell>
          <table:table-cell office:value-type="float" office:value="16" calcext:value-type="float">
            <text:p>16</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විදුලි ජනනය</text:p>
          </table:table-cell>
          <table:table-cell office:value-type="string" calcext:value-type="string">
            <text:p>සරල ධාරාව හා ප‍්‍රත්‍යාවර්ථ ධාරාව හා අභ්‍යාස</text:p>
          </table:table-cell>
          <table:table-cell office:value-type="string" calcext:value-type="string">
            <text:p>සරල ධාරාව හා ප‍්‍රත්‍යාවර්ථ ධාරාව හැඳින්වීම, සරල ධාරාව හා ප‍්‍රත්‍යාවර්ථ ධාරාව කාලයත් සමඟ ප‍්‍රස්තාර ගත කළ විට ලැබෙන ප‍්‍රස්තාර රටාව පැහැදිලි කිරීම හා අභ්‍යාස කිරීම. <text:s/></text:p>
          </table:table-cell>
          <table:table-cell table:style-name="ce3" office:value-type="time" office:time-value="PT01H00M00S" calcext:value-type="time">
            <text:p>01:00:00</text:p>
          </table:table-cell>
          <table:table-cell office:value-type="float" office:value="76" calcext:value-type="float">
            <text:p>76</text:p>
          </table:table-cell>
          <table:table-cell table:number-columns-repeated="2"/>
          <table:table-cell office:value-type="string" calcext:value-type="string">
            <text:p>බයිසිකල් ඩයිනමෝවෙන් නිපදවනු ලබන ධාරාව පහත කුමන ආකාර වේ ද?</text:p>
          </table:table-cell>
          <table:table-cell/>
          <table:table-cell office:value-type="string" calcext:value-type="string">
            <text:p>සරල ධාරාව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ත්‍යාවර්තන ධාරාව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රේඛීය ධාරාව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යුක්ත ධාරාව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7" calcext:value-type="float">
            <text:p>77</text:p>
          </table:table-cell>
          <table:table-cell table:number-columns-repeated="2"/>
          <table:table-cell office:value-type="string" calcext:value-type="string">
            <text:p>කරකැවීම හෝ චලනය කිරීම මගින් විදුලිය නිපදවන විද්‍යුත් ප‍්‍රභවයක් වන්නේ,</text:p>
          </table:table-cell>
          <table:table-cell/>
          <table:table-cell office:value-type="string" calcext:value-type="string">
            <text:p>සූර්ය කෝෂ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ල්බ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ළි කෝෂ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යිසිකල් ඩයිනමෝව</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78" calcext:value-type="float">
            <text:p>78</text:p>
          </table:table-cell>
          <table:table-cell table:number-columns-repeated="2"/>
          <table:table-cell office:value-type="string" calcext:value-type="string">
            <text:p>සරල කෝෂයක් නිර්මාණය කිරීම අවශ්‍ය නොවේ,</text:p>
          </table:table-cell>
          <table:table-cell/>
          <table:table-cell office:value-type="string" calcext:value-type="string">
            <text:p>කුඩා බීකර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යකඩ තහඩුව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පර් තහඩුව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ක් තහඩුව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9" calcext:value-type="float">
            <text:p>79</text:p>
          </table:table-cell>
          <table:table-cell table:number-columns-repeated="2"/>
          <table:table-cell office:value-type="string" calcext:value-type="string">
            <text:p>සරල කෝෂයේ ඍණ (-) අග‍්‍රය වන්නේ,</text:p>
          </table:table-cell>
          <table:table-cell/>
          <table:table-cell office:value-type="string" calcext:value-type="string">
            <text:p>කොපර් තහඩු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යකඩ තහඩුව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ක් තහඩුව</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ඊයම් තහඩු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0" calcext:value-type="float">
            <text:p>80</text:p>
          </table:table-cell>
          <table:table-cell table:number-columns-repeated="2"/>
          <table:table-cell office:value-type="string" calcext:value-type="string">
            <text:p>බැටරියක් සෑදීමේදී,</text:p>
          </table:table-cell>
          <table:table-cell/>
          <table:table-cell office:value-type="string" calcext:value-type="string">
            <text:p>එක් සෛලයක ධන අග්‍රය ඊළඟ සෛලයේ සෘණ අග්‍රයට සම්බන්ධ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එක් සෛලයක ධන අග්‍රය ඊළඟ සෛලයේ ධන අග්‍රයට සම්බන්ධ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ක් සෛලයක සෘණ අග්‍රය ඊළඟ සෛලයේ සෘණ අග්‍රයට සම්බන්ධ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office:value-type="float" office:value="17" calcext:value-type="float">
            <text:p>1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4-ep17</text:p>
          </table:table-cell>
          <table:table-cell office:value-type="float" office:value="17" calcext:value-type="float">
            <text:p>17</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ජලයේ කාර්යය</text:p>
          </table:table-cell>
          <table:table-cell office:value-type="string" calcext:value-type="string">
            <text:p>ජලය ද්‍රාවකයක් ලෙස</text:p>
          </table:table-cell>
          <table:table-cell office:value-type="string" calcext:value-type="string">
            <text:p>ජීවයේ පැවැත්ම සඳහා ජලයේ වැදගත්කම, ජලය මඟින් ඉටු කරන ප‍්‍රධාන කාර්යයන්, ජලයේ දියවීම සම්බන්ධයෙන් නිරීක්ෂණය පැහැදිලි කිරීම හා ජලයේ ද්‍රව්‍ය දියකර ගැනීම ප‍්‍රයෝජනයට ගන්නා අවස්ථා පැහැදිලි කිරීම.</text:p>
          </table:table-cell>
          <table:table-cell table:style-name="ce3" office:value-type="time" office:time-value="PT01H00M00S" calcext:value-type="time">
            <text:p>01:00:00</text:p>
          </table:table-cell>
          <table:table-cell office:value-type="float" office:value="81" calcext:value-type="float">
            <text:p>81</text:p>
          </table:table-cell>
          <table:table-cell table:number-columns-repeated="2"/>
          <table:table-cell office:value-type="string" calcext:value-type="string">
            <text:p>මත්ස්‍යයින් ශ්වසනය සඳහා යොදා ගන්නේ ජලයේ දියවී ඇති කුමන වායුව ද?</text:p>
          </table:table-cell>
          <table:table-cell/>
          <table:table-cell office:value-type="string" calcext:value-type="string">
            <text:p>ඔක්සිජ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බන් ඩයොක්සයි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යිට්‍රිජ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යිඩ‍්‍රජ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2" calcext:value-type="float">
            <text:p>82</text:p>
          </table:table-cell>
          <table:table-cell table:number-columns-repeated="2"/>
          <table:table-cell office:value-type="string" calcext:value-type="string">
            <text:p>ජලයේ වඩාත් හොඳින් දියවන ද්‍රව්‍ය කුමක් ද?</text:p>
          </table:table-cell>
          <table:table-cell/>
          <table:table-cell office:value-type="string" calcext:value-type="string">
            <text:p>කහ</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ලූකෝ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භූමිතෙ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ල්තෙ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3" calcext:value-type="float">
            <text:p>83</text:p>
          </table:table-cell>
          <table:table-cell table:number-columns-repeated="2"/>
          <table:table-cell office:value-type="string" calcext:value-type="string">
            <text:p>ජලයේ සුළු වශයෙන් දියවන ද්‍රව්‍ය කුමක් ද?</text:p>
          </table:table-cell>
          <table:table-cell/>
          <table:table-cell office:value-type="string" calcext:value-type="string">
            <text:p>සී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ණු</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ලූකෝ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හ</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84" calcext:value-type="float">
            <text:p>84</text:p>
          </table:table-cell>
          <table:table-cell table:number-columns-repeated="2"/>
          <table:table-cell office:value-type="string" calcext:value-type="string">
            <text:p>ජලයේ දියනොවන ද්‍රව්‍ය කුමක් ද?</text:p>
          </table:table-cell>
          <table:table-cell/>
          <table:table-cell office:value-type="string" calcext:value-type="string">
            <text:p>භූමිතෙ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ණු</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ජීවනී මිශ‍්‍රණ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5" calcext:value-type="float">
            <text:p>85</text:p>
          </table:table-cell>
          <table:table-cell table:number-columns-repeated="2"/>
          <table:table-cell office:value-type="string" calcext:value-type="string">
            <text:p>කෘතීම විනාකිරි වල අන්තර්ගත රසායනික ද්‍රව්‍ය කුමක් ද?</text:p>
          </table:table-cell>
          <table:table-cell/>
          <table:table-cell office:value-type="string" calcext:value-type="string">
            <text:p>සල්පියුරික් අම්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සිටික් අම්ල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ටාටරික් අම්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ක්ටික් අම්ලය</text:p>
          </table:table-cell>
          <table:table-cell office:value-type="float" office:value="0" calcext:value-type="float">
            <text:p>0</text:p>
          </table:table-cell>
          <table:table-cell table:number-columns-repeated="1006"/>
        </table:table-row>
        <table:table-row table:style-name="ro1">
          <table:table-cell office:value-type="float" office:value="18" calcext:value-type="float">
            <text:p>1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4-ep18</text:p>
          </table:table-cell>
          <table:table-cell office:value-type="float" office:value="18" calcext:value-type="float">
            <text:p>1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ජලයේ කාර්යය</text:p>
          </table:table-cell>
          <table:table-cell office:value-type="string" calcext:value-type="string">
            <text:p>ජලයේ දියවී ඇති දෑ වෙන් කර ගැනීම</text:p>
          </table:table-cell>
          <table:table-cell office:value-type="string" calcext:value-type="string">
            <text:p>ජලයේ දියවී ඇති දෑ වෙන් කර ගැනීම පරීක්‍ෂණයකින් පැහැදිලි කිරීම, ලූණු ලේවායකින් ලූණු වෙන් කර ගන්නා අන්දම හා සීනි නිපදවන ආකාරය විස්තර කිරීම.</text:p>
          </table:table-cell>
          <table:table-cell table:style-name="ce3" office:value-type="time" office:time-value="PT01H00M00S" calcext:value-type="time">
            <text:p>01:00:00</text:p>
          </table:table-cell>
          <table:table-cell office:value-type="float" office:value="86" calcext:value-type="float">
            <text:p>86</text:p>
          </table:table-cell>
          <table:table-cell table:number-columns-repeated="2"/>
          <table:table-cell office:value-type="string" calcext:value-type="string">
            <text:p>බැටරි ඇසිඩ් යනු,</text:p>
          </table:table-cell>
          <table:table-cell/>
          <table:table-cell office:value-type="string" calcext:value-type="string">
            <text:p>හයිඩ්‍රොක්ලෝරික් අම්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ල්පියුරික් අම්ල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නයිට්‍රික් අම්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සිටික් අම්ල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7" calcext:value-type="float">
            <text:p>87</text:p>
          </table:table-cell>
          <table:table-cell table:number-columns-repeated="2"/>
          <table:table-cell office:value-type="string" calcext:value-type="string">
            <text:p>සේලයින් ද්‍රාවණයට යොදන රසායනික ද්‍රව්‍ය කුමක් ද?</text:p>
          </table:table-cell>
          <table:table-cell/>
          <table:table-cell office:value-type="string" calcext:value-type="string">
            <text:p>සුක්රෝස් සී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ඩියම් බයිකාබනේ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ඩියම් ක්ලෝරයිඩ්</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ටෑසියම් ක්ලෝරයිඩ්</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8" calcext:value-type="float">
            <text:p>88</text:p>
          </table:table-cell>
          <table:table-cell table:number-columns-repeated="2"/>
          <table:table-cell office:value-type="string" calcext:value-type="string">
            <text:p>ආහාරවලට යොදන ලුණු යනුවෙන් හඳුන්වන්නේ,</text:p>
          </table:table-cell>
          <table:table-cell/>
          <table:table-cell office:value-type="string" calcext:value-type="string">
            <text:p>මැග්නීසියම් ක්ලෝරයි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ඩියම් ක්ලෝරයිඩ්</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ටෑසියම් ක්ලෝරයි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යන් ක්ලෝරයිඩ්</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9" calcext:value-type="float">
            <text:p>89</text:p>
          </table:table-cell>
          <table:table-cell table:number-columns-repeated="2"/>
          <table:table-cell office:value-type="string" calcext:value-type="string">
            <text:p>උක් යුෂය පිළිබඳ සත්‍ය වගන්තිය තෝරන්න.</text:p>
          </table:table-cell>
          <table:table-cell/>
          <table:table-cell office:value-type="string" calcext:value-type="string">
            <text:p>ග්ලූකෝස් ද්‍රාවණයකින් ජලය වාෂ්ප කර ග්ලූකෝස් ල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ක්රෝස් ද්‍රාවණයකින් ජලය වාෂ්ප කර ග්ලූකෝස් ල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ක්රෝස් ද්‍රාවණයකින් ජලය වාෂ්ප කර සීනි ලබා ගැනී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ලූකෝස් ද්‍රාවණයකින් ජලය වාෂ්ප කර සුක්රෝස් ගැනී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0" calcext:value-type="float">
            <text:p>90</text:p>
          </table:table-cell>
          <table:table-cell table:number-columns-repeated="2"/>
          <table:table-cell office:value-type="string" calcext:value-type="string">
            <text:p>මිනිසා මුත‍්‍රා මගින් බැහැර කෙරෙන නයිට්‍රිජනීය ද්‍රව්‍ය කුමක් ද?</text:p>
          </table:table-cell>
          <table:table-cell/>
          <table:table-cell office:value-type="string" calcext:value-type="string">
            <text:p>සෝඩියම් ක්ලෝරයි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යූරි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ටමි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වණ</text:p>
          </table:table-cell>
          <table:table-cell office:value-type="float" office:value="0" calcext:value-type="float">
            <text:p>0</text:p>
          </table:table-cell>
          <table:table-cell table:number-columns-repeated="1006"/>
        </table:table-row>
        <table:table-row table:style-name="ro1">
          <table:table-cell office:value-type="float" office:value="19" calcext:value-type="float">
            <text:p>1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4-ep19</text:p>
          </table:table-cell>
          <table:table-cell office:value-type="float" office:value="19" calcext:value-type="float">
            <text:p>19</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ජලයේ කාර්යය</text:p>
          </table:table-cell>
          <table:table-cell office:value-type="string" calcext:value-type="string">
            <text:p>ජලය සිසිලන කාරකයක් ලෙස</text:p>
          </table:table-cell>
          <table:table-cell office:value-type="string" calcext:value-type="string">
            <text:p>ජලයේ සිසිලනකාරක ගුණය හැඳින්වීම, ජලයේ සිසිලනකාරක ගුණය පරීක්ෂා කිරීම හා ජලයේ සිසිලනකාරක ගුණය ප‍්‍රයෝජනවත් වන අවස්ථා පැහැදිලි කිරීම.</text:p>
          </table:table-cell>
          <table:table-cell table:style-name="ce3" office:value-type="time" office:time-value="PT01H00M00S" calcext:value-type="time">
            <text:p>01:00:00</text:p>
          </table:table-cell>
          <table:table-cell office:value-type="float" office:value="91" calcext:value-type="float">
            <text:p>91</text:p>
          </table:table-cell>
          <table:table-cell table:number-columns-repeated="2"/>
          <table:table-cell office:value-type="string" calcext:value-type="string">
            <text:p>ජලයේ ද්‍රාවක ගුණය භාවිතයට නොගන්නා අවස්ථාවකි.</text:p>
          </table:table-cell>
          <table:table-cell/>
          <table:table-cell office:value-type="string" calcext:value-type="string">
            <text:p>හකුරු සෑදී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නාකිරි සෑදී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ලයින් සෑදී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ටරි ඇසිඩ් නිෂ්පාදනයට.</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2" calcext:value-type="float">
            <text:p>92</text:p>
          </table:table-cell>
          <table:table-cell table:number-columns-repeated="2"/>
          <table:table-cell office:value-type="string" calcext:value-type="string">
            <text:p>ජලයේ සිසිලනකාරක ගුණය ප‍්‍රයෝජනයට ගන්නා අවස්ථාවක් වන්නේ,</text:p>
          </table:table-cell>
          <table:table-cell/>
          <table:table-cell office:value-type="string" calcext:value-type="string">
            <text:p>ශීත රටවල මිදුණු ජලාශ වල පතුලේ ඇති ජලයේ මසුන් සිටී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හන වල විකිරණයකට දමා ඇති ජලයෙන් එන්ජිම සිසිල්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සිල් බීම නිශ්පාදනයේදී යොදා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ලූකෝස් සෛ‍ල තුළ දී ඔක්සිජන් සමඟ ප‍්‍රතික‍්‍රියා කර ශක්තිය නිපදවී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3" calcext:value-type="float">
            <text:p>93</text:p>
          </table:table-cell>
          <table:table-cell table:number-columns-repeated="2"/>
          <table:table-cell office:value-type="string" calcext:value-type="string">
            <text:p>ජලයේ ජීවත් වන උරගයෙක් නොවේ,</text:p>
          </table:table-cell>
          <table:table-cell/>
          <table:table-cell office:value-type="string" calcext:value-type="string">
            <text:p>කැස්බෑවා <text:s/></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ඉදිබු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යබ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ඩි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4" calcext:value-type="float">
            <text:p>94</text:p>
          </table:table-cell>
          <table:table-cell table:number-columns-repeated="2"/>
          <table:table-cell office:value-type="string" calcext:value-type="string">
            <text:p>ජලයේ දියවන ද්‍රව්‍ය යුගලය වන්නේ,</text:p>
          </table:table-cell>
          <table:table-cell/>
          <table:table-cell office:value-type="string" calcext:value-type="string">
            <text:p>සීනි හා ඉ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පර් සල්පේට් හා ලුණු</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ටි හා සී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ල්තෙල් හා යූ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5" calcext:value-type="float">
            <text:p>95</text:p>
          </table:table-cell>
          <table:table-cell table:number-columns-repeated="2"/>
          <table:table-cell office:value-type="string" calcext:value-type="string">
            <text:p>ජලජ පරිසර වල ජීවය පවත්වා ගන්නා ක්ෂුද්‍ර ජීවියකු නොවන්නේ,</text:p>
          </table:table-cell>
          <table:table-cell/>
          <table:table-cell office:value-type="string" calcext:value-type="string">
            <text:p>ඇමීබා</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මීසිය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ලැම්ඩමොනා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යීස්ට්</text:p>
          </table:table-cell>
          <table:table-cell office:value-type="float" office:value="1" calcext:value-type="float">
            <text:p>1</text:p>
          </table:table-cell>
          <table:table-cell table:number-columns-repeated="1006"/>
        </table:table-row>
        <table:table-row table:style-name="ro1">
          <table:table-cell office:value-type="float" office:value="20" calcext:value-type="float">
            <text:p>2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4-ep20</text:p>
          </table:table-cell>
          <table:table-cell office:value-type="float" office:value="20" calcext:value-type="float">
            <text:p>2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ජලයේ කාර්යය</text:p>
          </table:table-cell>
          <table:table-cell office:value-type="string" calcext:value-type="string">
            <text:p>ජලය ජීවයේ මාධ්‍යක් ලෙස</text:p>
          </table:table-cell>
          <table:table-cell office:value-type="string" calcext:value-type="string">
            <text:p>ජලජ ජීවීන්ට ජලය වැදගත් වන ආකාරය හා සියලූ ම ජීවීන්ට ජීව ක‍්‍රියා පවත්වා ගැනීමට ජලය වැදගත් වන ආකාරය පිළිබඳව විස්තර කිරීම.</text:p>
          </table:table-cell>
          <table:table-cell table:style-name="ce3" office:value-type="time" office:time-value="PT01H00M00S" calcext:value-type="time">
            <text:p>01:00:00</text:p>
          </table:table-cell>
          <table:table-cell office:value-type="float" office:value="96" calcext:value-type="float">
            <text:p>96</text:p>
          </table:table-cell>
          <table:table-cell table:number-columns-repeated="2"/>
          <table:table-cell office:value-type="string" calcext:value-type="string">
            <text:p>ජලය ප‍්‍රයෝජනයට ගන්නා අවස්ථාවක් නොවන්නේ,</text:p>
          </table:table-cell>
          <table:table-cell/>
          <table:table-cell office:value-type="string" calcext:value-type="string">
            <text:p>මිනිස් සිරුර තුළ පෝෂක පරිවහනය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ශාකවලට ඛනිජ උරා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නිස් සිරුර තුළ යූරියා පරිවහනය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රුරේ තැවරුණු ග‍්‍රීස් ඉවත් කිරී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97" calcext:value-type="float">
            <text:p>97</text:p>
          </table:table-cell>
          <table:table-cell table:number-columns-repeated="2"/>
          <table:table-cell office:value-type="string" calcext:value-type="string">
            <text:p>ජලයේ ජීවත් වන ක්ෂීරපායී මත්ස්‍යයකි.</text:p>
          </table:table-cell>
          <table:table-cell/>
          <table:table-cell office:value-type="string" calcext:value-type="string">
            <text:p>තිලාපි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ළවල්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ල්ම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ල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8" calcext:value-type="float">
            <text:p>98</text:p>
          </table:table-cell>
          <table:table-cell table:number-columns-repeated="2"/>
          <table:table-cell office:value-type="string" calcext:value-type="string">
            <text:p>වාහන එන්ජිම සිසිල් කිරීමට ජලය යොදා ගනු ලබන්නේ ජලය කුමන කාර්යයක් ඉටුකරන නිසා ද?</text:p>
          </table:table-cell>
          <table:table-cell/>
          <table:table-cell office:value-type="string" calcext:value-type="string">
            <text:p>ද්‍රාවක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ධ්‍ය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නායක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සිලනකාරකයක්</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99" calcext:value-type="float">
            <text:p>99</text:p>
          </table:table-cell>
          <table:table-cell table:number-columns-repeated="2"/>
          <table:table-cell office:value-type="string" calcext:value-type="string">
            <text:p>ජලය ඉතා හොඳ ද්‍රාවකයක් ලෙස සැලකීමට වඩාත්ම ගැළපෙන පිළිතුර වන්නේ,</text:p>
          </table:table-cell>
          <table:table-cell/>
          <table:table-cell office:value-type="string" calcext:value-type="string">
            <text:p>ජලයේ සීනි හොඳින් දියවන නිසා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හුදු ජලයේ හොඳින් ලුණු දියවී ඇති නිසා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ජලයේ වායු වර්ග දියවන නිසා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ජලයේ බොහෝ ද්‍රව්‍ය දියවන නිසා 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00" calcext:value-type="float">
            <text:p>100</text:p>
          </table:table-cell>
          <table:table-cell table:number-columns-repeated="2"/>
          <table:table-cell office:value-type="string" calcext:value-type="string">
            <text:p>ජලයේ ද්‍රාවක ගුණය ප‍්‍රයෝජනයට ගන්නා අවස්ථාවක් නොවන්නේ,</text:p>
          </table:table-cell>
          <table:table-cell/>
          <table:table-cell office:value-type="string" calcext:value-type="string">
            <text:p>සීනි, රසකාරක හා වර්ණක ජලයේ දියකර ගැනීම මඟින් පාන වර්ග සෑදී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ර්මාන්තශාලාවල යන්ත‍්‍ර ක‍්‍රියාකරන විට නිපදවන තාපය ඉවත් කරගැනී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ආහාර රසවත් කිරීමට ලුණු හා රසකාරක ජලයේ දියකර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ත්‍රීම විනාකිරි නිෂ්පාදනය කිරීම.</text:p>
          </table:table-cell>
          <table:table-cell office:value-type="float" office:value="0" calcext:value-type="float">
            <text:p>0</text:p>
          </table:table-cell>
          <table:table-cell table:number-columns-repeated="1006"/>
        </table:table-row>
        <table:table-row table:style-name="ro1">
          <table:table-cell office:value-type="float" office:value="21" calcext:value-type="float">
            <text:p>2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4-ep21</text:p>
          </table:table-cell>
          <table:table-cell office:value-type="float" office:value="21" calcext:value-type="float">
            <text:p>2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ජලයේ කාර්යය</text:p>
          </table:table-cell>
          <table:table-cell office:value-type="string" calcext:value-type="string">
            <text:p>ජල චක‍්‍රය</text:p>
          </table:table-cell>
          <table:table-cell office:value-type="string" calcext:value-type="string">
            <text:p>ජල චක‍්‍රය හා වලාකුළු ඇතිවීම පැහැදිලි කිරීම හා පුනරීක්‍ෂණ අභ්‍යාස සාකච්ඡා කිරීම.</text:p>
          </table:table-cell>
          <table:table-cell table:style-name="ce3" office:value-type="time" office:time-value="PT01H00M00S" calcext:value-type="time">
            <text:p>01:00:00</text:p>
          </table:table-cell>
          <table:table-cell office:value-type="float" office:value="101" calcext:value-type="float">
            <text:p>101</text:p>
          </table:table-cell>
          <table:table-cell table:number-columns-repeated="2"/>
          <table:table-cell office:value-type="string" calcext:value-type="string">
            <text:p>උක් ශාක යුෂයේ අඩංගු වන රසායන සංයෝගය කුමක් ද?</text:p>
          </table:table-cell>
          <table:table-cell/>
          <table:table-cell office:value-type="string" calcext:value-type="string">
            <text:p>සෝඩියම් ක්ලෝරයි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සිටික් අම්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ක්රෝ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ලැක්ටෝ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2" calcext:value-type="float">
            <text:p>102</text:p>
          </table:table-cell>
          <table:table-cell table:number-columns-repeated="2"/>
          <table:table-cell office:value-type="string" calcext:value-type="string">
            <text:p>ජලයේ දිය වී ඇති දෑ වෙන් කර ගන්නා අවස්ථාවක් නොවන්නේ,</text:p>
          </table:table-cell>
          <table:table-cell/>
          <table:table-cell office:value-type="string" calcext:value-type="string">
            <text:p>ලුණු නිෂ්පාද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 නිෂ්පාද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ණි නිෂ්පාද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ම නිෂ්පාදන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03" calcext:value-type="float">
            <text:p>103</text:p>
          </table:table-cell>
          <table:table-cell table:number-columns-repeated="2"/>
          <table:table-cell office:value-type="string" calcext:value-type="string">
            <text:p>ජලයේ හොඳින් දියවන ද්‍රව්‍ය අඩංගු පිළිතුර තෝරන්න.</text:p>
          </table:table-cell>
          <table:table-cell/>
          <table:table-cell office:value-type="string" calcext:value-type="string">
            <text:p>ග්ලූකෝස්, පොල්තෙල්, කොන්ඩිස්</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නි, ලුණු, ඉටි</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ලුණු, කපුරු බෝල, ආප්ප සෝඩා</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ලූකෝස්, විනාකිරි, කොන්ඩිස්</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04" calcext:value-type="float">
            <text:p>104</text:p>
          </table:table-cell>
          <table:table-cell table:number-columns-repeated="2"/>
          <table:table-cell office:value-type="string" calcext:value-type="string">
            <text:p>විටමින්, ඛනිජ ලවණ, ඖෂධ වැනි දෑ, අප සිරුරේ අවශ්‍ය ස්ථානවලට පරිවහනය කරන්නේ රුධිරය මගිනි. මෙහිදී රුධිරයේ ඇති ජලය ක්‍රියාකරන්නේ,</text:p>
          </table:table-cell>
          <table:table-cell/>
          <table:table-cell office:value-type="string" calcext:value-type="string">
            <text:p>ද්‍රාවකයක් ලෙස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සිලනකාරකයක් ලෙස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ධ්‍යයක් ලෙස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රිවාරකයක් ලෙස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5" calcext:value-type="float">
            <text:p>105</text:p>
          </table:table-cell>
          <table:table-cell table:number-columns-repeated="2"/>
          <table:table-cell office:value-type="string" calcext:value-type="string">
            <text:p>නිවැරදි පිළිතුර තෝරන්න.</text:p>
          </table:table-cell>
          <table:table-cell/>
          <table:table-cell office:value-type="string" calcext:value-type="string">
            <text:p>බොහෝ ද්‍රව්‍ය ජලයේ දිය නො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බන්ඩයොක්සයිඩ් වායුව ජලයේ දිය නො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ඔක්සිජන් වායුව ජලයේ දිය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මත්ස්‍යයින් ශ්වසනය සඳහා යොදා ගන්නේ ජලයේ දිය වූ නයිට්‍රජන් වායුවයි.</text:p>
          </table:table-cell>
          <table:table-cell office:value-type="float" office:value="0" calcext:value-type="float">
            <text:p>0</text:p>
          </table:table-cell>
          <table:table-cell table:number-columns-repeated="1006"/>
        </table:table-row>
        <table:table-row table:style-name="ro1">
          <table:table-cell office:value-type="float" office:value="22" calcext:value-type="float">
            <text:p>2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5-ep22</text:p>
          </table:table-cell>
          <table:table-cell office:value-type="float" office:value="22" calcext:value-type="float">
            <text:p>22</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අම්ල හා භස්ම</text:p>
          </table:table-cell>
          <table:table-cell office:value-type="string" calcext:value-type="string">
            <text:p>අම්ල හා භස්ම හඳුනා ගැනීම</text:p>
          </table:table-cell>
          <table:table-cell office:value-type="string" calcext:value-type="string">
            <text:p>අම්ල, භස්ම හා උදාසීන ද්‍රව්‍ය හඳුනා ගැනීම, නිවසේ හා පාසල් විද්‍යාගාරයේ ඇති අම්ල, භස්ම හා උදාසීන ද්‍රව්‍ය භාවිතා කරන ආකාරය විස්තර කිරීම.</text:p>
          </table:table-cell>
          <table:table-cell table:style-name="ce3" office:value-type="time" office:time-value="PT01H00M00S" calcext:value-type="time">
            <text:p>01:00:00</text:p>
          </table:table-cell>
          <table:table-cell office:value-type="float" office:value="106" calcext:value-type="float">
            <text:p>106</text:p>
          </table:table-cell>
          <table:table-cell table:number-columns-repeated="2"/>
          <table:table-cell office:value-type="string" calcext:value-type="string">
            <text:p>ඇඹුල් සහිත ද්‍රව්‍යයක් නොවේ,</text:p>
          </table:table-cell>
          <table:table-cell/>
          <table:table-cell office:value-type="string" calcext:value-type="string">
            <text:p>බිලිං යුෂ</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නාකි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හි යුෂ</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නු දියර</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07" calcext:value-type="float">
            <text:p>107</text:p>
          </table:table-cell>
          <table:table-cell table:number-columns-repeated="2"/>
          <table:table-cell office:value-type="string" calcext:value-type="string">
            <text:p>භාස්මික ද්‍රව්‍යයක් නොවේ,</text:p>
          </table:table-cell>
          <table:table-cell/>
          <table:table-cell office:value-type="string" calcext:value-type="string">
            <text:p>සබන් දිය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නු දිය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ප්ප සෝ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තුර</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08" calcext:value-type="float">
            <text:p>108</text:p>
          </table:table-cell>
          <table:table-cell table:number-columns-repeated="2"/>
          <table:table-cell office:value-type="string" calcext:value-type="string">
            <text:p>ආම්ලික ද්‍රව්‍යයකි,</text:p>
          </table:table-cell>
          <table:table-cell/>
          <table:table-cell office:value-type="string" calcext:value-type="string">
            <text:p>හුනු දිය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ප්ප සෝ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ල්ක් යුෂ <text: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නාකිරි</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09" calcext:value-type="float">
            <text:p>109</text:p>
          </table:table-cell>
          <table:table-cell table:number-columns-repeated="2"/>
          <table:table-cell office:value-type="string" calcext:value-type="string">
            <text:p>අම්ලයක් නොවේ, <text:s/></text:p>
          </table:table-cell>
          <table:table-cell/>
          <table:table-cell office:value-type="string" calcext:value-type="string">
            <text:p>සල්පියුරි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යිට්‍රි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සිටි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ඩියම් හයිඩ්‍රොක්සයිඩ්</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10" calcext:value-type="float">
            <text:p>110</text:p>
          </table:table-cell>
          <table:table-cell table:number-columns-repeated="2"/>
          <table:table-cell office:value-type="string" calcext:value-type="string">
            <text:p>භස්මයක් නොවේ,</text:p>
          </table:table-cell>
          <table:table-cell/>
          <table:table-cell office:value-type="string" calcext:value-type="string">
            <text:p>සොඩියම් හයිඩ්‍රොක්සයි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ටෑසියම් හයිඩ්‍රොක්සයි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ල්සියම් හයිඩ්‍රොක්සයි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හියුෂ</text:p>
          </table:table-cell>
          <table:table-cell office:value-type="float" office:value="1" calcext:value-type="float">
            <text:p>1</text:p>
          </table:table-cell>
          <table:table-cell table:number-columns-repeated="1006"/>
        </table:table-row>
        <table:table-row table:style-name="ro1">
          <table:table-cell office:value-type="float" office:value="23" calcext:value-type="float">
            <text:p>2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5-ep23</text:p>
          </table:table-cell>
          <table:table-cell office:value-type="float" office:value="23" calcext:value-type="float">
            <text:p>2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අම්ල හා භස්ම</text:p>
          </table:table-cell>
          <table:table-cell office:value-type="string" calcext:value-type="string">
            <text:p><text:s/>දර්ශක</text:p>
          </table:table-cell>
          <table:table-cell office:value-type="string" calcext:value-type="string">
            <text:p>ස්වභාවික පරිසරයේ ඇති විවිධ ද්‍රව්‍ය මගින් සකසා ගත හැකි දර්ශක, විද්‍යාගාරයේ දී භාවිතා කළ හැකි දර්ශක, විද්‍යාගාරයේ ඇති ලිට්මස් කඩදාසිවල වර්ණ විපර්යාස පිළිබඳව පැහැදිලි කිරීම.</text:p>
          </table:table-cell>
          <table:table-cell table:style-name="ce3" office:value-type="time" office:time-value="PT01H00M00S" calcext:value-type="time">
            <text:p>01:00:00</text:p>
          </table:table-cell>
          <table:table-cell office:value-type="float" office:value="111" calcext:value-type="float">
            <text:p>111</text:p>
          </table:table-cell>
          <table:table-cell table:number-columns-repeated="2"/>
          <table:table-cell office:value-type="string" calcext:value-type="string">
            <text:p>උදාසීන ද්‍රව්‍යයක් නොවේ,</text:p>
          </table:table-cell>
          <table:table-cell/>
          <table:table-cell office:value-type="string" calcext:value-type="string">
            <text:p>ජ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නාකිරි</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ග්ලූකෝ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ණු ද්‍රාවණ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2" calcext:value-type="float">
            <text:p>112</text:p>
          </table:table-cell>
          <table:table-cell table:number-columns-repeated="2"/>
          <table:table-cell office:value-type="string" calcext:value-type="string">
            <text:p>උදාසීන ද්‍රව්‍යයකි,</text:p>
          </table:table-cell>
          <table:table-cell/>
          <table:table-cell office:value-type="string" calcext:value-type="string">
            <text:p>ආප්ප සෝ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ක්කාලි යුෂ</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ණු ද්‍රාවණ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බන් දියර</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3" calcext:value-type="float">
            <text:p>113</text:p>
          </table:table-cell>
          <table:table-cell table:number-columns-repeated="2"/>
          <table:table-cell office:value-type="string" calcext:value-type="string">
            <text:p>නිල් ලිට්මස් රතු පාටට හරවන ද්‍රව්‍යයකි,</text:p>
          </table:table-cell>
          <table:table-cell/>
          <table:table-cell office:value-type="string" calcext:value-type="string">
            <text:p>සබන් දිය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ප්ප සෝ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නු දිය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සිටික් අම්ල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14" calcext:value-type="float">
            <text:p>114</text:p>
          </table:table-cell>
          <table:table-cell table:number-columns-repeated="2"/>
          <table:table-cell office:value-type="string" calcext:value-type="string">
            <text:p>රතු ලිට්මස් නිල් පාටට හරවන ද්‍රව්‍යයකි,</text:p>
          </table:table-cell>
          <table:table-cell/>
          <table:table-cell office:value-type="string" calcext:value-type="string">
            <text:p>විනාකි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ටරි ඇසි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හියුෂ</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බන් දියර</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15" calcext:value-type="float">
            <text:p>115</text:p>
          </table:table-cell>
          <table:table-cell table:number-columns-repeated="2"/>
          <table:table-cell office:value-type="string" calcext:value-type="string">
            <text:p>ප‍්‍රබල අම්ලයක් නොවේ,</text:p>
          </table:table-cell>
          <table:table-cell/>
          <table:table-cell office:value-type="string" calcext:value-type="string">
            <text:p>සල්ෆියුරික් අම්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යිඩ්රොක්ලෝරික් අම්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ට්‍රික් අම්ල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නයිට්‍රික් අම්ලය</text:p>
          </table:table-cell>
          <table:table-cell office:value-type="float" office:value="0" calcext:value-type="float">
            <text:p>0</text:p>
          </table:table-cell>
          <table:table-cell table:number-columns-repeated="1006"/>
        </table:table-row>
        <table:table-row table:style-name="ro1">
          <table:table-cell office:value-type="float" office:value="24" calcext:value-type="float">
            <text:p>2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5-ep24</text:p>
          </table:table-cell>
          <table:table-cell office:value-type="float" office:value="24" calcext:value-type="float">
            <text:p>24</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අම්ල හා භස්ම</text:p>
          </table:table-cell>
          <table:table-cell office:value-type="string" calcext:value-type="string">
            <text:p>දර්ශක අම්ල, භස්ම හා උදාසීන ද්‍රව්‍ය සමඟ දක්වන විපර්යාස <text:s/></text:p>
          </table:table-cell>
          <table:table-cell office:value-type="string" calcext:value-type="string">
            <text:p>විවිධ දර්ශක අම්ල හා භස්ම හමුවේ දී දක්වන වර්ණ විපර්යාස පිළිබඳව පරීක්‍ෂණ මඟින් පැහැදිලි කිරීම.</text:p>
          </table:table-cell>
          <table:table-cell table:style-name="ce3" office:value-type="time" office:time-value="PT01H00M00S" calcext:value-type="time">
            <text:p>01:00:00</text:p>
          </table:table-cell>
          <table:table-cell office:value-type="float" office:value="116" calcext:value-type="float">
            <text:p>116</text:p>
          </table:table-cell>
          <table:table-cell/>
          <table:table-cell office:value-type="string" calcext:value-type="string">
            <text:p>science-07-t1-l05-ep24-q-1.png</text:p>
          </table:table-cell>
          <table:table-cell office:value-type="string" calcext:value-type="string">
            <text:p>කඩදාසි අම්ල සමග ඇති කරන වර්ණයක් නොවේ,</text:p>
          </table:table-cell>
          <table:table-cell/>
          <table:table-cell office:value-type="string" calcext:value-type="string">
            <text:p>රතු <text: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ඹි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හ</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ල්</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17" calcext:value-type="float">
            <text:p>117</text:p>
          </table:table-cell>
          <table:table-cell/>
          <table:table-cell office:value-type="string" calcext:value-type="string">
            <text:p>science-07-t1-l05-ep24-q-2.png</text:p>
          </table:table-cell>
          <table:table-cell office:value-type="string" calcext:value-type="string">
            <text:p>කඩදාසි භස්ම සමග ඇති කරන වර්ණයක් නොවේ,</text:p>
          </table:table-cell>
          <table:table-cell/>
          <table:table-cell office:value-type="string" calcext:value-type="string">
            <text:p>තැඹි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තද කොළ <text:s text:c="7"/></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ම් <text:s text:c="2"/></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8" calcext:value-type="float">
            <text:p>118</text:p>
          </table:table-cell>
          <table:table-cell table:number-columns-repeated="2"/>
          <table:table-cell office:value-type="string" calcext:value-type="string">
            <text:p>ෆිනොප්තලීන් ද්‍රාවණයක වර්ණය කුමක් ද?</text:p>
          </table:table-cell>
          <table:table-cell/>
          <table:table-cell office:value-type="string" calcext:value-type="string">
            <text:p>රෝස <text: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ල් <text:s text:c="9"/></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වර්ණ</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19" calcext:value-type="float">
            <text:p>119</text:p>
          </table:table-cell>
          <table:table-cell table:number-columns-repeated="2"/>
          <table:table-cell office:value-type="string" calcext:value-type="string">
            <text:p>භස්මයකට පිනොප්තලීන් එක් කළ විට ඇති වන වර්ණය කුමක් ද?</text:p>
          </table:table-cell>
          <table:table-cell/>
          <table:table-cell office:value-type="string" calcext:value-type="string">
            <text:p>රතු <text:s text:c="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දම් <text:s text:c="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0" calcext:value-type="float">
            <text:p>120</text:p>
          </table:table-cell>
          <table:table-cell table:number-columns-repeated="2"/>
          <table:table-cell office:value-type="string" calcext:value-type="string">
            <text:p>භස්මයකට මෙතිල් ඔරේන්ජ් එක් කළ විට ඇතිවන වර්ණය කුමක් ද?</text:p>
          </table:table-cell>
          <table:table-cell/>
          <table:table-cell office:value-type="string" calcext:value-type="string">
            <text:p>කහ <text:s/></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ර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ස <text:s text:c="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ඹිලි</text:p>
          </table:table-cell>
          <table:table-cell office:value-type="float" office:value="0" calcext:value-type="float">
            <text:p>0</text:p>
          </table:table-cell>
          <table:table-cell table:number-columns-repeated="1006"/>
        </table:table-row>
        <table:table-row table:style-name="ro1">
          <table:table-cell office:value-type="float" office:value="25" calcext:value-type="float">
            <text:p>2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6-ep25</text:p>
          </table:table-cell>
          <table:table-cell office:value-type="float" office:value="25" calcext:value-type="float">
            <text:p>25</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සත්තව විවිධත්වය</text:p>
          </table:table-cell>
          <table:table-cell office:value-type="string" calcext:value-type="string">
            <text:p>පෘෂ්ටවංශීන් හා අපෘෂ්ටවංශීන්</text:p>
          </table:table-cell>
          <table:table-cell office:value-type="string" calcext:value-type="string">
            <text:p>පෘථිවියේ ජීවය ඇතිවීම පැහැදිලි කිරීම හා පෘෂ්ඨවංශීන් සහ අපෘෂ්ඨවංශීන් ලෙස සතුන් ප‍්‍රධාන වශයෙන් බෙදෙන කාණ්ඩ දෙක පිිළිබඳව පැහැදිලි කිරීම.</text:p>
          </table:table-cell>
          <table:table-cell table:style-name="ce3" office:value-type="time" office:time-value="PT01H00M00S" calcext:value-type="time">
            <text:p>01:00:00</text:p>
          </table:table-cell>
          <table:table-cell office:value-type="float" office:value="121" calcext:value-type="float">
            <text:p>121</text:p>
          </table:table-cell>
          <table:table-cell table:number-columns-repeated="2"/>
          <table:table-cell office:value-type="string" calcext:value-type="string">
            <text:p>කොඳුඇට පෙළක් (කශේරුවක්) නොමැති සත්ත්වයා වන්නේ,</text:p>
          </table:table-cell>
          <table:table-cell/>
          <table:table-cell office:value-type="string" calcext:value-type="string">
            <text:p>සා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ස්බ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ල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ස්සා</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22" calcext:value-type="float">
            <text:p>122</text:p>
          </table:table-cell>
          <table:table-cell table:number-columns-repeated="2"/>
          <table:table-cell office:value-type="string" calcext:value-type="string">
            <text:p>කොඳුඇට පෙළක් (කශේරුවක්) ඇති සත්වයා වන්නේ,</text:p>
          </table:table-cell>
          <table:table-cell/>
          <table:table-cell office:value-type="string" calcext:value-type="string">
            <text:p>කිඹු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ගැඩවි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කුළු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නුස්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3" calcext:value-type="float">
            <text:p>123</text:p>
          </table:table-cell>
          <table:table-cell table:number-columns-repeated="2"/>
          <table:table-cell office:value-type="string" calcext:value-type="string">
            <text:p>අපෘෂ්ඨවංශීන් පමණක් අයත් පිළිතුර තෝරන්න.</text:p>
          </table:table-cell>
          <table:table-cell/>
          <table:table-cell office:value-type="string" calcext:value-type="string">
            <text:p>කුරුමිනියා, කූඩැල්ලා, හූනා</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නලයා, ගොළුබෙල්ලා, ඉස්සා</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ස්බෑවා, පසගිල්ලා, කකුළු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ල්ලා, මුහුදු මල, ගෙම්බා</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4" calcext:value-type="float">
            <text:p>124</text:p>
          </table:table-cell>
          <table:table-cell table:number-columns-repeated="2"/>
          <table:table-cell office:value-type="string" calcext:value-type="string">
            <text:p>අපෘෂ්ඨවංශියෙක් නොවන්නේ,</text:p>
          </table:table-cell>
          <table:table-cell/>
          <table:table-cell office:value-type="string" calcext:value-type="string">
            <text:p>ගැඩවි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ඩැල්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ලුබෙල්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25" calcext:value-type="float">
            <text:p>125</text:p>
          </table:table-cell>
          <table:table-cell table:number-columns-repeated="2"/>
          <table:table-cell office:value-type="string" calcext:value-type="string">
            <text:p>උභය ජීවියකු නොවන්නේ,</text:p>
          </table:table-cell>
          <table:table-cell/>
          <table:table-cell office:value-type="string" calcext:value-type="string">
            <text:p>මැඩි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ඹු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ගෙම්බා</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ලමන්දරා</text:p>
          </table:table-cell>
          <table:table-cell office:value-type="float" office:value="0" calcext:value-type="float">
            <text:p>0</text:p>
          </table:table-cell>
          <table:table-cell table:number-columns-repeated="1006"/>
        </table:table-row>
        <table:table-row table:style-name="ro1">
          <table:table-cell office:value-type="float" office:value="26" calcext:value-type="float">
            <text:p>2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6-ep26</text:p>
          </table:table-cell>
          <table:table-cell office:value-type="float" office:value="26" calcext:value-type="float">
            <text:p>2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සත්තව විවිධත්වය</text:p>
          </table:table-cell>
          <table:table-cell office:value-type="string" calcext:value-type="string">
            <text:p>පෘෂ්ඨවංශී කාණ්ඩ හා අපෘෂ්ඨවංශී කාණ්ඩ</text:p>
          </table:table-cell>
          <table:table-cell office:value-type="string" calcext:value-type="string">
            <text:p>පෘෂ්ඨවංශීන් බෙදා දැක්විය හැකි කාණ්ඩ පිළිබඳව පැහැදිලි කිරීම හා ප‍්‍රශ්නවලට පිළිතුරු සාකච්ඡා කිරීම.</text:p>
          </table:table-cell>
          <table:table-cell table:style-name="ce3" office:value-type="time" office:time-value="PT01H00M00S" calcext:value-type="time">
            <text:p>01:00:00</text:p>
          </table:table-cell>
          <table:table-cell office:value-type="float" office:value="126" calcext:value-type="float">
            <text:p>126</text:p>
          </table:table-cell>
          <table:table-cell table:number-columns-repeated="2"/>
          <table:table-cell office:value-type="string" calcext:value-type="string">
            <text:p>උරගයකු නොවන්නේ,</text:p>
          </table:table-cell>
          <table:table-cell/>
          <table:table-cell office:value-type="string" calcext:value-type="string">
            <text:p>ඇනකොන්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ටුස්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ඹු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ලමන්දරා</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27" calcext:value-type="float">
            <text:p>127</text:p>
          </table:table-cell>
          <table:table-cell table:number-columns-repeated="2"/>
          <table:table-cell office:value-type="string" calcext:value-type="string">
            <text:p>ක්ෂීරපායී සත්වයෙකු නොවන්නේ,</text:p>
          </table:table-cell>
          <table:table-cell/>
          <table:table-cell office:value-type="string" calcext:value-type="string">
            <text:p>තල්ම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ඩොල්ෆි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වු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8" calcext:value-type="float">
            <text:p>128</text:p>
          </table:table-cell>
          <table:table-cell table:number-columns-repeated="2"/>
          <table:table-cell office:value-type="string" calcext:value-type="string">
            <text:p>ක්ෂීරපායී සත්වයෙකු වන්නේ,</text:p>
          </table:table-cell>
          <table:table-cell/>
          <table:table-cell office:value-type="string" calcext:value-type="string">
            <text:p>කබ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ස්බෑ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ක්මී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කුළු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9" calcext:value-type="float">
            <text:p>129</text:p>
          </table:table-cell>
          <table:table-cell table:number-columns-repeated="2"/>
          <table:table-cell office:value-type="string" calcext:value-type="string">
            <text:p>උරගයකු වන්නේ,</text:p>
          </table:table-cell>
          <table:table-cell/>
          <table:table-cell office:value-type="string" calcext:value-type="string">
            <text:p>ඇනකොන්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ඹු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හත සියලුම සතුන්</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30" calcext:value-type="float">
            <text:p>130</text:p>
          </table:table-cell>
          <table:table-cell table:number-columns-repeated="2"/>
          <table:table-cell office:value-type="string" calcext:value-type="string">
            <text:p>සතුන්ගේ දක්නට ලැබෙන ආරක්ෂක චර්යා උපායමාර්ගයක් නොවන්නේ,</text:p>
          </table:table-cell>
          <table:table-cell/>
          <table:table-cell office:value-type="string" calcext:value-type="string">
            <text:p>කබල්ලෑවා රෝල්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ල්ලා කළු වර්ණයක් නිකුත්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නයා හැව හැ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හූනා වලිගය කඩා දැමීම.</text:p>
          </table:table-cell>
          <table:table-cell office:value-type="float" office:value="0" calcext:value-type="float">
            <text:p>0</text:p>
          </table:table-cell>
          <table:table-cell table:number-columns-repeated="1006"/>
        </table:table-row>
        <table:table-row table:style-name="ro1">
          <table:table-cell office:value-type="float" office:value="27" calcext:value-type="float">
            <text:p>2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6-ep27</text:p>
          </table:table-cell>
          <table:table-cell office:value-type="float" office:value="27" calcext:value-type="float">
            <text:p>2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සත්තව විවිධත්වය</text:p>
          </table:table-cell>
          <table:table-cell office:value-type="string" calcext:value-type="string">
            <text:p>ජීවීන් පරිසරයට දක්වන අනුවර්තන</text:p>
          </table:table-cell>
          <table:table-cell office:value-type="string" calcext:value-type="string">
            <text:p>ජීවීන් සිය පැවැත්ම තහවුරු කර ගැනීමට දක්වන අනුවර්තන, සත්වයින්ගේ <text:s/>පැවැත්ම සඳහා වර්ණය හා හැඩය උපකාරී වන ආකාරය, වේශාන්තරණය නිසා සත්වයින්ට අත්වන වාසි පිළිබඳව පැහැදිලි කිරීම.</text:p>
          </table:table-cell>
          <table:table-cell table:style-name="ce3" office:value-type="time" office:time-value="PT01H00M00S" calcext:value-type="time">
            <text:p>01:00:00</text:p>
          </table:table-cell>
          <table:table-cell office:value-type="float" office:value="131" calcext:value-type="float">
            <text:p>131</text:p>
          </table:table-cell>
          <table:table-cell table:number-columns-repeated="2"/>
          <table:table-cell office:value-type="string" calcext:value-type="string">
            <text:p>පහත සතුන් අතරින් අපෘෂ්ඨවංශීන් සත්වයෙකු වන්නේ,</text:p>
          </table:table-cell>
          <table:table-cell/>
          <table:table-cell office:value-type="string" calcext:value-type="string">
            <text:p>පිඹු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රා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මනල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හූ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2" calcext:value-type="float">
            <text:p>132</text:p>
          </table:table-cell>
          <table:table-cell table:number-columns-repeated="2"/>
          <table:table-cell office:value-type="string" calcext:value-type="string">
            <text:p>පහත සතුන් අතුරින් පෘෂ්ඨවංශී සත්වයෙකු වන්නේ, <text:s/></text:p>
          </table:table-cell>
          <table:table-cell/>
          <table:table-cell office:value-type="string" calcext:value-type="string">
            <text:p>ගැඩවි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ළුවා</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හැකරැල්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සැඟිල්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3" calcext:value-type="float">
            <text:p>133</text:p>
          </table:table-cell>
          <table:table-cell table:number-columns-repeated="2"/>
          <table:table-cell office:value-type="string" calcext:value-type="string">
            <text:p>එකම ආහාරයක් මත සතුන් කිහිපදෙනෙක් ම යැපෙන විට ඔවුන් අතර ඇති වනුයේ,</text:p>
          </table:table-cell>
          <table:table-cell/>
          <table:table-cell office:value-type="string" calcext:value-type="string">
            <text:p>සහජීවනය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රඟය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පෝෂිතාවය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න්තර් ක්‍රියාව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4" calcext:value-type="float">
            <text:p>134</text:p>
          </table:table-cell>
          <table:table-cell table:number-columns-repeated="2"/>
          <table:table-cell office:value-type="string" calcext:value-type="string">
            <text:p>ක්ෂීරපායී සත්වයෙකු වන්නේ,</text:p>
          </table:table-cell>
          <table:table-cell/>
          <table:table-cell office:value-type="string" calcext:value-type="string">
            <text:p>තල්ම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හුදු අශ්ව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උකුස්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5" calcext:value-type="float">
            <text:p>135</text:p>
          </table:table-cell>
          <table:table-cell table:number-columns-repeated="2"/>
          <table:table-cell office:value-type="string" calcext:value-type="string">
            <text:p>වවුලා අයත් පෘෂ්ඨවංශීන් කාණ්ඩය කුමක් ද?</text:p>
          </table:table-cell>
          <table:table-cell/>
          <table:table-cell office:value-type="string" calcext:value-type="string">
            <text:p>පක්ෂී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ෂීරපායී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උරගයි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උභය ජීවීන්</text:p>
          </table:table-cell>
          <table:table-cell office:value-type="float" office:value="0" calcext:value-type="float">
            <text:p>0</text:p>
          </table:table-cell>
          <table:table-cell table:number-columns-repeated="1006"/>
        </table:table-row>
        <table:table-row table:style-name="ro1">
          <table:table-cell office:value-type="float" office:value="28" calcext:value-type="float">
            <text:p>2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6-ep28</text:p>
          </table:table-cell>
          <table:table-cell office:value-type="float" office:value="28" calcext:value-type="float">
            <text:p>28</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සත්තව විවිධත්වය</text:p>
          </table:table-cell>
          <table:table-cell office:value-type="string" calcext:value-type="string">
            <text:p>දෙබෙදුම් සුචි භාවිතය</text:p>
          </table:table-cell>
          <table:table-cell office:value-type="string" calcext:value-type="string">
            <text:p>දෙබෙදුම් සුචියක ලක්ෂණ හා සත්වයින් කිහිපදෙනෙකු දෙබෙදුම් සුචියක් ආධාරයෙන් <text:s/>කාණ්ඩ කර ඇති ආකාරය පිළිබඳව පැහැදිලි කිරීම.</text:p>
          </table:table-cell>
          <table:table-cell table:style-name="ce3" office:value-type="time" office:time-value="PT01H00M00S" calcext:value-type="time">
            <text:p>01:00:00</text:p>
          </table:table-cell>
          <table:table-cell office:value-type="float" office:value="136" calcext:value-type="float">
            <text:p>136</text:p>
          </table:table-cell>
          <table:table-cell table:number-columns-repeated="2"/>
          <table:table-cell office:value-type="string" calcext:value-type="string">
            <text:p>සතුන් වර්ණයෙන් පරිසරයේ වර්ණයට ගැලපීම හඳුන්වන්නේ,</text:p>
          </table:table-cell>
          <table:table-cell/>
          <table:table-cell office:value-type="string" calcext:value-type="string">
            <text:p>වේශාන්තරය නමිනි.</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රූපාන්තරතාවය නමිනි.</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ලෝපීයතාවය නමිනි.</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පෝෂිතතාව නමි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7" calcext:value-type="float">
            <text:p>137</text:p>
          </table:table-cell>
          <table:table-cell table:number-columns-repeated="2"/>
          <table:table-cell office:value-type="string" calcext:value-type="string">
            <text:p>සතුන්ට තම ශරීර වර්ණය උපකාරවන අවස්ථාවක් නොවන්නේ,</text:p>
          </table:table-cell>
          <table:table-cell/>
          <table:table-cell office:value-type="string" calcext:value-type="string">
            <text:p>පරිසරයේ වර්ණය අනුව නොනැසී පැවතීම සඳහා.</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හසුවෙන් ගොදුරු සොයාගැනීම සඳහා.</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ශරීර වර්ධනයට උපකාරී වීම සඳහා.</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ලෝපිකයන්ගෙන් ආරක්ෂා වීම සඳහා.</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8" calcext:value-type="float">
            <text:p>138</text:p>
          </table:table-cell>
          <table:table-cell table:number-columns-repeated="2"/>
          <table:table-cell office:value-type="string" calcext:value-type="string">
            <text:p>පෘෂ්ඨවංශීන් අපෘෂ්ඨවංශීන්ගෙන් වෙනස් වන පොදු ලක්ෂණය වන්නේ,</text:p>
          </table:table-cell>
          <table:table-cell/>
          <table:table-cell office:value-type="string" calcext:value-type="string">
            <text:p>පෘෂ්ඨවංශීන්ට ස්නායු පද්ධතියක් තිබී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ඳුඇට පෙළක් තිබී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යුණු ඇස් තිබී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යුණු ආහාර ජීර්ණ පද්ධතියක් තිබී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9" calcext:value-type="float">
            <text:p>139</text:p>
          </table:table-cell>
          <table:table-cell table:number-columns-repeated="2"/>
          <table:table-cell office:value-type="string" calcext:value-type="string">
            <text:p>පෘෂ්ඨවංශීන්ට අයත් සතුන් සිටින සත්ත්ව කාණ්ඩය වන්නේ,</text:p>
          </table:table-cell>
          <table:table-cell/>
          <table:table-cell office:value-type="string" calcext:value-type="string">
            <text:p>කෘමී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ධිපාදකයි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ද්වංශී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ෂීරපායින්</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40" calcext:value-type="float">
            <text:p>140</text:p>
          </table:table-cell>
          <table:table-cell table:number-columns-repeated="2"/>
          <table:table-cell office:value-type="string" calcext:value-type="string">
            <text:p>ශරීරය අනාකූල හැඩයක් ඇති සත්ත්වයා වන්නේ,</text:p>
          </table:table-cell>
          <table:table-cell/>
          <table:table-cell office:value-type="string" calcext:value-type="string">
            <text:p>මාළුවා</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ලේ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යා</text:p>
          </table:table-cell>
          <table:table-cell office:value-type="float" office:value="0" calcext:value-type="float">
            <text:p>0</text:p>
          </table:table-cell>
          <table:table-cell table:number-columns-repeated="1006"/>
        </table:table-row>
        <table:table-row table:style-name="ro1">
          <table:table-cell office:value-type="float" office:value="29" calcext:value-type="float">
            <text:p>2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l06-ep29</text:p>
          </table:table-cell>
          <table:table-cell office:value-type="float" office:value="29" calcext:value-type="float">
            <text:p>29</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සත්තව විවිධත්වය</text:p>
          </table:table-cell>
          <table:table-cell office:value-type="string" calcext:value-type="string">
            <text:p>කුරුල්ලන්ගේ පැවැත්මට හැඩය උපකාරී වන ආකාරය</text:p>
          </table:table-cell>
          <table:table-cell office:value-type="string" calcext:value-type="string">
            <text:p>කුරුල්ලන්ගේ පැවැත්මට හැඩය උපකාරී වන ආකාරය පැහැදිලි කිරීම හා දෙබෙදුම් සුචි භාවිතයෙන් අභ්‍යාස සාකච්ඡා කිරීම.</text:p>
          </table:table-cell>
          <table:table-cell table:style-name="ce3" office:value-type="time" office:time-value="PT01H00M00S" calcext:value-type="time">
            <text:p>01:00:00</text:p>
          </table:table-cell>
          <table:table-cell office:value-type="float" office:value="141" calcext:value-type="float">
            <text:p>141</text:p>
          </table:table-cell>
          <table:table-cell table:number-columns-repeated="2"/>
          <table:table-cell office:value-type="string" calcext:value-type="string">
            <text:p>තල්මසා පහත සඳහන් කුමන පෘෂ්ඨවංශී කාණ්ඩයට අයත්වේ ද?</text:p>
          </table:table-cell>
          <table:table-cell/>
          <table:table-cell office:value-type="string" calcext:value-type="string">
            <text:p>උභය ජීවී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ත්ස්‍යයි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ෂීරපායී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උරගයි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2" calcext:value-type="float">
            <text:p>142</text:p>
          </table:table-cell>
          <table:table-cell table:number-columns-repeated="2"/>
          <table:table-cell office:value-type="string" calcext:value-type="string">
            <text:p>දිවියාගේ ශරීරය දූවිලි පැහැති වීම සහ පුල්ලි පිහිටීම නිසා වෙනත් සතුන්ට වඩාත් පහසුවෙන් හඳුනා ගත නොහැකිවේ. මෙසේ පරිසරයට අනුවර්තනය වී තිබීම හඳුන්වන්නේ,</text:p>
          </table:table-cell>
          <table:table-cell/>
          <table:table-cell office:value-type="string" calcext:value-type="string">
            <text:p>පර්යටනය ලෙස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ශාන්තරය ලෙස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රූපාන්තරණය ලෙස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ලතරණය ලෙස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3" calcext:value-type="float">
            <text:p>143</text:p>
          </table:table-cell>
          <table:table-cell table:number-columns-repeated="2"/>
          <table:table-cell office:value-type="string" calcext:value-type="string">
            <text:p>දෙබෙදුම් සුචියක ලක්ෂණක් නොවේ,</text:p>
          </table:table-cell>
          <table:table-cell/>
          <table:table-cell office:value-type="string" calcext:value-type="string">
            <text:p>පහසුවෙන් වෙන්කර දැක්විය හැකි ලක්ෂණයක් තෝරා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රකට එක ලක්ෂණයක් පමණක් ඇති / නැති ආකාරයට වෙන්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වසානයේ දී එක ජීවියෙක් / ද්‍රව්‍යයක් පමණක් සිටින සේ වෙන්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බෙදුම් සුචියක් තුළ එක් ජීවියෙක් පමණක් ඇතුලත් වී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44" calcext:value-type="float">
            <text:p>144</text:p>
          </table:table-cell>
          <table:table-cell table:number-columns-repeated="2"/>
          <table:table-cell office:value-type="string" calcext:value-type="string">
            <text:p>ජීවීන් තම පරිසරයට දක්වන හැඩගැසීම හඳුන්වන්නේ,</text:p>
          </table:table-cell>
          <table:table-cell/>
          <table:table-cell office:value-type="string" calcext:value-type="string">
            <text:p>අනුවර්තන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ශාන්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ලෝපීයතාව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පෝෂිතතාව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5" calcext:value-type="float">
            <text:p>145</text:p>
          </table:table-cell>
          <table:table-cell table:number-columns-repeated="2"/>
          <table:table-cell office:value-type="string" calcext:value-type="string">
            <text:p>දුඹුරු පැහැති ශරීර වර්ණය දිවියාට වඩාත් උපකාරී වන්නේ,</text:p>
          </table:table-cell>
          <table:table-cell/>
          <table:table-cell office:value-type="string" calcext:value-type="string">
            <text:p>තම විලෝපිකයන්ගෙන් ආරක්ෂා වීමට.</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ම ගොඳුරු අල්ලා ගැනීමට නොපෙනෙන සේ සිටීමට.</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තම පැටවුන් සඟවා තබා ගැනීමට.</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ශරීරය පවිත‍්‍රව තබා ගැනීමට.</text:p>
          </table:table-cell>
          <table:table-cell office:value-type="float" office:value="0" calcext:value-type="float">
            <text:p>0</text:p>
          </table:table-cell>
          <table:table-cell table:number-columns-repeated="1006"/>
        </table:table-row>
        <table:table-row table:style-name="ro1">
          <table:table-cell office:value-type="float" office:value="30" calcext:value-type="float">
            <text:p>3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07-ep01</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ශක්ති ආකාර හා භාවිත</text:p>
          </table:table-cell>
          <table:table-cell office:value-type="string" calcext:value-type="string">
            <text:p>ශක්තිය</text:p>
          </table:table-cell>
          <table:table-cell office:value-type="string" calcext:value-type="string">
            <text:p>ශක්තිය හඳුන්වාදීම, ශක්ති ආකාර හඳුනා ගැනීම පිළිබඳව පැහැදිලි කිරීම හා ක‍්‍රියාකාරකම් සිදු කිරීම.</text:p>
          </table:table-cell>
          <table:table-cell table:style-name="ce3" office:value-type="time" office:time-value="PT01H00M00S" calcext:value-type="time">
            <text:p>01:00:00</text:p>
          </table:table-cell>
          <table:table-cell office:value-type="float" office:value="146" calcext:value-type="float">
            <text:p>146</text:p>
          </table:table-cell>
          <table:table-cell table:number-columns-repeated="2"/>
          <table:table-cell office:value-type="string" calcext:value-type="string">
            <text:p>ශක්තිය මැනීමේ අන්තර්ජාතික සම්මත ඒකකය මින් කුමක් ද?</text:p>
          </table:table-cell>
          <table:table-cell/>
          <table:table-cell office:value-type="string" calcext:value-type="string">
            <text:p>කිලෝග්රෑ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වුට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ජූ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ලරි</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7" calcext:value-type="float">
            <text:p>147</text:p>
          </table:table-cell>
          <table:table-cell table:number-columns-repeated="2"/>
          <table:table-cell office:value-type="string" calcext:value-type="string">
            <text:p>ශක්ති ආකාරයක් නොවන්නේ,</text:p>
          </table:table-cell>
          <table:table-cell/>
          <table:table-cell office:value-type="string" calcext:value-type="string">
            <text:p>තාප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ත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ධ්ව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ලි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8" calcext:value-type="float">
            <text:p>148</text:p>
          </table:table-cell>
          <table:table-cell table:number-columns-repeated="2"/>
          <table:table-cell office:value-type="string" calcext:value-type="string">
            <text:p>කාර්ය කිරීමේ හැකියාව හඳුන්වන්නේ ?</text:p>
          </table:table-cell>
          <table:table-cell/>
          <table:table-cell office:value-type="string" calcext:value-type="string">
            <text:p>බ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ශක්ති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වේග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9" calcext:value-type="float">
            <text:p>149</text:p>
          </table:table-cell>
          <table:table-cell table:number-columns-repeated="2"/>
          <table:table-cell office:value-type="string" calcext:value-type="string">
            <text:p>පහත අවස්ථා අතුරින් කාර්යයක් සිදු නොවන අවස්ථාව වන්නේ,</text:p>
          </table:table-cell>
          <table:table-cell/>
          <table:table-cell office:value-type="string" calcext:value-type="string">
            <text:p>විදුලි පංකාවක් කැරකී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රත්තයක් තල්ලූ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බර් පටියක් ඇදී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භාවික සංසිද්ධි.</text:p>
          </table:table-cell>
          <table:table-cell office:value-type="float" office:value="1" calcext:value-type="float">
            <text:p>1</text:p>
          </table:table-cell>
          <table:table-cell table:number-columns-repeated="1006"/>
        </table:table-row>
        <table:table-row table:style-name="ro1">
          <table:table-cell table:number-columns-repeated="11"/>
          <table:table-cell table:style-name="ce1" office:value-type="float" office:value="150" calcext:value-type="float">
            <text:p>150</text:p>
          </table:table-cell>
          <table:table-cell table:number-columns-repeated="2"/>
          <table:table-cell office:value-type="string" calcext:value-type="string">
            <text:p>වැරදි වාක්‍ය තෝරන්න.</text:p>
          </table:table-cell>
          <table:table-cell/>
          <table:table-cell office:value-type="string" calcext:value-type="string">
            <text:p>සෑම කාර්යයක් සිදුකිරීම සඳහා ශක්තිය අවශ්‍ය වේ.</text:p>
          </table:table-cell>
          <table:table-cell office:value-type="float" office:value="0" calcext:value-type="float">
            <text:p>0</text:p>
          </table:table-cell>
          <table:table-cell table:number-columns-repeated="1006"/>
        </table:table-row>
        <table:table-row table:style-name="ro1">
          <table:table-cell table:number-columns-repeated="11"/>
          <table:table-cell table:style-name="ce1"/>
          <table:table-cell table:number-columns-repeated="4"/>
          <table:table-cell office:value-type="string" calcext:value-type="string">
            <text:p>සිදු කරන කාර්යය ප‍්‍රමාණය වැඩිවන විට යෙදිය යුතු ශක්ති ප‍්‍රමාණය අඩුවිය යුතු ය.</text:p>
          </table:table-cell>
          <table:table-cell office:value-type="float" office:value="1" calcext:value-type="float">
            <text:p>1</text:p>
          </table:table-cell>
          <table:table-cell table:number-columns-repeated="1006"/>
        </table:table-row>
        <table:table-row table:style-name="ro1">
          <table:table-cell table:number-columns-repeated="11"/>
          <table:table-cell table:style-name="ce1"/>
          <table:table-cell table:number-columns-repeated="4"/>
          <table:table-cell office:value-type="string" calcext:value-type="string">
            <text:p>ශක්තිය මැනීමේ අන්තර්ජාතික සම්මත ඒකකය ජූල් (J) වේ.</text:p>
          </table:table-cell>
          <table:table-cell office:value-type="float" office:value="0" calcext:value-type="float">
            <text:p>0</text:p>
          </table:table-cell>
          <table:table-cell table:number-columns-repeated="1006"/>
        </table:table-row>
        <table:table-row table:style-name="ro1">
          <table:table-cell table:number-columns-repeated="11"/>
          <table:table-cell table:style-name="ce1"/>
          <table:table-cell table:number-columns-repeated="4"/>
          <table:table-cell office:value-type="string" calcext:value-type="string">
            <text:p>කාර්යයක් සිදුවීම සඳහා ඇදීමක් හෝ තල්ලූකිරීමක් මගින් වස්තුවක් චලනය වීමක් <text:s/>සිදු විය යුතු ය.</text:p>
          </table:table-cell>
          <table:table-cell office:value-type="float" office:value="0" calcext:value-type="float">
            <text:p>0</text:p>
          </table:table-cell>
          <table:table-cell table:number-columns-repeated="1006"/>
        </table:table-row>
        <table:table-row table:style-name="ro1">
          <table:table-cell office:value-type="float" office:value="31" calcext:value-type="float">
            <text:p>3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07-ep02</text:p>
          </table:table-cell>
          <table:table-cell table:number-columns-repeated="2" office:value-type="float" office:value="2" calcext:value-type="float">
            <text:p>2</text:p>
          </table:table-cell>
          <table:table-cell office:value-type="float" office:value="7" calcext:value-type="float">
            <text:p>7</text:p>
          </table:table-cell>
          <table:table-cell office:value-type="string" calcext:value-type="string">
            <text:p>ශක්ති ආකාර හා භාවිත</text:p>
          </table:table-cell>
          <table:table-cell office:value-type="string" calcext:value-type="string">
            <text:p>චාලක ශක්තිය <text:s/></text:p>
          </table:table-cell>
          <table:table-cell office:value-type="string" calcext:value-type="string">
            <text:p>ශක්ති ආකාර හඳුනා ගැනීම, චාලක ශක්තිය හැඳින්වීම හා චාලක ශක්තිය භාවිතයට ගන්නා අවස්ථා පැහැදිලි කිරීම.</text:p>
          </table:table-cell>
          <table:table-cell table:style-name="ce3" office:value-type="time" office:time-value="PT01H00M00S" calcext:value-type="time">
            <text:p>01:00:00</text:p>
          </table:table-cell>
          <table:table-cell table:style-name="ce1" office:value-type="float" office:value="151" calcext:value-type="float">
            <text:p>151</text:p>
          </table:table-cell>
          <table:table-cell table:number-columns-repeated="2"/>
          <table:table-cell office:value-type="string" calcext:value-type="string">
            <text:p>ශක්ති පරිණාමනය යනු,</text:p>
          </table:table-cell>
          <table:table-cell/>
          <table:table-cell office:value-type="string" calcext:value-type="string">
            <text:p>කාර්ය කිරීමේ හැකියාව ය.</text:p>
          </table:table-cell>
          <table:table-cell office:value-type="float" office:value="0" calcext:value-type="float">
            <text:p>0</text:p>
          </table:table-cell>
          <table:table-cell table:number-columns-repeated="1006"/>
        </table:table-row>
        <table:table-row table:style-name="ro1">
          <table:table-cell table:number-columns-repeated="11"/>
          <table:table-cell table:style-name="ce1"/>
          <table:table-cell table:number-columns-repeated="4"/>
          <table:table-cell office:value-type="string" calcext:value-type="string">
            <text:p>උෂ්ණත්වය ඉහළ යාම ය.</text:p>
          </table:table-cell>
          <table:table-cell office:value-type="float" office:value="0" calcext:value-type="float">
            <text:p>0</text:p>
          </table:table-cell>
          <table:table-cell table:number-columns-repeated="1006"/>
        </table:table-row>
        <table:table-row table:style-name="ro1">
          <table:table-cell table:number-columns-repeated="11"/>
          <table:table-cell table:style-name="ce1"/>
          <table:table-cell table:number-columns-repeated="4"/>
          <table:table-cell office:value-type="string" calcext:value-type="string">
            <text:p>හරිත ශාක විසින් ආහාර නිපදවීම ය.</text:p>
          </table:table-cell>
          <table:table-cell office:value-type="float" office:value="0" calcext:value-type="float">
            <text:p>0</text:p>
          </table:table-cell>
          <table:table-cell table:number-columns-repeated="1006"/>
        </table:table-row>
        <table:table-row table:style-name="ro1">
          <table:table-cell table:number-columns-repeated="11"/>
          <table:table-cell table:style-name="ce1"/>
          <table:table-cell table:number-columns-repeated="4"/>
          <table:table-cell office:value-type="string" calcext:value-type="string">
            <text:p>එක් ශක්ති ආකාරයක් වෙනත් ශක්ති ආකාරයක් බවට පත් කිරීම ය.</text:p>
          </table:table-cell>
          <table:table-cell office:value-type="float" office:value="1" calcext:value-type="float">
            <text:p>1</text:p>
          </table:table-cell>
          <table:table-cell table:number-columns-repeated="1006"/>
        </table:table-row>
        <table:table-row table:style-name="ro1">
          <table:table-cell table:number-columns-repeated="11"/>
          <table:table-cell table:style-name="ce1" office:value-type="float" office:value="152" calcext:value-type="float">
            <text:p>152</text:p>
          </table:table-cell>
          <table:table-cell/>
          <table:table-cell office:value-type="string" calcext:value-type="string">
            <text:p>science-07-t2-l07-ep02-q-2.png</text:p>
          </table:table-cell>
          <table:table-cell office:value-type="string" calcext:value-type="string">
            <text:p>පහත සඳහන් ශක්ති පරිණාමනය සිදු වන්නේ කවර උපකරණය ක‍්‍රියා කරන විට ද?</text:p>
          </table:table-cell>
          <table:table-cell/>
          <table:table-cell office:value-type="string" calcext:value-type="string">
            <text:p>මෝටරය</text:p>
          </table:table-cell>
          <table:table-cell office:value-type="float" office:value="0" calcext:value-type="float">
            <text:p>0</text:p>
          </table:table-cell>
          <table:table-cell table:number-columns-repeated="1006"/>
        </table:table-row>
        <table:table-row table:style-name="ro2">
          <table:table-cell table:number-columns-repeated="11"/>
          <table:table-cell table:style-name="ce1"/>
          <table:table-cell table:number-columns-repeated="4"/>
          <table:table-cell office:value-type="string" calcext:value-type="string">
            <text:p>බල්බය</text:p>
          </table:table-cell>
          <table:table-cell office:value-type="float" office:value="0" calcext:value-type="float">
            <text:p>0</text:p>
          </table:table-cell>
          <table:table-cell table:number-columns-repeated="1006"/>
        </table:table-row>
        <table:table-row table:style-name="ro2">
          <table:table-cell table:number-columns-repeated="11"/>
          <table:table-cell table:style-name="ce1"/>
          <table:table-cell table:number-columns-repeated="4"/>
          <table:table-cell office:value-type="string" calcext:value-type="string">
            <text:p>ඩයිනමෝව</text:p>
          </table:table-cell>
          <table:table-cell office:value-type="float" office:value="1" calcext:value-type="float">
            <text:p>1</text:p>
          </table:table-cell>
          <table:table-cell table:number-columns-repeated="1006"/>
        </table:table-row>
        <table:table-row table:style-name="ro2">
          <table:table-cell table:number-columns-repeated="11"/>
          <table:table-cell table:style-name="ce1"/>
          <table:table-cell table:number-columns-repeated="4"/>
          <table:table-cell office:value-type="string" calcext:value-type="string">
            <text:p>විදුලි උදුන</text:p>
          </table:table-cell>
          <table:table-cell office:value-type="float" office:value="0" calcext:value-type="float">
            <text:p>0</text:p>
          </table:table-cell>
          <table:table-cell table:number-columns-repeated="1006"/>
        </table:table-row>
        <table:table-row table:style-name="ro1">
          <table:table-cell table:number-columns-repeated="11"/>
          <table:table-cell table:style-name="ce1" office:value-type="float" office:value="153" calcext:value-type="float">
            <text:p>153</text:p>
          </table:table-cell>
          <table:table-cell table:number-columns-repeated="2"/>
          <table:table-cell office:value-type="string" calcext:value-type="string">
            <text:p>විදුලි බල්බයක් ක්‍රියාත්මක කිරීමේදී ශක්ති පරිණාමනය නිවැරදිව දක්වා ඇති පිළිතුර තෝරන්න.</text:p>
          </table:table-cell>
          <table:table-cell office:value-type="string" calcext:value-type="string">
            <text:p>science-07-t2-l07-ep02-q-3-a-1.pn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science-07-t2-l07-ep02-q-3-a-2.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science-07-t2-l07-ep02-q-3-a-3.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science-07-t2-l07-ep02-q-3-a-4.pn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table:style-name="ce1" office:value-type="float" office:value="154" calcext:value-type="float">
            <text:p>154</text:p>
          </table:table-cell>
          <table:table-cell table:number-columns-repeated="2"/>
          <table:table-cell office:value-type="string" calcext:value-type="string">
            <text:p>චාලක ශක්තිය යනු කුමක් ද?</text:p>
          </table:table-cell>
          <table:table-cell/>
          <table:table-cell office:value-type="string" calcext:value-type="string">
            <text:p>ආලෝකය සතු ශක්තිය යි.</text:p>
          </table:table-cell>
          <table:table-cell office:value-type="float" office:value="0" calcext:value-type="float">
            <text:p>0</text:p>
          </table:table-cell>
          <table:table-cell table:number-columns-repeated="1006"/>
        </table:table-row>
        <table:table-row table:style-name="ro1">
          <table:table-cell table:number-columns-repeated="11"/>
          <table:table-cell table:style-name="ce1"/>
          <table:table-cell table:number-columns-repeated="4"/>
          <table:table-cell office:value-type="string" calcext:value-type="string">
            <text:p>ශබ්දය සතු ශක්තිය යි.</text:p>
          </table:table-cell>
          <table:table-cell office:value-type="float" office:value="0" calcext:value-type="float">
            <text:p>0</text:p>
          </table:table-cell>
          <table:table-cell table:number-columns-repeated="1006"/>
        </table:table-row>
        <table:table-row table:style-name="ro1">
          <table:table-cell table:number-columns-repeated="11"/>
          <table:table-cell table:style-name="ce1"/>
          <table:table-cell table:number-columns-repeated="4"/>
          <table:table-cell office:value-type="string" calcext:value-type="string">
            <text:p>රසායනික ද්‍රව තුළ ගබඩා වී ඇති ශක්තිය යි.</text:p>
          </table:table-cell>
          <table:table-cell office:value-type="float" office:value="0" calcext:value-type="float">
            <text:p>0</text:p>
          </table:table-cell>
          <table:table-cell table:number-columns-repeated="1006"/>
        </table:table-row>
        <table:table-row table:style-name="ro1">
          <table:table-cell table:number-columns-repeated="11"/>
          <table:table-cell table:style-name="ce1"/>
          <table:table-cell table:number-columns-repeated="4"/>
          <table:table-cell office:value-type="string" calcext:value-type="string">
            <text:p>චලනය වන වස්තුවක් සතු ශක්තිය යි.</text:p>
          </table:table-cell>
          <table:table-cell office:value-type="float" office:value="1" calcext:value-type="float">
            <text:p>1</text:p>
          </table:table-cell>
          <table:table-cell table:number-columns-repeated="1006"/>
        </table:table-row>
        <table:table-row table:style-name="ro1">
          <table:table-cell table:number-columns-repeated="11"/>
          <table:table-cell table:style-name="ce1" office:value-type="float" office:value="155" calcext:value-type="float">
            <text:p>155</text:p>
          </table:table-cell>
          <table:table-cell table:number-columns-repeated="2"/>
          <table:table-cell office:value-type="string" calcext:value-type="string">
            <text:p>චාලක ශක්තිය අඩංගු වන්නේ පහත සඳහන් කවරක ද?</text:p>
          </table:table-cell>
          <table:table-cell/>
          <table:table-cell office:value-type="string" calcext:value-type="string">
            <text:p>ගසක ඇති ගෙඩියක</text:p>
          </table:table-cell>
          <table:table-cell office:value-type="float" office:value="0" calcext:value-type="float">
            <text:p>0</text:p>
          </table:table-cell>
          <table:table-cell table:number-columns-repeated="1006"/>
        </table:table-row>
        <table:table-row table:style-name="ro2">
          <table:table-cell table:number-columns-repeated="11"/>
          <table:table-cell table:style-name="ce1"/>
          <table:table-cell table:number-columns-repeated="4"/>
          <table:table-cell office:value-type="string" calcext:value-type="string">
            <text:p>සරුංගලයක</text:p>
          </table:table-cell>
          <table:table-cell office:value-type="float" office:value="0" calcext:value-type="float">
            <text:p>0</text:p>
          </table:table-cell>
          <table:table-cell table:number-columns-repeated="1006"/>
        </table:table-row>
        <table:table-row table:style-name="ro2">
          <table:table-cell table:number-columns-repeated="11"/>
          <table:table-cell table:style-name="ce1"/>
          <table:table-cell table:number-columns-repeated="4"/>
          <table:table-cell office:value-type="string" calcext:value-type="string">
            <text:p>ඉහළ ස්ථානයක සිට ගලායන ජලයේ</text:p>
          </table:table-cell>
          <table:table-cell office:value-type="float" office:value="1" calcext:value-type="float">
            <text:p>1</text:p>
          </table:table-cell>
          <table:table-cell table:number-columns-repeated="1006"/>
        </table:table-row>
        <table:table-row table:style-name="ro2">
          <table:table-cell table:number-columns-repeated="11"/>
          <table:table-cell table:style-name="ce1"/>
          <table:table-cell table:number-columns-repeated="4"/>
          <table:table-cell office:value-type="string" calcext:value-type="string">
            <text:p>ඇදී ඇති රබර් පටියක</text:p>
          </table:table-cell>
          <table:table-cell office:value-type="float" office:value="0" calcext:value-type="float">
            <text:p>0</text:p>
          </table:table-cell>
          <table:table-cell table:number-columns-repeated="1006"/>
        </table:table-row>
        <table:table-row table:style-name="ro1">
          <table:table-cell office:value-type="float" office:value="32" calcext:value-type="float">
            <text:p>3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07-ep03</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ශක්ති ආකාර හා භාවිත</text:p>
          </table:table-cell>
          <table:table-cell office:value-type="string" calcext:value-type="string">
            <text:p>ශක්ති පරිණාමනය, විභව ශක්තිය</text:p>
          </table:table-cell>
          <table:table-cell office:value-type="string" calcext:value-type="string">
            <text:p>ශක්ති පරිණාමනය, විභව ශක්තිය හා යාන්ත‍්‍රික ශක්තිය පිළිබඳව හැඳින්වීම සහ අභ්‍යාස කිරීම.</text:p>
          </table:table-cell>
          <table:table-cell table:style-name="ce4" office:value-type="time" office:time-value="PT01H00M00S" calcext:value-type="time">
            <text:p>01:00:00</text:p>
          </table:table-cell>
          <table:table-cell office:value-type="float" office:value="156" calcext:value-type="float">
            <text:p>156</text:p>
          </table:table-cell>
          <table:table-cell table:number-columns-repeated="2"/>
          <table:table-cell office:value-type="string" calcext:value-type="string">
            <text:p>විභව ශක්තිය හා චාලක ශක්තිය යන ශක්ති ආකාර පොදුවේ,</text:p>
          </table:table-cell>
          <table:table-cell/>
          <table:table-cell office:value-type="string" calcext:value-type="string">
            <text:p>යාන්ත‍්‍රික ශක්ති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තාපජ ශක්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යුත් ශක්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ධ්වනි ශක්ති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7" calcext:value-type="float">
            <text:p>157</text:p>
          </table:table-cell>
          <table:table-cell table:number-columns-repeated="2"/>
          <table:table-cell office:value-type="string" calcext:value-type="string">
            <text:p>තාපන දඟරයක් රත් වීමේ දී සිදුවන ශක්ති පරිණාමනය තෝරන්න.</text:p>
          </table:table-cell>
          <table:table-cell/>
          <table:table-cell office:value-type="string" calcext:value-type="string">
            <text:p>ශක්තිය හා චාලක ශක්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යුත් ශක්තිය හා තාපජ ශක්ති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තාප ශක්තිය හා ආලෝක ශක්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ලෝක ශක්තිය හා ධ්වනි ශක්ති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8" calcext:value-type="float">
            <text:p>158</text:p>
          </table:table-cell>
          <table:table-cell table:number-columns-repeated="2"/>
          <table:table-cell office:value-type="string" calcext:value-type="string">
            <text:p>චාලක ශක්තිය විද්‍යුත් ශක්තිය බවට පත් කරන උපකරණය කුමක් ද?</text:p>
          </table:table-cell>
          <table:table-cell/>
          <table:table-cell office:value-type="string" calcext:value-type="string">
            <text:p>සූර්ය කෝෂ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ට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ඩයිනමෝව</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යලි කෝෂ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9" calcext:value-type="float">
            <text:p>159</text:p>
          </table:table-cell>
          <table:table-cell table:number-columns-repeated="2"/>
          <table:table-cell office:value-type="string" calcext:value-type="string">
            <text:p>තල බඹරයක් කැරකැවීමේදී එහි ඇති ශක්තිය කුමක් ද?</text:p>
          </table:table-cell>
          <table:table-cell/>
          <table:table-cell office:value-type="string" calcext:value-type="string">
            <text:p>විභව ශක්ති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තාපජ ශක්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යුත් ශක්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ධ්වනි ශක්ති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0" calcext:value-type="float">
            <text:p>160</text:p>
          </table:table-cell>
          <table:table-cell table:number-columns-repeated="2"/>
          <table:table-cell office:value-type="string" calcext:value-type="string">
            <text:p>විද්‍යුත් ශක්තිය ධ්වනි ශක්තිය බවට පත් කරන උපකරණය වන්නේ,</text:p>
          </table:table-cell>
          <table:table-cell/>
          <table:table-cell office:value-type="string" calcext:value-type="string">
            <text:p>වියළි කෝෂ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ලි සීනුව</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දුලි බල්බ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ඩයිනමෝව</text:p>
          </table:table-cell>
          <table:table-cell office:value-type="float" office:value="0" calcext:value-type="float">
            <text:p>0</text:p>
          </table:table-cell>
          <table:table-cell table:number-columns-repeated="1006"/>
        </table:table-row>
        <table:table-row table:style-name="ro1">
          <table:table-cell office:value-type="float" office:value="33" calcext:value-type="float">
            <text:p>3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07-ep04</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ශක්ති ආකාර හා භාවිත</text:p>
          </table:table-cell>
          <table:table-cell office:value-type="string" calcext:value-type="string">
            <text:p>විද්‍යුත් ශක්තිය, ධ්වනි (ශබ්ද) ශක්තිය හා ආලෝක ශක්තිය</text:p>
          </table:table-cell>
          <table:table-cell office:value-type="string" calcext:value-type="string">
            <text:p>විද්‍යුත් ශක්තිය, ධ්වනි (ශබ්ද) ශක්තිය හා ආලෝක ශක්තිය හැඳින්වීම, එමඟින් ලබා ගත හැකි ප‍්‍රයෝජන, ගුවන් විදුලි යන්ත‍්‍රයක් තුළ හඬ නිපදවීමේ දී සහ සූර්ය කෝෂයක් මගින් විදුලිය උත්පාදනයේ දී ශක්තිය පරිණාමනයක් සිදු වන ආකාරය පැහැදිලි කිරීම. <text:s/></text:p>
          </table:table-cell>
          <table:table-cell table:style-name="ce3" office:value-type="time" office:time-value="PT01H00M00S" calcext:value-type="time">
            <text:p>01:00:00</text:p>
          </table:table-cell>
          <table:table-cell office:value-type="float" office:value="161" calcext:value-type="float">
            <text:p>161</text:p>
          </table:table-cell>
          <table:table-cell table:number-columns-repeated="2"/>
          <table:table-cell office:value-type="string" calcext:value-type="string">
            <text:p>විභව ශක්තිය ගබඩා වී නැති අවස්ථාව තෝරන්න.</text:p>
          </table:table-cell>
          <table:table-cell/>
          <table:table-cell office:value-type="string" calcext:value-type="string">
            <text:p>අදින ලද සර්පින දුන්න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තා ඉහළ තැනක රඳවා ඇති ජල ටැංකි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දින ලද රබර් පටි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ම දිගේ රෝල් වී යන වීදුරු බෝලයක</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62" calcext:value-type="float">
            <text:p>162</text:p>
          </table:table-cell>
          <table:table-cell table:number-columns-repeated="2"/>
          <table:table-cell office:value-type="string" calcext:value-type="string">
            <text:p>විද්‍යුත් ශක්තිය මගින් ලබා ගත හැකි ප‍්‍රයෝජනයක් නොවන්නේ,</text:p>
          </table:table-cell>
          <table:table-cell/>
          <table:table-cell office:value-type="string" calcext:value-type="string">
            <text:p>ජලය පොම්ප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ආලෝකය නිපදවා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ලූනයක් පිම්බී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තාපය නිපදවා ගැනී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3" calcext:value-type="float">
            <text:p>163</text:p>
          </table:table-cell>
          <table:table-cell table:number-columns-repeated="2"/>
          <table:table-cell office:value-type="string" calcext:value-type="string">
            <text:p>එදිනෙදා ජීවිතයේදී අප විවිධ කාර්යයන් සිදු කරයි පහත කවර අවස්ථාවකදී කාර්යයන් සිදු වී <text:s/>නැති ද?</text:p>
          </table:table-cell>
          <table:table-cell/>
          <table:table-cell office:value-type="string" calcext:value-type="string">
            <text:p>විදුලි පංකාවක් කැරකී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සුවෙකු රබර් පටියක් ඇදී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නිහෙක් බරක් එස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ළමයෙක් ගසක් තල්ලූ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4" calcext:value-type="float">
            <text:p>164</text:p>
          </table:table-cell>
          <table:table-cell table:number-columns-repeated="2"/>
          <table:table-cell office:value-type="string" calcext:value-type="string">
            <text:p>ප‍්‍රයෝජනවත් ශක්ති ආකාරයක් ලෙස ධ්වනි ශක්තිය ලබා දෙන උපකරණයක් වන්නේ,</text:p>
          </table:table-cell>
          <table:table-cell/>
          <table:table-cell office:value-type="string" calcext:value-type="string">
            <text:p>මේස ඔරලෝසුව</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ගුවන් විදු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යුත් ජන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ලි පංකා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5" calcext:value-type="float">
            <text:p>165</text:p>
          </table:table-cell>
          <table:table-cell table:number-columns-repeated="2"/>
          <table:table-cell office:value-type="string" calcext:value-type="string">
            <text:p>එදිනෙදා ජීවිතයේදී ආරම්භක ශක්ති කාරය ලෙස චාලක ශක්තිය භාවිතයෙන් කාර්යය සිදුකරන අවස්ථාවක් වන්නේ,</text:p>
          </table:table-cell>
          <table:table-cell/>
          <table:table-cell office:value-type="string" calcext:value-type="string">
            <text:p>සුළඟ මඟින් ජලය පොම්ප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යින් කරන ලද ඔරලෝසුවක ක‍්‍රියා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න්නකින් විද ගසක ඇති ගෙඩියා කැඞී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ජල ටැංකියක ඇති ජලය ආධාරයෙන් තල බඹරයක් කැරකැවීම.</text:p>
          </table:table-cell>
          <table:table-cell office:value-type="float" office:value="0" calcext:value-type="float">
            <text:p>0</text:p>
          </table:table-cell>
          <table:table-cell table:number-columns-repeated="1006"/>
        </table:table-row>
        <table:table-row table:style-name="ro1">
          <table:table-cell office:value-type="float" office:value="34" calcext:value-type="float">
            <text:p>3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07-ep05</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ශක්ති ආකාර හා භාවිත</text:p>
          </table:table-cell>
          <table:table-cell office:value-type="string" calcext:value-type="string">
            <text:p>තාපජ ශක්තිය, රසායනික ශක්තිය</text:p>
          </table:table-cell>
          <table:table-cell office:value-type="string" calcext:value-type="string">
            <text:p>තාපජ ශක්තිය හා රසායනික ශක්තිය හැඳින්වීම, තාපජ ශක්තිය වැදගත් වන අවස්ථා විස්තර කිරීම සහ අභ්‍යාස කිරීම.</text:p>
          </table:table-cell>
          <table:table-cell table:style-name="ce3" office:value-type="time" office:time-value="PT01H00M00S" calcext:value-type="time">
            <text:p>01:00:00</text:p>
          </table:table-cell>
          <table:table-cell office:value-type="float" office:value="166" calcext:value-type="float">
            <text:p>166</text:p>
          </table:table-cell>
          <table:table-cell table:number-columns-repeated="2"/>
          <table:table-cell office:value-type="string" calcext:value-type="string">
            <text:p>තාපය නිසා සිදුවන විපර්යාසයකි,</text:p>
          </table:table-cell>
          <table:table-cell/>
          <table:table-cell office:value-type="string" calcext:value-type="string">
            <text:p>උෂ්ණත්වය ඉහළ යා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ෂ්ප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ර්ණය වෙනස්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සඳහන් සියල්ල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67" calcext:value-type="float">
            <text:p>167</text:p>
          </table:table-cell>
          <table:table-cell table:number-columns-repeated="2"/>
          <table:table-cell office:value-type="string" calcext:value-type="string">
            <text:p>රසායනික ශක්තිය යනු,</text:p>
          </table:table-cell>
          <table:table-cell/>
          <table:table-cell office:value-type="string" calcext:value-type="string">
            <text:p>ශබ්දය සතු ශක්තිය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හිටීමේ හෝ හැඩයේ වෙනස් වීමක් නිසා වස්තුවක් තුළ ගබඩා වන ශක්තිය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සායනික ද්‍රව්‍ය තුළ ගබඩා වී ඇති ශක්තිය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චලනය වන වස්තුවක් සතු ශක්තිය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8" calcext:value-type="float">
            <text:p>168</text:p>
          </table:table-cell>
          <table:table-cell table:number-columns-repeated="2"/>
          <table:table-cell office:value-type="string" calcext:value-type="string">
            <text:p>සාවද්‍ය ප‍්‍රකාශය තෝරන්න.</text:p>
          </table:table-cell>
          <table:table-cell/>
          <table:table-cell office:value-type="string" calcext:value-type="string">
            <text:p>රසායනික ද්‍රව්‍ය ඝන, ද්‍රව හෝ වායු ලෙස පවතී.</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නු සහිත ඔරලෝසුවක ආලෝක ශක්තිය ගබඩා වී ඇත.</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ජල චක‍්‍රය ක‍්‍රියා කිරීමට තාපජ ශක්තිය අවශ්‍ය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ර්ය කිරීමට ඇති හැකියාව ශක්තිය ලෙස හැඳි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9" calcext:value-type="float">
            <text:p>169</text:p>
          </table:table-cell>
          <table:table-cell table:number-columns-repeated="2"/>
          <table:table-cell office:value-type="string" calcext:value-type="string">
            <text:p>සූර්ය කෝෂයකින් විදුලිය නිපදවා ගැනීමේ දී ශක්ති පරිණාමනය පහත සඳහන් කවරක් ද?</text:p>
          </table:table-cell>
          <table:table-cell office:value-type="string" calcext:value-type="string">
            <text:p>science-07-t2-l07-ep05-q-4-a-1.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science-07-t2-l07-ep05-q-4-a-2.pn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science-07-t2-l07-ep05-q-4-a-3.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science-07-t2-l07-ep05-q-4-a-4pn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0" calcext:value-type="float">
            <text:p>170</text:p>
          </table:table-cell>
          <table:table-cell table:number-columns-repeated="2"/>
          <table:table-cell office:value-type="string" calcext:value-type="string">
            <text:p>වියළි කෝෂයක සිදුවන ශක්ති පරිවර්තනය දක්වා ඇති පිළිතුර තෝරන්න.</text:p>
          </table:table-cell>
          <table:table-cell/>
          <table:table-cell office:value-type="string" calcext:value-type="string">
            <text:p>ආලෝක ශක්තිය , විද්‍යුත් ශක්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සායනික ශක්තිය , විද්‍යුත් ශක්ති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තාප ශක්තිය , විද්‍යුත් ශක්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භව ශක්තිය , විද්‍යුත් ශක්තිය</text:p>
          </table:table-cell>
          <table:table-cell office:value-type="float" office:value="0" calcext:value-type="float">
            <text:p>0</text:p>
          </table:table-cell>
          <table:table-cell table:number-columns-repeated="1006"/>
        </table:table-row>
        <table:table-row table:style-name="ro1">
          <table:table-cell office:value-type="float" office:value="35" calcext:value-type="float">
            <text:p>3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08-ep06</text:p>
          </table:table-cell>
          <table:table-cell office:value-type="float" office:value="6" calcext:value-type="float">
            <text:p>6</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පෘථිවියේ ස්වභාවය</text:p>
          </table:table-cell>
          <table:table-cell office:value-type="string" calcext:value-type="string">
            <text:p>පෘථිවියේ ව්‍යූහය</text:p>
          </table:table-cell>
          <table:table-cell office:value-type="string" calcext:value-type="string">
            <text:p>පෘථිවියේ බාහිර, අභ්‍යන්තර ස්වභාවය හා පෘථිවියේ අභ්‍යන්තර ස්තර විස්තර කිරීම.</text:p>
          </table:table-cell>
          <table:table-cell table:style-name="ce3" office:value-type="time" office:time-value="PT01H00M00S" calcext:value-type="time">
            <text:p>01:00:00</text:p>
          </table:table-cell>
          <table:table-cell office:value-type="float" office:value="171" calcext:value-type="float">
            <text:p>171</text:p>
          </table:table-cell>
          <table:table-cell table:number-columns-repeated="2"/>
          <table:table-cell office:value-type="string" calcext:value-type="string">
            <text:p>පෘථිවිය සූර්යයාගේ සිට සලකනවිට පිහිටා ඇති ස්ථානය වන්නේ,</text:p>
          </table:table-cell>
          <table:table-cell/>
          <table:table-cell office:value-type="string" calcext:value-type="string">
            <text:p>දෙවැනි ස්ථා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න්වැනි ස්ථාන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හතරවන ස්ථා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ස්වැනි ස්ථාන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2" calcext:value-type="float">
            <text:p>172</text:p>
          </table:table-cell>
          <table:table-cell table:number-columns-repeated="2"/>
          <table:table-cell office:value-type="string" calcext:value-type="string">
            <text:p>ශ‍්‍රී ලංකාවේ භූ කම්පන මානය පිහිටුවා ඇති නගරය කුමක් ද?</text:p>
          </table:table-cell>
          <table:table-cell/>
          <table:table-cell office:value-type="string" calcext:value-type="string">
            <text:p>මිහින්ත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ඹත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ලවකෙ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ල්ලෙකැලේ</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73" calcext:value-type="float">
            <text:p>173</text:p>
          </table:table-cell>
          <table:table-cell table:number-columns-repeated="2"/>
          <table:table-cell office:value-type="string" calcext:value-type="string">
            <text:p>භූ කම්පනයක දී පෘථිවිය ඇතුළත පිහිටි විශාල පාෂාණ චලනය වීමක් සිදු වේ. මෙම චලන නිසා,</text:p>
          </table:table-cell>
          <table:table-cell/>
          <table:table-cell office:value-type="string" calcext:value-type="string">
            <text:p>ගංවතුර තත්ත්වයක් ඇති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භූ කම්පන තරංග හටගනී.</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නියඟයක් ඇති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4" calcext:value-type="float">
            <text:p>174</text:p>
          </table:table-cell>
          <table:table-cell table:number-columns-repeated="2"/>
          <table:table-cell office:value-type="string" calcext:value-type="string">
            <text:p>පෘථිවි අභ්‍යන්තරය කොටස් කීයයකට බෙදිය හැකි ද?</text:p>
          </table:table-cell>
          <table:table-cell/>
          <table:table-cell office:value-type="string" calcext:value-type="string">
            <text:p>දෙකක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හක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නකට</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හතරකට</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5" calcext:value-type="float">
            <text:p>175</text:p>
          </table:table-cell>
          <table:table-cell table:number-columns-repeated="2"/>
          <table:table-cell office:value-type="string" calcext:value-type="string">
            <text:p>ජීවීන්ගේ පැවැත්ම සඳහා සුදුසුම ග‍්‍රහලෝකය කුමක් ද?</text:p>
          </table:table-cell>
          <table:table-cell/>
          <table:table-cell office:value-type="string" calcext:value-type="string">
            <text:p>සූර්ය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ථිවි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අඟහ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ධ</text:p>
          </table:table-cell>
          <table:table-cell office:value-type="float" office:value="0" calcext:value-type="float">
            <text:p>0</text:p>
          </table:table-cell>
          <table:table-cell table:number-columns-repeated="1006"/>
        </table:table-row>
        <table:table-row table:style-name="ro1">
          <table:table-cell office:value-type="float" office:value="36" calcext:value-type="float">
            <text:p>3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6-t2-l07-ep08</text:p>
          </table:table-cell>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පෘථිවියේ ස්වභාවය</text:p>
          </table:table-cell>
          <table:table-cell office:value-type="string" calcext:value-type="string">
            <text:p>පෘථිවි කබොල</text:p>
          </table:table-cell>
          <table:table-cell office:value-type="string" calcext:value-type="string">
            <text:p>පෘථිවියේ අභ්‍යන්තරය නිර්මාණය වී ඇති ආකාරය විස්තර කිරීම හා පෘථිවි කබොල සහ එහි වැදගත්කම විස්තර කිරීම.</text:p>
          </table:table-cell>
          <table:table-cell table:style-name="ce3" office:value-type="time" office:time-value="PT01H00M00S" calcext:value-type="time">
            <text:p>01:00:00</text:p>
          </table:table-cell>
          <table:table-cell office:value-type="float" office:value="176" calcext:value-type="float">
            <text:p>176</text:p>
          </table:table-cell>
          <table:table-cell table:number-columns-repeated="2"/>
          <table:table-cell office:value-type="string" calcext:value-type="string">
            <text:p>තැම්බූ බිත්තරයක් හරස් අතට කැපූ විට පෙනෙන දර්ශනයට අනුව බිත්තර සුදුමදය,</text:p>
          </table:table-cell>
          <table:table-cell/>
          <table:table-cell office:value-type="string" calcext:value-type="string">
            <text:p>පෘථිවියේ හරයය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ථිවියේ කබොල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ථිවියේ ප‍්‍රාවරණය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ථිවියේ ඇතුළත හරය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7" calcext:value-type="float">
            <text:p>177</text:p>
          </table:table-cell>
          <table:table-cell table:number-columns-repeated="2"/>
          <table:table-cell office:value-type="string" calcext:value-type="string">
            <text:p>පෘථිවියේ විශාලත්වය සමග සසදන විට කබොල,</text:p>
          </table:table-cell>
          <table:table-cell/>
          <table:table-cell office:value-type="string" calcext:value-type="string">
            <text:p>අධික උෂ්ණත්වයකින් යුක්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නී ස්ථරය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ඝනකමින් යුක්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සියල්ලම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8" calcext:value-type="float">
            <text:p>178</text:p>
          </table:table-cell>
          <table:table-cell table:number-columns-repeated="2"/>
          <table:table-cell office:value-type="string" calcext:value-type="string">
            <text:p>පෘථිවි කබොලේ වැඩිපුරම ඇති මූල ද්‍රව්‍යයක් නොවන්නේ,</text:p>
          </table:table-cell>
          <table:table-cell/>
          <table:table-cell office:value-type="string" calcext:value-type="string">
            <text:p>කාබ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ලික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ලූමිනිය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ඔක්සිජ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9" calcext:value-type="float">
            <text:p>179</text:p>
          </table:table-cell>
          <table:table-cell table:number-columns-repeated="2"/>
          <table:table-cell office:value-type="string" calcext:value-type="string">
            <text:p>පෘථිවි කබොල සෑදී ඇත්තේ,</text:p>
          </table:table-cell>
          <table:table-cell/>
          <table:table-cell office:value-type="string" calcext:value-type="string">
            <text:p>පාෂාණ හා පස් වලි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ඝන පාෂාණ හා ද්‍රව පාෂාණ වලි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රව වූ අයන් හා නිකල් වලි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ග්නීසියම් හා අයන් වලි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0" calcext:value-type="float">
            <text:p>180</text:p>
          </table:table-cell>
          <table:table-cell table:number-columns-repeated="2"/>
          <table:table-cell office:value-type="string" calcext:value-type="string">
            <text:p>පෘථිවියේ සියලූ ම ජීවීන් ජීවත් වන කොටස කුමක් ද?</text:p>
          </table:table-cell>
          <table:table-cell/>
          <table:table-cell office:value-type="string" calcext:value-type="string">
            <text:p>ප‍්‍රාවර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බො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ඇතුළත හ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ටත හරය</text:p>
          </table:table-cell>
          <table:table-cell office:value-type="float" office:value="0" calcext:value-type="float">
            <text:p>0</text:p>
          </table:table-cell>
          <table:table-cell table:number-columns-repeated="1006"/>
        </table:table-row>
        <table:table-row table:style-name="ro1">
          <table:table-cell office:value-type="float" office:value="37" calcext:value-type="float">
            <text:p>3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08-ep08</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පෘථිවියේ ස්වභාවය</text:p>
          </table:table-cell>
          <table:table-cell office:value-type="string" calcext:value-type="string">
            <text:p>පෘථිවි ප‍්‍රාවරණය හා හරය</text:p>
          </table:table-cell>
          <table:table-cell office:value-type="string" calcext:value-type="string">
            <text:p>පෘථිවි ප‍්‍රාවරණය, හරය විස්තර කිරීම හා ප‍්‍රශ්න හා පිළිතුරු සාකච්ඡා කිරීම.</text:p>
          </table:table-cell>
          <table:table-cell table:style-name="ce3" office:value-type="time" office:time-value="PT01H00M00S" calcext:value-type="time">
            <text:p>01:00:00</text:p>
          </table:table-cell>
          <table:table-cell office:value-type="float" office:value="181" calcext:value-type="float">
            <text:p>181</text:p>
          </table:table-cell>
          <table:table-cell table:number-columns-repeated="2"/>
          <table:table-cell office:value-type="string" calcext:value-type="string">
            <text:p>පෘථිවි ප‍්‍රාවරණයේ ඝණකම වන්නේ,</text:p>
          </table:table-cell>
          <table:table-cell/>
          <table:table-cell office:value-type="string" calcext:value-type="string">
            <text:p>12 k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4 k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900 k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3500 k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2" calcext:value-type="float">
            <text:p>182</text:p>
          </table:table-cell>
          <table:table-cell table:number-columns-repeated="2"/>
          <table:table-cell office:value-type="string" calcext:value-type="string">
            <text:p>පෘථිවියේ කබොලට යටින් පිහිටි ස්ථරය කුමක් ද?</text:p>
          </table:table-cell>
          <table:table-cell/>
          <table:table-cell office:value-type="string" calcext:value-type="string">
            <text:p>ප‍්‍රාවරණ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බො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තුලත හ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ටත හ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3" calcext:value-type="float">
            <text:p>183</text:p>
          </table:table-cell>
          <table:table-cell table:number-columns-repeated="2"/>
          <table:table-cell office:value-type="string" calcext:value-type="string">
            <text:p>ප‍්‍රාවරණය සම්බන්ධ වැරදි ප‍්‍රකාශය කුමක්ද?</text:p>
          </table:table-cell>
          <table:table-cell/>
          <table:table-cell office:value-type="string" calcext:value-type="string">
            <text:p>ඔක්සිජන්, සිලිකන්, මැග්නීසියම්, අයන් යන මූලද්‍රව්‍ය <text:s/>බහුලව ඇත.</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ළ කොටස යුක්ත වන්නේ ඝන පාෂාණවලින්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ෂාණ හා පස් වලින් සෑදී ඇත.</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ධික උෂ්ණත්වය නිසා පහළ කොටස ද්‍රව පාෂාණවලින් යුක්ත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4" calcext:value-type="float">
            <text:p>184</text:p>
          </table:table-cell>
          <table:table-cell table:number-columns-repeated="2"/>
          <table:table-cell office:value-type="string" calcext:value-type="string">
            <text:p>පහත වගන්තිවලින් නිවැරදි වගන්තිය කුමක් ද?</text:p>
          </table:table-cell>
          <table:table-cell/>
          <table:table-cell office:value-type="string" calcext:value-type="string">
            <text:p>හරයේ ඇතුලත කොටස අධික පීඩනය නිසා ද්‍රව ව පවතී.</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වරණය ඉහළ කොටසේ පාෂාණ අධික උෂ්ණත්වය නිසා ද්‍රව තත්ත්වයේ පවතී.</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හරයේ ඇතුලත කොටස සූර්යයාගේ මතුපිට තරම් අධික උෂ්ණත්වයක් ඇත.</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ථිවි හරයේ ඝණකම වන්නේ 3600 km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5" calcext:value-type="float">
            <text:p>185</text:p>
          </table:table-cell>
          <table:table-cell table:number-columns-repeated="2"/>
          <table:table-cell office:value-type="string" calcext:value-type="string">
            <text:p>ද්‍රව යකඩ හා නිකල් යන ලෝහ වැඩිපුරම ඇත්තේ,</text:p>
          </table:table-cell>
          <table:table-cell/>
          <table:table-cell office:value-type="string" calcext:value-type="string">
            <text:p>පෘථිවි හර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ථිවි ප‍්‍රාවර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ථිවි කබොලේ</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සියල්ලම.</text:p>
          </table:table-cell>
          <table:table-cell office:value-type="float" office:value="0" calcext:value-type="float">
            <text:p>0</text:p>
          </table:table-cell>
          <table:table-cell table:number-columns-repeated="1006"/>
        </table:table-row>
        <table:table-row table:style-name="ro1">
          <table:table-cell office:value-type="float" office:value="38" calcext:value-type="float">
            <text:p>3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08-ep09</text:p>
          </table:table-cell>
          <table:table-cell office:value-type="float" office:value="9" calcext:value-type="float">
            <text:p>9</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පෘථිවියේ ස්වභාවය</text:p>
          </table:table-cell>
          <table:table-cell office:value-type="string" calcext:value-type="string">
            <text:p>පෘථිවියේ අභ්‍යන්තර ස්තර</text:p>
          </table:table-cell>
          <table:table-cell office:value-type="string" calcext:value-type="string">
            <text:p>පෘථිවියේ අභ්‍යන්තර ස්ථර හා පෘථිවියේ අභ්‍යන්තර ව්‍යූහය නිරූපණය කරන ත්‍රිමාණ ආකෘතියක් සෑදීමේ ක‍්‍රියාකාරකමක් විස්තර කිරීම.</text:p>
          </table:table-cell>
          <table:table-cell table:style-name="ce3" office:value-type="time" office:time-value="PT01H00M00S" calcext:value-type="time">
            <text:p>01:00:00</text:p>
          </table:table-cell>
          <table:table-cell office:value-type="float" office:value="186" calcext:value-type="float">
            <text:p>186</text:p>
          </table:table-cell>
          <table:table-cell table:number-columns-repeated="2"/>
          <table:table-cell office:value-type="string" calcext:value-type="string">
            <text:p>බෝග වගාව සඳහා පස ලැබෙන්නේ,</text:p>
          </table:table-cell>
          <table:table-cell/>
          <table:table-cell office:value-type="string" calcext:value-type="string">
            <text:p>පිටත හරයෙ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වරණයෙ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බොලෙ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ඇතුලත හරයෙ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7" calcext:value-type="float">
            <text:p>187</text:p>
          </table:table-cell>
          <table:table-cell table:number-columns-repeated="2"/>
          <table:table-cell office:value-type="string" calcext:value-type="string">
            <text:p>ගැඹුරු සාගර පතුලේ කබොලෙහි ඝනකම වන්නේ,</text:p>
          </table:table-cell>
          <table:table-cell/>
          <table:table-cell office:value-type="string" calcext:value-type="string">
            <text:p>5km පමණ.</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2900km<text:span text:style-name="T2"> </text:span>පම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4200km<text:span text:style-name="T1"> </text:span>පම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3000km<text:span text:style-name="T1"> </text:span>පමණ.</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8" calcext:value-type="float">
            <text:p>188</text:p>
          </table:table-cell>
          <table:table-cell table:number-columns-repeated="2"/>
          <table:table-cell office:value-type="string" calcext:value-type="string">
            <text:p>හරයේ ඉහළ කොටසේ බහුල ලෙස ඇතුළත් ද්‍රව ලෝහ කුමක් ද?</text:p>
          </table:table-cell>
          <table:table-cell/>
          <table:table-cell office:value-type="string" calcext:value-type="string">
            <text:p>සින්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යන් හා නික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ඊය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දී</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9" calcext:value-type="float">
            <text:p>189</text:p>
          </table:table-cell>
          <table:table-cell table:number-columns-repeated="2"/>
          <table:table-cell office:value-type="string" calcext:value-type="string">
            <text:p>ගොඩබිමේ දී කබොලෙහි ඝනකම වන්නේ,</text:p>
          </table:table-cell>
          <table:table-cell/>
          <table:table-cell office:value-type="string" calcext:value-type="string">
            <text:p>5 km - 6.35 km<text:span text:style-name="T1"> </text:span>පම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2900km<text:span text:style-name="T2"> </text:span>පම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4200km<text:span text:style-name="T1"> </text:span>පම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35km<text:span text:style-name="T1"> </text:span>පමණ</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90" calcext:value-type="float">
            <text:p>190</text:p>
          </table:table-cell>
          <table:table-cell table:number-columns-repeated="2"/>
          <table:table-cell office:value-type="string" calcext:value-type="string">
            <text:p>පෘථිවි හරයේ ඝණකම වන්නේ,</text:p>
          </table:table-cell>
          <table:table-cell/>
          <table:table-cell office:value-type="string" calcext:value-type="string">
            <text:p>12k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900k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5k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500km</text:p>
          </table:table-cell>
          <table:table-cell office:value-type="float" office:value="1" calcext:value-type="float">
            <text:p>1</text:p>
          </table:table-cell>
          <table:table-cell table:number-columns-repeated="1006"/>
        </table:table-row>
        <table:table-row table:style-name="ro1">
          <table:table-cell office:value-type="float" office:value="39" calcext:value-type="float">
            <text:p>3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08-ep10</text:p>
          </table:table-cell>
          <table:table-cell office:value-type="float" office:value="10" calcext:value-type="float">
            <text:p>1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පෘථිවියේ ස්වභාවය</text:p>
          </table:table-cell>
          <table:table-cell office:value-type="string" calcext:value-type="string">
            <text:p>භූ තැටි සහ භූ තැටි චලනය</text:p>
          </table:table-cell>
          <table:table-cell office:value-type="string" calcext:value-type="string">
            <text:p>භූ තැටි හා භූ තැටි චලන විවිධ රටවල සිදු වී ඇති ආකාරය සහ භූ තැටි චලනය වන ආකාරය විස්තර කිරීම.</text:p>
          </table:table-cell>
          <table:table-cell table:style-name="ce3" office:value-type="time" office:time-value="PT01H00M00S" calcext:value-type="time">
            <text:p>01:00:00</text:p>
          </table:table-cell>
          <table:table-cell office:value-type="float" office:value="191" calcext:value-type="float">
            <text:p>191</text:p>
          </table:table-cell>
          <table:table-cell table:number-columns-repeated="2"/>
          <table:table-cell office:value-type="string" calcext:value-type="string">
            <text:p>නේපාලයේ කත්මණ්ඩු නුවර භූමිකම්පන වාර්තා වූ වර්ෂය කුමක් ද?</text:p>
          </table:table-cell>
          <table:table-cell/>
          <table:table-cell office:value-type="float" office:value="1906" calcext:value-type="float">
            <text:p>1906</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1938" calcext:value-type="float">
            <text:p>1938</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015" calcext:value-type="float">
            <text:p>2015</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1947" calcext:value-type="float">
            <text:p>1947</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2" calcext:value-type="float">
            <text:p>192</text:p>
          </table:table-cell>
          <table:table-cell table:number-columns-repeated="2"/>
          <table:table-cell office:value-type="string" calcext:value-type="string">
            <text:p>පෘථිවියේ භූ තැටි එකිනෙකට සාපේක්ෂව චලනය විය හැකි ආකාර කීයද?</text:p>
          </table:table-cell>
          <table:table-cell/>
          <table:table-cell office:value-type="string" calcext:value-type="string">
            <text:p>5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4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2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3 කි.</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93" calcext:value-type="float">
            <text:p>193</text:p>
          </table:table-cell>
          <table:table-cell table:number-columns-repeated="2"/>
          <table:table-cell office:value-type="string" calcext:value-type="string">
            <text:p>භූ තැටි මායිමක් ගොඩබිමෙහි පිහිටා ඇත්තේ,</text:p>
          </table:table-cell>
          <table:table-cell/>
          <table:table-cell office:value-type="string" calcext:value-type="string">
            <text:p>උතුරු ඇමරිකාවේ කැලිෆෝනියා ප‍්‍රාන්ත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නේපාලයේ කත්මන්දු අගනුවර ආසන්න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මාත‍්‍රා දූපත් ආසන්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හත සියල්ලම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4" calcext:value-type="float">
            <text:p>194</text:p>
          </table:table-cell>
          <table:table-cell table:number-columns-repeated="2"/>
          <table:table-cell office:value-type="string" calcext:value-type="string">
            <text:p>ශ‍්‍රී ලංකාවට සුනාමි රළ මගින් හානි සිදු වූ දිනය කවදා ද?</text:p>
          </table:table-cell>
          <table:table-cell/>
          <table:table-cell office:value-type="string" calcext:value-type="string">
            <text:p>2017 මැයි 25</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2005 දෙසැම්බර් 25</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2004 දෙසැම්බර් 26</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2009 මැයි 2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5" calcext:value-type="float">
            <text:p>195</text:p>
          </table:table-cell>
          <table:table-cell table:number-columns-repeated="2"/>
          <table:table-cell office:value-type="string" calcext:value-type="string">
            <text:p>පෘථිවියේ මතුපිට ස්තරය කුමක් ද?</text:p>
          </table:table-cell>
          <table:table-cell/>
          <table:table-cell office:value-type="string" calcext:value-type="string">
            <text:p>ප‍්‍රාවරණය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බොල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ඇතුලත හරය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ටත හරය යි.</text:p>
          </table:table-cell>
          <table:table-cell office:value-type="float" office:value="0" calcext:value-type="float">
            <text:p>0</text:p>
          </table:table-cell>
          <table:table-cell table:number-columns-repeated="1006"/>
        </table:table-row>
        <table:table-row table:style-name="ro1">
          <table:table-cell office:value-type="float" office:value="40" calcext:value-type="float">
            <text:p>4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08-ep11</text:p>
          </table:table-cell>
          <table:table-cell office:value-type="float" office:value="11" calcext:value-type="float">
            <text:p>1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පෘථිවියේ ස්වභාවය</text:p>
          </table:table-cell>
          <table:table-cell office:value-type="string" calcext:value-type="string">
            <text:p>භූ තැටි චලනය ආදර්ශනය කිරීම</text:p>
          </table:table-cell>
          <table:table-cell office:value-type="string" calcext:value-type="string">
            <text:p>භූ තැටි චලන ආදර්ශනය කිරීම සඳහා ක්‍රියාකාරකමක් සිදු කිරීම, ප‍්‍රශ්න හා පිළිතුරු සාකච්ඡා කිරීම.</text:p>
          </table:table-cell>
          <table:table-cell table:style-name="ce3" office:value-type="time" office:time-value="PT01H00M00S" calcext:value-type="time">
            <text:p>01:00:00</text:p>
          </table:table-cell>
          <table:table-cell office:value-type="float" office:value="196" calcext:value-type="float">
            <text:p>196</text:p>
          </table:table-cell>
          <table:table-cell table:number-columns-repeated="2"/>
          <table:table-cell office:value-type="string" calcext:value-type="string">
            <text:p>භූ තැටි චලනය නිසා ආකාර ආදර්ශනයට යොදා ගැනීමට වඩාත් සුදුසු වන්නේ,</text:p>
          </table:table-cell>
          <table:table-cell/>
          <table:table-cell office:value-type="string" calcext:value-type="string">
            <text:p>කාඩ්බෝඩ් හා ලී කැබ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ටීක් බෝල කිහිප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පූ අලිගැට පේර ගෙඩි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ඝනකම පොතු සහිත දොඩම් ගෙඩියක්</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97" calcext:value-type="float">
            <text:p>197</text:p>
          </table:table-cell>
          <table:table-cell table:number-columns-repeated="2"/>
          <table:table-cell office:value-type="string" calcext:value-type="string">
            <text:p>ශ‍්‍රී ලංකාව අයත් වන භූ තැටිය වන්නේ,</text:p>
          </table:table-cell>
          <table:table-cell/>
          <table:table-cell office:value-type="string" calcext:value-type="string">
            <text:p>ඔස්ට්‍රේලියා ඉන්දියන් භූ තැටි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ඇන්ටාටිකා භූ තැටි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සිෆික් භූ තැටියට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යුරෝපා භූ තැටියට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8" calcext:value-type="float">
            <text:p>198</text:p>
          </table:table-cell>
          <table:table-cell table:number-columns-repeated="2"/>
          <table:table-cell office:value-type="string" calcext:value-type="string">
            <text:p>පෘථිවියේ ඇතිවන භූ කම්පන තරංග සටහන් කර ගත හැකි උපකරණ හඳුන්වන්නේ කුමන නමකින් ද?</text:p>
          </table:table-cell>
          <table:table-cell/>
          <table:table-cell office:value-type="string" calcext:value-type="string">
            <text:p>උෂ්ණත්වමා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භූකම්පනමාන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අනිලමා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ළං දිශා දර්ශක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9" calcext:value-type="float">
            <text:p>199</text:p>
          </table:table-cell>
          <table:table-cell table:number-columns-repeated="2"/>
          <table:table-cell office:value-type="string" calcext:value-type="string">
            <text:p>භූ තැටි චලනය වීම සිදු වන්නේ,</text:p>
          </table:table-cell>
          <table:table-cell/>
          <table:table-cell office:value-type="string" calcext:value-type="string">
            <text:p>සුළඟේ ශක්තියෙ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චන්ද්‍රයාගේ ශක්තියෙ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යයාගේ ශක්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 කිසිවක් නිසා නොවේ</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00" calcext:value-type="float">
            <text:p>200</text:p>
          </table:table-cell>
          <table:table-cell table:number-columns-repeated="2"/>
          <table:table-cell office:value-type="string" calcext:value-type="string">
            <text:p>උතුරු ඇමෙරිකා භූ තැටිය හා පැසිෆික් භූ තැටිය වසරකට .............. පමණ එකිනෙකට ඇතිල්ලීමෙන් ලිස්සා යයි.</text:p>
          </table:table-cell>
          <table:table-cell/>
          <table:table-cell office:value-type="string" calcext:value-type="string">
            <text:p>2.5 c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4.5 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3.5 c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6 cm</text:p>
          </table:table-cell>
          <table:table-cell office:value-type="float" office:value="0" calcext:value-type="float">
            <text:p>0</text:p>
          </table:table-cell>
          <table:table-cell table:number-columns-repeated="1006"/>
        </table:table-row>
        <table:table-row table:style-name="ro1">
          <table:table-cell office:value-type="float" office:value="41" calcext:value-type="float">
            <text:p>4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09-ep12</text:p>
          </table:table-cell>
          <table:table-cell office:value-type="float" office:value="12" calcext:value-type="float">
            <text:p>12</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ආලෝකය</text:p>
          </table:table-cell>
          <table:table-cell office:value-type="string" calcext:value-type="string">
            <text:p>ඡායා සහ උප ඡායා ඇතිවීම</text:p>
          </table:table-cell>
          <table:table-cell office:value-type="string" calcext:value-type="string">
            <text:p>ඡායා සහ උප ඡායා ඇතිවන අවස්ථා පිළිබඳ විස්තර කිරීම, ඡායා සහ උප ඡායා ඇතිවීම පිළිබඳ ක‍්‍රියාකාරකම් සිදු කිරීම සහ පාරදෘශ්‍ය, පාරභාසක හා පාරාන්ධ තිරයන් මතට ආලෝක ප‍්‍රභවයකින් ආලෝකය දුන් විට ඡායාව පෙනීම විස්තර කිරීම.</text:p>
          </table:table-cell>
          <table:table-cell table:style-name="ce3" office:value-type="time" office:time-value="PT01H00M00S" calcext:value-type="time">
            <text:p>01:00:00</text:p>
          </table:table-cell>
          <table:table-cell office:value-type="float" office:value="201" calcext:value-type="float">
            <text:p>201</text:p>
          </table:table-cell>
          <table:table-cell table:number-columns-repeated="2"/>
          <table:table-cell office:value-type="string" calcext:value-type="string">
            <text:p>ඡායා හෙවත් සෙවනැලි ඇති වන්නේ කෙසේද යන්න නිරීක්ෂණය කිරීමට කරනු ලබන ක්‍රියාකාරකම සඳහා යොදාගන්නා ද්‍රව්‍ය වන්නේ,</text:p>
          </table:table-cell>
          <table:table-cell/>
          <table:table-cell office:value-type="string" calcext:value-type="string">
            <text:p>ඉටිපන්දමක් , තිරයක් සහ බෝලය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න්නාඩියක් , ඉටිපන්දමක් සහ <text:s/>කොළ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ටිපන්දමක් , තිරයක් සහ රෙදි කැබැල්ල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දුරු තහඩුවක් , තිරයක් සහ බෝල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2" calcext:value-type="float">
            <text:p>202</text:p>
          </table:table-cell>
          <table:table-cell/>
          <table:table-cell office:value-type="string" calcext:value-type="string">
            <text:p>science-07-t2-l09-ep12-q-2.png</text:p>
          </table:table-cell>
          <table:table-cell office:value-type="string" calcext:value-type="string">
            <text:p>දී ඇති රූපයේ දැක්වෙන ක‍්‍රියාකාරකමෙහි නිගමනය වන්නේ තිරය මත බෝලයේ ඡායාව පැහැදිලිව නිරූපණය වීමයි. මෙහි A යන්නෙන් සලකුණු කර ඇත්තේ,</text:p>
          </table:table-cell>
          <table:table-cell/>
          <table:table-cell office:value-type="string" calcext:value-type="string">
            <text:p>කාඩ්බෝඩ් කැබැල්ල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දෘශ්‍ය වීදුරු තහඩුව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ඇලුමිනියම් තහඩුව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භාසක වීදුරු තහඩුව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3" calcext:value-type="float">
            <text:p>203</text:p>
          </table:table-cell>
          <table:table-cell table:number-columns-repeated="2"/>
          <table:table-cell office:value-type="string" calcext:value-type="string">
            <text:p>ආලෝක ප‍්‍රභවය හා වස්තුව අතර දුර වැඩිවන විට තිරය මත ...................... දැකගත හැකි වේ.</text:p>
          </table:table-cell>
          <table:table-cell/>
          <table:table-cell office:value-type="string" calcext:value-type="string">
            <text:p>කුඩා ඡායාව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ලෝක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ශාල ඡායාව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ඉහත සියල්ලම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4" calcext:value-type="float">
            <text:p>204</text:p>
          </table:table-cell>
          <table:table-cell table:number-columns-repeated="2"/>
          <table:table-cell office:value-type="string" calcext:value-type="string">
            <text:p>පාරාන්ධ ද්‍රව්‍යයක් හරහා,</text:p>
          </table:table-cell>
          <table:table-cell/>
          <table:table-cell office:value-type="string" calcext:value-type="string">
            <text:p>ආලෝකය එහා මෙහා ගමන් ක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ආලෝකයක් ගමන් කරන්නේ නැත.</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ආලෝකය මද වශයෙන් ගමන් ක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ටිපන්දම් ආලෝකය පමණක් ගමන් ක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5" calcext:value-type="float">
            <text:p>205</text:p>
          </table:table-cell>
          <table:table-cell table:number-columns-repeated="2"/>
          <table:table-cell office:value-type="string" calcext:value-type="string">
            <text:p>වස්තුවක් හොඳින් පෙනීමට අත්‍යවශ්‍ය වන සාධක දෙක වන්නේ,</text:p>
          </table:table-cell>
          <table:table-cell/>
          <table:table-cell office:value-type="string" calcext:value-type="string">
            <text:p>උපැස් යුවලක් හා ඇ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ලෝකය හා ඇ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ආලෝකය හා අව් කන්නාඩි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ඳුර සහ ඇස්</text:p>
          </table:table-cell>
          <table:table-cell office:value-type="float" office:value="0" calcext:value-type="float">
            <text:p>0</text:p>
          </table:table-cell>
          <table:table-cell table:number-columns-repeated="1006"/>
        </table:table-row>
        <table:table-row table:style-name="ro1">
          <table:table-cell office:value-type="float" office:value="42" calcext:value-type="float">
            <text:p>4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09-ep13</text:p>
          </table:table-cell>
          <table:table-cell office:value-type="float" office:value="13" calcext:value-type="float">
            <text:p>13</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ආලෝකය</text:p>
          </table:table-cell>
          <table:table-cell office:value-type="string" calcext:value-type="string">
            <text:p>ඡායා හෙවත් සෙවනැලි</text:p>
          </table:table-cell>
          <table:table-cell office:value-type="string" calcext:value-type="string">
            <text:p>ඡායා වලින් සිදු කල හැකි නිර්මාණ පෙන්වීම, සෙවනැලි වල දිග හා දිශාව පිළිබඳ විස්තර කිරීම හා ඡායා පිළිබඳ තවදුරටත් අධ්‍යයනය කිරීම සඳහා ක‍්‍රියාකාරකමක් සිදු කිරීම.</text:p>
          </table:table-cell>
          <table:table-cell table:style-name="ce3" office:value-type="time" office:time-value="PT01H00M00S" calcext:value-type="time">
            <text:p>01:00:00</text:p>
          </table:table-cell>
          <table:table-cell office:value-type="float" office:value="206" calcext:value-type="float">
            <text:p>206</text:p>
          </table:table-cell>
          <table:table-cell table:number-columns-repeated="2"/>
          <table:table-cell office:value-type="string" calcext:value-type="string">
            <text:p>වස්තු මත සූර්යාලෝකය වැටෙන .............................. හා ....................... අනුව සෙවනැලිවල දිග හා දිශාව වෙනස් වේ.</text:p>
          </table:table-cell>
          <table:table-cell/>
          <table:table-cell office:value-type="string" calcext:value-type="string">
            <text:p>ප‍්‍රමාණය ,<text:span text:style-name="T1"> </text:span>දිශා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ග ,<text:span text:style-name="T1"> </text:span>පළල</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ශාව ,<text:span text:style-name="T1"> </text:span>දිග</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මාණය ,<text:span text:style-name="T1"> </text:span>පරිමිති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7" calcext:value-type="float">
            <text:p>207</text:p>
          </table:table-cell>
          <table:table-cell table:number-columns-repeated="2"/>
          <table:table-cell office:value-type="string" calcext:value-type="string">
            <text:p>අතීතයේ දී කාලය මැනීමට ............................ යොදාගෙන ඇත.</text:p>
          </table:table-cell>
          <table:table-cell/>
          <table:table-cell office:value-type="string" calcext:value-type="string">
            <text:p>ත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රු තැටි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ජූල්</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text:span text:style-name="T1">`</text:span>දු තැටි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8" calcext:value-type="float">
            <text:p>208</text:p>
          </table:table-cell>
          <table:table-cell table:number-columns-repeated="2"/>
          <table:table-cell office:value-type="string" calcext:value-type="string">
            <text:p>සූර්යග‍්‍රහණ සහ චන්ද්‍රග‍්‍රහණ ඇති වන්නේ,</text:p>
          </table:table-cell>
          <table:table-cell/>
          <table:table-cell office:value-type="string" calcext:value-type="string">
            <text:p>ආලෝකය හේතුවෙ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මාණය වෙනස්වීම හේතුවෙ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උල්කාපාත හේතුවෙනි</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නැලි (ඡායා) හේතුවෙනි</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09" calcext:value-type="float">
            <text:p>209</text:p>
          </table:table-cell>
          <table:table-cell table:number-columns-repeated="2"/>
          <table:table-cell office:value-type="string" calcext:value-type="string">
            <text:p>සූර්යයා සහ චන්ද්‍රයා අතරට ...................... පැමිණි විට සහ මේවා සියල්ල එකම සරල රේඛාවක පිහිටි විට පෘථිවියේ සෙවනැල්ල (ඡායාව) චන්ද්‍රයා මතට වැටීම නිසා චන්ද්‍රග‍්‍රහණයක් ඇති වේ.</text:p>
          </table:table-cell>
          <table:table-cell/>
          <table:table-cell office:value-type="string" calcext:value-type="string">
            <text:p>ආලෝ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වනැ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ථිවි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text:span text:style-name="T1">`</text:span>ගහරු</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0" calcext:value-type="float">
            <text:p>210</text:p>
          </table:table-cell>
          <table:table-cell table:number-columns-repeated="2"/>
          <table:table-cell office:value-type="string" calcext:value-type="string">
            <text:p>සූර්යයා සහ පෘථිවිය අතරට චන්ද්‍රයා පැමිණි විට චන්ද්‍රයාගේ සෙවනැල්ල පෘථිවිය මතට වැටී සූර්යයා නොපෙනී යයි. මෙම සිදුවීම,</text:p>
          </table:table-cell>
          <table:table-cell/>
          <table:table-cell office:value-type="string" calcext:value-type="string">
            <text:p>සූර්යග‍්‍රහණය<text:span text:style-name="T1"> </text:span>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සලොස්වක රාත‍්‍රිය<text:span text:style-name="T1"> </text:span>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චන්ද්‍රග‍්‍රහණය<text:span text:style-name="T1"> </text:span>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 කිසිවක් නොවේ.</text:p>
          </table:table-cell>
          <table:table-cell office:value-type="float" office:value="0" calcext:value-type="float">
            <text:p>0</text:p>
          </table:table-cell>
          <table:table-cell table:number-columns-repeated="1006"/>
        </table:table-row>
        <table:table-row table:style-name="ro1">
          <table:table-cell office:value-type="float" office:value="43" calcext:value-type="float">
            <text:p>4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09-ep14</text:p>
          </table:table-cell>
          <table:table-cell office:value-type="float" office:value="14" calcext:value-type="float">
            <text:p>14</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ආලෝකය</text:p>
          </table:table-cell>
          <table:table-cell office:value-type="string" calcext:value-type="string">
            <text:p>තල දර්පණ මගින් සෑදෙන ප‍්‍රතිබිම්බ</text:p>
          </table:table-cell>
          <table:table-cell office:value-type="string" calcext:value-type="string">
            <text:p>ආලෝක පරාවර්තනය හඳුන්වාදීම, තල දර්පණවලින් සෑදෙන ප‍්‍රතිබිම්බ පිළිබඳ සොයා බැලීම සඳහා ක‍්‍රියාකාරකමක් සිදු කිරීම, තල දර්පණයෙන් සෑදෙන ප‍්‍රතිබිම්බයක ලක්ෂණ හා භාවිත වන අවස්ථා පැහැදිලි කිරීම.</text:p>
          </table:table-cell>
          <table:table-cell table:style-name="ce3" office:value-type="time" office:time-value="PT01H00M00S" calcext:value-type="time">
            <text:p>01:00:00</text:p>
          </table:table-cell>
          <table:table-cell office:value-type="float" office:value="211" calcext:value-type="float">
            <text:p>211</text:p>
          </table:table-cell>
          <table:table-cell table:number-columns-repeated="2"/>
          <table:table-cell office:value-type="string" calcext:value-type="string">
            <text:p>සුමට සමතල පෘෂ්ඨයක් ...................... ලෙස හැඳින්වේ.</text:p>
          </table:table-cell>
          <table:table-cell/>
          <table:table-cell office:value-type="string" calcext:value-type="string">
            <text:p>තල දර්පණය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ආලෝක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බිම්බ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ස්තුව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2" calcext:value-type="float">
            <text:p>212</text:p>
          </table:table-cell>
          <table:table-cell table:number-columns-repeated="2"/>
          <table:table-cell office:value-type="string" calcext:value-type="string">
            <text:p>ආලෝක කිරණ යම් පෘෂ්ඨයක පතිත වීමෙන් පසු එම මාධ්‍යය ඔස්සේ ම ආපසු හැරී ගමන් කිරීම<text:span text:style-name="T1"> </text:span>......................................................... ලෙස හැ<text:span text:style-name="T1">`</text:span>දින්වේ.</text:p>
          </table:table-cell>
          <table:table-cell/>
          <table:table-cell office:value-type="string" calcext:value-type="string">
            <text:p>පරාවර්ත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ලෝක පරාවර්තන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රිවර්ත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ලෝක කදම්බ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3" calcext:value-type="float">
            <text:p>213</text:p>
          </table:table-cell>
          <table:table-cell/>
          <table:table-cell office:value-type="string" calcext:value-type="string">
            <text:p>science-07-t2-l09-ep14-q-3.png</text:p>
          </table:table-cell>
          <table:table-cell office:value-type="string" calcext:value-type="string">
            <text:p>මෙම රූපයෙහි දැක්වෙන්නේ,</text:p>
          </table:table-cell>
          <table:table-cell/>
          <table:table-cell office:value-type="string" calcext:value-type="string">
            <text:p>තල දර්පණය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රතිබිම්බ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උත්තල දර්පණ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වතල දර්පණ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4" calcext:value-type="float">
            <text:p>214</text:p>
          </table:table-cell>
          <table:table-cell/>
          <table:table-cell office:value-type="string" calcext:value-type="string">
            <text:p>science-07-t2-l09-ep14-q-4.png</text:p>
          </table:table-cell>
          <table:table-cell office:value-type="string" calcext:value-type="string">
            <text:p>මෙම ක්‍රියාකාරකම සඳහා යොදාගන්නා ද්‍රව්‍යක් නොවන්නේ,</text:p>
          </table:table-cell>
          <table:table-cell/>
          <table:table-cell office:value-type="string" calcext:value-type="string">
            <text:p>තල දර්පණ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ටි පන්දම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ඩි කෝදුව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ණමානයක්</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15" calcext:value-type="float">
            <text:p>215</text:p>
          </table:table-cell>
          <table:table-cell table:number-columns-repeated="2"/>
          <table:table-cell office:value-type="string" calcext:value-type="string">
            <text:p>තිරයක් මතට ගත හැකි ප‍්‍රතිබිම්බ හඳුන්වන්නේ<text:span text:style-name="T2">,</text:span></text:p>
          </table:table-cell>
          <table:table-cell/>
          <table:table-cell office:value-type="string" calcext:value-type="string">
            <text:p>තාත්ත්වික ප‍්‍රතිබිම්බ ලෙ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අතාත්ත්වික ප‍්‍රතිබිම්බ ලෙ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උඩුකුරු ප‍්‍රතිබිම්බ ලෙ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 කිසිවක් නොවේ</text:p>
          </table:table-cell>
          <table:table-cell office:value-type="float" office:value="0" calcext:value-type="float">
            <text:p>0</text:p>
          </table:table-cell>
          <table:table-cell table:number-columns-repeated="1006"/>
        </table:table-row>
        <table:table-row table:style-name="ro1">
          <table:table-cell office:value-type="float" office:value="44" calcext:value-type="float">
            <text:p>4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09-ep15</text:p>
          </table:table-cell>
          <table:table-cell office:value-type="float" office:value="15" calcext:value-type="float">
            <text:p>15</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ආලෝකය</text:p>
          </table:table-cell>
          <table:table-cell office:value-type="string" calcext:value-type="string">
            <text:p>පාර්ශ්වික අපවර්තනය, බහු ප‍්‍රතිබිම්බ සෑදීම</text:p>
          </table:table-cell>
          <table:table-cell office:value-type="string" calcext:value-type="string">
            <text:p>තල දර්පණයක් තුළින් පාර්ශ්වික අපවර්ථනයක් ඇතිවීම හා බහු ප‍්‍රතිබිම්බ සෑදීම පිළිබඳ විස්තර කිරීම හා බහුරූපේක්ෂයක් නිර්මාණය කිරීම.</text:p>
          </table:table-cell>
          <table:table-cell table:style-name="ce3" office:value-type="time" office:time-value="PT01H00M00S" calcext:value-type="time">
            <text:p>01:00:00</text:p>
          </table:table-cell>
          <table:table-cell office:value-type="float" office:value="216" calcext:value-type="float">
            <text:p>216</text:p>
          </table:table-cell>
          <table:table-cell/>
          <table:table-cell office:value-type="string" calcext:value-type="string">
            <text:p>science-07-t2-l09-ep15-q-1.png</text:p>
          </table:table-cell>
          <table:table-cell office:value-type="string" calcext:value-type="string">
            <text:p>මෙම ක්‍රියාකාරකම‍ෙන් නිරීක්ෂණය කළ හැක්කේ,</text:p>
          </table:table-cell>
          <table:table-cell/>
          <table:table-cell office:value-type="string" calcext:value-type="string">
            <text:p>පාර්ශ්වික අපවර්තන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හු ප‍්‍රතිබිම්බ</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බිම්බ</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7" calcext:value-type="float">
            <text:p>217</text:p>
          </table:table-cell>
          <table:table-cell table:number-columns-repeated="2"/>
          <table:table-cell office:value-type="string" calcext:value-type="string">
            <text:p>ප්‍රතිබිම්බ එකකට වඩා වැඩි සංඛ්‍යාවක් සෑදීම............................. ලෙස හඳුන්වයි.</text:p>
          </table:table-cell>
          <table:table-cell/>
          <table:table-cell office:value-type="string" calcext:value-type="string">
            <text:p>පාර්ශවික අපවර්ත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තාත්ත්වික ප‍්‍රතිබිම්බ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හු ප‍්‍රතිබිම්බ</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උත්තල තල දර්පණ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8" calcext:value-type="float">
            <text:p>218</text:p>
          </table:table-cell>
          <table:table-cell table:number-columns-repeated="2"/>
          <table:table-cell office:value-type="string" calcext:value-type="string">
            <text:p>බහු ප්‍රතිබිම්බ සෑදීමට ප්‍රයෝජනයට ගන්නා අවස්ථාවක් ලෙස .................................. හැඳින්විය හැකිය.</text:p>
          </table:table-cell>
          <table:table-cell/>
          <table:table-cell office:value-type="string" calcext:value-type="string">
            <text:p>බහුරූපේක්ෂ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අණ්වීක්ෂ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රදක්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රේක්ෂ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9" calcext:value-type="float">
            <text:p>219</text:p>
          </table:table-cell>
          <table:table-cell table:number-columns-repeated="2"/>
          <table:table-cell office:value-type="string" calcext:value-type="string">
            <text:p>තල දර්පණ භාවිත නොවන අවස්ථාවක් වන්නේ,</text:p>
          </table:table-cell>
          <table:table-cell/>
          <table:table-cell office:value-type="string" calcext:value-type="string">
            <text:p>මුහුණ බලන කණ්ණාඩි ලෙස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හනය තුළ ඇති පසුපස බලන කණ්ණාඩිය ලෙස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ණ්වීක්ෂවල කදාව මතට ආලෝකය යොමු කිරීම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න්වීක්ෂය නිර්මාණය කිරීමට</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20" calcext:value-type="float">
            <text:p>220</text:p>
          </table:table-cell>
          <table:table-cell table:number-columns-repeated="2"/>
          <table:table-cell office:value-type="string" calcext:value-type="string">
            <text:p>5. තල දර්පණ දෙක අතර කෝණය අඩුවන විට,</text:p>
          </table:table-cell>
          <table:table-cell/>
          <table:table-cell office:value-type="string" calcext:value-type="string">
            <text:p>සෑදෙන ප‍්‍රතිබිම්බ සංඛ්‍යාව අඩු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දෙන ප‍්‍රතිබිම්බ සංඛ්‍යාව වැඩි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රතිබිම්බ සෑදෙන්නේ නැත.</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තිබිම්බ එකක් හෝ දෙකක් සෑදේ.</text:p>
          </table:table-cell>
          <table:table-cell office:value-type="float" office:value="0" calcext:value-type="float">
            <text:p>0</text:p>
          </table:table-cell>
          <table:table-cell table:number-columns-repeated="1006"/>
        </table:table-row>
        <table:table-row table:style-name="ro1">
          <table:table-cell office:value-type="float" office:value="45" calcext:value-type="float">
            <text:p>4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09-ep16</text:p>
          </table:table-cell>
          <table:table-cell office:value-type="float" office:value="16" calcext:value-type="float">
            <text:p>16</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ආලෝකය</text:p>
          </table:table-cell>
          <table:table-cell office:value-type="string" calcext:value-type="string">
            <text:p>වක‍්‍ර දර්පණ මගින් සෑදෙන ප‍්‍රතිබිම්බ</text:p>
          </table:table-cell>
          <table:table-cell office:value-type="string" calcext:value-type="string">
            <text:p>අවතල හා උත්තල දර්පණ පිළිබඳව පැහැදිලි කිරීම, අවතල හා උත්තල දර්පණය මගින් සෑදෙන ප‍්‍රතිබිම්බ, එදිනෙදා ජීවිතයේ දී අවතල හා උත්තල දර්පණ භාවිත වන අවස්ථා පිළිබඳ විස්තර කිරීම.</text:p>
          </table:table-cell>
          <table:table-cell table:style-name="ce3" office:value-type="time" office:time-value="PT01H00M00S" calcext:value-type="time">
            <text:p>01:00:00</text:p>
          </table:table-cell>
          <table:table-cell office:value-type="float" office:value="221" calcext:value-type="float">
            <text:p>221</text:p>
          </table:table-cell>
          <table:table-cell table:number-columns-repeated="2"/>
          <table:table-cell office:value-type="string" calcext:value-type="string">
            <text:p>ප‍්‍රධාන වශයෙන් වක්‍ර දර්පණ වර්ග දෙකකි. ඒ මොනවා ද?</text:p>
          </table:table-cell>
          <table:table-cell/>
          <table:table-cell office:value-type="string" calcext:value-type="string">
            <text:p>උත්තල දර්පණ හා තල දර්පණ</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උත්තල දර්පණ හා අවතල දර්පණ</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අවතල දර්පණ හා තල දර්ප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2" calcext:value-type="float">
            <text:p>222</text:p>
          </table:table-cell>
          <table:table-cell table:number-columns-repeated="2"/>
          <table:table-cell office:value-type="string" calcext:value-type="string">
            <text:p>රූපයේ දැක්වෙන දර්පණ පිළිවෙලින්,</text:p>
          </table:table-cell>
          <table:table-cell/>
          <table:table-cell office:value-type="string" calcext:value-type="string">
            <text:p>තල දර්පණය, අවතල දර්පණය, උත්තල දර්පණ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තල දර්පණය, අවතල දර්පණය, අවතල දර්ප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උත්තල දර්පණය, තල දර්පනය, අවතල දර්ප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උත්තල දර්පණය, අවතල දර්පණ, තල දර්පනය</text:p>
          </table:table-cell>
          <table:table-cell office:value-type="float" office:value="0" calcext:value-type="float">
            <text:p>0</text:p>
          </table:table-cell>
          <table:table-cell table:number-columns-repeated="1006"/>
        </table:table-row>
        <table:table-row table:style-name="ro3">
          <table:table-cell table:number-columns-repeated="11"/>
          <table:table-cell office:value-type="float" office:value="223" calcext:value-type="float">
            <text:p>223</text:p>
          </table:table-cell>
          <table:table-cell table:number-columns-repeated="2"/>
          <table:table-cell office:value-type="string" calcext:value-type="string">
            <text:p>උත්තල දර්පණය කින් සෑදෙන ප‍්‍රතිබිම්බයක ලක්ෂණයක් නොවන්නේ,</text:p>
          </table:table-cell>
          <table:table-cell/>
          <table:table-cell office:value-type="string" calcext:value-type="string">
            <text:p>අතාත්වික<text:span text:style-name="T2"> </text:span>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උඩුකුරු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ශ්වික අපවර්තනය ට ලක්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ශාල 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24" calcext:value-type="float">
            <text:p>224</text:p>
          </table:table-cell>
          <table:table-cell/>
          <table:table-cell office:value-type="string" calcext:value-type="string">
            <text:p>science-07-t2-l09-ep16-q-4.png</text:p>
          </table:table-cell>
          <table:table-cell office:value-type="string" calcext:value-type="string">
            <text:p>ආලෝක කදම්බයක් සෑදී ඇත්තේ ආලෝක කිරණ සමූහයක් එකතු වීමෙනි. මෙම ආලෝක කිරණ සමූහ හඳුන්වන්නේ,</text:p>
          </table:table-cell>
          <table:table-cell/>
          <table:table-cell office:value-type="string" calcext:value-type="string">
            <text:p>සමාන්තර ආලෝක කදම්බය , අපසාරී ආලෝක කදම්බ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පසාරී ආලෝක කදම්බය , අභිසාරී ආලෝක කදම්බ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භිසාරී ආලෝක කදම්බය , අපසාරී ආලෝක කදම්බ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භිසාරී ආලෝක කදම්බය , සමාන්තර ආලෝක කදම්බ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5" calcext:value-type="float">
            <text:p>225</text:p>
          </table:table-cell>
          <table:table-cell table:number-columns-repeated="2"/>
          <table:table-cell office:value-type="string" calcext:value-type="string">
            <text:p>එදිනෙදා ජීවිතයේ දී අවතල දර්පණ භාවිත වන අවස්ථාවක් නොවන්නේ,</text:p>
          </table:table-cell>
          <table:table-cell/>
          <table:table-cell office:value-type="string" calcext:value-type="string">
            <text:p>දන්ත වෛද්‍යවරුන්ට රෝගීන්ගේ දත් පරික්ෂා කිරීම සඳහා</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වර්තක දුරේක්ෂව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ය උඳුන් සකස් කර ගැනීම සඳහා</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හනවල පැති කණ්ණාඩි ලෙස උත්තල දර්පණ භාවිත වේ</text:p>
          </table:table-cell>
          <table:table-cell office:value-type="float" office:value="1" calcext:value-type="float">
            <text:p>1</text:p>
          </table:table-cell>
          <table:table-cell table:number-columns-repeated="1006"/>
        </table:table-row>
        <table:table-row table:style-name="ro1">
          <table:table-cell office:value-type="float" office:value="46" calcext:value-type="float">
            <text:p>4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09-ep17</text:p>
          </table:table-cell>
          <table:table-cell office:value-type="float" office:value="17" calcext:value-type="float">
            <text:p>17</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ආලෝකය</text:p>
          </table:table-cell>
          <table:table-cell office:value-type="string" calcext:value-type="string">
            <text:p>අවතල දර්පණ හා උත්තල දර්පණ</text:p>
          </table:table-cell>
          <table:table-cell office:value-type="string" calcext:value-type="string">
            <text:p>මෙම ඒකකය මගින් ආලෝකය පාඩමේ සාකච්ඡා කළ කරුණු නැවත ආවරණය කරයි.</text:p>
          </table:table-cell>
          <table:table-cell table:style-name="ce3" office:value-type="time" office:time-value="PT01H00M00S" calcext:value-type="time">
            <text:p>01:00:00</text:p>
          </table:table-cell>
          <table:table-cell office:value-type="float" office:value="226" calcext:value-type="float">
            <text:p>226</text:p>
          </table:table-cell>
          <table:table-cell table:number-columns-repeated="2"/>
          <table:table-cell office:value-type="string" calcext:value-type="string">
            <text:p>උත්තල දර්පණයක් මත පටු සමාන්තර ආලෝක කදම්භයක් පතනය වූ විට කුමක් සිදුවේ ද?</text:p>
          </table:table-cell>
          <table:table-cell/>
          <table:table-cell office:value-type="string" calcext:value-type="string">
            <text:p>ආලෝකය විහිදී ය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ආලෝකය සමාන්තරව ගමන් ක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ආලෝකය එක් ලක්ෂයකට එකතු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ආලෝකය ලපයක් සෑදේ.</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7" calcext:value-type="float">
            <text:p>227</text:p>
          </table:table-cell>
          <table:table-cell/>
          <table:table-cell office:value-type="string" calcext:value-type="string">
            <text:p>science-07-t2-l09-ep17-q-2.png</text:p>
          </table:table-cell>
          <table:table-cell office:value-type="string" calcext:value-type="string">
            <text:p>ඉහත රූපයේ දැක්වෙන පරිදි සමාන්තර ආලෝක කදම්බයක් දර්පණය ඉදිරියේ එක් ස්ථානයකට එකතුවීමේ ආලෝකය හඳුන්වන්නේ,</text:p>
          </table:table-cell>
          <table:table-cell/>
          <table:table-cell office:value-type="string" calcext:value-type="string">
            <text:p>අපසාරී වීම ලෙ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මාන්තර වීම ලෙ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භිසාරී වීම ලෙ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ර්ශවික අපවර්තනය වීම ලෙ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8" calcext:value-type="float">
            <text:p>228</text:p>
          </table:table-cell>
          <table:table-cell table:number-columns-repeated="2"/>
          <table:table-cell office:value-type="string" calcext:value-type="string">
            <text:p>සමාන්තර ආලෝක කදම්බයක් අපසරණය කිරීමට යොදා ගන්නේ................................දර්පණයි.</text:p>
          </table:table-cell>
          <table:table-cell/>
          <table:table-cell office:value-type="string" calcext:value-type="string">
            <text:p>උත්ත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අවත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ක්‍ර</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9" calcext:value-type="float">
            <text:p>229</text:p>
          </table:table-cell>
          <table:table-cell/>
          <table:table-cell office:value-type="string" calcext:value-type="string">
            <text:p>science-07-t2-l09-ep17-q-4.png</text:p>
          </table:table-cell>
          <table:table-cell office:value-type="string" calcext:value-type="string">
            <text:p>දී ඇති රූපයේ දැක්වෙන ආලෝක කදම්භ පිළිවෙලින් නම් කරන්න.</text:p>
          </table:table-cell>
          <table:table-cell/>
          <table:table-cell office:value-type="string" calcext:value-type="string">
            <text:p>අභිසාරී<text:span text:style-name="T2">, </text:span>අපසාරී<text:span text:style-name="T2">, </text:span>සමාන්තර</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පසාරී<text:span text:style-name="T2">, </text:span>සමාන්තර<text:span text:style-name="T2">, </text:span>අභිසාරී</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භිසාරී<text:span text:style-name="T2">, </text:span>සමාන්තර<text:span text:style-name="T2">, </text:span>අපසාරී</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පසාරී<text:span text:style-name="T2">, </text:span>අභිසාරී<text:span text:style-name="T2">, </text:span>සමාන්තර</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0" calcext:value-type="float">
            <text:p>230</text:p>
          </table:table-cell>
          <table:table-cell table:number-columns-repeated="2"/>
          <table:table-cell office:value-type="string" calcext:value-type="string">
            <text:p>පහත දැක්වෙන අක්‍ෂරවලින් පාර්ශවික අපවර්තනය දක්වන අක්‍ෂරය කුමක් ද?</text:p>
          </table:table-cell>
          <table:table-cell/>
          <table:table-cell office:value-type="string" calcext:value-type="string">
            <text:p>O</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S</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V</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H</text:p>
          </table:table-cell>
          <table:table-cell office:value-type="float" office:value="0" calcext:value-type="float">
            <text:p>0</text:p>
          </table:table-cell>
          <table:table-cell table:number-columns-repeated="1006"/>
        </table:table-row>
        <table:table-row table:style-name="ro1">
          <table:table-cell office:value-type="float" office:value="47" calcext:value-type="float">
            <text:p>4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10-ep18</text:p>
          </table:table-cell>
          <table:table-cell office:value-type="float" office:value="18" calcext:value-type="float">
            <text:p>18</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අණ්වීක්ෂ භාවිතය</text:p>
          </table:table-cell>
          <table:table-cell office:value-type="string" calcext:value-type="string">
            <text:p>සරල අණ්වීක්ෂය හා අණ්වීක්ෂයක විශාලනය හා විභේදන බලය</text:p>
          </table:table-cell>
          <table:table-cell office:value-type="string" calcext:value-type="string">
            <text:p>අණ්වීක්ෂය භාවිතය, සරල අණ්වීක්ෂය, ආලෝක අණ්වීක්ෂය හා ඉලෙක්ට්‍රෝන අණ්වීෂය පිළිබඳව විස්තර කිරීම. අණ්වීක්ෂයක විශාලනය හා විභේදන බලය යන අවස්ථා පිළිබඳව පැහැදිලි කිරීම සහ ක‍්‍රියාකාරකම් සිදු කිරීම.</text:p>
          </table:table-cell>
          <table:table-cell table:style-name="ce3" office:value-type="time" office:time-value="PT01H00M00S" calcext:value-type="time">
            <text:p>01:00:00</text:p>
          </table:table-cell>
          <table:table-cell office:value-type="float" office:value="231" calcext:value-type="float">
            <text:p>231</text:p>
          </table:table-cell>
          <table:table-cell table:number-columns-repeated="2"/>
          <table:table-cell office:value-type="string" calcext:value-type="string">
            <text:p>කුඩා දේවල් විශාල කර බැලීමට යොදා ගන්නා උපකරණයක් නොවන්නේ,</text:p>
          </table:table-cell>
          <table:table-cell/>
          <table:table-cell office:value-type="string" calcext:value-type="string">
            <text:p>අත් කාච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ලෝක අණ්වීක්ෂ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ලෙක්ට්‍රෝන අණ්වීක්ෂ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ව් කණ්ණාඩි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32" calcext:value-type="float">
            <text:p>232</text:p>
          </table:table-cell>
          <table:table-cell table:number-columns-repeated="2"/>
          <table:table-cell office:value-type="string" calcext:value-type="string">
            <text:p>කිසියම් නිදර්ශකයක් විශාල වී පෙනෙන වාර ගණන ................................ ලෙස හැඳින්විය හැකි ය.</text:p>
          </table:table-cell>
          <table:table-cell/>
          <table:table-cell office:value-type="string" calcext:value-type="string">
            <text:p>වි‍භේද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ශාලන බල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උපනෙ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වනෙත</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3" calcext:value-type="float">
            <text:p>233</text:p>
          </table:table-cell>
          <table:table-cell table:number-columns-repeated="2"/>
          <table:table-cell office:value-type="string" calcext:value-type="string">
            <text:p>යම්කිසි අනුයාත (එක ළඟ පිහිටි) ලක්ෂ්‍ය දෙකක් පැහැදිලිව වෙන්කර හඳුනා ගැනීමට එම ලක්ෂ්‍ය දෙක අතර තිබිය යුතු අවම දුර,</text:p>
          </table:table-cell>
          <table:table-cell/>
          <table:table-cell office:value-type="string" calcext:value-type="string">
            <text:p>විශාලනය නම්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භාජනය නම්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භේදනය නම්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ස්ථාපනය නම්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4" calcext:value-type="float">
            <text:p>234</text:p>
          </table:table-cell>
          <table:table-cell table:number-columns-repeated="2"/>
          <table:table-cell office:value-type="string" calcext:value-type="string">
            <text:p>උත්තල කාචය යනු,</text:p>
          </table:table-cell>
          <table:table-cell/>
          <table:table-cell office:value-type="string" calcext:value-type="string">
            <text:p>පාසල් වත්තේදී යොදා ගන්නා උපකර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සල් විද්‍යාගාරයේදී යොදා ගන්නා උපකරණය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නිවසේදී යොදා ගන්නා උපකර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 කුඩා කර පෙන්වන උපකරණ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5" calcext:value-type="float">
            <text:p>235</text:p>
          </table:table-cell>
          <table:table-cell table:number-columns-repeated="2"/>
          <table:table-cell office:value-type="string" calcext:value-type="string">
            <text:p>පියවි ඇසේ විභේදනය කොපමණ ද?</text:p>
          </table:table-cell>
          <table:table-cell/>
          <table:table-cell office:value-type="string" calcext:value-type="string">
            <text:p>0.1 <text:s/>mm ක් පමණ</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00.1 mm ක් පම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0.2 mm ක් පම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1.0 mm ක් පමණ</text:p>
          </table:table-cell>
          <table:table-cell office:value-type="float" office:value="0" calcext:value-type="float">
            <text:p>0</text:p>
          </table:table-cell>
          <table:table-cell table:number-columns-repeated="1006"/>
        </table:table-row>
        <table:table-row table:style-name="ro1">
          <table:table-cell office:value-type="float" office:value="48" calcext:value-type="float">
            <text:p>4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10-ep19</text:p>
          </table:table-cell>
          <table:table-cell office:value-type="float" office:value="19" calcext:value-type="float">
            <text:p>19</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අණ්වීක්ෂ භාවිතය</text:p>
          </table:table-cell>
          <table:table-cell office:value-type="string" calcext:value-type="string">
            <text:p>සංයුක්ත ආලෝක අණ්වීක්ෂය</text:p>
          </table:table-cell>
          <table:table-cell office:value-type="string" calcext:value-type="string">
            <text:p>සංයුක්ත ආලෝක අණ්වීක්ෂය හා එහි කොටස් පිළිබඳව පැහැදිලි කිරීම.</text:p>
          </table:table-cell>
          <table:table-cell table:style-name="ce3" office:value-type="time" office:time-value="PT01H00M00S" calcext:value-type="time">
            <text:p>01:00:00</text:p>
          </table:table-cell>
          <table:table-cell office:value-type="float" office:value="236" calcext:value-type="float">
            <text:p>236</text:p>
          </table:table-cell>
          <table:table-cell table:number-columns-repeated="2"/>
          <table:table-cell office:value-type="string" calcext:value-type="string">
            <text:p>විශාලන බලයන්ගෙන් වැඩි උත්තල කාච දෙකක් යොදා ගනිමින් නිපදවා ඇත්තේ,</text:p>
          </table:table-cell>
          <table:table-cell/>
          <table:table-cell office:value-type="string" calcext:value-type="string">
            <text:p>අත් කාචය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යුක්ත ආලෝක අණ්වීක්ෂය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ඉලෙක්ට්‍රෝන අණ්වීක්ෂය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ක්ෂය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7" calcext:value-type="float">
            <text:p>237</text:p>
          </table:table-cell>
          <table:table-cell table:number-columns-repeated="2"/>
          <table:table-cell office:value-type="string" calcext:value-type="string">
            <text:p>සංයුක්ත අණ්වීක්ෂයේ උපරිම විභේදනය වන්නේ,</text:p>
          </table:table-cell>
          <table:table-cell/>
          <table:table-cell office:value-type="string" calcext:value-type="string">
            <text:p>0.2µ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0.5µ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0.02µ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0.05µ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8" calcext:value-type="float">
            <text:p>238</text:p>
          </table:table-cell>
          <table:table-cell/>
          <table:table-cell office:value-type="string" calcext:value-type="string">
            <text:p>science-07-t2-l10-ep19-q-3.png</text:p>
          </table:table-cell>
          <table:table-cell office:value-type="string" calcext:value-type="string">
            <text:p>මෙම රූපයේ දැක්වෙන්නේ සංයුක්ත ආලෝක අණ්වීක්ෂයක කොටසකි. මෙහි ඊතලයෙන් දක්වා ඇත්තේ,</text:p>
          </table:table-cell>
          <table:table-cell/>
          <table:table-cell office:value-type="string" calcext:value-type="string">
            <text:p>අවනෙ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උපනෙත</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දර්ප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හු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9" calcext:value-type="float">
            <text:p>239</text:p>
          </table:table-cell>
          <table:table-cell table:number-columns-repeated="2"/>
          <table:table-cell office:value-type="string" calcext:value-type="string">
            <text:p>සංයුක්ත අණ්වීක්ෂයේ වස්තුවට සමීප කාචය කුමක් ද?</text:p>
          </table:table-cell>
          <table:table-cell/>
          <table:table-cell office:value-type="string" calcext:value-type="string">
            <text:p>උනෙ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ව‍ෙනත</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උත්තල කාච</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වතල කාච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0" calcext:value-type="float">
            <text:p>240</text:p>
          </table:table-cell>
          <table:table-cell table:number-columns-repeated="2"/>
          <table:table-cell office:value-type="string" calcext:value-type="string">
            <text:p>සංයුක්ත අණ්වීක්ෂය මුලින් ම නිපදවීමේ ගෞරවය හිමි වන්නේ කාට ද ?</text:p>
          </table:table-cell>
          <table:table-cell/>
          <table:table-cell office:value-type="string" calcext:value-type="string">
            <text:p>සැවෙරියන් ජෙන්සන්ට සොයුරන් හට</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ඇන්ටන් වොන් ලීවන් හුක් හ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චාල්ස් ඩාවින් හ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ලියම් හාවි හට</text:p>
          </table:table-cell>
          <table:table-cell office:value-type="float" office:value="0" calcext:value-type="float">
            <text:p>0</text:p>
          </table:table-cell>
          <table:table-cell table:number-columns-repeated="1006"/>
        </table:table-row>
        <table:table-row table:style-name="ro1">
          <table:table-cell office:value-type="float" office:value="49" calcext:value-type="float">
            <text:p>4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10-ep20</text:p>
          </table:table-cell>
          <table:table-cell office:value-type="float" office:value="20" calcext:value-type="float">
            <text:p>2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අණ්වීක්ෂ භාවිතය</text:p>
          </table:table-cell>
          <table:table-cell office:value-type="string" calcext:value-type="string">
            <text:p>අණ්වීක්ෂය භාවිතයේ දී සැලකිලිමත් විය යුතු කරුණු හා අණ්වීක්ෂයක විශාලන බලය ගණනය කිරීම</text:p>
          </table:table-cell>
          <table:table-cell office:value-type="string" calcext:value-type="string">
            <text:p>අණ්වීක්ෂය භාවිතයේ දී සැලකිලිමත් විය යුතු කරුණු හා අණ්වීක්ෂයක විශාලන බලය ගණනය කිරීම හා සංයුක්ත ආලෝක අණ්වීක්ෂය මගින් ශාක හා සත්ත්ව පටක නිරීක්ෂණය කිරීම පිළිබඳව පැහැදිලි කිරීම.</text:p>
          </table:table-cell>
          <table:table-cell table:style-name="ce3" office:value-type="time" office:time-value="PT01H00M00S" calcext:value-type="time">
            <text:p>01:00:00</text:p>
          </table:table-cell>
          <table:table-cell office:value-type="float" office:value="241" calcext:value-type="float">
            <text:p>241</text:p>
          </table:table-cell>
          <table:table-cell office:value-type="string" calcext:value-type="string">
            <text:p>අණ්වීක්ෂය දිගු කලක් භාවිත නොකරන්නේ නම් කාච ගලවා ............................. හෝ ............................................................... අඩංගු ඩෙසිකේටරයක බහාළීම.</text:p>
          </table:table-cell>
          <table:table-cell/>
          <table:table-cell office:value-type="string" calcext:value-type="string">
            <text:p>නිවැරදි පිළිතුර තෝරා හිස්තැන් පුරවන්න.</text:p>
          </table:table-cell>
          <table:table-cell/>
          <table:table-cell office:value-type="string" calcext:value-type="string">
            <text:p>සිලිකා ජෙල් , නිර්ජලීය මැග්නීසියම් ක්ලෝරයිඩ්</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ලිකා ජෙල් , නිර්ජලීය කැල්සියම් ක්ලෝරයිඩ්</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ලිකන් , නිර්ජලීය මැග්නීසියම් ක්ලෝරයිඩ්</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යල්ලම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2" calcext:value-type="float">
            <text:p>242</text:p>
          </table:table-cell>
          <table:table-cell table:number-columns-repeated="2"/>
          <table:table-cell office:value-type="string" calcext:value-type="string">
            <text:p>ශාක හා සත්ත්ව පටක නිරීක්ෂණය කිරීම සඳහා භාවිතා කිරීමට සුදුසුම උපකරණය වන්නේ,</text:p>
          </table:table-cell>
          <table:table-cell/>
          <table:table-cell office:value-type="string" calcext:value-type="string">
            <text:p>අත්කාච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ලෙක්ට්‍රෝන අණ්වීක්ෂ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නෙ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ලෝක අණ්වීක්ෂ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43" calcext:value-type="float">
            <text:p>243</text:p>
          </table:table-cell>
          <table:table-cell table:number-columns-repeated="2"/>
          <table:table-cell office:value-type="string" calcext:value-type="string">
            <text:p>නිදර්ශකය කොපමණ වාරයක් විශාල කිරීමට ලක් වන්නේ ද යන්න නිරීක්ෂණය කරන්නේ,</text:p>
          </table:table-cell>
          <table:table-cell/>
          <table:table-cell office:value-type="string" calcext:value-type="string">
            <text:p>අණ්වීක්ෂයේ විශාලනය = උපනෙත් විශාලනය <text:span text:style-name="T2">x</text:span> අවනෙත් විශාලන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ත් කාචයේ විශාලනය = උපනෙත් විශාලනය <text:span text:style-name="T2">x</text:span> අවනෙත් විශාලන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උපනෙත් විශාලනය = අත් කාචයේ විශාලනය <text:span text:style-name="T2">x</text:span> අවනෙත් විශාලන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ණ්වීක්ෂයේ විශාලනය = අත් කාචයේ විශාලනය <text:span text:style-name="T2">x</text:span> අවනෙත් විශාලන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4" calcext:value-type="float">
            <text:p>244</text:p>
          </table:table-cell>
          <table:table-cell table:number-columns-repeated="2"/>
          <table:table-cell office:value-type="string" calcext:value-type="string">
            <text:p>අණ්වීක්ෂය නිරීක්ෂණයක දී උපනෙත 100 ලෙසත් අවනත 20 ලෙසත් සටහන්වී තිබිණි . අන්වීක්ෂයේ විශාලනය බලය,</text:p>
          </table:table-cell>
          <table:table-cell/>
          <table:table-cell office:value-type="float" office:value="200" calcext:value-type="float">
            <text:p>20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2000" calcext:value-type="float">
            <text:p>2000</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float" office:value="20" calcext:value-type="float">
            <text:p>2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8" calcext:value-type="float">
            <text:p>8</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5" calcext:value-type="float">
            <text:p>245</text:p>
          </table:table-cell>
          <table:table-cell table:number-columns-repeated="2"/>
          <table:table-cell office:value-type="string" calcext:value-type="string">
            <text:p>සංයුක්ත අන්වීක්ෂයේ ප‍්‍රාචීරය මගින් වන කාර්යය වන්නේ,</text:p>
          </table:table-cell>
          <table:table-cell/>
          <table:table-cell office:value-type="string" calcext:value-type="string">
            <text:p>නිදර්ශකය පැහැදිලි නිරීක්ෂණය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හ නළය සීරුමාරු කිරීම නිදර්ශකය සහිත කදාව තැන්පත් කර ත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නිදර්ශකය සහිත කතාව වේදිකාව මත රඳවා ත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නිදර්ශක වෙත ළඟා වන ආලෝක ප‍්‍රමාණය පාලනය කිරීම.</text:p>
          </table:table-cell>
          <table:table-cell office:value-type="float" office:value="1" calcext:value-type="float">
            <text:p>1</text:p>
          </table:table-cell>
          <table:table-cell table:number-columns-repeated="1006"/>
        </table:table-row>
        <table:table-row table:style-name="ro1">
          <table:table-cell office:value-type="float" office:value="50" calcext:value-type="float">
            <text:p>5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10-ep21</text:p>
          </table:table-cell>
          <table:table-cell office:value-type="float" office:value="21" calcext:value-type="float">
            <text:p>21</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අණ්වීක්ෂ භාවිතය</text:p>
          </table:table-cell>
          <table:table-cell office:value-type="string" calcext:value-type="string">
            <text:p>ඉලෙක්ට්‍රෝන අණ්වීක්ෂය</text:p>
          </table:table-cell>
          <table:table-cell office:value-type="string" calcext:value-type="string">
            <text:p>ඉලෙක්ට්‍රෝන අණ්වීක්ෂය හා එය භාවිතා වන අවස්ථා පැහැදිලි කිරීම හා ප‍්‍රශ්න හා පිළිතුරු සාකච්ඡා කිරීම, අවසාන වශයෙන් මෙම පාඩමේ සාකච්ඡා කළ කරුණු නැවත ආවරණය කිරීම.</text:p>
          </table:table-cell>
          <table:table-cell table:style-name="ce3" office:value-type="time" office:time-value="PT01H00M00S" calcext:value-type="time">
            <text:p>01:00:00</text:p>
          </table:table-cell>
          <table:table-cell office:value-type="float" office:value="246" calcext:value-type="float">
            <text:p>246</text:p>
          </table:table-cell>
          <table:table-cell table:number-columns-repeated="2"/>
          <table:table-cell office:value-type="string" calcext:value-type="string">
            <text:p>ඉලෙක්ට්‍රෝන අන්වීක්ෂයේ උපරිම විභේදන හැකියාව,</text:p>
          </table:table-cell>
          <table:table-cell/>
          <table:table-cell office:value-type="string" calcext:value-type="string">
            <text:p>0.005µ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0.0005µ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0.0002µ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0.002µ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7" calcext:value-type="float">
            <text:p>247</text:p>
          </table:table-cell>
          <table:table-cell table:number-columns-repeated="2"/>
          <table:table-cell office:value-type="string" calcext:value-type="string">
            <text:p>ඉලෙක්ට්‍රෝන අන්වීක්ෂයක විභේදන හැකියාව නිරෝගී ඇසක නිවේදනය මෙන් කී වාරයක් ද?</text:p>
          </table:table-cell>
          <table:table-cell office:value-type="string" calcext:value-type="string">
            <text:p>science-07-t2-l10-ep21-q-2-a-1.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science-07-t2-l10-ep21-q-2-a-2.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science-07-t2-l10-ep21-q-2-a-3.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science-07-t2-l10-ep21-q-2-a-4.png</text:p>
          </table:table-cell>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48" calcext:value-type="float">
            <text:p>248</text:p>
          </table:table-cell>
          <table:table-cell table:number-columns-repeated="2"/>
          <table:table-cell office:value-type="string" calcext:value-type="string">
            <text:p>වෛරස නිරීක්ෂණය කිරීම සඳහා භාවිතා කිරීමට සුදුසුම උපකරණය වන්නේ,</text:p>
          </table:table-cell>
          <table:table-cell/>
          <table:table-cell office:value-type="string" calcext:value-type="string">
            <text:p>අත්කාච</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ලෙක්ට්‍රෝන අන්වීක්ෂ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දෙනෙ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ලෝක අන්වීක්ෂ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9" calcext:value-type="float">
            <text:p>249</text:p>
          </table:table-cell>
          <table:table-cell office:value-type="string" calcext:value-type="string">
            <text:p>(a)ඉලෙක්ට්‍රෝන කදම්භයක් යොදාගැනීම. \n(b)ජාන විද්‍යාත්මක කටයුතු සඳහා යොදාගැනීම. \n (c)සෙලයක අභ්‍යන්තර ව්‍යුහය සවිස්තරාත්මකව අධ්‍යයනය කිරීමට වැදගත් වේ.</text:p>
          </table:table-cell>
          <table:table-cell/>
          <table:table-cell office:value-type="string" calcext:value-type="string">
            <text:p>ඉලෙක්ට්‍රෝන අණ්වීක්ෂය සම්බන්ධයෙන් නිවැරදි වන්නේ ආලෝක කිරණ වෙනුවෙන්,</text:p>
          </table:table-cell>
          <table:table-cell/>
          <table:table-cell office:value-type="string" calcext:value-type="string">
            <text:p>a පම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හා b පම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 හා c පම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යල්ල නිවැරදි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50" calcext:value-type="float">
            <text:p>250</text:p>
          </table:table-cell>
          <table:table-cell table:number-columns-repeated="2"/>
          <table:table-cell office:value-type="string" calcext:value-type="string">
            <text:p>ආලෝක අණ්වීක්ෂයට වඩා ........................... හා විභේදන හැකියාවක් ඉලෙක්ට්‍රෝන අණ්වීක්ෂය සතුව ඇත.</text:p>
          </table:table-cell>
          <table:table-cell/>
          <table:table-cell office:value-type="string" calcext:value-type="string">
            <text:p>වැඩි විශාලන බලය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අඩු විශාලන බල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ශාලන බල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යල්ල ම වැරදියි</text:p>
          </table:table-cell>
          <table:table-cell office:value-type="float" office:value="0" calcext:value-type="float">
            <text:p>0</text:p>
          </table:table-cell>
          <table:table-cell table:number-columns-repeated="1006"/>
        </table:table-row>
        <table:table-row table:style-name="ro1">
          <table:table-cell office:value-type="float" office:value="51" calcext:value-type="float">
            <text:p>5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11-ep22</text:p>
          </table:table-cell>
          <table:table-cell office:value-type="float" office:value="22" calcext:value-type="float">
            <text:p>22</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ධ්වනිය</text:p>
          </table:table-cell>
          <table:table-cell office:value-type="string" calcext:value-type="string">
            <text:p>ධ්වනි ජනනය හා ශබ්දය උපදවන උපකරණ</text:p>
          </table:table-cell>
          <table:table-cell office:value-type="string" calcext:value-type="string">
            <text:p>ශබ්දය නිපදවන ආකාරය සහ ශබ්දය නිපදවන ආකාරය සොයාබැලීමට ක‍්‍රියාකාරකම් හා ශබ්දය උපදවන උපකරණ පිළිබඳව සාකච්ඡා කිරීම.</text:p>
          </table:table-cell>
          <table:table-cell table:style-name="ce3" office:value-type="time" office:time-value="PT01H00M00S" calcext:value-type="time">
            <text:p>01:00:00</text:p>
          </table:table-cell>
          <table:table-cell office:value-type="float" office:value="251" calcext:value-type="float">
            <text:p>251</text:p>
          </table:table-cell>
          <table:table-cell table:number-columns-repeated="2"/>
          <table:table-cell office:value-type="string" calcext:value-type="string">
            <text:p>අපට ඇසෙන ස්වභාවික ශබ්දයක් වන්නේ,</text:p>
          </table:table-cell>
          <table:table-cell/>
          <table:table-cell office:value-type="string" calcext:value-type="string">
            <text:p>වාහන හඬ</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රුළු ගී හඬ</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නු හඬ</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වන් විදුලි හඬ</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2" calcext:value-type="float">
            <text:p>252</text:p>
          </table:table-cell>
          <table:table-cell table:number-columns-repeated="2"/>
          <table:table-cell office:value-type="string" calcext:value-type="string">
            <text:p>ශබ්දය නිපදවෙන ආකාරය <text:s/>පිළිබඳව සොයා බැලීමට ක්‍රියාකාරකම සඳහා යොදාගන්නා ද්‍රව්‍යක් නොවන්නේ,</text:p>
          </table:table-cell>
          <table:table-cell/>
          <table:table-cell office:value-type="string" calcext:value-type="string">
            <text:p>ආධාරක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ලිස්ටයිරින් බෝල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බර් පටියක්</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53" calcext:value-type="float">
            <text:p>253</text:p>
          </table:table-cell>
          <table:table-cell/>
          <table:table-cell office:value-type="string" calcext:value-type="string">
            <text:p>science-07-t2-l11-ep22-q-3.png</text:p>
          </table:table-cell>
          <table:table-cell office:value-type="string" calcext:value-type="string">
            <text:p>මෙම උපකරණය හඳුන්වන්නේ,</text:p>
          </table:table-cell>
          <table:table-cell/>
          <table:table-cell office:value-type="string" calcext:value-type="string">
            <text:p>වෙදනලා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උඩැක්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සු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ට‍්‍රම් පටි</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4" calcext:value-type="float">
            <text:p>254</text:p>
          </table:table-cell>
          <table:table-cell table:number-columns-repeated="2"/>
          <table:table-cell office:value-type="string" calcext:value-type="string">
            <text:p>තත්/තන්තු කම්පනය වීමෙන් ශබ්දය හටගන්නා උපකරණයක් නොවන්නේ,</text:p>
          </table:table-cell>
          <table:table-cell/>
          <table:table-cell office:value-type="string" calcext:value-type="string">
            <text:p>මවුත් ඕගන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යලී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එස්රාජ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5" calcext:value-type="float">
            <text:p>255</text:p>
          </table:table-cell>
          <table:table-cell table:number-columns-repeated="2"/>
          <table:table-cell office:value-type="string" calcext:value-type="string">
            <text:p>බටනළාවේ හඬ උපදින්නේ,</text:p>
          </table:table-cell>
          <table:table-cell/>
          <table:table-cell office:value-type="string" calcext:value-type="string">
            <text:p>පටක කම්පනයෙ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න්තු කම්පනයෙ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වර තන්ත‍්‍ර කම්පනයෙ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තය කම්පනයෙන්</text:p>
          </table:table-cell>
          <table:table-cell office:value-type="float" office:value="1" calcext:value-type="float">
            <text:p>1</text:p>
          </table:table-cell>
          <table:table-cell table:number-columns-repeated="1006"/>
        </table:table-row>
        <table:table-row table:style-name="ro1">
          <table:table-cell office:value-type="float" office:value="52" calcext:value-type="float">
            <text:p>5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11-ep23</text:p>
          </table:table-cell>
          <table:table-cell office:value-type="float" office:value="23" calcext:value-type="float">
            <text:p>23</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ධ්වනිය</text:p>
          </table:table-cell>
          <table:table-cell office:value-type="string" calcext:value-type="string">
            <text:p>ධ්වනි සම්ප්‍රේෂණය</text:p>
          </table:table-cell>
          <table:table-cell office:value-type="string" calcext:value-type="string">
            <text:p>ධ්වනි සම්ප්‍රේෂණය හැඳින්වීම හා ඝන, ද්‍රව, වායු මාධ්‍ය තුලින් ධ්වනි සම්ප්‍රේෂණය වන වේගය පිළිබඳව පැහැදිලි කිරීම, ප‍්‍රශ්න හා පිළිතුරු සාකච්ඡා කිරීම.</text:p>
          </table:table-cell>
          <table:table-cell table:style-name="ce3" office:value-type="time" office:time-value="PT01H00M00S" calcext:value-type="time">
            <text:p>01:00:00</text:p>
          </table:table-cell>
          <table:table-cell office:value-type="float" office:value="256" calcext:value-type="float">
            <text:p>256</text:p>
          </table:table-cell>
          <table:table-cell table:number-columns-repeated="2"/>
          <table:table-cell office:value-type="string" calcext:value-type="string">
            <text:p>වාතය තුළ ශබ්දයේ වේගය වන්නේ,</text:p>
          </table:table-cell>
          <table:table-cell office:value-type="string" calcext:value-type="string">
            <text:p>science-07-t2-l11-ep23-q-1-a-1.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science-07-t2-l11-ep23-q-1-a-2.pn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science-07-t2-l11-ep23-q-1-a-3.pn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science-07-t2-l11-ep23-q-1-a-4.pn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7" calcext:value-type="float">
            <text:p>257</text:p>
          </table:table-cell>
          <table:table-cell table:number-columns-repeated="2"/>
          <table:table-cell office:value-type="string" calcext:value-type="string">
            <text:p>ශබ්දය ගමන් කරන වේගය ආලෝකයේ වේගයට වඩා අඩු වේ. එයට උදාහරණයක් වන්නේ,</text:p>
          </table:table-cell>
          <table:table-cell/>
          <table:table-cell office:value-type="string" calcext:value-type="string">
            <text:p>වැසි ඇති වී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කුණු ගැසීම</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විචයක් දැමී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රු පෑයී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8" calcext:value-type="float">
            <text:p>258</text:p>
          </table:table-cell>
          <table:table-cell table:number-columns-repeated="2"/>
          <table:table-cell office:value-type="string" calcext:value-type="string">
            <text:p>ඝන ද්‍රව වායු මාධ්‍ය තුළින් ශබ්දය ගමන් කරන විට වැඩිම වේගයකින් ගමන් කරන්නේ,</text:p>
          </table:table-cell>
          <table:table-cell/>
          <table:table-cell office:value-type="string" calcext:value-type="string">
            <text:p>ද්‍රව තුළි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 තුලි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ඝන තුළි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යල්ල ම සමානව සිදු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9" calcext:value-type="float">
            <text:p>259</text:p>
          </table:table-cell>
          <table:table-cell office:value-type="string" calcext:value-type="string">
            <text:p>ධ්වනිය සම්බන්ධයෙන් පහත ප‍්‍රකාශ සලකා බැලූවිට, \n (a)ධ්වනිය වැඩි වේගයෙන් ගමන් කරන්නේ ඝන තුළින් ය. \n (b) අභ්‍යවකාශගාමීන් දෙදෙනකු සමීපයේ සිටියදී ඔවුන් කතා කරන ශබ්දය එකිනෙකාට හොඳින් ඇසේ. \n (c)ධ්වනිය සම්ප්‍රේෂණයට මාධ්‍යයක් අවශ්‍ය වේ.</text:p>
          </table:table-cell>
          <table:table-cell/>
          <table:table-cell office:value-type="string" calcext:value-type="string">
            <text:p>මින් අසත්‍ය වන්නේ,</text:p>
          </table:table-cell>
          <table:table-cell/>
          <table:table-cell office:value-type="string" calcext:value-type="string">
            <text:p>a පම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හා b පම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හා c පම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 පමණි.</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60" calcext:value-type="float">
            <text:p>260</text:p>
          </table:table-cell>
          <table:table-cell table:number-columns-repeated="2"/>
          <table:table-cell office:value-type="string" calcext:value-type="string">
            <text:p>ධ්වනි ප‍්‍රභවයකින් හට ගන්නා ධ්වනිය හෙවත් ශබ්දය හට ගන්නා ස්ථානයේ සිට ඈතට පැතිරී යන අතර එය,</text:p>
          </table:table-cell>
          <table:table-cell/>
          <table:table-cell office:value-type="string" calcext:value-type="string">
            <text:p>ධ්වනි සම්ප්‍රේෂණ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ධ්වනි සම්ප්‍රසාර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ධ්වනි සංස්ලේශ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ධ්වනි සම්පීඩනය</text:p>
          </table:table-cell>
          <table:table-cell office:value-type="float" office:value="0" calcext:value-type="float">
            <text:p>0</text:p>
          </table:table-cell>
          <table:table-cell table:number-columns-repeated="1006"/>
        </table:table-row>
        <table:table-row table:style-name="ro1">
          <table:table-cell office:value-type="float" office:value="53" calcext:value-type="float">
            <text:p>5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12-ep24</text:p>
          </table:table-cell>
          <table:table-cell office:value-type="float" office:value="24" calcext:value-type="float">
            <text:p>24</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ජෛව ක‍්‍රියාවලි</text:p>
          </table:table-cell>
          <table:table-cell office:value-type="string" calcext:value-type="string">
            <text:p>ජීවයේ සංවිධාන මට්ටම් - I කොටස</text:p>
          </table:table-cell>
          <table:table-cell office:value-type="string" calcext:value-type="string">
            <text:p>ජීවී දේහ සෑදී තිබීම පිළිබඳ පැහැදිලි කිරීම, ඒක සෛලික හා බහු සෛලික ජීවින් විස්තර කිරීම සෛල හා පටක පිළිබඳ විස්තර කිරීම.</text:p>
          </table:table-cell>
          <table:table-cell table:style-name="ce3" office:value-type="time" office:time-value="PT01H00M00S" calcext:value-type="time">
            <text:p>01:00:00</text:p>
          </table:table-cell>
          <table:table-cell office:value-type="float" office:value="261" calcext:value-type="float">
            <text:p>261</text:p>
          </table:table-cell>
          <table:table-cell table:number-columns-repeated="2"/>
          <table:table-cell office:value-type="string" calcext:value-type="string">
            <text:p>ජීවයේ ව්‍යුහමය ඒකකය කුමක් ද?</text:p>
          </table:table-cell>
          <table:table-cell/>
          <table:table-cell office:value-type="string" calcext:value-type="string">
            <text:p>පට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ල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අවය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ද්ධති</text:p>
          </table:table-cell>
          <table:table-cell office:value-type="float" office:value="0" calcext:value-type="float">
            <text:p>0</text:p>
          </table:table-cell>
          <table:table-cell table:number-columns-repeated="1006"/>
        </table:table-row>
        <table:table-row table:style-name="ro3">
          <table:table-cell table:number-columns-repeated="11"/>
          <table:table-cell office:value-type="float" office:value="262" calcext:value-type="float">
            <text:p>262</text:p>
          </table:table-cell>
          <table:table-cell table:number-columns-repeated="2"/>
          <table:table-cell office:value-type="string" calcext:value-type="string">
            <text:p>ඒක<text:span text:style-name="T2"> </text:span>සෛලික ජීවී විශේෂයක් නොවන්නේ,</text:p>
          </table:table-cell>
          <table:table-cell/>
          <table:table-cell office:value-type="string" calcext:value-type="string">
            <text:p>ඇමීබා</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එවුග්ලි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මීසිය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යිඩ්‍රා</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63" calcext:value-type="float">
            <text:p>263</text:p>
          </table:table-cell>
          <table:table-cell office:value-type="string" calcext:value-type="string">
            <text:p>(a) සත්ත්ව දේහයේ ව්‍යුහමය එ්කකය සත්ත්ව සෛල ලෙසත්, ශාක දේහයේ ව්‍යූහමය එ්කකය ශාක සෛලය ලෙසත් හැඳින්වේ. \n (b) යම් නිශ්චිත කාර්යයක් ඉටු කිරීම සඳහා සෛල සමූහයක් එ්කරාශී වී සකස් වූ සංවිධාන මට්ටම පටකයක් ලෙස හැඳින්විය හැකි ය. \n (c) සෛලයේ සිට සංකීර්ණ මට්ටම වන ජීවියා දක්වා වන සංවිධාන මට්ටම් 6ක් ඇත.</text:p>
          </table:table-cell>
          <table:table-cell/>
          <table:table-cell office:value-type="string" calcext:value-type="string">
            <text:p>ජෛව ක්‍රියාවලි සම්බන්ධයෙන් පහත ප‍්‍රකාශ සලකා බැලූවිට අසත්‍යය ප්‍රකාශය තෝරන්න.</text:p>
          </table:table-cell>
          <table:table-cell/>
          <table:table-cell office:value-type="string" calcext:value-type="string">
            <text:p>a හා b පම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 පමණි.</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a හා c පම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 පමණි.</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64" calcext:value-type="float">
            <text:p>264</text:p>
          </table:table-cell>
          <table:table-cell/>
          <table:table-cell office:value-type="string" calcext:value-type="string">
            <text:p>science-07-t2-l12-ep24-q-4.png</text:p>
          </table:table-cell>
          <table:table-cell office:value-type="string" calcext:value-type="string">
            <text:p>මෙම රූපයේ දැක්වෙන්නේ,</text:p>
          </table:table-cell>
          <table:table-cell/>
          <table:table-cell office:value-type="string" calcext:value-type="string">
            <text:p>මිනිසාගේ වර්ණ ගැන්වූ කොපුල් සෛලවල අණ්වීක්ෂීය පෙනුම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ශාක පත‍්‍රයක යටි අපිචර්මීය පටකයක අණ්වීක්ෂීය පෙනුම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ශාක පත‍්‍රයක යටි අපිචර්මීය ‍සෛලවල අණ්වීක්ෂීය පෙනුම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ශාක පත‍්‍රයක ව්‍යුහය පෙන්වන රූප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65" calcext:value-type="float">
            <text:p>265</text:p>
          </table:table-cell>
          <table:table-cell table:number-columns-repeated="2"/>
          <table:table-cell office:value-type="string" calcext:value-type="string">
            <text:p>පිදුරු පල් කළ නියදියක් අන්වීක්ෂයෙන් පරීක්ෂා කළ විට හඳුනාගත හැකි ඒක සෛලික ජීවීයෙකි,</text:p>
          </table:table-cell>
          <table:table-cell/>
          <table:table-cell office:value-type="string" calcext:value-type="string">
            <text:p>ඇමීබා</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මීසියම්</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එවුග්ලි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ස්ටා</text:p>
          </table:table-cell>
          <table:table-cell office:value-type="float" office:value="0" calcext:value-type="float">
            <text:p>0</text:p>
          </table:table-cell>
          <table:table-cell table:number-columns-repeated="1006"/>
        </table:table-row>
        <table:table-row table:style-name="ro1">
          <table:table-cell office:value-type="float" office:value="54" calcext:value-type="float">
            <text:p>5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12-ep25</text:p>
          </table:table-cell>
          <table:table-cell office:value-type="float" office:value="25" calcext:value-type="float">
            <text:p>25</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ජෛව ක‍්‍රියාවලි</text:p>
          </table:table-cell>
          <table:table-cell office:value-type="string" calcext:value-type="string">
            <text:p>ජීවයේ සංවිධාන මට්ටම් - II කොටස</text:p>
          </table:table-cell>
          <table:table-cell office:value-type="string" calcext:value-type="string">
            <text:p>අවයවල පද්ධති <text:s/>පිළිබඳ හැඳින්වීම, මිනිසාගේ ආමාශය සහ ශාක කඳ නම් වූ අවයවය සෑදී ඇති පටක වර්ග විස්තර කිරීම, ක‍්‍රියාකාරකම් සිදු කිරීම, ශාකයක මෙන්ම මිනිස් සිරුරේ ඇති අවයව සහ පද්ධති විස්තර කිරීම.</text:p>
          </table:table-cell>
          <table:table-cell table:style-name="ce3" office:value-type="time" office:time-value="PT01H00M00S" calcext:value-type="time">
            <text:p>01:00:00</text:p>
          </table:table-cell>
          <table:table-cell office:value-type="float" office:value="266" calcext:value-type="float">
            <text:p>266</text:p>
          </table:table-cell>
          <table:table-cell table:number-columns-repeated="2"/>
          <table:table-cell office:value-type="string" calcext:value-type="string">
            <text:p>මිනිසාගේ ආමාශය නම් වූ අවයවය විවිධ පටක වර්ග කිහිපයකින් සකස් වී ඇත. එයින් එකක් නොවන්නේ,</text:p>
          </table:table-cell>
          <table:table-cell/>
          <table:table-cell office:value-type="string" calcext:value-type="string">
            <text:p>රුධිර පට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යු පට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ශි පට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පිචර්මී පටක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67" calcext:value-type="float">
            <text:p>267</text:p>
          </table:table-cell>
          <table:table-cell table:number-columns-repeated="2"/>
          <table:table-cell office:value-type="string" calcext:value-type="string">
            <text:p>යම්කිසි විශේෂ කාර්යයක් හෝ කාර්ය කිහිපයක් ඉටු කිරීම සඳහා සාධක කිහිපයක් එකතු වී සකස් වූ සංවිධාන මට්ටම්,</text:p>
          </table:table-cell>
          <table:table-cell/>
          <table:table-cell office:value-type="string" calcext:value-type="string">
            <text:p>ස්නායු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ටක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වයව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ශි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68" calcext:value-type="float">
            <text:p>268</text:p>
          </table:table-cell>
          <table:table-cell table:number-columns-repeated="2"/>
          <table:table-cell office:value-type="string" calcext:value-type="string">
            <text:p>ශාක කඳ නම් වූ අවයවය ගොඩනැගීමට විවිධ පටක ගණනාවක් සහභාගී වී ඇත. එම පටක වන්නේ,</text:p>
          </table:table-cell>
          <table:table-cell/>
          <table:table-cell office:value-type="string" calcext:value-type="string">
            <text:p>ශෛලම පට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දි පිරවුම් පට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ලෝයම පටක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 සියල්ල නිවැරදි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69" calcext:value-type="float">
            <text:p>269</text:p>
          </table:table-cell>
          <table:table-cell table:number-columns-repeated="2"/>
          <table:table-cell office:value-type="string" calcext:value-type="string">
            <text:p>යම් පොදු කාර්යයක් හෝ කිහිපයක් ඉටු කිරීම සදහා අවයව සමූහයක් සම්බන්ධ වී සකස් වූ සංවිධාන මට්ටම ........................ ලෙස හැඳින්විය හැකි ය.</text:p>
          </table:table-cell>
          <table:table-cell/>
          <table:table-cell office:value-type="string" calcext:value-type="string">
            <text:p>පටක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වය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ශි</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ද්ධතියක්</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70" calcext:value-type="float">
            <text:p>270</text:p>
          </table:table-cell>
          <table:table-cell table:number-columns-repeated="2"/>
          <table:table-cell office:value-type="string" calcext:value-type="string">
            <text:p>ශාක දේහයට අයත් වේ,</text:p>
          </table:table-cell>
          <table:table-cell/>
          <table:table-cell office:value-type="string" calcext:value-type="string">
            <text:p>ජීර්ණ පද්ධ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වසන පද්ධ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රෝහ පද්ධති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හිස්ස‍්‍රාවී පද්ධතිය</text:p>
          </table:table-cell>
          <table:table-cell office:value-type="float" office:value="0" calcext:value-type="float">
            <text:p>0</text:p>
          </table:table-cell>
          <table:table-cell table:number-columns-repeated="1006"/>
        </table:table-row>
        <table:table-row table:style-name="ro1">
          <table:table-cell office:value-type="float" office:value="55" calcext:value-type="float">
            <text:p>5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12-ep26</text:p>
          </table:table-cell>
          <table:table-cell office:value-type="float" office:value="26" calcext:value-type="float">
            <text:p>26</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ජෛව ක‍්‍රියාවලි</text:p>
          </table:table-cell>
          <table:table-cell office:value-type="string" calcext:value-type="string">
            <text:p>මානව දේහ පද්ධතිය හා ආහාර ජීරණ පද්ධතිය</text:p>
          </table:table-cell>
          <table:table-cell office:value-type="string" calcext:value-type="string">
            <text:p>මානව ශ්වසන පද්ධතියේ හා ආහාර ජීරණ පද්ධතියේ අවයව වල සිදු වන ක‍්‍රියාවලිය විස්තර කිරීම හා ආහාර ජීරණ පද්ධතියේ ප‍්‍රධාන කාර්යයන් පැහැදිලි කිරීම.</text:p>
          </table:table-cell>
          <table:table-cell table:style-name="ce3" office:value-type="time" office:time-value="PT01H00M00S" calcext:value-type="time">
            <text:p>01:00:00</text:p>
          </table:table-cell>
          <table:table-cell office:value-type="float" office:value="271" calcext:value-type="float">
            <text:p>271</text:p>
          </table:table-cell>
          <table:table-cell table:number-columns-repeated="2"/>
          <table:table-cell office:value-type="string" calcext:value-type="string">
            <text:p>මිනිසා ලබාගන්නා සංකීර්ණ ආහාර කුඩා අංශු බවට හා සරල තත්ත්වයට පත් කරන පද්ධතිය වන්නේ,</text:p>
          </table:table-cell>
          <table:table-cell/>
          <table:table-cell office:value-type="string" calcext:value-type="string">
            <text:p>ස්වසන පද්ධ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හිස්ස‍්‍රාවී පද්ධ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ජනන පද්ධ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හාර ජීර්ණ පද්ධතිය <text:s/></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72" calcext:value-type="float">
            <text:p>272</text:p>
          </table:table-cell>
          <table:table-cell table:number-columns-repeated="2"/>
          <table:table-cell office:value-type="string" calcext:value-type="string">
            <text:p>ආහාර ජීර්ණ පද්ධතියේ ආහාර ජීර්ණය <text:s/>සඳහා ආරම්භ වන අවයවය වන්නේ,</text:p>
          </table:table-cell>
          <table:table-cell/>
          <table:table-cell office:value-type="string" calcext:value-type="string">
            <text:p>මුඛ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ආමාශ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ඩා අන්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හාන්ත‍්‍රය</text:p>
          </table:table-cell>
          <table:table-cell office:value-type="float" office:value="0" calcext:value-type="float">
            <text:p>0</text:p>
          </table:table-cell>
          <table:table-cell table:number-columns-repeated="1006"/>
        </table:table-row>
        <table:table-row table:style-name="ro3">
          <table:table-cell table:number-columns-repeated="11"/>
          <table:table-cell office:value-type="float" office:value="273" calcext:value-type="float">
            <text:p>273</text:p>
          </table:table-cell>
          <table:table-cell/>
          <table:table-cell office:value-type="string" calcext:value-type="string">
            <text:p>science-07-t2-l12-ep26-q-3.png</text:p>
          </table:table-cell>
          <table:table-cell office:value-type="string" calcext:value-type="string">
            <text:p><text:span text:style-name="T2">A,B,C,D,E,F </text:span><text:span text:style-name="T3">යන පිළිවෙළ ලෙස ගතහොත් නිවැරදි පිළිතුර වන්නේ,</text:span></text:p>
          </table:table-cell>
          <table:table-cell/>
          <table:table-cell office:value-type="string" calcext:value-type="string">
            <text:p>මුඛය, අන්තස්‍රෝතය, අක්මාව, ආමාශය, කුඩා අන්ත‍්‍රය හා මහා අන්ත‍්‍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ඛය, අන්තස්‍රෝතය, මහා අන්ත‍්‍රය, ආමාශය, අක්මාව හා කුඩා අන්ත‍්‍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ඛය, අන්තස්‍රෝතය, අක්මාව, ආමාශය, මහා අන්ත‍්‍රය හා කුඩා අන්ත‍්‍ර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මුඛය, කුඩා අන්ත‍්‍රය , අන්තස්‍රෝතය අක්මාව, ආමාශය හා මහා අන්ත‍්‍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4" calcext:value-type="float">
            <text:p>274</text:p>
          </table:table-cell>
          <table:table-cell table:number-columns-repeated="2"/>
          <table:table-cell office:value-type="string" calcext:value-type="string">
            <text:p>ආහාර ජීර්ණ ක‍්‍රියාවලිය අවසන් වන අවයවය වන්නේ,</text:p>
          </table:table-cell>
          <table:table-cell/>
          <table:table-cell office:value-type="string" calcext:value-type="string">
            <text:p>ගුද මාර්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හා අන්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ද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උණ්ඩුක පුච්ඡ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5" calcext:value-type="float">
            <text:p>275</text:p>
          </table:table-cell>
          <table:table-cell table:number-columns-repeated="2"/>
          <table:table-cell office:value-type="string" calcext:value-type="string">
            <text:p>ශ්වසන පද්ධතියට අයත් වායු හුවමාරුව සිදු වන අවයවය වන්නේ,</text:p>
          </table:table-cell>
          <table:table-cell/>
          <table:table-cell office:value-type="string" calcext:value-type="string">
            <text:p>ශ්වසනා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රසනිකා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ස් කුටි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නහැලි</text:p>
          </table:table-cell>
          <table:table-cell office:value-type="float" office:value="1" calcext:value-type="float">
            <text:p>1</text:p>
          </table:table-cell>
          <table:table-cell table:number-columns-repeated="1006"/>
        </table:table-row>
        <table:table-row table:style-name="ro1">
          <table:table-cell office:value-type="float" office:value="56" calcext:value-type="float">
            <text:p>5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12-ep27</text:p>
          </table:table-cell>
          <table:table-cell office:value-type="float" office:value="27" calcext:value-type="float">
            <text:p>27</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ජෛව ක‍්‍රියාවලි</text:p>
          </table:table-cell>
          <table:table-cell office:value-type="string" calcext:value-type="string">
            <text:p>මානව ශ්වසන පද්ධතිය සහ අභ්‍යාස</text:p>
          </table:table-cell>
          <table:table-cell office:value-type="string" calcext:value-type="string">
            <text:p>ආහාර ජීරණ පද්ධතියේ ක‍්‍රියාවලිය, ශ්වසනය පිළිබඳ විස්තර කිරීම සහ අභ්‍යාස කිරීම.</text:p>
          </table:table-cell>
          <table:table-cell table:style-name="ce3" office:value-type="time" office:time-value="PT01H00M00S" calcext:value-type="time">
            <text:p>01:00:00</text:p>
          </table:table-cell>
          <table:table-cell office:value-type="float" office:value="276" calcext:value-type="float">
            <text:p>276</text:p>
          </table:table-cell>
          <table:table-cell table:number-columns-repeated="2"/>
          <table:table-cell office:value-type="string" calcext:value-type="string">
            <text:p>ආහාර ජීරණය සම්පූර්ණ වී ජිර්ණපළ අවශෝෂණය වන්නේ,</text:p>
          </table:table-cell>
          <table:table-cell/>
          <table:table-cell office:value-type="string" calcext:value-type="string">
            <text:p>කුඩා අන්ත‍්‍රයේ දී</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ආමාශයේ 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ක්මවේ 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හාන්ත‍්‍රයේ දී</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7" calcext:value-type="float">
            <text:p>277</text:p>
          </table:table-cell>
          <table:table-cell table:number-columns-repeated="2"/>
          <table:table-cell office:value-type="string" calcext:value-type="string">
            <text:p>ශ්වසනය මගින් ශක්තිය නිපදවීමේ දී අතුරු ඵල ලෙස නිකුත් <text:s/>වන්නේ,</text:p>
          </table:table-cell>
          <table:table-cell/>
          <table:table-cell office:value-type="string" calcext:value-type="string">
            <text:p>ඔක්සිජ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යිට‍්‍රජ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බන්ඩයොක්සයිඩ්</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ත‍්‍රා</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8" calcext:value-type="float">
            <text:p>278</text:p>
          </table:table-cell>
          <table:table-cell table:number-columns-repeated="2"/>
          <table:table-cell office:value-type="string" calcext:value-type="string">
            <text:p>ආහාර ජීර්ණ පද්ධතියට අයත් අවයවයක් නොවන්නේ,</text:p>
          </table:table-cell>
          <table:table-cell/>
          <table:table-cell office:value-type="string" calcext:value-type="string">
            <text:p>මුඛ කුහ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හා ප‍්‍රාචීර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ආමාශ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ඩා අන්ත‍්‍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9" calcext:value-type="float">
            <text:p>279</text:p>
          </table:table-cell>
          <table:table-cell table:number-columns-repeated="2"/>
          <table:table-cell office:value-type="string" calcext:value-type="string">
            <text:p>ශ්වසන පද්ධතියට අයත් ඉන්ද්‍රියක් නොවන්නේ,</text:p>
          </table:table-cell>
          <table:table-cell/>
          <table:table-cell office:value-type="string" calcext:value-type="string">
            <text:p>අන්නස්‍රෝත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හා ප‍්‍රාචී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වරා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ශු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0" calcext:value-type="float">
            <text:p>280</text:p>
          </table:table-cell>
          <table:table-cell table:number-columns-repeated="2"/>
          <table:table-cell office:value-type="string" calcext:value-type="string">
            <text:p>ආහාර මාර්ගයට ශ්වසන මාර්ගයට පොදු කුටීරය වන්නේ,</text:p>
          </table:table-cell>
          <table:table-cell/>
          <table:table-cell office:value-type="string" calcext:value-type="string">
            <text:p>මුඛ කුහ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න්නස්‍රෝ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රසනිකාව</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ගුදය</text:p>
          </table:table-cell>
          <table:table-cell office:value-type="float" office:value="0" calcext:value-type="float">
            <text:p>0</text:p>
          </table:table-cell>
          <table:table-cell table:number-columns-repeated="1006"/>
        </table:table-row>
        <table:table-row table:style-name="ro3">
          <table:table-cell office:value-type="float" office:value="57" calcext:value-type="float">
            <text:p>5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13-ep28</text:p>
          </table:table-cell>
          <table:table-cell office:value-type="float" office:value="28" calcext:value-type="float">
            <text:p>28</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වායු ගෝලය</text:p>
          </table:table-cell>
          <table:table-cell office:value-type="string" calcext:value-type="string">
            <text:p>වායු ගෝලයේ ස්ථර</text:p>
          </table:table-cell>
          <table:table-cell office:value-type="string" calcext:value-type="string">
            <text:p>වායු ගෝලයේ ස්ථර පිළිබඳව පැහැදිලි කිරීම සහ ක‍්‍රියාකාරකම් සිදු කිරීම.</text:p>
          </table:table-cell>
          <table:table-cell table:style-name="ce3" office:value-type="time" office:time-value="PT01H00M00S" calcext:value-type="time">
            <text:p>01:00:00</text:p>
          </table:table-cell>
          <table:table-cell office:value-type="float" office:value="281" calcext:value-type="float">
            <text:p>281</text:p>
          </table:table-cell>
          <table:table-cell table:number-columns-repeated="2"/>
          <table:table-cell office:value-type="string" calcext:value-type="string">
            <text:p><text:span text:style-name="T4">පොළොව මට්ටමේ සිට ඉහළට යාමේ දී උෂ්ණත්වය හා පීඩනය වෙනස් වන අතර</text:span><text:span text:style-name="T5">,</text:span><text:span text:style-name="T3"> එම වෙනස්කම් පදනම් කොටගෙන පෘථිවි වායුගෝලය ස්තර කීයකට ‌බෙදා තිබේ ද?</text:span></text:p>
          </table:table-cell>
          <table:table-cell/>
          <table:table-cell office:value-type="string" calcext:value-type="string">
            <text:p>තුනක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තරක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හකට</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හයකට</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2" calcext:value-type="float">
            <text:p>282</text:p>
          </table:table-cell>
          <table:table-cell table:number-columns-repeated="2"/>
          <table:table-cell office:value-type="string" calcext:value-type="string">
            <text:p>වායුගෝලය පොළොව මට්ටමේ සිට ................... පමණ ඈතට විහිදී පවතී.</text:p>
          </table:table-cell>
          <table:table-cell/>
          <table:table-cell office:value-type="string" calcext:value-type="string">
            <text:p>500k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7000k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700k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70000k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3" calcext:value-type="float">
            <text:p>283</text:p>
          </table:table-cell>
          <table:table-cell table:number-columns-repeated="2"/>
          <table:table-cell office:value-type="string" calcext:value-type="string">
            <text:p>කාලගුණ විපර්යාස සිදු වන්නේ වායුගෝලීය කිනම් ස්තරයේ ද?</text:p>
          </table:table-cell>
          <table:table-cell/>
          <table:table-cell office:value-type="string" calcext:value-type="string">
            <text:p>බහිර් 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ප 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තර 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වර්තිගෝල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84" calcext:value-type="float">
            <text:p>284</text:p>
          </table:table-cell>
          <table:table-cell table:number-columns-repeated="2"/>
          <table:table-cell office:value-type="string" calcext:value-type="string">
            <text:p>ඕසෝන් ස්ථරය පිහිටා ඇත්තේ,</text:p>
          </table:table-cell>
          <table:table-cell/>
          <table:table-cell office:value-type="string" calcext:value-type="string">
            <text:p>පරිවර්ති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තර 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ප ගෝල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ධ්‍ය ගෝල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5" calcext:value-type="float">
            <text:p>285</text:p>
          </table:table-cell>
          <table:table-cell table:number-columns-repeated="2"/>
          <table:table-cell office:value-type="string" calcext:value-type="string">
            <text:p>ජෙට් යානා ගමන් කරන්නේ,</text:p>
          </table:table-cell>
          <table:table-cell/>
          <table:table-cell office:value-type="string" calcext:value-type="string">
            <text:p>ස්තර ගෝල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හිර් 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ප 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වර්තිගෝලය</text:p>
          </table:table-cell>
          <table:table-cell office:value-type="float" office:value="0" calcext:value-type="float">
            <text:p>0</text:p>
          </table:table-cell>
          <table:table-cell table:number-columns-repeated="1006"/>
        </table:table-row>
        <table:table-row table:style-name="ro1">
          <table:table-cell office:value-type="float" office:value="58" calcext:value-type="float">
            <text:p>5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13-ep29</text:p>
          </table:table-cell>
          <table:table-cell office:value-type="float" office:value="29" calcext:value-type="float">
            <text:p>29</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වායු ගෝලය</text:p>
          </table:table-cell>
          <table:table-cell office:value-type="string" calcext:value-type="string">
            <text:p>වායු ගොලයේ ස්ථර වල උෂ්ණත්වයේ හා පීඩනයේ වෙනස්වීම</text:p>
          </table:table-cell>
          <table:table-cell office:value-type="string" calcext:value-type="string">
            <text:p>වායු ගෝලීය ස්ථර වල උෂ්ණත්වයේ හා පීඩනයේ වෙනස්වීම, වායු ගෝලයේ කෘත්‍ය ආදී කරුණු පැහැදිලි කරයි. <text:s/></text:p>
          </table:table-cell>
          <table:table-cell table:style-name="ce3" office:value-type="time" office:time-value="PT01H00M00S" calcext:value-type="time">
            <text:p>01:00:00</text:p>
          </table:table-cell>
          <table:table-cell office:value-type="float" office:value="286" calcext:value-type="float">
            <text:p>286</text:p>
          </table:table-cell>
          <table:table-cell table:number-columns-repeated="2"/>
          <table:table-cell office:value-type="string" calcext:value-type="string">
            <text:p>ජාත්‍යන්තර අභ්‍යවකාශ මධ්‍යස්ථානය පිහිටා ඇත්තේ,</text:p>
          </table:table-cell>
          <table:table-cell/>
          <table:table-cell office:value-type="string" calcext:value-type="string">
            <text:p>ස්තර 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ප ගෝල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ධ්‍ය 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වර්තිගෝල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7" calcext:value-type="float">
            <text:p>287</text:p>
          </table:table-cell>
          <table:table-cell table:number-columns-repeated="2"/>
          <table:table-cell office:value-type="string" calcext:value-type="string">
            <text:p>වායුගෝලයේ ඉතාමත් ම තුනී ස්තරය කුමක් ද?</text:p>
          </table:table-cell>
          <table:table-cell/>
          <table:table-cell office:value-type="string" calcext:value-type="string">
            <text:p>ස්තර 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ප 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ධ්‍ය 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හිර් ගෝල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88" calcext:value-type="float">
            <text:p>288</text:p>
          </table:table-cell>
          <table:table-cell table:number-columns-repeated="2"/>
          <table:table-cell office:value-type="string" calcext:value-type="string">
            <text:p>වායු ගෝලයේ බහුලවම අඩංගු වායු වර්ගය වන්නේ,</text:p>
          </table:table-cell>
          <table:table-cell/>
          <table:table-cell office:value-type="string" calcext:value-type="string">
            <text:p>ඔක්සිජ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යිට‍්‍රජ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බන් ඩයොක්සයි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ලිය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9" calcext:value-type="float">
            <text:p>289</text:p>
          </table:table-cell>
          <table:table-cell table:number-columns-repeated="2"/>
          <table:table-cell office:value-type="string" calcext:value-type="string">
            <text:p>හරිත ශාක වල ප‍්‍රභාසංශ්ලේෂණය සඳහා අවශ්‍ය අමු ද්‍රව්‍යයක් වන්නේ,</text:p>
          </table:table-cell>
          <table:table-cell/>
          <table:table-cell office:value-type="string" calcext:value-type="string">
            <text:p>කාබන්ඩයොක්සයිඩ්</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ඔක්සිජ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යිට‍්‍රජ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 කිසිවක්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0" calcext:value-type="float">
            <text:p>290</text:p>
          </table:table-cell>
          <table:table-cell table:number-columns-repeated="2"/>
          <table:table-cell office:value-type="string" calcext:value-type="string">
            <text:p>.................................. සිට ඉහළට යන විට උෂ්ණත්වය වැඩි වේ. එයට හේතු වන්නේ ස්තර ගෝලය තුළ ඇති <text:s/>ඕසෝන් ස්තරයේ ක‍්‍රියාකාරිත්වය යි.</text:p>
          </table:table-cell>
          <table:table-cell/>
          <table:table-cell office:value-type="string" calcext:value-type="string">
            <text:p>බහිර් 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තර ගෝල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තාප 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ධ්‍ය ගෝලය</text:p>
          </table:table-cell>
          <table:table-cell office:value-type="float" office:value="0" calcext:value-type="float">
            <text:p>0</text:p>
          </table:table-cell>
          <table:table-cell table:number-columns-repeated="1006"/>
        </table:table-row>
        <table:table-row table:style-name="ro1">
          <table:table-cell office:value-type="float" office:value="59" calcext:value-type="float">
            <text:p>5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13-ep30</text:p>
          </table:table-cell>
          <table:table-cell office:value-type="float" office:value="30" calcext:value-type="float">
            <text:p>30</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වායු ගෝලය</text:p>
          </table:table-cell>
          <table:table-cell office:value-type="string" calcext:value-type="string">
            <text:p>වාතය හා එහි සංඝටක හා වායු ගෝලයේ කෘත්‍ය</text:p>
          </table:table-cell>
          <table:table-cell office:value-type="string" calcext:value-type="string">
            <text:p>වාතය හා එහි සංඝටක, වායු ගෝලයේ කෘත්‍ය ආදී කරුණු විස්තර කිරීම හා අභ්‍යාස සිදු කිරීම.</text:p>
          </table:table-cell>
          <table:table-cell table:style-name="ce3" office:value-type="time" office:time-value="PT01H00M00S" calcext:value-type="time">
            <text:p>01:00:00</text:p>
          </table:table-cell>
          <table:table-cell office:value-type="float" office:value="291" calcext:value-type="float">
            <text:p>291</text:p>
          </table:table-cell>
          <table:table-cell table:number-columns-repeated="2"/>
          <table:table-cell office:value-type="string" calcext:value-type="string">
            <text:p>පක්ෂීන්ට ද ඇතැම් කෘමීන් වැනි පියාසර කරන සතුන්ට ද පියාසර කිරීමට...................... ආධාර වේ.</text:p>
          </table:table-cell>
          <table:table-cell/>
          <table:table-cell office:value-type="string" calcext:value-type="string">
            <text:p>අහ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ත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උෂ්ණත්ව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ළාකුළු</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2" calcext:value-type="float">
            <text:p>292</text:p>
          </table:table-cell>
          <table:table-cell table:number-columns-repeated="2"/>
          <table:table-cell office:value-type="string" calcext:value-type="string">
            <text:p>වායුගෝලයේ සියයට විස්සක් ඇතුළත් වායුව කුමක් ද?</text:p>
          </table:table-cell>
          <table:table-cell/>
          <table:table-cell office:value-type="string" calcext:value-type="string">
            <text:p>නයිට‍්‍රජ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ඔක්සිජ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බ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බන්ඩයොක්සයිඩ්</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3" calcext:value-type="float">
            <text:p>293</text:p>
          </table:table-cell>
          <table:table-cell table:number-columns-repeated="2"/>
          <table:table-cell office:value-type="string" calcext:value-type="string">
            <text:p>ද්‍රව ආසන්න ප‍්‍රදේශවල දී පරිවර්තී ගෝලයේ උස වන්නේ,</text:p>
          </table:table-cell>
          <table:table-cell/>
          <table:table-cell office:value-type="string" calcext:value-type="string">
            <text:p>15k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8k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3k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0k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4" calcext:value-type="float">
            <text:p>294</text:p>
          </table:table-cell>
          <table:table-cell table:number-columns-repeated="2"/>
          <table:table-cell office:value-type="string" calcext:value-type="string">
            <text:p>වායු පීඩනය ................... නම් ඒකකයෙන් මනිනු ලැබේ.</text:p>
          </table:table-cell>
          <table:table-cell/>
          <table:table-cell office:value-type="string" calcext:value-type="string">
            <text:p>මිලිබාර්</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ලිමීට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ලිලීට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ජූ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5" calcext:value-type="float">
            <text:p>295</text:p>
          </table:table-cell>
          <table:table-cell table:number-columns-repeated="2"/>
          <table:table-cell office:value-type="string" calcext:value-type="string">
            <text:p>ජල වාෂ්ප, අයිස් වලාකුළු ලෙස මිදෙන්නේ,</text:p>
          </table:table-cell>
          <table:table-cell/>
          <table:table-cell office:value-type="string" calcext:value-type="string">
            <text:p>ස්තර 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ප ගෝ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ධ්‍ය ගෝල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හිර් ගෝලයේ</text:p>
          </table:table-cell>
          <table:table-cell office:value-type="float" office:value="0" calcext:value-type="float">
            <text:p>0</text:p>
          </table:table-cell>
          <table:table-cell table:number-columns-repeated="1006"/>
        </table:table-row>
        <table:table-row table:style-name="ro1">
          <table:table-cell office:value-type="float" office:value="60" calcext:value-type="float">
            <text:p>6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l13-ep31</text:p>
          </table:table-cell>
          <table:table-cell office:value-type="float" office:value="31" calcext:value-type="float">
            <text:p>31</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වායු ගෝලය</text:p>
          </table:table-cell>
          <table:table-cell office:value-type="string" calcext:value-type="string">
            <text:p>වායු දුෂණය</text:p>
          </table:table-cell>
          <table:table-cell office:value-type="string" calcext:value-type="string">
            <text:p>වායු දූෂණය හැඳින්වීම, වායු දුෂණය සිදුවන ආකාරය, වායු දුෂණය නිසා ඇතිවන හානිකර ප‍්‍රතිඵල, වායු දුෂණය අවම කිරීමට ගතහැකි ක‍්‍රියාමාර්ග පැහැදිලි කිරීම සහ ක‍්‍රියාකාරකම් සිදු කිරීම.</text:p>
          </table:table-cell>
          <table:table-cell table:style-name="ce3" office:value-type="time" office:time-value="PT01H00M00S" calcext:value-type="time">
            <text:p>01:00:00</text:p>
          </table:table-cell>
          <table:table-cell office:value-type="float" office:value="296" calcext:value-type="float">
            <text:p>296</text:p>
          </table:table-cell>
          <table:table-cell table:number-columns-repeated="2"/>
          <table:table-cell office:value-type="string" calcext:value-type="string">
            <text:p>සාවද්‍ය වාක්‍යය තෝරන්න.</text:p>
          </table:table-cell>
          <table:table-cell/>
          <table:table-cell office:value-type="string" calcext:value-type="string">
            <text:p>වායු දූෂණයට හේතු වන සංඝටක කොටස් දෙක වායුමය දූෂක අංශුමය දූෂක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ශුමය දූෂක සමහරක් නම් කාබන් අංශු, ඊයම් අංශු, නොදැවුණු ඉන්ධන බිඳිති, කෘමිනාශක බිඳිති, සිමෙන්ති කුඩු සහ ඇස්බැස්ටෝස් අංශු ආදිය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වර්තී ගෝලය, ස්තර ගෝලය, මධ්‍ය ගෝලය, තාප ගෝලය හා බහිර්ගෝලය ලෙස වායුගෝලයේ ස්තර නම් කර ඇත.</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උත්තර ධ‍්‍රැවයට ආසන්න ප‍්‍රදේශවල අහසේ දක්ෂිණාලෝකය නම් දර්ශනයක් දක්නට ලැබේ.</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97" calcext:value-type="float">
            <text:p>297</text:p>
          </table:table-cell>
          <table:table-cell table:number-columns-repeated="2"/>
          <table:table-cell office:value-type="string" calcext:value-type="string">
            <text:p>වායු දූෂණය අවම කිරීමට ගත නොහැකි ක‍්‍රියා මාර්ගයක් වන්නේ,</text:p>
          </table:table-cell>
          <table:table-cell/>
          <table:table-cell office:value-type="string" calcext:value-type="string">
            <text:p>ජලාශවලට කුණු බැහැර කිරීම වැළැක්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සිල ඉන්ධන වැනි බලශක්ති භාවිතා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නාන්තර ආරක්ෂා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ලිකසල එකතුකර පුළුස්සා දැමීම.</text:p>
          </table:table-cell>
          <table:table-cell office:value-type="float" office:value="0" calcext:value-type="float">
            <text:p>0</text:p>
          </table:table-cell>
          <table:table-cell table:number-columns-repeated="1006"/>
        </table:table-row>
        <table:table-row table:style-name="ro3">
          <table:table-cell table:number-columns-repeated="11"/>
          <table:table-cell office:value-type="float" office:value="298" calcext:value-type="float">
            <text:p>298</text:p>
          </table:table-cell>
          <table:table-cell table:number-columns-repeated="2"/>
          <table:table-cell office:value-type="string" calcext:value-type="string">
            <text:p>වායුමය<text:span text:style-name="T2"> </text:span>දූෂකයෙක් නොවන්නේ,</text:p>
          </table:table-cell>
          <table:table-cell/>
          <table:table-cell office:value-type="string" calcext:value-type="string">
            <text:p>කාබන්මොනොක්සයි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ල්පර් ඩයොක්සයි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යිට‍්‍රජන් ඩයොක්සයි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ඔක්සිජන්</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99" calcext:value-type="float">
            <text:p>299</text:p>
          </table:table-cell>
          <table:table-cell table:number-columns-repeated="2"/>
          <table:table-cell office:value-type="string" calcext:value-type="string">
            <text:p>වායු දූෂණය සිදුවන ආකාරයක් නොවන්නේ,</text:p>
          </table:table-cell>
          <table:table-cell/>
          <table:table-cell office:value-type="string" calcext:value-type="string">
            <text:p>රථ වාහනවල ඉන්ධන දහ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ණු කසළ ‍ප්‍රතිචක‍්‍රීකරණය කිරීම</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ර්මාන්ත ශාලාවල ඉන්ධන දහ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නාන්තර විනාශ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0" calcext:value-type="float">
            <text:p>300</text:p>
          </table:table-cell>
          <table:table-cell table:number-columns-repeated="2"/>
          <table:table-cell office:value-type="string" calcext:value-type="string">
            <text:p>වායුගෝලය දූෂණය වන අංශුමය දූෂකයක් නොවන්නේ,</text:p>
          </table:table-cell>
          <table:table-cell/>
          <table:table-cell office:value-type="string" calcext:value-type="string">
            <text:p>කාබන්මොනොක්සයිඩ්</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නොදැවුණු ඉන්ධන බිඳි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මෙන්ති කු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ස්බැස්ටෝස් අංශු</text:p>
          </table:table-cell>
          <table:table-cell office:value-type="float" office:value="0" calcext:value-type="float">
            <text:p>0</text:p>
          </table:table-cell>
          <table:table-cell table:number-columns-repeated="1006"/>
        </table:table-row>
        <table:table-row table:style-name="ro1">
          <table:table-cell office:value-type="float" office:value="61" calcext:value-type="float">
            <text:p>6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4-ep01</text:p>
          </table:table-cell>
          <table:table-cell office:value-type="float" office:value="1" calcext:value-type="float">
            <text:p>1</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තාපය හා උෂ්ණත්වය</text:p>
          </table:table-cell>
          <table:table-cell office:value-type="string" calcext:value-type="string">
            <text:p>උෂ්ණත්වය මැනීම, උෂ්ණත්වමාන</text:p>
          </table:table-cell>
          <table:table-cell office:value-type="string" calcext:value-type="string">
            <text:p>උණුසුම හා සීතල, උෂ්ණත්වය මැනීම, ද්‍රවයක ප‍්‍රසාරණය පිළිබඳව පැහැදිලි කිරීම සහ ක්‍රියාකාරකම් සිදු කිරීම.</text:p>
          </table:table-cell>
          <table:table-cell table:style-name="ce3" office:value-type="time" office:time-value="PT01H00M00S" calcext:value-type="time">
            <text:p>01:00:00</text:p>
          </table:table-cell>
          <table:table-cell office:value-type="float" office:value="301" calcext:value-type="float">
            <text:p>301</text:p>
          </table:table-cell>
          <table:table-cell table:number-columns-repeated="2"/>
          <table:table-cell office:value-type="string" calcext:value-type="string">
            <text:p>යම් ද්‍රව්‍යක උෂ්ණත්වය යනු,</text:p>
          </table:table-cell>
          <table:table-cell/>
          <table:table-cell office:value-type="string" calcext:value-type="string">
            <text:p>උණුසුම් ප්‍රමාණය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පය 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උණුසුම හා සිසිලස පිළිබඳ මිනුම</text:p>
          </table:table-cell>
          <table:table-cell office:value-type="float" office:value="1" calcext:value-type="float">
            <text:p>1</text:p>
          </table:table-cell>
          <table:table-cell table:number-columns-repeated="1006"/>
        </table:table-row>
        <table:table-row table:style-name="ro1">
          <table:table-cell table:number-columns-repeated="11"/>
          <table:table-cell table:style-name="ce1"/>
          <table:table-cell table:number-columns-repeated="4"/>
          <table:table-cell office:value-type="string" calcext:value-type="string">
            <text:p>රස්නය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2" calcext:value-type="float">
            <text:p>302</text:p>
          </table:table-cell>
          <table:table-cell table:number-columns-repeated="2"/>
          <table:table-cell office:value-type="string" calcext:value-type="string">
            <text:p>උෂ්ණත්වමාන වල භාවිත වන ද්‍රව්‍යකි,</text:p>
          </table:table-cell>
          <table:table-cell/>
          <table:table-cell office:value-type="string" calcext:value-type="string">
            <text:p>තඹ</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සදි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න්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මෝනි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3" calcext:value-type="float">
            <text:p>303</text:p>
          </table:table-cell>
          <table:table-cell table:number-columns-repeated="2"/>
          <table:table-cell office:value-type="string" calcext:value-type="string">
            <text:p>උෂ්ණත්වය මනින අන්තර්ජාතික සම්මත ඒකකයේ සංකේතය වන්නේ,</text:p>
          </table:table-cell>
          <table:table-cell/>
          <table:table-cell office:value-type="string" calcext:value-type="string">
            <text:p>0<text:span text:style-name="T2">F</text:span></text:p>
          </table:table-cell>
          <table:table-cell office:value-type="float" office:value="0" calcext:value-type="float">
            <text:p>0</text:p>
          </table:table-cell>
          <table:table-cell table:number-columns-repeated="1006"/>
        </table:table-row>
        <table:table-row table:style-name="ro4">
          <table:table-cell table:number-columns-repeated="16"/>
          <table:table-cell office:value-type="string" calcext:value-type="string">
            <text:p>0<text:span text:style-name="T2">C</text:spa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K</text:p>
          </table:table-cell>
          <table:table-cell office:value-type="float" office:value="1" calcext:value-type="float">
            <text:p>1</text:p>
          </table:table-cell>
          <table:table-cell table:number-columns-repeated="1006"/>
        </table:table-row>
        <table:table-row table:style-name="ro4">
          <table:table-cell table:number-columns-repeated="16"/>
          <table:table-cell office:value-type="string" calcext:value-type="string">
            <text:p>0<text:span text:style-name="T2">K</text:spa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4" calcext:value-type="float">
            <text:p>304</text:p>
          </table:table-cell>
          <table:table-cell table:number-columns-repeated="2"/>
          <table:table-cell office:value-type="string" calcext:value-type="string">
            <text:p>ද්‍රවවල ප්‍රසාරණය සම්බන්ධයෙන් වැරදි ප්‍රකාශය තෝරන්න.</text:p>
          </table:table-cell>
          <table:table-cell/>
          <table:table-cell office:value-type="string" calcext:value-type="string">
            <text:p>විවිධ ද්‍රව්‍යවල ප්‍රසාරණය එකිනෙකට වෙනස්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පය ලැබීම නිසා ස්කන්ධය වෙනස් නොවී පරිමාව වැඩිවීම ද්‍රව ප්‍රසාරණය ලෙස හැඳින්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ව්‍යක් රත්කල විට තාපය ලැබීම නිසා ස්කන්ධය වෙනස්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රසදිය උෂ්ණත්වමානය සකස් කිරීම සඳහා ද්‍රව්‍යක ප්‍රසාරණය භාවිතා කර ඇත.</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5" calcext:value-type="float">
            <text:p>305</text:p>
          </table:table-cell>
          <table:table-cell table:number-columns-repeated="2"/>
          <table:table-cell office:value-type="string" calcext:value-type="string">
            <text:p>යම් ද්‍රව්‍යයක උණුසුම හෝ සිසිල පිළිබඳ මිනුම හඳුන්වන්නේ,</text:p>
          </table:table-cell>
          <table:table-cell/>
          <table:table-cell office:value-type="string" calcext:value-type="string">
            <text:p>උෂ්ණත්වය ලෙස.</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රවශීලතාවය ලෙස.</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ධාරිතාවය ලෙස.</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සාරණය ලෙස.</text:p>
          </table:table-cell>
          <table:table-cell office:value-type="float" office:value="0" calcext:value-type="float">
            <text:p>0</text:p>
          </table:table-cell>
          <table:table-cell table:number-columns-repeated="1006"/>
        </table:table-row>
        <table:table-row table:style-name="ro1">
          <table:table-cell office:value-type="float" office:value="62" calcext:value-type="float">
            <text:p>6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4-ep02</text:p>
          </table:table-cell>
          <table:table-cell office:value-type="float" office:value="2" calcext:value-type="float">
            <text:p>2</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තාපය හා උෂ්ණත්වය</text:p>
          </table:table-cell>
          <table:table-cell office:value-type="string" calcext:value-type="string">
            <text:p>උෂ්ණත්වමාන පරිමාණ</text:p>
          </table:table-cell>
          <table:table-cell office:value-type="string" calcext:value-type="string">
            <text:p>උෂ්ණත්වමාන පරිමාණ, ද්‍රවාංක හා තාපාංක පිළිබඳව පැහැදිලි කිරීම සහ විද්‍යාගාර ක්‍රියාකාරකම් සිදු කිරීම.</text:p>
          </table:table-cell>
          <table:table-cell table:style-name="ce3" office:value-type="time" office:time-value="PT01H00M00S" calcext:value-type="time">
            <text:p>01:00:00</text:p>
          </table:table-cell>
          <table:table-cell office:value-type="float" office:value="306" calcext:value-type="float">
            <text:p>306</text:p>
          </table:table-cell>
          <table:table-cell table:number-columns-repeated="2"/>
          <table:table-cell office:value-type="string" calcext:value-type="string">
            <text:p>උෂ්ණත්වය මැනීම සඳහා භාවිත කරන පරිමාණයක් නොවන්නේ,</text:p>
          </table:table-cell>
          <table:table-cell/>
          <table:table-cell office:value-type="string" calcext:value-type="string">
            <text:p>සෙල්සියස් පරිමා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ෆැරන්හයිට් පරිමා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ල්වින් පරිමා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රව පරිමාණ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07" calcext:value-type="float">
            <text:p>307</text:p>
          </table:table-cell>
          <table:table-cell table:number-columns-repeated="2"/>
          <table:table-cell office:value-type="string" calcext:value-type="string">
            <text:p>යම් ඝන ද්‍රව්‍යයක් ද්‍රව අවස්ථාවට පත් වන නිශ්චිත උෂ්ණත්වය එම ද්‍රව්‍යයේ,</text:p>
          </table:table-cell>
          <table:table-cell/>
          <table:table-cell office:value-type="string" calcext:value-type="string">
            <text:p>හිමාංකය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වශීලතාව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වාංකය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තාපාංකය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8" calcext:value-type="float">
            <text:p>308</text:p>
          </table:table-cell>
          <table:table-cell table:number-columns-repeated="2"/>
          <table:table-cell office:value-type="string" calcext:value-type="string">
            <text:p>නිවැරදි ප්‍රකාශය තෝරන්න.</text:p>
          </table:table-cell>
          <table:table-cell/>
          <table:table-cell office:value-type="string" calcext:value-type="string">
            <text:p>අයිස්වල ද්‍රවාංකයත් ජලයේ හිමාංකයත් එකම අගයක් ගනී.</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ජලයේ තාපාංක මැනීමට මධ්‍යසාර උෂ්ණත්වමානය සුදුසු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නිස් සිරුරේ උෂ්ණත්වය මැනීම ස්පර්ශ සංවේදනයෙන් සිදු කිරීම ප්‍රමාණවත්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ව්‍යක උෂ්ණත්වය අඩු වන්නේ එම ද්‍රව්‍යට තාපය ලැබීම නිසා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9" calcext:value-type="float">
            <text:p>309</text:p>
          </table:table-cell>
          <table:table-cell table:number-columns-repeated="2"/>
          <table:table-cell office:value-type="string" calcext:value-type="string">
            <text:p>යම් ද්‍රවයක් වායු අවස්ථාවට පත්වන නිශ්චිත උෂ්ණත්වය එම ද්‍රවයේ,</text:p>
          </table:table-cell>
          <table:table-cell/>
          <table:table-cell office:value-type="string" calcext:value-type="string">
            <text:p>ද්‍රවාංකය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පාංකය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හිමාංකය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වශීලතාව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0" calcext:value-type="float">
            <text:p>310</text:p>
          </table:table-cell>
          <table:table-cell table:number-columns-repeated="2"/>
          <table:table-cell office:value-type="string" calcext:value-type="string">
            <text:p>ජලය නටන උෂ්ණත්වය නම්,</text:p>
          </table:table-cell>
          <table:table-cell/>
          <table:table-cell office:value-type="string" calcext:value-type="string">
            <text:p>100<text:span text:style-name="T7">0</text:span>C</text:p>
          </table:table-cell>
          <table:table-cell office:value-type="float" office:value="1" calcext:value-type="float">
            <text:p>1</text:p>
          </table:table-cell>
          <table:table-cell table:number-columns-repeated="1006"/>
        </table:table-row>
        <table:table-row table:style-name="ro5">
          <table:table-cell table:number-columns-repeated="16"/>
          <table:table-cell office:value-type="string" calcext:value-type="string">
            <text:p>0<text:span text:style-name="T7">0</text:span>C</text:p>
          </table:table-cell>
          <table:table-cell office:value-type="float" office:value="0" calcext:value-type="float">
            <text:p>0</text:p>
          </table:table-cell>
          <table:table-cell table:number-columns-repeated="1006"/>
        </table:table-row>
        <table:table-row table:style-name="ro5">
          <table:table-cell table:number-columns-repeated="16"/>
          <table:table-cell office:value-type="string" calcext:value-type="string">
            <text:p>212<text:span text:style-name="T7">0</text:span>C</text:p>
          </table:table-cell>
          <table:table-cell office:value-type="float" office:value="0" calcext:value-type="float">
            <text:p>0</text:p>
          </table:table-cell>
          <table:table-cell table:number-columns-repeated="1006"/>
        </table:table-row>
        <table:table-row table:style-name="ro5">
          <table:table-cell table:number-columns-repeated="16"/>
          <table:table-cell office:value-type="string" calcext:value-type="string">
            <text:p>212<text:span text:style-name="T7">0</text:span>F</text:p>
          </table:table-cell>
          <table:table-cell office:value-type="float" office:value="0" calcext:value-type="float">
            <text:p>0</text:p>
          </table:table-cell>
          <table:table-cell table:number-columns-repeated="1006"/>
        </table:table-row>
        <table:table-row table:style-name="ro1">
          <table:table-cell office:value-type="float" office:value="63" calcext:value-type="float">
            <text:p>6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4-ep03</text:p>
          </table:table-cell>
          <table:table-cell table:number-columns-repeated="2" office:value-type="float" office:value="3" calcext:value-type="float">
            <text:p>3</text:p>
          </table:table-cell>
          <table:table-cell office:value-type="float" office:value="14" calcext:value-type="float">
            <text:p>14</text:p>
          </table:table-cell>
          <table:table-cell office:value-type="string" calcext:value-type="string">
            <text:p>තාපය හා උෂ්ණත්වය</text:p>
          </table:table-cell>
          <table:table-cell office:value-type="string" calcext:value-type="string">
            <text:p>උෂ්ණත්වමානය නිවැරදිව භාවිත කිරිම, වෛද්‍ය උෂ්ණත්වමානය</text:p>
          </table:table-cell>
          <table:table-cell office:value-type="string" calcext:value-type="string">
            <text:p>උෂ්ණත්වමානය නිවැරදිව භාවිතා කිරීම, වෛද්‍ය උෂ්ණත්වමානය පිළිබඳව පැහැදිලි කිරීම සහ ක්‍රියාකාරකම් සිදු කිරීම.</text:p>
          </table:table-cell>
          <table:table-cell table:style-name="ce3" office:value-type="time" office:time-value="PT01H00M00S" calcext:value-type="time">
            <text:p>01:00:00</text:p>
          </table:table-cell>
          <table:table-cell office:value-type="float" office:value="311" calcext:value-type="float">
            <text:p>311</text:p>
          </table:table-cell>
          <table:table-cell table:number-columns-repeated="2"/>
          <table:table-cell office:value-type="string" calcext:value-type="string">
            <text:p>සායනික උෂ්ණත්වමානය සම්බන්ධයෙන් වැරදි පිළිතුර වන්නේ,</text:p>
          </table:table-cell>
          <table:table-cell/>
          <table:table-cell office:value-type="string" calcext:value-type="string">
            <text:p>සාපේක්ෂව ප්‍රමාණයෙන් කුඩා උපකරණයකි.</text:p>
          </table:table-cell>
          <table:table-cell office:value-type="float" office:value="0" calcext:value-type="float">
            <text:p>0</text:p>
          </table:table-cell>
          <table:table-cell table:number-columns-repeated="1006"/>
        </table:table-row>
        <table:table-row table:style-name="ro3">
          <table:table-cell table:number-columns-repeated="16"/>
          <table:table-cell office:value-type="string" calcext:value-type="string">
            <text:p>එහි උෂ්ණත්ව පරාසය <text:span text:style-name="T2">35</text:span><text:span text:style-name="T8">0</text:span><text:span text:style-name="T2">C – 43</text:span><text:span text:style-name="T8">0</text:span><text:span text:style-name="T2">C</text:span><text:span text:style-name="T3"> දක්වා වේ.</text:spa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මගින් ජලයේ ද්‍රවාංකය මැනිය හැ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රසදිය කඳේ නැම්මක් පවතී.</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2" calcext:value-type="float">
            <text:p>312</text:p>
          </table:table-cell>
          <table:table-cell table:number-columns-repeated="2"/>
          <table:table-cell office:value-type="string" calcext:value-type="string">
            <text:p>නිරෝගී පුද්ගලයෙකුගේ සිරුරේ සාමාන්‍ය උෂ්ණත්වය වන්නේ,</text:p>
          </table:table-cell>
          <table:table-cell/>
          <table:table-cell office:value-type="string" calcext:value-type="string">
            <text:p>39.9 <text:span text:style-name="T7">0</text:span>F</text:p>
          </table:table-cell>
          <table:table-cell office:value-type="float" office:value="0" calcext:value-type="float">
            <text:p>0</text:p>
          </table:table-cell>
          <table:table-cell table:number-columns-repeated="1006"/>
        </table:table-row>
        <table:table-row table:style-name="ro5">
          <table:table-cell table:number-columns-repeated="16"/>
          <table:table-cell office:value-type="string" calcext:value-type="string">
            <text:p>95.9<text:span text:style-name="T7">0</text:span>F</text:p>
          </table:table-cell>
          <table:table-cell office:value-type="float" office:value="0" calcext:value-type="float">
            <text:p>0</text:p>
          </table:table-cell>
          <table:table-cell table:number-columns-repeated="1006"/>
        </table:table-row>
        <table:table-row table:style-name="ro5">
          <table:table-cell table:number-columns-repeated="16"/>
          <table:table-cell office:value-type="string" calcext:value-type="string">
            <text:p>309.9<text:span text:style-name="T7">0</text:span>F</text:p>
          </table:table-cell>
          <table:table-cell office:value-type="float" office:value="0" calcext:value-type="float">
            <text:p>0</text:p>
          </table:table-cell>
          <table:table-cell table:number-columns-repeated="1006"/>
        </table:table-row>
        <table:table-row table:style-name="ro5">
          <table:table-cell table:number-columns-repeated="16"/>
          <table:table-cell office:value-type="string" calcext:value-type="string">
            <text:p>9<text:span text:style-name="T4">8</text:span>.<text:span text:style-name="T4">4</text:span><text:span text:style-name="T9">0</text:span>F</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13" calcext:value-type="float">
            <text:p>313</text:p>
          </table:table-cell>
          <table:table-cell table:number-columns-repeated="2"/>
          <table:table-cell office:value-type="string" calcext:value-type="string">
            <text:p>රසදිය උෂ්ණත්වමානය නිර්මාණයේ මූලධර්මය වන්නේ,</text:p>
          </table:table-cell>
          <table:table-cell/>
          <table:table-cell office:value-type="string" calcext:value-type="string">
            <text:p>ද්‍රව ප්‍රසාරණ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යු ප්‍රසාර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ඝන ප්‍රසාර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ඝන හා වායු ප්‍රසාරණ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4" calcext:value-type="float">
            <text:p>314</text:p>
          </table:table-cell>
          <table:table-cell table:number-columns-repeated="2"/>
          <table:table-cell office:value-type="string" calcext:value-type="string">
            <text:p>උෂ්ණත්වමානයක ඇති කොටසක් නොවන්නේ,</text:p>
          </table:table-cell>
          <table:table-cell/>
          <table:table-cell office:value-type="string" calcext:value-type="string">
            <text:p>බල්බ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කර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යුම් නැම්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ශික නලය</text:p>
          </table:table-cell>
          <table:table-cell office:value-type="float" office:value="0" calcext:value-type="float">
            <text:p>0</text:p>
          </table:table-cell>
          <table:table-cell table:number-columns-repeated="1006"/>
        </table:table-row>
        <table:table-row table:style-name="ro3">
          <table:table-cell table:number-columns-repeated="11"/>
          <table:table-cell office:value-type="float" office:value="315" calcext:value-type="float">
            <text:p>315</text:p>
          </table:table-cell>
          <table:table-cell office:value-type="string" calcext:value-type="string">
            <text:p>වෛද්‍ය උෂ්ණත්වමානයක විශේෂ ලක්ෂණය වන්නේ, \n a) රසදිය ඇති කේශික නලයේ සියුම් නැම්මක් පැවතීම. \n b) උෂ්ණත්ව පරාසය දක්වා පැවතීම. \n c) ශරීර උෂ්ණත්වය මැනීම සඳහා භාවිත කරයි.</text:p>
          </table:table-cell>
          <table:table-cell/>
          <table:table-cell office:value-type="string" calcext:value-type="string">
            <text:p>ඉහත ප්‍රකාශවලින් නිවැරදි වන්නේ,</text:p>
          </table:table-cell>
          <table:table-cell/>
          <table:table-cell office:value-type="string" calcext:value-type="string">
            <text:p>a <text:span text:style-name="T4">පමණි.</text:span></text:p>
          </table:table-cell>
          <table:table-cell office:value-type="float" office:value="0" calcext:value-type="float">
            <text:p>0</text:p>
          </table:table-cell>
          <table:table-cell table:number-columns-repeated="1006"/>
        </table:table-row>
        <table:table-row table:style-name="ro3">
          <table:table-cell table:number-columns-repeated="16"/>
          <table:table-cell office:value-type="string" calcext:value-type="string">
            <text:p>b<text:span text:style-name="T4"> පමණි.</text:span></text:p>
          </table:table-cell>
          <table:table-cell office:value-type="float" office:value="0" calcext:value-type="float">
            <text:p>0</text:p>
          </table:table-cell>
          <table:table-cell table:number-columns-repeated="1006"/>
        </table:table-row>
        <table:table-row table:style-name="ro3">
          <table:table-cell table:number-columns-repeated="16"/>
          <table:table-cell office:value-type="string" calcext:value-type="string">
            <text:p>a, b<text:span text:style-name="T4"> පමණි.</text:span></text:p>
          </table:table-cell>
          <table:table-cell office:value-type="float" office:value="0" calcext:value-type="float">
            <text:p>0</text:p>
          </table:table-cell>
          <table:table-cell table:number-columns-repeated="1006"/>
        </table:table-row>
        <table:table-row table:style-name="ro3">
          <table:table-cell table:number-columns-repeated="16"/>
          <table:table-cell office:value-type="string" calcext:value-type="string">
            <text:p>a, b, c<text:span text:style-name="T4"> සියල්ල නිවැරදියි.</text:span></text:p>
          </table:table-cell>
          <table:table-cell office:value-type="float" office:value="1" calcext:value-type="float">
            <text:p>1</text:p>
          </table:table-cell>
          <table:table-cell table:number-columns-repeated="1006"/>
        </table:table-row>
        <table:table-row table:style-name="ro3">
          <table:table-cell office:value-type="float" office:value="64" calcext:value-type="float">
            <text:p>6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4-ep04</text:p>
          </table:table-cell>
          <table:table-cell office:value-type="float" office:value="4" calcext:value-type="float">
            <text:p>4</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තාපය හා උෂ්ණත්වය</text:p>
          </table:table-cell>
          <table:table-cell office:value-type="string" calcext:value-type="string">
            <text:p>තාප සංක‍්‍රාමණය</text:p>
          </table:table-cell>
          <table:table-cell office:value-type="string" calcext:value-type="string">
            <text:p>තාප සංක‍්‍රාමණය හා තාප සංක‍්‍රාමණ ක‍්‍රමයක් වන සන්නයනය පිළිබඳව පැහැදිලි කිරීම, ඝන ද්‍රව්‍යයක් තුළින් තාපය සංක‍්‍රාමණය වන බව සොයා බැලීමට ක්‍රියාකාරකමක් සිදු කිරීම.</text:p>
          </table:table-cell>
          <table:table-cell table:style-name="ce3" office:value-type="time" office:time-value="PT01H00M00S" calcext:value-type="time">
            <text:p>01:00:00</text:p>
          </table:table-cell>
          <table:table-cell office:value-type="float" office:value="316" calcext:value-type="float">
            <text:p>316</text:p>
          </table:table-cell>
          <table:table-cell table:number-columns-repeated="2"/>
          <table:table-cell office:value-type="string" calcext:value-type="string">
            <text:p><text:span text:style-name="T4">තාපය යනු</text:span>,</text:p>
          </table:table-cell>
          <table:table-cell/>
          <table:table-cell office:value-type="string" calcext:value-type="string">
            <text:p>ශක්ති ප්‍රභේදය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කිර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න්නයන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හන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7" calcext:value-type="float">
            <text:p>317</text:p>
          </table:table-cell>
          <table:table-cell table:number-columns-repeated="2"/>
          <table:table-cell office:value-type="string" calcext:value-type="string">
            <text:p>තාප කුසන්නායක(පරිවාරක) ද්‍රව්‍යකි.</text:p>
          </table:table-cell>
          <table:table-cell/>
          <table:table-cell office:value-type="string" calcext:value-type="string">
            <text:p>යක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ඹ</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රු</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රිදී</text:p>
          </table:table-cell>
          <table:table-cell office:value-type="float" office:value="0" calcext:value-type="float">
            <text:p>0</text:p>
          </table:table-cell>
          <table:table-cell table:number-columns-repeated="1006"/>
        </table:table-row>
        <table:table-row table:style-name="ro3">
          <table:table-cell table:number-columns-repeated="11"/>
          <table:table-cell office:value-type="float" office:value="318" calcext:value-type="float">
            <text:p>318</text:p>
          </table:table-cell>
          <table:table-cell office:value-type="string" calcext:value-type="string">
            <text:p>a) සන්නයනය \n b) සංවහනය \n c) විකිරණය</text:p>
          </table:table-cell>
          <table:table-cell/>
          <table:table-cell office:value-type="string" calcext:value-type="string">
            <text:p>තාප සංක්‍රමණය වන ක්‍රම වන්නේ,‍</text:p>
          </table:table-cell>
          <table:table-cell/>
          <table:table-cell office:value-type="string" calcext:value-type="string">
            <text:p>a<text:span text:style-name="T1"> </text:span><text:span text:style-name="T5">පමණි.</text:span></text:p>
          </table:table-cell>
          <table:table-cell office:value-type="float" office:value="0" calcext:value-type="float">
            <text:p>0</text:p>
          </table:table-cell>
          <table:table-cell table:number-columns-repeated="1006"/>
        </table:table-row>
        <table:table-row table:style-name="ro3">
          <table:table-cell table:number-columns-repeated="16"/>
          <table:table-cell office:value-type="string" calcext:value-type="string">
            <text:p>b <text:span text:style-name="T4">පමණි.</text:span></text:p>
          </table:table-cell>
          <table:table-cell office:value-type="float" office:value="0" calcext:value-type="float">
            <text:p>0</text:p>
          </table:table-cell>
          <table:table-cell table:number-columns-repeated="1006"/>
        </table:table-row>
        <table:table-row table:style-name="ro3">
          <table:table-cell table:number-columns-repeated="16"/>
          <table:table-cell office:value-type="string" calcext:value-type="string">
            <text:p>a,b <text:span text:style-name="T4">පමණි.</text:span></text:p>
          </table:table-cell>
          <table:table-cell office:value-type="float" office:value="0" calcext:value-type="float">
            <text:p>0</text:p>
          </table:table-cell>
          <table:table-cell table:number-columns-repeated="1006"/>
        </table:table-row>
        <table:table-row table:style-name="ro3">
          <table:table-cell table:number-columns-repeated="16"/>
          <table:table-cell office:value-type="string" calcext:value-type="string">
            <text:p>a,b,c <text:span text:style-name="T4">සියල්ල නිවැරදියි.</text:span></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19" calcext:value-type="float">
            <text:p>319</text:p>
          </table:table-cell>
          <table:table-cell table:number-columns-repeated="2"/>
          <table:table-cell office:value-type="string" calcext:value-type="string">
            <text:p>ඝන ද්‍රව්‍යයක් තුළින් අංශුවෙන් අංශුවට තාපය ගමන් කිරීම හඳුන්වන්නේ,</text:p>
          </table:table-cell>
          <table:table-cell/>
          <table:table-cell office:value-type="string" calcext:value-type="string">
            <text:p>තාප සංක‍්‍රාමණය ලෙස.</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ප සන්නයනය ලෙස.</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තාප පරිවාරක ලෙස.</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න්නයනයක ලෙ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0" calcext:value-type="float">
            <text:p>320</text:p>
          </table:table-cell>
          <table:table-cell table:number-columns-repeated="2"/>
          <table:table-cell office:value-type="string" calcext:value-type="string">
            <text:p>හොඳින් තාපය ගමන්නොකරන ද්‍රව්‍ය හඳුන්වන්නේ,</text:p>
          </table:table-cell>
          <table:table-cell/>
          <table:table-cell office:value-type="string" calcext:value-type="string">
            <text:p>විකිර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නය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ප සන්ය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ප පරිවාර</text:p>
          </table:table-cell>
          <table:table-cell office:value-type="float" office:value="1" calcext:value-type="float">
            <text:p>1</text:p>
          </table:table-cell>
          <table:table-cell table:number-columns-repeated="1006"/>
        </table:table-row>
        <table:table-row table:style-name="ro1">
          <table:table-cell office:value-type="float" office:value="65" calcext:value-type="float">
            <text:p>6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4-ep05</text:p>
          </table:table-cell>
          <table:table-cell office:value-type="float" office:value="5" calcext:value-type="float">
            <text:p>5</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තාපය හා උෂ්ණත්වය</text:p>
          </table:table-cell>
          <table:table-cell office:value-type="string" calcext:value-type="string">
            <text:p>උෂ්ණත්වය මැනීම හා තාප සංක‍්‍රාමණය</text:p>
          </table:table-cell>
          <table:table-cell office:value-type="string" calcext:value-type="string">
            <text:p>තාපය හා උෂ්ණත්වය පාඩමේ සාකච්ඡා කළ කරුණු නැවත ආවරණය කිරීම සඳහා අභ්‍යාස කිරීම.</text:p>
          </table:table-cell>
          <table:table-cell table:style-name="ce3" office:value-type="time" office:time-value="PT01H00M00S" calcext:value-type="time">
            <text:p>01:00:00</text:p>
          </table:table-cell>
          <table:table-cell office:value-type="float" office:value="321" calcext:value-type="float">
            <text:p>321</text:p>
          </table:table-cell>
          <table:table-cell table:number-columns-repeated="2"/>
          <table:table-cell office:value-type="string" calcext:value-type="string">
            <text:p>උෂ්ණත්වය මැනීම සඳහා භාවිත කරන පරිමාණයක් නොවන්නේ,</text:p>
          </table:table-cell>
          <table:table-cell/>
          <table:table-cell office:value-type="string" calcext:value-type="string">
            <text:p>සෙල්සියස් පරිමා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ට් පරිමාණ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රන්හයිට් පරිමා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ල්වින් පරිණාම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2" calcext:value-type="float">
            <text:p>322</text:p>
          </table:table-cell>
          <table:table-cell table:number-columns-repeated="2"/>
          <table:table-cell office:value-type="string" calcext:value-type="string">
            <text:p>උෂ්ණත්වමානය සඳහා රසදිය වෙනුවට භාවිතා කල හැකි වෙනත් ද්‍රව්‍යක් වන්නේ,</text:p>
          </table:table-cell>
          <table:table-cell/>
          <table:table-cell office:value-type="string" calcext:value-type="string">
            <text:p>ජ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ල් තෙ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ද්‍යසාර</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භූමි තෙ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3" calcext:value-type="float">
            <text:p>323</text:p>
          </table:table-cell>
          <table:table-cell table:number-columns-repeated="2"/>
          <table:table-cell office:value-type="string" calcext:value-type="string">
            <text:p>අපට ඇති විශාලතම තාප ප‍්‍රභවය කුමක් ද?</text:p>
          </table:table-cell>
          <table:table-cell/>
          <table:table-cell office:value-type="string" calcext:value-type="string">
            <text:p>සූර්ය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චන්ද්‍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න්ද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ර</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4" calcext:value-type="float">
            <text:p>324</text:p>
          </table:table-cell>
          <table:table-cell table:number-columns-repeated="2"/>
          <table:table-cell office:value-type="string" calcext:value-type="string">
            <text:p>රත් වු ජලය තුළ රසදිය උෂ්ණත්වමානයක බල්බය තැබූවිට උෂ්ණත්වමානය පාඨාංකයට කුමක් සිදුවේ ද?</text:p>
          </table:table-cell>
          <table:table-cell/>
          <table:table-cell office:value-type="string" calcext:value-type="string">
            <text:p>වැඩි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ඩු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ඩු වී වැඩි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නස්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5" calcext:value-type="float">
            <text:p>325</text:p>
          </table:table-cell>
          <table:table-cell table:number-columns-repeated="2"/>
          <table:table-cell office:value-type="string" calcext:value-type="string">
            <text:p>හොඳින් තාපය සන්නයනය කරන ද්‍රව්‍යකි.</text:p>
          </table:table-cell>
          <table:table-cell/>
          <table:table-cell office:value-type="string" calcext:value-type="string">
            <text:p>ජ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ද්‍යසාර</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යක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භූමිතෙල්</text:p>
          </table:table-cell>
          <table:table-cell office:value-type="float" office:value="0" calcext:value-type="float">
            <text:p>0</text:p>
          </table:table-cell>
          <table:table-cell table:number-columns-repeated="1006"/>
        </table:table-row>
        <table:table-row table:style-name="ro1">
          <table:table-cell office:value-type="float" office:value="66" calcext:value-type="float">
            <text:p>6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4-ep06</text:p>
          </table:table-cell>
          <table:table-cell office:value-type="float" office:value="6" calcext:value-type="float">
            <text:p>6</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තාපය හා උෂ්ණත්වය</text:p>
          </table:table-cell>
          <table:table-cell office:value-type="string" calcext:value-type="string">
            <text:p>සංවහන ධාරා වල යෙදීම</text:p>
          </table:table-cell>
          <table:table-cell office:value-type="string" calcext:value-type="string">
            <text:p>තාප සංක‍්‍රාමණය හා සංවහන ධාරාවල යෙදීම සම්බන්ධ අභ්‍යාස කිරීම.</text:p>
          </table:table-cell>
          <table:table-cell table:style-name="ce3" office:value-type="time" office:time-value="PT01H00M00S" calcext:value-type="time">
            <text:p>01:00:00</text:p>
          </table:table-cell>
          <table:table-cell office:value-type="float" office:value="326" calcext:value-type="float">
            <text:p>326</text:p>
          </table:table-cell>
          <table:table-cell table:number-columns-repeated="2"/>
          <table:table-cell office:value-type="string" calcext:value-type="string">
            <text:p>සංවහනය මගින් තාපය ගමන් කරන්නේ,</text:p>
          </table:table-cell>
          <table:table-cell/>
          <table:table-cell office:value-type="string" calcext:value-type="string">
            <text:p>ඝන හා ද්‍රව මගි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රව හා වායු මගි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ඝන හා වායු මගි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ඝන මගින් පමණි</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7" calcext:value-type="float">
            <text:p>327</text:p>
          </table:table-cell>
          <table:table-cell table:number-columns-repeated="2"/>
          <table:table-cell office:value-type="string" calcext:value-type="string">
            <text:p>මුහුදු සුළං යනු,</text:p>
          </table:table-cell>
          <table:table-cell/>
          <table:table-cell office:value-type="string" calcext:value-type="string">
            <text:p>මුහුදේ ඇති වන සුළං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ඩබිම සිට මුහුද දෙසට හමා යන සුළං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හුදේ සිට ගොඩබිම දෙසට හමා එන සුළං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ඳුකර ප්‍රදේශ වල සිට හමා යන සුළං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8" calcext:value-type="float">
            <text:p>328</text:p>
          </table:table-cell>
          <table:table-cell table:number-columns-repeated="2"/>
          <table:table-cell office:value-type="string" calcext:value-type="string">
            <text:p>මුහුදු සුළං ඇති වන්නේ,</text:p>
          </table:table-cell>
          <table:table-cell/>
          <table:table-cell office:value-type="string" calcext:value-type="string">
            <text:p>උදය කාලයේ දී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හවල් කාලයේ දී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වස් කාලයේ දී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ත්‍රී කාලයේ දී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9" calcext:value-type="float">
            <text:p>329</text:p>
          </table:table-cell>
          <table:table-cell table:number-columns-repeated="2"/>
          <table:table-cell office:value-type="string" calcext:value-type="string">
            <text:p>ගොඩ සුළං යනු,</text:p>
          </table:table-cell>
          <table:table-cell/>
          <table:table-cell office:value-type="string" calcext:value-type="string">
            <text:p>මුහුදේ සිට ගොඩබිම දෙසට හමා එන සුළං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ඩබිම සිට මුහුද දෙසට හමා යන සුළං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න්තාර ප්‍රදේශ වල හමා යන සුළං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නාන්තර ආශ්‍රිත ඇති වන සුළං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0" calcext:value-type="float">
            <text:p>330</text:p>
          </table:table-cell>
          <table:table-cell table:number-columns-repeated="2"/>
          <table:table-cell office:value-type="string" calcext:value-type="string">
            <text:p>ගොඩ සුළං ඇති වන්නේ,</text:p>
          </table:table-cell>
          <table:table-cell/>
          <table:table-cell office:value-type="string" calcext:value-type="string">
            <text:p>උදය කාලයේ දී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හවල් කාලයේ දී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ස් කාලයේ දී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ත්‍රී කාලයේ දී ය.</text:p>
          </table:table-cell>
          <table:table-cell office:value-type="float" office:value="1" calcext:value-type="float">
            <text:p>1</text:p>
          </table:table-cell>
          <table:table-cell table:number-columns-repeated="1006"/>
        </table:table-row>
        <table:table-row table:style-name="ro1">
          <table:table-cell office:value-type="float" office:value="67" calcext:value-type="float">
            <text:p>6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5-ep07</text:p>
          </table:table-cell>
          <table:table-cell office:value-type="float" office:value="7" calcext:value-type="float">
            <text:p>7</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පස</text:p>
          </table:table-cell>
          <table:table-cell office:value-type="string" calcext:value-type="string">
            <text:p>විවිධ පස් වර්ග</text:p>
          </table:table-cell>
          <table:table-cell office:value-type="string" calcext:value-type="string">
            <text:p>විවිධ පස් වර්ග හඳුනා ගැනීම, විවිධ ස්ථානවල පසෙහි වෙනස්කම් හඳුනා ගැනීම සහ ක්‍රියාකාරකම් සිදු කිරීම.</text:p>
          </table:table-cell>
          <table:table-cell table:style-name="ce3" office:value-type="time" office:time-value="PT01H00M00S" calcext:value-type="time">
            <text:p>01:00:00</text:p>
          </table:table-cell>
          <table:table-cell office:value-type="float" office:value="331" calcext:value-type="float">
            <text:p>331</text:p>
          </table:table-cell>
          <table:table-cell table:number-columns-repeated="2"/>
          <table:table-cell office:value-type="string" calcext:value-type="string">
            <text:p>වැලි අංශු වැඩිපුර ඇති පස් වර්ගය නම්,</text:p>
          </table:table-cell>
          <table:table-cell/>
          <table:table-cell office:value-type="string" calcext:value-type="string">
            <text:p>මැටි ප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ම ප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ලි ප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ෂාණ</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2" calcext:value-type="float">
            <text:p>332</text:p>
          </table:table-cell>
          <table:table-cell table:number-columns-repeated="2"/>
          <table:table-cell office:value-type="string" calcext:value-type="string">
            <text:p>පසෙහි අඩංගු ඝන සංඝටකවලට අයත් වන්නේ,</text:p>
          </table:table-cell>
          <table:table-cell/>
          <table:table-cell office:value-type="string" calcext:value-type="string">
            <text:p>පාංශු ජලය හා පාංශු වා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ශු ජලය හා පාංශු ඛනිජ</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ශු ඛනිජ හා පාංශු ජීවී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ශු ඛනිජ හා පාංශු කාබනික ද්‍රව්‍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33" calcext:value-type="float">
            <text:p>333</text:p>
          </table:table-cell>
          <table:table-cell table:number-columns-repeated="2"/>
          <table:table-cell office:value-type="string" calcext:value-type="string">
            <text:p>වාතය අඩුවෙන්ම රඳා පවතින පස වන්නේ,</text:p>
          </table:table-cell>
          <table:table-cell/>
          <table:table-cell office:value-type="string" calcext:value-type="string">
            <text:p>වැලි ප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ටි ප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ලෝම ප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යුම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4" calcext:value-type="float">
            <text:p>334</text:p>
          </table:table-cell>
          <table:table-cell table:number-columns-repeated="2"/>
          <table:table-cell office:value-type="string" calcext:value-type="string">
            <text:p>හියුමස් සෑදී ඇත්තේ,</text:p>
          </table:table-cell>
          <table:table-cell/>
          <table:table-cell office:value-type="string" calcext:value-type="string">
            <text:p>දිරා ගිය සත්ත්ව කොටස් වලිනි.</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 ගිය ශාක හා සත්ත්ව කොටස් වලිනි.</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මැටි පස් හා ඓන්ද්‍රීය ද්‍රව්‍ය වලිනි.</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ලි වලිනි.</text:p>
          </table:table-cell>
          <table:table-cell office:value-type="float" office:value="0" calcext:value-type="float">
            <text:p>0</text:p>
          </table:table-cell>
          <table:table-cell table:number-columns-repeated="1006"/>
        </table:table-row>
        <table:table-row table:style-name="ro3">
          <table:table-cell table:number-columns-repeated="11"/>
          <table:table-cell office:value-type="float" office:value="335" calcext:value-type="float">
            <text:p>335</text:p>
          </table:table-cell>
          <table:table-cell table:number-columns-repeated="2"/>
          <table:table-cell office:value-type="string" calcext:value-type="string">
            <text:p><text:span text:style-name="T4">පස්වල ඇති ඛනිජ අංශූ</text:span>, <text:span text:style-name="T4">ඒවායේ තරම අනුව වර්ග නොවේ,</text:span></text:p>
          </table:table-cell>
          <table:table-cell/>
          <table:table-cell office:value-type="string" calcext:value-type="string">
            <text:p>වැ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රළු</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රොන්ම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ටි</text:p>
          </table:table-cell>
          <table:table-cell office:value-type="float" office:value="0" calcext:value-type="float">
            <text:p>0</text:p>
          </table:table-cell>
          <table:table-cell table:number-columns-repeated="1006"/>
        </table:table-row>
        <table:table-row table:style-name="ro1">
          <table:table-cell office:value-type="float" office:value="68" calcext:value-type="float">
            <text:p>6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5-ep08</text:p>
          </table:table-cell>
          <table:table-cell office:value-type="float" office:value="8" calcext:value-type="float">
            <text:p>8</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පස</text:p>
          </table:table-cell>
          <table:table-cell office:value-type="string" calcext:value-type="string">
            <text:p>පසේ සංයුතිය</text:p>
          </table:table-cell>
          <table:table-cell office:value-type="string" calcext:value-type="string">
            <text:p>පාංශු ඛනිජ, පාංශු කාබනික ද්‍රව්‍ය, පාංශු වාතය, පාංශු ජලය පිළිබඳ හඳුන්වාදීම හා ඒවායේ කාර්යය පැහැදීලි කිරීම, පසෙහි අඩංගු සංඝටක වෙන් කිරීම, පසෙහි වාතය ඇති බව හා පසෙහි ජලය අඩංගු බව හඳුනා ගැනීම සඳහා ක්‍රියාකාරකම් සිදු කිරීම.</text:p>
          </table:table-cell>
          <table:table-cell table:style-name="ce3" office:value-type="time" office:time-value="PT01H00M00S" calcext:value-type="time">
            <text:p>01:00:00</text:p>
          </table:table-cell>
          <table:table-cell office:value-type="float" office:value="336" calcext:value-type="float">
            <text:p>336</text:p>
          </table:table-cell>
          <table:table-cell table:number-columns-repeated="2"/>
          <table:table-cell office:value-type="string" calcext:value-type="string">
            <text:p>පාංශු පැතිකඩක ඇති ප්‍රධාන ප්‍රදේශයක් නොවන්නේ,</text:p>
          </table:table-cell>
          <table:table-cell/>
          <table:table-cell office:value-type="string" calcext:value-type="string">
            <text:p>මව් පාෂා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උප ප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ටි ප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තුපිට ප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7" calcext:value-type="float">
            <text:p>337</text:p>
          </table:table-cell>
          <table:table-cell table:number-columns-repeated="2"/>
          <table:table-cell office:value-type="string" calcext:value-type="string">
            <text:p>පසක් ඇඟිලි තුඩුවලින් පරීක්ෂා කිරීමෙන් හඳුනාගත හැකි ගති ලක්ෂණය වන්නේ,</text:p>
          </table:table-cell>
          <table:table-cell/>
          <table:table-cell office:value-type="string" calcext:value-type="string">
            <text:p>පසේ ව්‍යුහ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න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යු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ජල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8" calcext:value-type="float">
            <text:p>338</text:p>
          </table:table-cell>
          <table:table-cell table:number-columns-repeated="2"/>
          <table:table-cell office:value-type="string" calcext:value-type="string">
            <text:p>වගා කටයුතු සඳහා ඉතා සුදුසු පස වන්නේ,</text:p>
          </table:table-cell>
          <table:table-cell/>
          <table:table-cell office:value-type="string" calcext:value-type="string">
            <text:p>මැටි ප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ලි ප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රලු ප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ම පස</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39" calcext:value-type="float">
            <text:p>339</text:p>
          </table:table-cell>
          <table:table-cell table:number-columns-repeated="2"/>
          <table:table-cell office:value-type="string" calcext:value-type="string">
            <text:p>සිනිඳු වයනයන් යුක්ත තරමින් මධ්‍යස්ථ අංශු වන්නේ,</text:p>
          </table:table-cell>
          <table:table-cell/>
          <table:table-cell office:value-type="string" calcext:value-type="string">
            <text:p>රොන්ම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යුමස්</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40" calcext:value-type="float">
            <text:p>340</text:p>
          </table:table-cell>
          <table:table-cell table:number-columns-repeated="2"/>
          <table:table-cell office:value-type="string" calcext:value-type="string">
            <text:p>පාංශු කාබනික ද්‍රව්‍ය වල කාර්යක් නොවන්නේ,</text:p>
          </table:table-cell>
          <table:table-cell/>
          <table:table-cell office:value-type="string" calcext:value-type="string">
            <text:p>පස තුළ ජලය රඳවා පවත්වා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ස තුළ වාතය රඳවා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යළි කාලයේ දී පසු ඉරිතැලීම වැළැක්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ස තුළ උෂ්ණත්වය පාලනය කිරීම.</text:p>
          </table:table-cell>
          <table:table-cell office:value-type="float" office:value="1" calcext:value-type="float">
            <text:p>1</text:p>
          </table:table-cell>
          <table:table-cell table:number-columns-repeated="1006"/>
        </table:table-row>
        <table:table-row table:style-name="ro1">
          <table:table-cell office:value-type="float" office:value="69" calcext:value-type="float">
            <text:p>6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5-ep09</text:p>
          </table:table-cell>
          <table:table-cell office:value-type="float" office:value="9" calcext:value-type="float">
            <text:p>9</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පස</text:p>
          </table:table-cell>
          <table:table-cell office:value-type="string" calcext:value-type="string">
            <text:p>පාංශු ජීවීන්</text:p>
          </table:table-cell>
          <table:table-cell office:value-type="string" calcext:value-type="string">
            <text:p>පාංශු ජීවීන් හැඳින්වීම, පාංශු ජීවීන්ගේ කාර්යය, පාංශු පැතිකඩ, පාංශු ඛාදනය යන ආදී කරුණු පැහැදීලි කිරීම, පාංශු ජීවීන් නිරීක්ෂණය කිරීම, පසෙහි ක්ෂුද්‍ර ජීවීන් සිටීදැයි පරීක්ෂා කිරීම, පාංශු පැතිකඩක ආකෘතියක් සකස් කිරීම හා පාංශු ඛාදනය කෙරෙහි පස ආවරණය වී තිබීම බලපාන ආකාරය සොයා බැලීම සම්බන්ධ ක්‍රියාකාරකම් සිදු කිරීම.</text:p>
          </table:table-cell>
          <table:table-cell table:style-name="ce3" office:value-type="time" office:time-value="PT01H00M00S" calcext:value-type="time">
            <text:p>01:00:00</text:p>
          </table:table-cell>
          <table:table-cell office:value-type="float" office:value="341" calcext:value-type="float">
            <text:p>341</text:p>
          </table:table-cell>
          <table:table-cell table:number-columns-repeated="2"/>
          <table:table-cell office:value-type="string" calcext:value-type="string">
            <text:p>පසෙහි ක්ෂුද්‍ර ජීවීන් සිටී දැයි පරීක්ෂා කිරීමේ ක්‍රියාකාරකම සඳහා අවශ්‍ය නොවන්නේ,</text:p>
          </table:table-cell>
          <table:table-cell/>
          <table:table-cell office:value-type="string" calcext:value-type="string">
            <text:p>පරීක්ෂා නළ දෙක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ණු</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ස් ස්වල්පයක්</text:p>
          </table:table-cell>
          <table:table-cell office:value-type="float" office:value="0" calcext:value-type="float">
            <text:p>0</text:p>
          </table:table-cell>
          <table:table-cell table:number-columns-repeated="1006"/>
        </table:table-row>
        <table:table-row table:style-name="ro3">
          <table:table-cell table:number-columns-repeated="11"/>
          <table:table-cell office:value-type="float" office:value="342" calcext:value-type="float">
            <text:p>342</text:p>
          </table:table-cell>
          <table:table-cell table:number-columns-repeated="2"/>
          <table:table-cell office:value-type="string" calcext:value-type="string">
            <text:p><text:span text:style-name="T4">පසේ ජීවත් නොවන ජීවියෙකි</text:span>,</text:p>
          </table:table-cell>
          <table:table-cell/>
          <table:table-cell office:value-type="string" calcext:value-type="string">
            <text:p>පත්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කරැල්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හැටුල්ලා</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43" calcext:value-type="float">
            <text:p>343</text:p>
          </table:table-cell>
          <table:table-cell table:number-columns-repeated="2"/>
          <table:table-cell office:value-type="string" calcext:value-type="string">
            <text:p>පසෙහි සාරවත්ම කොටස ලෙස හඳුන්වන්නේ,</text:p>
          </table:table-cell>
          <table:table-cell/>
          <table:table-cell office:value-type="string" calcext:value-type="string">
            <text:p>මතුපිට ප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උප ප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ව් පාෂා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ණකො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4" calcext:value-type="float">
            <text:p>344</text:p>
          </table:table-cell>
          <table:table-cell table:number-columns-repeated="2"/>
          <table:table-cell office:value-type="string" calcext:value-type="string">
            <text:p>මතුපිට පස ඉවත්ව යන ක්‍රමයක් නොවන්නේ,</text:p>
          </table:table-cell>
          <table:table-cell/>
          <table:table-cell office:value-type="string" calcext:value-type="string">
            <text:p>වර්ෂාවෙන් හා ගලා යන ජලයෙන් සේදී යා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යළි කාලයේ දී දූවිලි ලෙස සුළඟට ගසාගෙන යා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ර්ධන කටයුතු සඳහා මිනිසා විසින් පාංශු ඛාදනය සිදු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ණකොල වැවී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45" calcext:value-type="float">
            <text:p>345</text:p>
          </table:table-cell>
          <table:table-cell table:number-columns-repeated="2"/>
          <table:table-cell office:value-type="string" calcext:value-type="string">
            <text:p>බෑවුම් සහිත ඉඩමක පාංශු ඛාදනය අවම කිරීමට යොදා ගත හැකි ක්‍රමයක් නොවන්නේ,</text:p>
          </table:table-cell>
          <table:table-cell/>
          <table:table-cell office:value-type="string" calcext:value-type="string">
            <text:p>සමෝච්ඡ කාණු කැපී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 කඩන යෙදී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ල්, තල් වැනි ගස් සිටුවීම</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වුමට හරස්ව ගල් වැටි බැඳීම</text:p>
          </table:table-cell>
          <table:table-cell office:value-type="float" office:value="0" calcext:value-type="float">
            <text:p>0</text:p>
          </table:table-cell>
          <table:table-cell table:number-columns-repeated="1006"/>
        </table:table-row>
        <table:table-row table:style-name="ro1">
          <table:table-cell office:value-type="float" office:value="70" calcext:value-type="float">
            <text:p>7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6-ep10</text:p>
          </table:table-cell>
          <table:table-cell office:value-type="float" office:value="10" calcext:value-type="float">
            <text:p>10</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බලය හා චලිතය</text:p>
          </table:table-cell>
          <table:table-cell office:value-type="string" calcext:value-type="string">
            <text:p>දුර හා විස්ථාපනය</text:p>
          </table:table-cell>
          <table:table-cell office:value-type="string" calcext:value-type="string">
            <text:p>දුර හා විස්ථාපනය ක්‍රියාකාරකම් මඟින් පැහැදිලි කිරීම, ස්ව අධ්‍යයන හා අභ්‍යාස සිදු කිරීම.</text:p>
          </table:table-cell>
          <table:table-cell table:style-name="ce3" office:value-type="time" office:time-value="PT01H00M00S" calcext:value-type="time">
            <text:p>01:00:00</text:p>
          </table:table-cell>
          <table:table-cell office:value-type="float" office:value="346" calcext:value-type="float">
            <text:p>346</text:p>
          </table:table-cell>
          <table:table-cell table:number-columns-repeated="2"/>
          <table:table-cell office:value-type="string" calcext:value-type="string">
            <text:p>විස්ථාපනය ලෙස හඳුන්වනු ලබන්නේ,</text:p>
          </table:table-cell>
          <table:table-cell/>
          <table:table-cell office:value-type="string" calcext:value-type="string">
            <text:p>කාලය ගතවන විට සජීවී හෝ අජීවී වස්තූවල පිහිටි ස්ථානය වෙනස්වීම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චලිතය ආරම්භ කළ ස්ථානයත් චලිතය අවසන් කළ ස්ථානයත් අතර ඍජු දිග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චලිතයේ දී ගෙවා ගිය ගමන් මඟෙහි සම්පූර්ණ දිග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ක් තැනක සිට තවත් තැනකට ගමන් කරනු ලබන විට ගතවන කාලය වේ.</text:p>
          </table:table-cell>
          <table:table-cell office:value-type="float" office:value="0" calcext:value-type="float">
            <text:p>0</text:p>
          </table:table-cell>
          <table:table-cell table:number-columns-repeated="1006"/>
        </table:table-row>
        <table:table-row table:style-name="ro3">
          <table:table-cell table:number-columns-repeated="11"/>
          <table:table-cell office:value-type="float" office:value="347" calcext:value-type="float">
            <text:p>347</text:p>
          </table:table-cell>
          <table:table-cell office:value-type="string" calcext:value-type="string">
            <text:p>A - දුර විශාලත්වයක් පමණක් ඇති මිනුමකි. \n B - විස්ථාපනය විශාලත්වයක් හා නිශ්චිත දිශාවක් ඇති මිනුමකි. \n C - දුර විශාලත්වයක් හා නිශ්චිත දිශාවක් ඇති මිනුමකි.</text:p>
          </table:table-cell>
          <table:table-cell/>
          <table:table-cell office:value-type="string" calcext:value-type="string">
            <text:p>පහත සඳහන් කරැණු අතරින් වඩාත් ම නිවැරදි පිළිතුර වන්නේ,</text:p>
          </table:table-cell>
          <table:table-cell/>
          <table:table-cell office:value-type="string" calcext:value-type="string">
            <text:p>A<text:span text:style-name="T4"> පමණි.</text:span></text:p>
          </table:table-cell>
          <table:table-cell office:value-type="float" office:value="0" calcext:value-type="float">
            <text:p>0</text:p>
          </table:table-cell>
          <table:table-cell table:number-columns-repeated="1006"/>
        </table:table-row>
        <table:table-row table:style-name="ro3">
          <table:table-cell table:number-columns-repeated="16"/>
          <table:table-cell office:value-type="string" calcext:value-type="string">
            <text:p>A <text:span text:style-name="T4">හා </text:span>B <text:span text:style-name="T4">පමණි.</text:span></text:p>
          </table:table-cell>
          <table:table-cell office:value-type="float" office:value="1" calcext:value-type="float">
            <text:p>1</text:p>
          </table:table-cell>
          <table:table-cell table:number-columns-repeated="1006"/>
        </table:table-row>
        <table:table-row table:style-name="ro3">
          <table:table-cell table:number-columns-repeated="16"/>
          <table:table-cell office:value-type="string" calcext:value-type="string">
            <text:p>A<text:span text:style-name="T4"> හා </text:span>C<text:span text:style-name="T4"> පමණි.</text:span></text:p>
          </table:table-cell>
          <table:table-cell office:value-type="float" office:value="0" calcext:value-type="float">
            <text:p>0</text:p>
          </table:table-cell>
          <table:table-cell table:number-columns-repeated="1006"/>
        </table:table-row>
        <table:table-row table:style-name="ro3">
          <table:table-cell table:number-columns-repeated="16"/>
          <table:table-cell office:value-type="string" calcext:value-type="string">
            <text:p>B<text:span text:style-name="T4"> හා </text:span>C<text:span text:style-name="T4"> පමණි.</text:spa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8" calcext:value-type="float">
            <text:p>348</text:p>
          </table:table-cell>
          <table:table-cell table:number-columns-repeated="2"/>
          <table:table-cell office:value-type="string" calcext:value-type="string">
            <text:p>චලිතයේ දී ගෙවා ගිය ගමන් මඟෙහි සම්පූර්ණ දිග යනු,</text:p>
          </table:table-cell>
          <table:table-cell/>
          <table:table-cell office:value-type="string" calcext:value-type="string">
            <text:p>දිග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වේග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චරිතය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49" calcext:value-type="float">
            <text:p>349</text:p>
          </table:table-cell>
          <table:table-cell table:number-columns-repeated="2"/>
          <table:table-cell office:value-type="string" calcext:value-type="string">
            <text:p>විස්ථාපනය මැනීමේ අන්තර්ජාතික සම්මත ඒකකය කුමක් ද?</text:p>
          </table:table-cell>
          <table:table-cell/>
          <table:table-cell office:value-type="string" calcext:value-type="string">
            <text:p>මීටර්</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ලෝමීට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ලි මීට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ටිමීටර්</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0" calcext:value-type="float">
            <text:p>350</text:p>
          </table:table-cell>
          <table:table-cell table:number-columns-repeated="2"/>
          <table:table-cell office:value-type="string" calcext:value-type="string">
            <text:p>ළමයෙකු මීටර් 500ක දුරක් ගෙවා පාසලට ගොස් නැවත නිවසට පැමිණේ. ළමයාගේ මුලු විස්ථාපනය කොපමණ ද?</text:p>
          </table:table-cell>
          <table:table-cell/>
          <table:table-cell office:value-type="string" calcext:value-type="string">
            <text:p>1000k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00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float" office:value="0" calcext:value-type="float">
            <text:p>0</text:p>
          </table:table-cell>
          <table:table-cell office:value-type="float" office:value="1" calcext:value-type="float">
            <text:p>1</text:p>
          </table:table-cell>
          <table:table-cell table:number-columns-repeated="1006"/>
        </table:table-row>
        <table:table-row table:style-name="ro1">
          <table:table-cell office:value-type="float" office:value="71" calcext:value-type="float">
            <text:p>7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6-ep11</text:p>
          </table:table-cell>
          <table:table-cell office:value-type="float" office:value="11" calcext:value-type="float">
            <text:p>11</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බලය හා චලිතය</text:p>
          </table:table-cell>
          <table:table-cell office:value-type="string" calcext:value-type="string">
            <text:p>බලය - I කොටස</text:p>
          </table:table-cell>
          <table:table-cell office:value-type="string" calcext:value-type="string">
            <text:p>එදිනෙදා ජීවිතයේ දී යෙදෙන විවිධ ක‍්‍රියාකාරකම් පෙන්වාදීම, ඇදීම හා තල්ලු කිරීම පිළිබඳව ක්‍රියාකාරකම් කිරීම, වස්තුවක් මත බලය යොදන ප‍්‍රමාණය පිළිබඳ සොයා බැලීම හා බලයක් යෙදීම නිසා ගත හැකි ප‍්‍රයෝජන විස්තර කිරීම.</text:p>
          </table:table-cell>
          <table:table-cell table:style-name="ce3" office:value-type="time" office:time-value="PT01H00M00S" calcext:value-type="time">
            <text:p>01:00:00</text:p>
          </table:table-cell>
          <table:table-cell office:value-type="float" office:value="351" calcext:value-type="float">
            <text:p>351</text:p>
          </table:table-cell>
          <table:table-cell office:value-type="string" calcext:value-type="string">
            <text:p>පහත දැක්වෙන්නේ ළමයෙකු A ස්ථානයේ සිට චාරිකාව ආරම්භ කර C වෙත පැමිණි ආකාරයයි.</text:p>
          </table:table-cell>
          <table:table-cell office:value-type="string" calcext:value-type="string">
            <text:p>science-07-t3-l16-ep11-q-1.png</text:p>
          </table:table-cell>
          <table:table-cell office:value-type="string" calcext:value-type="string">
            <text:p>දුර හා විස්ථාපනය පිළිවෙලින් දැක්වෙන පිළිතුර වන්නේ,</text:p>
          </table:table-cell>
          <table:table-cell/>
          <table:table-cell office:value-type="string" calcext:value-type="string">
            <text:p>70m, 50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0m, 70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60m, 80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40m, 80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2" calcext:value-type="float">
            <text:p>352</text:p>
          </table:table-cell>
          <table:table-cell table:number-columns-repeated="2"/>
          <table:table-cell office:value-type="string" calcext:value-type="string">
            <text:p>බලය මැනීමේ උපකරණයකි.</text:p>
          </table:table-cell>
          <table:table-cell/>
          <table:table-cell office:value-type="string" calcext:value-type="string">
            <text:p>තැටි තරාදි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ස තරාදි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ව්ටන් තරාදි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ඉලෙක්ට්‍රෝනික තරාදි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3" calcext:value-type="float">
            <text:p>353</text:p>
          </table:table-cell>
          <table:table-cell table:number-columns-repeated="2"/>
          <table:table-cell office:value-type="string" calcext:value-type="string">
            <text:p>පහත සඳහන් අවස්ථා අතරින් ඇදීමක් සිදු වන අවස්ථාවක් නොවන්නේ,</text:p>
          </table:table-cell>
          <table:table-cell/>
          <table:table-cell office:value-type="string" calcext:value-type="string">
            <text:p>ගලක් විසි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ලයට පාරක් ගැසී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 පැදියක තිරිංග තද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ම වැටී තිබූ පැන්සල මේසය මත තැබී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54" calcext:value-type="float">
            <text:p>354</text:p>
          </table:table-cell>
          <table:table-cell table:number-columns-repeated="2"/>
          <table:table-cell office:value-type="string" calcext:value-type="string">
            <text:p>බලයකට,‍</text:p>
          </table:table-cell>
          <table:table-cell/>
          <table:table-cell office:value-type="string" calcext:value-type="string">
            <text:p>නිශ්චිත දිශාවක් හා විශාලත්වයක් ඇත.</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ශාලත්වයක් පමණක් ඇත.</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ශාලත්වයක් නැතත් නිශ්චිත දිශාවක් ඇත.</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නිශ්චිත දිශාවක් හෝ විශාලත්වයක් නැත.</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5" calcext:value-type="float">
            <text:p>355</text:p>
          </table:table-cell>
          <table:table-cell table:number-columns-repeated="2"/>
          <table:table-cell office:value-type="string" calcext:value-type="string">
            <text:p>ඇදීම හෝ තල්ලූ කිරීමක් වැනි ක‍්‍රියාවක් හඳුන්වන්නේ,</text:p>
          </table:table-cell>
          <table:table-cell/>
          <table:table-cell office:value-type="string" calcext:value-type="string">
            <text:p>වේගය ලෙස.</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රපුම ලෙස.</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කන්ධය ලෙස.</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ලය ලෙස.</text:p>
          </table:table-cell>
          <table:table-cell office:value-type="float" office:value="1" calcext:value-type="float">
            <text:p>1</text:p>
          </table:table-cell>
          <table:table-cell table:number-columns-repeated="1006"/>
        </table:table-row>
        <table:table-row table:style-name="ro1">
          <table:table-cell office:value-type="float" office:value="72" calcext:value-type="float">
            <text:p>7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6-ep12</text:p>
          </table:table-cell>
          <table:table-cell office:value-type="float" office:value="12" calcext:value-type="float">
            <text:p>12</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බලය හා චලිතය</text:p>
          </table:table-cell>
          <table:table-cell office:value-type="string" calcext:value-type="string">
            <text:p>බලය - II කොටස</text:p>
          </table:table-cell>
          <table:table-cell office:value-type="string" calcext:value-type="string">
            <text:p>බලයක් යෙදීමෙන් ලබා ගත හැකි විවිධ ප‍්‍රයෝජන විස්තර කිරීම.</text:p>
          </table:table-cell>
          <table:table-cell table:style-name="ce3" office:value-type="time" office:time-value="PT01H00M00S" calcext:value-type="time">
            <text:p>01:00:00</text:p>
          </table:table-cell>
          <table:table-cell office:value-type="float" office:value="356" calcext:value-type="float">
            <text:p>356</text:p>
          </table:table-cell>
          <table:table-cell table:number-columns-repeated="2"/>
          <table:table-cell office:value-type="string" calcext:value-type="string">
            <text:p>නැගෙනහිර දිශාවට මීටර් 15ක් ගිය සමන් නැවත එම වර්ගයේම බටහිර දෙසට මීටර් දහයක් ගමන්කර නිශ්චිත විය. ඔහු සිදු කළ විස්ථාපනය හා ගමන් කළ දුර පිළිවෙලින් සඳහන් පිළිතුර තෝරන්න.</text:p>
          </table:table-cell>
          <table:table-cell/>
          <table:table-cell office:value-type="string" calcext:value-type="string">
            <text:p>15m,10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m, 15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5m, 25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25m, 5m</text:p>
          </table:table-cell>
          <table:table-cell office:value-type="float" office:value="0" calcext:value-type="float">
            <text:p>0</text:p>
          </table:table-cell>
          <table:table-cell table:number-columns-repeated="1006"/>
        </table:table-row>
        <table:table-row table:style-name="ro3">
          <table:table-cell table:number-columns-repeated="11"/>
          <table:table-cell office:value-type="float" office:value="357" calcext:value-type="float">
            <text:p>357</text:p>
          </table:table-cell>
          <table:table-cell table:number-columns-repeated="2"/>
          <table:table-cell office:value-type="string" calcext:value-type="string">
            <text:p><text:span text:style-name="T4">පෘථිවිය මත පිහිටි සියලු වස්තු මත පෘථිවි කේන්ද්‍රයෙන් බලයක් ක්‍රියාත්මක වීම,</text:span></text:p>
          </table:table-cell>
          <table:table-cell/>
          <table:table-cell office:value-type="string" calcext:value-type="string">
            <text:p>වස්තුවක ත්වර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ස්තුවේ ප්‍රවේ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කර්ෂණ බල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ස්තුවක් චලනය කල හැකි දුර</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8" calcext:value-type="float">
            <text:p>358</text:p>
          </table:table-cell>
          <table:table-cell table:number-columns-repeated="2"/>
          <table:table-cell office:value-type="string" calcext:value-type="string">
            <text:p>බලය මැනීමේ සම්මත ඒකකය කුමක් ද?</text:p>
          </table:table-cell>
          <table:table-cell/>
          <table:table-cell office:value-type="string" calcext:value-type="string">
            <text:p>නිව්ට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ලි මීට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ල්වි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ජූ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9" calcext:value-type="float">
            <text:p>359</text:p>
          </table:table-cell>
          <table:table-cell table:number-columns-repeated="2"/>
          <table:table-cell office:value-type="string" calcext:value-type="string">
            <text:p>චන්ද්‍රයාගේ ගුරුත්වාකර්ෂණ බලය, පෘථිවියේ ගුරුත්වාකර්ෂණ බලයෙන් කීයෙන් පංගුවක් ද?</text:p>
          </table:table-cell>
          <table:table-cell/>
          <table:table-cell office:value-type="string" calcext:value-type="string">
            <text:p>දෙකෙන් පංගුව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හයෙන් පංගුව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හතරෙන් පංගුව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හෙන් පංගුව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0" calcext:value-type="float">
            <text:p>360</text:p>
          </table:table-cell>
          <table:table-cell office:value-type="string" calcext:value-type="string">
            <text:p>මීටර 200 ක් වන වෘත්තාකාර ධාවන පථයක වට 5 ක් දුවන ක‍්‍රීඩකයකු තරඟය ආරම්භක ස්ථානයෙන් ම අවසන් කරයි.</text:p>
          </table:table-cell>
          <table:table-cell office:value-type="string" calcext:value-type="string">
            <text:p>science-07-t3-l16-ep12-q-5.png</text:p>
          </table:table-cell>
          <table:table-cell office:value-type="string" calcext:value-type="string">
            <text:p>ඔහුගේ විස්ථාපනය හා ගමන් කළ දුර පිළිවෙලින් අඩංගු පිළිතුර තෝරන්න.</text:p>
          </table:table-cell>
          <table:table-cell/>
          <table:table-cell office:value-type="string" calcext:value-type="string">
            <text:p>1000m, 0</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200m, 1000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000m, 1000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0, 1000m</text:p>
          </table:table-cell>
          <table:table-cell office:value-type="float" office:value="1" calcext:value-type="float">
            <text:p>1</text:p>
          </table:table-cell>
          <table:table-cell table:number-columns-repeated="1006"/>
        </table:table-row>
        <table:table-row table:style-name="ro1">
          <table:table-cell office:value-type="float" office:value="73" calcext:value-type="float">
            <text:p>7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7-ep13</text:p>
          </table:table-cell>
          <table:table-cell office:value-type="float" office:value="13" calcext:value-type="float">
            <text:p>13</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ආහාර වල ඇති පෝෂක</text:p>
          </table:table-cell>
          <table:table-cell office:value-type="string" calcext:value-type="string">
            <text:p>ආහාර සහ පෝෂක - I කොටස</text:p>
          </table:table-cell>
          <table:table-cell office:value-type="string" calcext:value-type="string">
            <text:p>ආහාර වල අඩංගු ප‍්‍රධාන පෝෂක හා ඒවා අඩංගු ආහාර පිළිබඳව විස්තර කිරීම.</text:p>
          </table:table-cell>
          <table:table-cell table:style-name="ce3" office:value-type="time" office:time-value="PT01H00M00S" calcext:value-type="time">
            <text:p>01:00:00</text:p>
          </table:table-cell>
          <table:table-cell office:value-type="float" office:value="361" calcext:value-type="float">
            <text:p>361</text:p>
          </table:table-cell>
          <table:table-cell table:number-columns-repeated="2"/>
          <table:table-cell office:value-type="string" calcext:value-type="string">
            <text:p>කාබෝහයිඩ්‍රේට් බහුල ආහාරයකි.</text:p>
          </table:table-cell>
          <table:table-cell/>
          <table:table-cell office:value-type="string" calcext:value-type="string">
            <text:p>සී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ඩ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රව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ප්පු</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2" calcext:value-type="float">
            <text:p>362</text:p>
          </table:table-cell>
          <table:table-cell table:number-columns-repeated="2"/>
          <table:table-cell office:value-type="string" calcext:value-type="string">
            <text:p>ප්‍රෝටීන් බහුල ආහාරයකි.</text:p>
          </table:table-cell>
          <table:table-cell/>
          <table:table-cell office:value-type="string" calcext:value-type="string">
            <text:p>කරව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මි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තල</text:p>
          </table:table-cell>
          <table:table-cell office:value-type="float" office:value="0" calcext:value-type="float">
            <text:p>0</text:p>
          </table:table-cell>
          <table:table-cell table:number-columns-repeated="1006"/>
        </table:table-row>
        <table:table-row table:style-name="ro3">
          <table:table-cell table:number-columns-repeated="11"/>
          <table:table-cell office:value-type="float" office:value="363" calcext:value-type="float">
            <text:p>363</text:p>
          </table:table-cell>
          <table:table-cell table:number-columns-repeated="2"/>
          <table:table-cell office:value-type="string" calcext:value-type="string">
            <text:p><text:span text:style-name="T4">විටමින් K අඩංගු ආහාරයක් නොවන්නේ,</text:span></text:p>
          </table:table-cell>
          <table:table-cell/>
          <table:table-cell office:value-type="string" calcext:value-type="string">
            <text:p>ගෝ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ල් ගෝ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වි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ප්පු</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64" calcext:value-type="float">
            <text:p>364</text:p>
          </table:table-cell>
          <table:table-cell table:number-columns-repeated="2"/>
          <table:table-cell office:value-type="string" calcext:value-type="string">
            <text:p>විටමින් E බහුලව අඩංගු ආහාරයකි.</text:p>
          </table:table-cell>
          <table:table-cell/>
          <table:table-cell office:value-type="string" calcext:value-type="string">
            <text:p>පලා වර්ග</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දෙහි</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යඹ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5" calcext:value-type="float">
            <text:p>365</text:p>
          </table:table-cell>
          <table:table-cell table:number-columns-repeated="2"/>
          <table:table-cell office:value-type="string" calcext:value-type="string">
            <text:p>විටමින් B බහුලව අඩංගු ආහාරයක් නොවන්නේ,</text:p>
          </table:table-cell>
          <table:table-cell/>
          <table:table-cell office:value-type="string" calcext:value-type="string">
            <text:p>නිවුඩු හා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ධාන්‍ය වර්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ක්කා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තද කොළ පැහැති එළවළු</text:p>
          </table:table-cell>
          <table:table-cell office:value-type="float" office:value="0" calcext:value-type="float">
            <text:p>0</text:p>
          </table:table-cell>
          <table:table-cell table:number-columns-repeated="1006"/>
        </table:table-row>
        <table:table-row table:style-name="ro1">
          <table:table-cell office:value-type="float" office:value="74" calcext:value-type="float">
            <text:p>7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7-ep14</text:p>
          </table:table-cell>
          <table:table-cell office:value-type="float" office:value="14" calcext:value-type="float">
            <text:p>14</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ආහාර වල ඇති පෝෂක</text:p>
          </table:table-cell>
          <table:table-cell office:value-type="string" calcext:value-type="string">
            <text:p>ආහාර සහ පෝෂක - II කොටස</text:p>
          </table:table-cell>
          <table:table-cell office:value-type="string" calcext:value-type="string">
            <text:p>ආහාරයක අඩංගු තන්තුවල වැදගත්කම, තන්තු බහුලව අඩංගු ආහාර, ජලයේ වැදගත්කම ආදී කරුණු විස්තර කිරීම සහ අභ්‍යාස සිදු කිරීම.</text:p>
          </table:table-cell>
          <table:table-cell table:style-name="ce3" office:value-type="time" office:time-value="PT01H00M00S" calcext:value-type="time">
            <text:p>01:00:00</text:p>
          </table:table-cell>
          <table:table-cell office:value-type="float" office:value="366" calcext:value-type="float">
            <text:p>366</text:p>
          </table:table-cell>
          <table:table-cell table:number-columns-repeated="2"/>
          <table:table-cell office:value-type="string" calcext:value-type="string">
            <text:p>ප්‍රෝටීන් හඳුනා ගැනීමට යොදා ගන්නා පරීක්ෂණයේ නම කුමක් ද?</text:p>
          </table:table-cell>
          <table:table-cell/>
          <table:table-cell office:value-type="string" calcext:value-type="string">
            <text:p>බෙනඩික් පරීක්ෂ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යුරේට් පරීක්ෂණ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ඩෑන් <text:span text:style-name="T2">iii </text:span>පරීක්ෂ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ෂ්ට පරීක්ෂණ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7" calcext:value-type="float">
            <text:p>367</text:p>
          </table:table-cell>
          <table:table-cell table:number-columns-repeated="2"/>
          <table:table-cell office:value-type="string" calcext:value-type="string">
            <text:p>තන්තු සහිත ආහාර බහුලව ගැනීමේ වැදගත්කමක් නොවන්නේ,</text:p>
          </table:table-cell>
          <table:table-cell/>
          <table:table-cell office:value-type="string" calcext:value-type="string">
            <text:p>ආහාරවල අඩංගු මේද සංඝටක ශරීරයට අවශෝෂණය කිරීම අඩු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ආහාරවල අඩංගු සීනි, ග්ලූකෝස් ශරීරයට අවශෝෂණය කර ගැනීම අඩු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ල බද්ධය වළක්වා අර්ශස් වැනි රෝග වැලඳීමේ ප්‍රවණතාව අඩු කර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ශරීරයට අවශ්‍ය ශක්තිය ලබා දී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68" calcext:value-type="float">
            <text:p>368</text:p>
          </table:table-cell>
          <table:table-cell table:number-columns-repeated="2"/>
          <table:table-cell office:value-type="string" calcext:value-type="string">
            <text:p>ජලයේ ජීවීන්ගේ පැවැත්මට වැදගත් වන අවස්ථාවක් නොවන්නේ,</text:p>
          </table:table-cell>
          <table:table-cell/>
          <table:table-cell office:value-type="string" calcext:value-type="string">
            <text:p>දේහය සිසිල්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ජීව ක්‍රියා සඳහා අවශ්‍ය මාධ්‍ය සැපයී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හිස්‍රාවීය ඵල දේහයෙන් කාර්යක්ෂමව බැහැර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ශීත කාලයේ දී ගංගාවල අයිස් තට්ටු ඇති වී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69" calcext:value-type="float">
            <text:p>369</text:p>
          </table:table-cell>
          <table:table-cell table:number-columns-repeated="2"/>
          <table:table-cell office:value-type="string" calcext:value-type="string">
            <text:p>තන්තු බහුලව අඩංගු ආහාරයක් නොවන්නේ,</text:p>
          </table:table-cell>
          <table:table-cell/>
          <table:table-cell office:value-type="string" calcext:value-type="string">
            <text:p>නිවුඩ්ඩ සහිත ආහා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ළතු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ත්තර</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ධාන්‍ය වර්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0" calcext:value-type="float">
            <text:p>370</text:p>
          </table:table-cell>
          <table:table-cell table:number-columns-repeated="2"/>
          <table:table-cell office:value-type="string" calcext:value-type="string">
            <text:p>ලිපිඩ පිළිබඳව අසත්‍ය ප්‍රකාශය තෝරන්න.</text:p>
          </table:table-cell>
          <table:table-cell/>
          <table:table-cell office:value-type="string" calcext:value-type="string">
            <text:p>පෝෂණ සංඝටක අතුරින් ග්‍රෑම් 1 කින් වැඩිම ශක්තියක් ලබා දෙනුයේ ලිපිඩ මගිනි.</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ශරීර වර්ධනය කිරීම ලිපිඩවල ප්‍රධානතම කාර්ය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තෙල් හා මේද ලෙස ලිපිඩ කොටස් දෙකකට බෙදිය හැ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භාවයෙන් යුක්ත වන අතර ශාක තුල බහුලය.</text:p>
          </table:table-cell>
          <table:table-cell office:value-type="float" office:value="0" calcext:value-type="float">
            <text:p>0</text:p>
          </table:table-cell>
          <table:table-cell table:number-columns-repeated="1006"/>
        </table:table-row>
        <table:table-row table:style-name="ro1">
          <table:table-cell office:value-type="float" office:value="75" calcext:value-type="float">
            <text:p>7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7-ep15</text:p>
          </table:table-cell>
          <table:table-cell office:value-type="float" office:value="15" calcext:value-type="float">
            <text:p>15</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ආහාර වල ඇති පෝෂක</text:p>
          </table:table-cell>
          <table:table-cell office:value-type="string" calcext:value-type="string">
            <text:p>ආහාර හඳුනා ගැනිමේ පරීක්ෂාව</text:p>
          </table:table-cell>
          <table:table-cell office:value-type="string" calcext:value-type="string">
            <text:p>ග්ලූකෝස්, සරල සීනි, පිෂ්ටය, ප්‍රෝටීන්, ලිපිඩ සඳහා පරීක්ෂා සිදු කිරීම.</text:p>
          </table:table-cell>
          <table:table-cell table:style-name="ce3" office:value-type="time" office:time-value="PT01H00M00S" calcext:value-type="time">
            <text:p>01:00:00</text:p>
          </table:table-cell>
          <table:table-cell office:value-type="float" office:value="371" calcext:value-type="float">
            <text:p>371</text:p>
          </table:table-cell>
          <table:table-cell table:number-columns-repeated="2"/>
          <table:table-cell office:value-type="string" calcext:value-type="string">
            <text:p>අප ගන්නා ආහාර වල අඩංගු ප්‍රධාන පෝෂක වර්ගයකි.</text:p>
          </table:table-cell>
          <table:table-cell/>
          <table:table-cell office:value-type="string" calcext:value-type="string">
            <text:p>විටමි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පි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ටී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හත සියල්ල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72" calcext:value-type="float">
            <text:p>372</text:p>
          </table:table-cell>
          <table:table-cell table:number-columns-repeated="2"/>
          <table:table-cell office:value-type="string" calcext:value-type="string">
            <text:p>කාබෝහයිඩ්‍රේට් බහුල ආහාර වර්ගයක් නොවන්නේ,</text:p>
          </table:table-cell>
          <table:table-cell/>
          <table:table-cell office:value-type="string" calcext:value-type="string">
            <text:p>බ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3" calcext:value-type="float">
            <text:p>373</text:p>
          </table:table-cell>
          <table:table-cell table:number-columns-repeated="2"/>
          <table:table-cell office:value-type="string" calcext:value-type="string">
            <text:p>නිවැරදි ප්‍රකාශය තෝරන්න.</text:p>
          </table:table-cell>
          <table:table-cell/>
          <table:table-cell office:value-type="string" calcext:value-type="string">
            <text:p>ප්‍රෝටීන් ශරීර වර්ධනයට වැදගත්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රෝටීන් අඩංගු වන්නේ සත්ත්වමය ආහාරවල පමණි.</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ධාන්‍ය වර්ග වල බහුලව අඩංගු වන්නේ ප්‍රෝටී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ප ගන්නා ආහාර වල ප්‍රෝටීන් ඉතා කුඩා ප්‍රමාණයක් අඩංගු වීම ප්‍රමාණවත්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4" calcext:value-type="float">
            <text:p>374</text:p>
          </table:table-cell>
          <table:table-cell table:number-columns-repeated="2"/>
          <table:table-cell office:value-type="string" calcext:value-type="string">
            <text:p>සිරුරු ලෙඩ රෝගවලින් ආරක්ෂා කිරීමේ කාර්යය සිදු කරනු ලබන්නේ,</text:p>
          </table:table-cell>
          <table:table-cell/>
          <table:table-cell office:value-type="string" calcext:value-type="string">
            <text:p>කාබෝහයිඩ්‍රේට් වලි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පිඩ වලි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ටමින් හා ඛනිජ ලවණ වලි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රෝටීන් වලි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5" calcext:value-type="float">
            <text:p>375</text:p>
          </table:table-cell>
          <table:table-cell table:number-columns-repeated="2"/>
          <table:table-cell office:value-type="string" calcext:value-type="string">
            <text:p>තන්තු බහුලව අඩංගු ආහාර වර්ගයකි,</text:p>
          </table:table-cell>
          <table:table-cell/>
          <table:table-cell office:value-type="string" calcext:value-type="string">
            <text:p>කි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ප්පු</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වුඩු හා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ළු</text:p>
          </table:table-cell>
          <table:table-cell office:value-type="float" office:value="0" calcext:value-type="float">
            <text:p>0</text:p>
          </table:table-cell>
          <table:table-cell table:number-columns-repeated="1006"/>
        </table:table-row>
        <table:table-row table:style-name="ro3">
          <table:table-cell office:value-type="float" office:value="76" calcext:value-type="float">
            <text:p>7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7-ep16</text:p>
          </table:table-cell>
          <table:table-cell office:value-type="float" office:value="16" calcext:value-type="float">
            <text:p>16</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ආහාර වල ඇති පෝෂක</text:p>
          </table:table-cell>
          <table:table-cell office:value-type="string" calcext:value-type="string">
            <text:p>තුලිත ආහාරය</text:p>
          </table:table-cell>
          <table:table-cell office:value-type="string" calcext:value-type="string">
            <text:p>තුලිත ආහාරයක් උදාහරණ සහිතව විස්තර කිරීම, තුලිත ආහාරයක් නොගැනීම නිසා ඇතිවිය හැකි අහිතකර තත්වයන් ආදී කරුණු විස්තර කිරීම සහ ක‍්‍රියාකාරකම් ඇසුරින් තුලිත ආහාර ආහාරයට ගැනීමේ වැදගත්කම පෙන්වා දීම.</text:p>
          </table:table-cell>
          <table:table-cell table:style-name="ce3" office:value-type="time" office:time-value="PT01H00M00S" calcext:value-type="time">
            <text:p>01:00:00</text:p>
          </table:table-cell>
          <table:table-cell office:value-type="float" office:value="376" calcext:value-type="float">
            <text:p>376</text:p>
          </table:table-cell>
          <table:table-cell table:number-columns-repeated="2"/>
          <table:table-cell office:value-type="string" calcext:value-type="string">
            <text:p><text:span text:style-name="T4">විටමින් </text:span>A <text:span text:style-name="T4">බහුල වන්නේ,</text:span></text:p>
          </table:table-cell>
          <table:table-cell/>
          <table:table-cell office:value-type="string" calcext:value-type="string">
            <text:p>කහ පැහැති පළතුරු</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ට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ලා වර්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ල්ගෝ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7" calcext:value-type="float">
            <text:p>377</text:p>
          </table:table-cell>
          <table:table-cell table:number-columns-repeated="2"/>
          <table:table-cell office:value-type="string" calcext:value-type="string">
            <text:p>ආහාරයක ග්ලූකෝස් අඩංගු දැයි පරීක්ෂා කිරීම සඳහා සිදුකරනු ලබන්නේ,</text:p>
          </table:table-cell>
          <table:table-cell/>
          <table:table-cell office:value-type="string" calcext:value-type="string">
            <text:p>අයඩීන් පරීක්ෂා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යියුරේට් පරීක්ෂා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නඩික්ට් පරීක්ෂාව</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රභාසක තෙල් පැල්ලම් පරීක්ෂා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8" calcext:value-type="float">
            <text:p>378</text:p>
          </table:table-cell>
          <table:table-cell table:number-columns-repeated="2"/>
          <table:table-cell office:value-type="string" calcext:value-type="string">
            <text:p>තම්බාගත් පාන් පිටි ස්වල්පයක් ජලයේ දියකර සාදාගත් මිශ්‍රණයට අයඩීන් ද්‍රාවනයෙන් බිංදු කිහිපයක් එකතු කල විට,</text:p>
          </table:table-cell>
          <table:table-cell/>
          <table:table-cell office:value-type="string" calcext:value-type="string">
            <text:p>ගඩොල් රතු පැහැති අවක්ෂේපණය සෑදෙ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ද දම් පැහැයක් ලැබෙ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නිල්, කොළ, කහ, තැඹිලි ලෙස වර්ණ විපර්යාසය සිදු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සිදු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9" calcext:value-type="float">
            <text:p>379</text:p>
          </table:table-cell>
          <table:table-cell table:number-columns-repeated="2"/>
          <table:table-cell office:value-type="string" calcext:value-type="string">
            <text:p>ආහාර වල අඩංගු ප්‍රෝටීන් පරීක්ෂාව කිරීම සඳහා සිදු කරන පරීක්ෂාවේ දී යොදා ගනු ලබන බියුටේන් ධාවනයේ අඩංගු වන්නේ,</text:p>
          </table:table-cell>
          <table:table-cell/>
          <table:table-cell office:value-type="string" calcext:value-type="string">
            <text:p>සෝඩියම් හයිඩ්‍රොක්සයිඩ් හා කොපර් සල්‌ෆේට්</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පර් සල්ෆේට් හා හයිඩ්‍රොක්ලෝරික් අම්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ඩියම් හයිඩ්‍රොක්සයිඩ් හා අයඩී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ඩියම් ක්ලෝරයිඩ් හා කොපර් සල්ෆේට්</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0" calcext:value-type="float">
            <text:p>380</text:p>
          </table:table-cell>
          <table:table-cell table:number-columns-repeated="2"/>
          <table:table-cell office:value-type="string" calcext:value-type="string">
            <text:p>තුලිත ආහාර වේලක් ලබා ගැනීම මගින්,</text:p>
          </table:table-cell>
          <table:table-cell/>
          <table:table-cell office:value-type="string" calcext:value-type="string">
            <text:p>අධික තරබාරුව ඇතිවිය හැකි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හෘදයාබාධ සිදු විය හැකි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විධ ඌනතා රෝගවලට ගොදුරු නො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ශරීරයේ ප්‍රතිශක්තිකරණය හීන වී යා හැකිය.</text:p>
          </table:table-cell>
          <table:table-cell office:value-type="float" office:value="0" calcext:value-type="float">
            <text:p>0</text:p>
          </table:table-cell>
          <table:table-cell table:number-columns-repeated="1006"/>
        </table:table-row>
        <table:table-row table:style-name="ro1">
          <table:table-cell office:value-type="float" office:value="77" calcext:value-type="float">
            <text:p>7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7-ep17</text:p>
          </table:table-cell>
          <table:table-cell office:value-type="float" office:value="17" calcext:value-type="float">
            <text:p>17</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ආහාර වල ඇති පෝෂක</text:p>
          </table:table-cell>
          <table:table-cell office:value-type="string" calcext:value-type="string">
            <text:p>අභ්‍යාස</text:p>
          </table:table-cell>
          <table:table-cell office:value-type="string" calcext:value-type="string">
            <text:p>ආහාරවල ඇති පෝෂක සම්බන්ධ අභ්‍යාස කිරීම.</text:p>
          </table:table-cell>
          <table:table-cell table:style-name="ce3" office:value-type="time" office:time-value="PT01H00M00S" calcext:value-type="time">
            <text:p>01:00:00</text:p>
          </table:table-cell>
          <table:table-cell office:value-type="float" office:value="381" calcext:value-type="float">
            <text:p>381</text:p>
          </table:table-cell>
          <table:table-cell table:number-columns-repeated="2"/>
          <table:table-cell office:value-type="string" calcext:value-type="string">
            <text:p>ආහාර වල අඩංගු තන්තු වල ස්වභාවය වන්නේ,</text:p>
          </table:table-cell>
          <table:table-cell/>
          <table:table-cell office:value-type="string" calcext:value-type="string">
            <text:p>පැණිරස සහිත ස්වභාවය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ඳි සහිත ස්වභාවය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ජලය සහිත ස්වභාවය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ටි සහිත ස්වභාවය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2" calcext:value-type="float">
            <text:p>382</text:p>
          </table:table-cell>
          <table:table-cell table:number-columns-repeated="2"/>
          <table:table-cell office:value-type="string" calcext:value-type="string">
            <text:p>ශාක වල බහුලව ඇත්තේ කුමන වර්ගයෙන් යුත් ලිපිඩ ද?</text:p>
          </table:table-cell>
          <table:table-cell/>
          <table:table-cell office:value-type="string" calcext:value-type="string">
            <text:p>ඝන ලිපි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රව ලිපිඩ</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ඳි</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3" calcext:value-type="float">
            <text:p>383</text:p>
          </table:table-cell>
          <table:table-cell table:number-columns-repeated="2"/>
          <table:table-cell office:value-type="string" calcext:value-type="string">
            <text:p>මිනිස් මොළයෙන් සීයට අසූවක් පමණ වර්ධනය වන්නේ,</text:p>
          </table:table-cell>
          <table:table-cell/>
          <table:table-cell office:value-type="string" calcext:value-type="string">
            <text:p>අවුරුදු දෙකත් පහත් අතර කාලයේ දී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ව්කුස තුළ සිට ඉපදී අවුරුදු පහ අතර කාලයේ දී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ව්කුස තුළ සිට ඉපදී අවුරුදු දෙක අතර කාලයේ දී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මව්කුස තුළ දී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4" calcext:value-type="float">
            <text:p>384</text:p>
          </table:table-cell>
          <table:table-cell table:number-columns-repeated="2"/>
          <table:table-cell office:value-type="string" calcext:value-type="string">
            <text:p>ඝන ස්වභාවයෙන් යුත් ලිපිඩ කොටස කුමක් ද?</text:p>
          </table:table-cell>
          <table:table-cell/>
          <table:table-cell office:value-type="string" calcext:value-type="string">
            <text:p>තෙ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ද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ඳි</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ටි</text:p>
          </table:table-cell>
          <table:table-cell office:value-type="float" office:value="0" calcext:value-type="float">
            <text:p>0</text:p>
          </table:table-cell>
          <table:table-cell table:number-columns-repeated="1006"/>
        </table:table-row>
        <table:table-row table:style-name="ro3">
          <table:table-cell table:number-columns-repeated="11"/>
          <table:table-cell office:value-type="float" office:value="385" calcext:value-type="float">
            <text:p>385</text:p>
          </table:table-cell>
          <table:table-cell table:number-columns-repeated="2"/>
          <table:table-cell office:value-type="string" calcext:value-type="string">
            <text:p>සෛල බෙදීම ක්‍රමවත් ලෙස සිදු වීමට උපකාරී වන විටමින් වර්ගය වන්නේ,</text:p>
          </table:table-cell>
          <table:table-cell/>
          <table:table-cell office:value-type="string" calcext:value-type="string">
            <text:p>A <text:span text:style-name="T4">විටමින්</text:span></text:p>
          </table:table-cell>
          <table:table-cell office:value-type="float" office:value="0" calcext:value-type="float">
            <text:p>0</text:p>
          </table:table-cell>
          <table:table-cell table:number-columns-repeated="1006"/>
        </table:table-row>
        <table:table-row table:style-name="ro3">
          <table:table-cell table:number-columns-repeated="16"/>
          <table:table-cell office:value-type="string" calcext:value-type="string">
            <text:p>E <text:span text:style-name="T4">විටමින්</text:span></text:p>
          </table:table-cell>
          <table:table-cell office:value-type="float" office:value="1" calcext:value-type="float">
            <text:p>1</text:p>
          </table:table-cell>
          <table:table-cell table:number-columns-repeated="1006"/>
        </table:table-row>
        <table:table-row table:style-name="ro3">
          <table:table-cell table:number-columns-repeated="16"/>
          <table:table-cell office:value-type="string" calcext:value-type="string">
            <text:p>C <text:span text:style-name="T4">විටමින්</text:span></text:p>
          </table:table-cell>
          <table:table-cell office:value-type="float" office:value="0" calcext:value-type="float">
            <text:p>0</text:p>
          </table:table-cell>
          <table:table-cell table:number-columns-repeated="1006"/>
        </table:table-row>
        <table:table-row table:style-name="ro3">
          <table:table-cell table:number-columns-repeated="16"/>
          <table:table-cell office:value-type="string" calcext:value-type="string">
            <text:p>K <text:span text:style-name="T4">විටමින්</text:span></text:p>
          </table:table-cell>
          <table:table-cell office:value-type="float" office:value="0" calcext:value-type="float">
            <text:p>0</text:p>
          </table:table-cell>
          <table:table-cell table:number-columns-repeated="1006"/>
        </table:table-row>
        <table:table-row table:style-name="ro1">
          <table:table-cell office:value-type="float" office:value="78" calcext:value-type="float">
            <text:p>7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8-ep18</text:p>
          </table:table-cell>
          <table:table-cell office:value-type="float" office:value="18" calcext:value-type="float">
            <text:p>18</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ඛනිජ හා පාෂණ</text:p>
          </table:table-cell>
          <table:table-cell office:value-type="string" calcext:value-type="string">
            <text:p>ඛනිජ හා පාෂණ වල ලක්ෂණ හා වර්ග</text:p>
          </table:table-cell>
          <table:table-cell office:value-type="string" calcext:value-type="string">
            <text:p>කළුගල් හා තිරිවානා ගල්වල ස්වභාවය පරික්ෂා <text:s/>කිරීම, ඛනිජ හා පාෂණ වල ලක්ෂණ හා වර්ග ආදී කරුණු විස්තර කිරීම.</text:p>
          </table:table-cell>
          <table:table-cell table:style-name="ce3" office:value-type="time" office:time-value="PT01H00M00S" calcext:value-type="time">
            <text:p>01:00:00</text:p>
          </table:table-cell>
          <table:table-cell office:value-type="float" office:value="386" calcext:value-type="float">
            <text:p>386</text:p>
          </table:table-cell>
          <table:table-cell table:number-columns-repeated="2"/>
          <table:table-cell office:value-type="string" calcext:value-type="string">
            <text:p>තිරුවානා හැඳින්වෙන තවත් නමකි,</text:p>
          </table:table-cell>
          <table:table-cell/>
          <table:table-cell office:value-type="string" calcext:value-type="string">
            <text:p>ෆෙල්ස්පා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වාටසයිට්</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පටයිට්</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7" calcext:value-type="float">
            <text:p>387</text:p>
          </table:table-cell>
          <table:table-cell table:number-columns-repeated="2"/>
          <table:table-cell office:value-type="string" calcext:value-type="string">
            <text:p>හුනුගල් විපරීත වීමෙන් සෑදෙන්නේ,</text:p>
          </table:table-cell>
          <table:table-cell/>
          <table:table-cell office:value-type="string" calcext:value-type="string">
            <text:p>ග්‍රැනයි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නිර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යි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රිගරුඬ</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88" calcext:value-type="float">
            <text:p>388</text:p>
          </table:table-cell>
          <table:table-cell table:number-columns-repeated="2"/>
          <table:table-cell office:value-type="string" calcext:value-type="string">
            <text:p>නිශ්චිත ජ්‍යාමිතික හැඩයෙන් යුතු ස්ඵටිකය වන්නේ,</text:p>
          </table:table-cell>
          <table:table-cell/>
          <table:table-cell office:value-type="string" calcext:value-type="string">
            <text:p>ඩොලමයිට්</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ග්‍රැනයි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රිගරුඬ</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යි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9" calcext:value-type="float">
            <text:p>389</text:p>
          </table:table-cell>
          <table:table-cell table:number-columns-repeated="2"/>
          <table:table-cell office:value-type="string" calcext:value-type="string">
            <text:p>අවසාදිත පාෂාණයකට උදාහරණයකි,</text:p>
          </table:table-cell>
          <table:table-cell/>
          <table:table-cell office:value-type="string" calcext:value-type="string">
            <text:p>ග්‍රැනයි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ල්මනයි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නුග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0" calcext:value-type="float">
            <text:p>390</text:p>
          </table:table-cell>
          <table:table-cell table:number-columns-repeated="2"/>
          <table:table-cell office:value-type="string" calcext:value-type="string">
            <text:p>පාෂාණ ජීර්ණය සිදුවන භෞතික ක්‍රමයක් නොවන්නේ,</text:p>
          </table:table-cell>
          <table:table-cell/>
          <table:table-cell office:value-type="string" calcext:value-type="string">
            <text:p>රත් වී ඇති පාෂාණ මතට හදිසියේම වර්ෂාව පතිත වීම මගි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ෂාණ මතින් ජලය ගලා යාම මගි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ෂාණ වල ඇති කුහර තුළ ජලය රැස් වී ඒවා අයිස් බවට පත් වීම මගි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ෂාණ වල ඇති කුහර තුළට කුඩා ශාකයක මුල් ඇතුළු වී විශාල වීම මගින්</text:p>
          </table:table-cell>
          <table:table-cell office:value-type="float" office:value="1" calcext:value-type="float">
            <text:p>1</text:p>
          </table:table-cell>
          <table:table-cell table:number-columns-repeated="1006"/>
        </table:table-row>
        <table:table-row table:style-name="ro1">
          <table:table-cell office:value-type="float" office:value="79" calcext:value-type="float">
            <text:p>7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8-ep19</text:p>
          </table:table-cell>
          <table:table-cell office:value-type="float" office:value="19" calcext:value-type="float">
            <text:p>19</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ඛනිජ හා පාෂණ</text:p>
          </table:table-cell>
          <table:table-cell office:value-type="string" calcext:value-type="string">
            <text:p>පාෂාණ වර්ගීකරණය</text:p>
          </table:table-cell>
          <table:table-cell office:value-type="string" calcext:value-type="string">
            <text:p>පාෂාණ වර්ගීකරණය (ආග්නේය පාෂාණ, අවසාදිත පාෂාණ, විපරීත පාෂාණ) පිළිබඳ කරුණු විස්තර කිරීම.</text:p>
          </table:table-cell>
          <table:table-cell table:style-name="ce3" office:value-type="time" office:time-value="PT01H00M00S" calcext:value-type="time">
            <text:p>01:00:00</text:p>
          </table:table-cell>
          <table:table-cell office:value-type="float" office:value="391" calcext:value-type="float">
            <text:p>391</text:p>
          </table:table-cell>
          <table:table-cell table:number-columns-repeated="2"/>
          <table:table-cell office:value-type="string" calcext:value-type="string">
            <text:p>පාෂාණ වර්ගයක් නොවන්නේ,</text:p>
          </table:table-cell>
          <table:table-cell/>
          <table:table-cell office:value-type="string" calcext:value-type="string">
            <text:p>ආග්නේය පාෂාණ</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පරීත පාෂාණ</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අවසාදිත පාෂාණ</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පරීත පාෂාණ</text:p>
          </table:table-cell>
          <table:table-cell office:value-type="float" office:value="0" calcext:value-type="float">
            <text:p>0</text:p>
          </table:table-cell>
          <table:table-cell table:number-columns-repeated="1006"/>
        </table:table-row>
        <table:table-row table:style-name="ro3">
          <table:table-cell table:number-columns-repeated="11"/>
          <table:table-cell office:value-type="float" office:value="392" calcext:value-type="float">
            <text:p>392</text:p>
          </table:table-cell>
          <table:table-cell table:number-columns-repeated="2"/>
          <table:table-cell office:value-type="string" calcext:value-type="string">
            <text:p><text:span text:style-name="T4">5000</text:span><text:span text:style-name="T6">0</text:span>C<text:span text:style-name="T4"> උෂ්ණත්වයේ දී පවතින ද්‍රව පාෂාණ හඳුන්වනු ලබන්නේ,</text:span></text:p>
          </table:table-cell>
          <table:table-cell/>
          <table:table-cell office:value-type="string" calcext:value-type="string">
            <text:p>මැග්මා ලෙස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රොන් මඩ ගල් ලෙස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ර්බල් ලෙස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නිරන් ලෙස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3" calcext:value-type="float">
            <text:p>393</text:p>
          </table:table-cell>
          <table:table-cell table:number-columns-repeated="2"/>
          <table:table-cell office:value-type="string" calcext:value-type="string">
            <text:p>මැග්මා යනු,</text:p>
          </table:table-cell>
          <table:table-cell/>
          <table:table-cell office:value-type="string" calcext:value-type="string">
            <text:p>තිරුවා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ලාවා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හුනුගල්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ළු ගල්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4" calcext:value-type="float">
            <text:p>394</text:p>
          </table:table-cell>
          <table:table-cell table:number-columns-repeated="2"/>
          <table:table-cell office:value-type="string" calcext:value-type="string">
            <text:p>අවසාදිත පාෂාණයක් නොවන්නේ,</text:p>
          </table:table-cell>
          <table:table-cell/>
          <table:table-cell office:value-type="string" calcext:value-type="string">
            <text:p>මඩග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න්මඩ ග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හුනුග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ලිග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5" calcext:value-type="float">
            <text:p>395</text:p>
          </table:table-cell>
          <table:table-cell table:number-columns-repeated="2"/>
          <table:table-cell office:value-type="string" calcext:value-type="string">
            <text:p>ග්‍රැනයිට් විපරීත වීමෙන් සෑදෙන්නේ,</text:p>
          </table:table-cell>
          <table:table-cell/>
          <table:table-cell office:value-type="string" calcext:value-type="string">
            <text:p>ලාවා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නයිස් පාෂාණ වේ.‍</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හුනුගල්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රිගරුඬ වේ.</text:p>
          </table:table-cell>
          <table:table-cell office:value-type="float" office:value="0" calcext:value-type="float">
            <text:p>0</text:p>
          </table:table-cell>
          <table:table-cell table:number-columns-repeated="1006"/>
        </table:table-row>
        <table:table-row table:style-name="ro1">
          <table:table-cell office:value-type="float" office:value="80" calcext:value-type="float">
            <text:p>8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8-ep20</text:p>
          </table:table-cell>
          <table:table-cell office:value-type="float" office:value="20" calcext:value-type="float">
            <text:p>20</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ඛනිජ හා පාෂණ</text:p>
          </table:table-cell>
          <table:table-cell office:value-type="string" calcext:value-type="string">
            <text:p>පාෂාණ ජීරණය</text:p>
          </table:table-cell>
          <table:table-cell office:value-type="string" calcext:value-type="string">
            <text:p>පාෂාණ ජීරණය හැඳින්වීම, පාෂාණ ජීරණ ආකාර තුන විස්තර කිරීම සහ <text:s/>පාෂාණ ජීරණ ආකාර <text:s/>ක‍්‍රියාකාරකම් මගින් පැහැදීලි කිරීම.</text:p>
          </table:table-cell>
          <table:table-cell table:style-name="ce3" office:value-type="time" office:time-value="PT01H00M00S" calcext:value-type="time">
            <text:p>01:00:00</text:p>
          </table:table-cell>
          <table:table-cell office:value-type="float" office:value="396" calcext:value-type="float">
            <text:p>396</text:p>
          </table:table-cell>
          <table:table-cell table:number-columns-repeated="2"/>
          <table:table-cell office:value-type="string" calcext:value-type="string">
            <text:p>තීන්ත නිෂ්පාදනය සඳහා යොදා ගන්නා ඛනිජය වන්නේ,</text:p>
          </table:table-cell>
          <table:table-cell/>
          <table:table-cell office:value-type="string" calcext:value-type="string">
            <text:p>පෙල්ස්පා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ල්මනයිට්</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ඩොලමයි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ඇපටයිට්</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7" calcext:value-type="float">
            <text:p>397</text:p>
          </table:table-cell>
          <table:table-cell table:number-columns-repeated="2"/>
          <table:table-cell office:value-type="string" calcext:value-type="string">
            <text:p>අධික පීඩනය හා අධික උෂ්ණත්වය නිසා හටගන්නා පාෂාණයකි,</text:p>
          </table:table-cell>
          <table:table-cell/>
          <table:table-cell office:value-type="string" calcext:value-type="string">
            <text:p>විපරීත පාෂාණ</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ආග්නේය පාෂාණ</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වසාදිත පාෂාණ</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ටපිඩු පාෂාණ</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8" calcext:value-type="float">
            <text:p>398</text:p>
          </table:table-cell>
          <table:table-cell table:number-columns-repeated="2"/>
          <table:table-cell office:value-type="string" calcext:value-type="string">
            <text:p>ඇපටයිට් බහුලව ඇති ප්‍රදේශයකි.</text:p>
          </table:table-cell>
          <table:table-cell/>
          <table:table-cell office:value-type="string" calcext:value-type="string">
            <text:p>පුල්මු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දම්පේ</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ග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එප්පාවල</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99" calcext:value-type="float">
            <text:p>399</text:p>
          </table:table-cell>
          <table:table-cell table:number-columns-repeated="2"/>
          <table:table-cell office:value-type="string" calcext:value-type="string">
            <text:p>පොළොව අභ්‍යන්තරයට හෑරීමේ දී තවදුරටත් හෑරිය නොහැකි පාෂාණයක් හමුවේ. එය හඳුන්වන්නේ,</text:p>
          </table:table-cell>
          <table:table-cell/>
          <table:table-cell office:value-type="string" calcext:value-type="string">
            <text:p>ඝන පාෂාණය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ව් පාෂාණය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ආග්නේය පාෂාණය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පරීත පාෂාණය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0" calcext:value-type="float">
            <text:p>400</text:p>
          </table:table-cell>
          <table:table-cell table:number-columns-repeated="2"/>
          <table:table-cell office:value-type="string" calcext:value-type="string">
            <text:p>පෘථිවිය මතුපිට සිට කිලෝමීටර තිහක් පමණ ගැඹුරෙහි උෂ්ණත්වය වේ,</text:p>
          </table:table-cell>
          <table:table-cell/>
          <table:table-cell office:value-type="string" calcext:value-type="string">
            <text:p>8000<text:span text:style-name="T7">0</text:span>C</text:p>
          </table:table-cell>
          <table:table-cell office:value-type="float" office:value="0" calcext:value-type="float">
            <text:p>0</text:p>
          </table:table-cell>
          <table:table-cell table:number-columns-repeated="1006"/>
        </table:table-row>
        <table:table-row table:style-name="ro5">
          <table:table-cell table:number-columns-repeated="16"/>
          <table:table-cell office:value-type="string" calcext:value-type="string">
            <text:p>5000<text:span text:style-name="T7">0</text:span>C</text:p>
          </table:table-cell>
          <table:table-cell office:value-type="float" office:value="1" calcext:value-type="float">
            <text:p>1</text:p>
          </table:table-cell>
          <table:table-cell table:number-columns-repeated="1006"/>
        </table:table-row>
        <table:table-row table:style-name="ro5">
          <table:table-cell table:number-columns-repeated="16"/>
          <table:table-cell office:value-type="string" calcext:value-type="string">
            <text:p>50000<text:span text:style-name="T7">0</text:span>C</text:p>
          </table:table-cell>
          <table:table-cell office:value-type="float" office:value="0" calcext:value-type="float">
            <text:p>0</text:p>
          </table:table-cell>
          <table:table-cell table:number-columns-repeated="1006"/>
        </table:table-row>
        <table:table-row table:style-name="ro5">
          <table:table-cell table:number-columns-repeated="16"/>
          <table:table-cell office:value-type="string" calcext:value-type="string">
            <text:p>3000<text:span text:style-name="T7">0</text:span>C</text:p>
          </table:table-cell>
          <table:table-cell office:value-type="float" office:value="0" calcext:value-type="float">
            <text:p>0</text:p>
          </table:table-cell>
          <table:table-cell table:number-columns-repeated="1006"/>
        </table:table-row>
        <table:table-row table:style-name="ro1">
          <table:table-cell office:value-type="float" office:value="81" calcext:value-type="float">
            <text:p>8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8-ep21</text:p>
          </table:table-cell>
          <table:table-cell office:value-type="float" office:value="21" calcext:value-type="float">
            <text:p>21</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ඛනිජ හා පාෂණ</text:p>
          </table:table-cell>
          <table:table-cell office:value-type="string" calcext:value-type="string">
            <text:p>පාෂණ චක‍්‍රය</text:p>
          </table:table-cell>
          <table:table-cell office:value-type="string" calcext:value-type="string">
            <text:p>පාෂාණ චක‍්‍රයෙහි පියවර, පාෂාණ චක‍්‍රය නිරූපණය කරන චිත‍්‍රයක් ඇසුරින් පැහැදිලි කිරීම හා අභ්‍යාස සිදු කිරීම.</text:p>
          </table:table-cell>
          <table:table-cell table:style-name="ce3" office:value-type="time" office:time-value="PT01H00M00S" calcext:value-type="time">
            <text:p>01:00:00</text:p>
          </table:table-cell>
          <table:table-cell office:value-type="float" office:value="401" calcext:value-type="float">
            <text:p>401</text:p>
          </table:table-cell>
          <table:table-cell table:number-columns-repeated="2"/>
          <table:table-cell office:value-type="string" calcext:value-type="string">
            <text:p>මිනිරන් යනු ශ්‍රී ලංකාවේ බහුලව දැකිය හැකි,</text:p>
          </table:table-cell>
          <table:table-cell/>
          <table:table-cell office:value-type="string" calcext:value-type="string">
            <text:p>පාෂා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ඛනිජය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ආග්නේය පාෂා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පරීත පාෂාණ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2" calcext:value-type="float">
            <text:p>402</text:p>
          </table:table-cell>
          <table:table-cell table:number-columns-repeated="2"/>
          <table:table-cell office:value-type="string" calcext:value-type="string">
            <text:p>ව්‍යවහාරයේ දී කළුගල් ලෙස අපි හඳුන්වන්නේ,</text:p>
          </table:table-cell>
          <table:table-cell/>
          <table:table-cell office:value-type="string" calcext:value-type="string">
            <text:p>ඩොලමයිට් සහ පෙල්ස්පා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ල්මනයිට් සහ පෙල්ස්පා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රැනයිට් සහ නයි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ඩොලමයිට් සහ නයි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3" calcext:value-type="float">
            <text:p>403</text:p>
          </table:table-cell>
          <table:table-cell table:number-columns-repeated="2"/>
          <table:table-cell office:value-type="string" calcext:value-type="string">
            <text:p>ඛනිජයක් යුක්ත වන්නේ සංඝටක කොපමණ සංඛ්‍යාවකින් ද?</text:p>
          </table:table-cell>
          <table:table-cell/>
          <table:table-cell office:value-type="string" calcext:value-type="string">
            <text:p>සංඝටක එකකින්.</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ඝටක දෙකකින්.</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ඝටක කිහිපයකින්.</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ඝටක වලින් 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4" calcext:value-type="float">
            <text:p>404</text:p>
          </table:table-cell>
          <table:table-cell table:number-columns-repeated="2"/>
          <table:table-cell office:value-type="string" calcext:value-type="string">
            <text:p>චන්ද්‍රයා මත සිට රැගෙන ආ පාෂාණ හා පස් පරීක්ෂා කිරීම භාරව ක්‍රියා කළේ,</text:p>
          </table:table-cell>
          <table:table-cell/>
          <table:table-cell office:value-type="string" calcext:value-type="string">
            <text:p>සිරිල් පොන්නම්පෙරුම මහතා</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චන්ද්‍රා වික්‍රමසිංහ මහ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ත් ගුණපාල මහ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හාන් මුණසිංහ මහතා</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5" calcext:value-type="float">
            <text:p>405</text:p>
          </table:table-cell>
          <table:table-cell table:number-columns-repeated="2"/>
          <table:table-cell office:value-type="string" calcext:value-type="string">
            <text:p>ඉල්මනයිට් බහුලව ඇති ප්‍රදේශය වන්නේ,</text:p>
          </table:table-cell>
          <table:table-cell/>
          <table:table-cell office:value-type="string" calcext:value-type="string">
            <text:p>පුල්මුඩේ</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ග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දම්පේ</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එප්පාවල</text:p>
          </table:table-cell>
          <table:table-cell office:value-type="float" office:value="0" calcext:value-type="float">
            <text:p>0</text:p>
          </table:table-cell>
          <table:table-cell table:number-columns-repeated="1006"/>
        </table:table-row>
        <table:table-row table:style-name="ro1">
          <table:table-cell office:value-type="float" office:value="82" calcext:value-type="float">
            <text:p>8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8-ep22</text:p>
          </table:table-cell>
          <table:table-cell office:value-type="float" office:value="22" calcext:value-type="float">
            <text:p>22</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ඛනිජ හා පාෂණ</text:p>
          </table:table-cell>
          <table:table-cell office:value-type="string" calcext:value-type="string">
            <text:p>අභ්‍යාස</text:p>
          </table:table-cell>
          <table:table-cell office:value-type="string" calcext:value-type="string">
            <text:p>ඛනිජ හා පාෂාණ වල තිරසාර භාවිතය පැහැදිලි කිරීම, අභ්‍යාස සිදු කිරීම.</text:p>
          </table:table-cell>
          <table:table-cell table:style-name="ce3" office:value-type="time" office:time-value="PT01H00M00S" calcext:value-type="time">
            <text:p>01:00:00</text:p>
          </table:table-cell>
          <table:table-cell office:value-type="float" office:value="406" calcext:value-type="float">
            <text:p>406</text:p>
          </table:table-cell>
          <table:table-cell table:number-columns-repeated="2"/>
          <table:table-cell office:value-type="string" calcext:value-type="string">
            <text:p>පාෂාණ ජීරණයට හේතු වන්නේ,</text:p>
          </table:table-cell>
          <table:table-cell/>
          <table:table-cell office:value-type="string" calcext:value-type="string">
            <text:p>භෞතික සාධ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සායනික සාධ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ජෛවීය සාධ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හත සඳහන් සියල්ල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07" calcext:value-type="float">
            <text:p>407</text:p>
          </table:table-cell>
          <table:table-cell table:number-columns-repeated="2"/>
          <table:table-cell office:value-type="string" calcext:value-type="string">
            <text:p>පැන්සල් නිෂ්පාදනය සඳහා යොදා ගන්නා ඛනිජය වන්නේ,</text:p>
          </table:table-cell>
          <table:table-cell/>
          <table:table-cell office:value-type="string" calcext:value-type="string">
            <text:p>ම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වාටසයි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නිර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ඇපටයිට්</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8" calcext:value-type="float">
            <text:p>408</text:p>
          </table:table-cell>
          <table:table-cell table:number-columns-repeated="2"/>
          <table:table-cell office:value-type="string" calcext:value-type="string">
            <text:p>ගිනිකඳු පිපිරීමෙන් පිටවන ද්‍රව්‍ය හඳුන්වන්නේ,</text:p>
          </table:table-cell>
          <table:table-cell/>
          <table:table-cell office:value-type="string" calcext:value-type="string">
            <text:p>ෆෙල්ස්පා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ල්මනයි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ග්මා</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වාටසයිට්</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9" calcext:value-type="float">
            <text:p>409</text:p>
          </table:table-cell>
          <table:table-cell table:number-columns-repeated="2"/>
          <table:table-cell office:value-type="string" calcext:value-type="string">
            <text:p>හුනුගල් වැනි පාෂාණ ජීරණය වන බව නිරීක්ෂණයට යොදා ගන්නේ,</text:p>
          </table:table-cell>
          <table:table-cell/>
          <table:table-cell office:value-type="string" calcext:value-type="string">
            <text:p>විනාකිරි</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ල්කි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ජ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ල්තෙ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0" calcext:value-type="float">
            <text:p>410</text:p>
          </table:table-cell>
          <table:table-cell table:number-columns-repeated="2"/>
          <table:table-cell office:value-type="string" calcext:value-type="string">
            <text:p>ටයිටේනියම් ලබා ගැනීමට යොදා ගත හැකි ඛනිජයක් නම්,</text:p>
          </table:table-cell>
          <table:table-cell/>
          <table:table-cell office:value-type="string" calcext:value-type="string">
            <text:p>ම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වාටසයි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ල්මනයිට්</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ල්ස්පාර්</text:p>
          </table:table-cell>
          <table:table-cell office:value-type="float" office:value="0" calcext:value-type="float">
            <text:p>0</text:p>
          </table:table-cell>
          <table:table-cell table:number-columns-repeated="1006"/>
        </table:table-row>
        <table:table-row table:style-name="ro1">
          <table:table-cell office:value-type="float" office:value="83" calcext:value-type="float">
            <text:p>8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9-ep23</text:p>
          </table:table-cell>
          <table:table-cell office:value-type="float" office:value="23" calcext:value-type="float">
            <text:p>23</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ශක්ති ප‍්‍රභව</text:p>
          </table:table-cell>
          <table:table-cell office:value-type="string" calcext:value-type="string">
            <text:p>ශක්ති ප‍්‍රභව හැඳින්වීම</text:p>
          </table:table-cell>
          <table:table-cell office:value-type="string" calcext:value-type="string">
            <text:p>එදිනෙදා කාර්ය කිහිපයක් සඳහා යොදා ගන්නා ශක්ති ප‍්‍රභව, ශක්ති ප‍්‍රභව කොටස් දෙකක් <text:s/>විස්තර කිරීම, පුනර්ජනනීය හා පුනර්ජනනීය නොවන යන සංකල්ප තේරුම් ගැනීම සඳහා ක‍්‍රියාකාරකම් කිරීම, <text:s/>පුනර්ජනනීය හා පුනර්ජනනීය නොවන ශක්ති ප‍්‍රභව හඳුන්වා දීම.</text:p>
          </table:table-cell>
          <table:table-cell table:style-name="ce3" office:value-type="time" office:time-value="PT01H00M00S" calcext:value-type="time">
            <text:p>01:00:00</text:p>
          </table:table-cell>
          <table:table-cell office:value-type="float" office:value="411" calcext:value-type="float">
            <text:p>411</text:p>
          </table:table-cell>
          <table:table-cell table:number-columns-repeated="2"/>
          <table:table-cell office:value-type="string" calcext:value-type="string">
            <text:p>පුනර්ජනනීය ශක්ති ප්‍රභවයක් වන්නේ,</text:p>
          </table:table-cell>
          <table:table-cell/>
          <table:table-cell office:value-type="string" calcext:value-type="string">
            <text:p>ගල් අඟු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වභාවික වා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ළඟ</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න්‍යෂ්ටික ශක්තිය</text:p>
          </table:table-cell>
          <table:table-cell office:value-type="float" office:value="0" calcext:value-type="float">
            <text:p>0</text:p>
          </table:table-cell>
          <table:table-cell table:number-columns-repeated="1006"/>
        </table:table-row>
        <table:table-row table:style-name="ro3">
          <table:table-cell table:number-columns-repeated="11"/>
          <table:table-cell office:value-type="float" office:value="412" calcext:value-type="float">
            <text:p>412</text:p>
          </table:table-cell>
          <table:table-cell table:number-columns-repeated="2"/>
          <table:table-cell office:value-type="string" calcext:value-type="string">
            <text:p><text:span text:style-name="T4">ජලය රත්කිරීම</text:span> <text:span text:style-name="T4">හා</text:span> <text:span text:style-name="T4">ආහාර පිසීම සඳහා භාවිත කරන ශක්ති ප්‍රභවයක් නොවන්නේ කුමක් ද?</text:span></text:p>
          </table:table-cell>
          <table:table-cell/>
          <table:table-cell office:value-type="string" calcext:value-type="string">
            <text:p>ද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රව පෙට්රෝලිය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ය ශක්ති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13" calcext:value-type="float">
            <text:p>413</text:p>
          </table:table-cell>
          <table:table-cell table:number-columns-repeated="2"/>
          <table:table-cell office:value-type="string" calcext:value-type="string">
            <text:p>පුනර්ජනනීය නොවන ශක්ති ප්‍රභවයක් වන්නේ,</text:p>
          </table:table-cell>
          <table:table-cell/>
          <table:table-cell office:value-type="string" calcext:value-type="string">
            <text:p>සුළඟ</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භූ තාප ශක්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ඛනිජ තෙ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ර්ය ශක්ති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4" calcext:value-type="float">
            <text:p>414</text:p>
          </table:table-cell>
          <table:table-cell table:number-columns-repeated="2"/>
          <table:table-cell office:value-type="string" calcext:value-type="string">
            <text:p>පුනර්ජනනීය ශක්ති ප්‍රභවය යනු,</text:p>
          </table:table-cell>
          <table:table-cell/>
          <table:table-cell office:value-type="string" calcext:value-type="string">
            <text:p>භාවිතයෙන් පසු නැවත හට නොගන්නා ශක්ති ප්‍රභවයන්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භාවිතයෙන් පසු නැවත හට ගැනීමට දීර්ඝ කාලයක් ගන්නා ශක්ති ප්‍රභවයන්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භාවිතය අතරතුරේ දී හෝ භාවිතයෙන් කෙටි කාලයක දී නැවත හට ගන්නා ශක්ති ප්‍රභවයන් ය.</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භාවිතයෙන් පසු නැවත කිසිදා හට නොගන්නා ශක්ති ප්‍රභවයන්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5" calcext:value-type="float">
            <text:p>415</text:p>
          </table:table-cell>
          <table:table-cell table:number-columns-repeated="2"/>
          <table:table-cell office:value-type="string" calcext:value-type="string">
            <text:p>සූර්ය තාපක උඳුන සඳහා සුදුසු වන්නේ,</text:p>
          </table:table-cell>
          <table:table-cell/>
          <table:table-cell office:value-type="string" calcext:value-type="string">
            <text:p>අවතල දර්ප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උත්තල දර්පණය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තල දර්ප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වතල දර්පණයකි.</text:p>
          </table:table-cell>
          <table:table-cell office:value-type="float" office:value="0" calcext:value-type="float">
            <text:p>0</text:p>
          </table:table-cell>
          <table:table-cell table:number-columns-repeated="1006"/>
        </table:table-row>
        <table:table-row table:style-name="ro3">
          <table:table-cell office:value-type="float" office:value="84" calcext:value-type="float">
            <text:p>8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9-ep24</text:p>
          </table:table-cell>
          <table:table-cell office:value-type="float" office:value="24" calcext:value-type="float">
            <text:p>24</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ශක්ති ප‍්‍රභව</text:p>
          </table:table-cell>
          <table:table-cell office:value-type="string" calcext:value-type="string">
            <text:p>පුනර්ජනනීය ශක්ති ප‍්‍රභව - I කොටස</text:p>
          </table:table-cell>
          <table:table-cell office:value-type="string" calcext:value-type="string">
            <text:p>සූූර්යය ශක්තිය විස්තර කිරීම හා සූූර්යය ශක්තිය යොදා සිදු කරන ක‍්‍රියාකාරකම් පැහැදිලි <text:s/>කිරීම.</text:p>
          </table:table-cell>
          <table:table-cell table:style-name="ce3" office:value-type="time" office:time-value="PT01H00M00S" calcext:value-type="time">
            <text:p>01:00:00</text:p>
          </table:table-cell>
          <table:table-cell office:value-type="float" office:value="416" calcext:value-type="float">
            <text:p>416</text:p>
          </table:table-cell>
          <table:table-cell table:number-columns-repeated="2"/>
          <table:table-cell office:value-type="string" calcext:value-type="string">
            <text:p><text:span text:style-name="T4">සූර්යයාගේ ආලෝක ශක්තිය විද්‍යුත් ශක්තිය බවට පත් කළ හැකි උපකරණය නම්</text:span>,</text:p>
          </table:table-cell>
          <table:table-cell/>
          <table:table-cell office:value-type="string" calcext:value-type="string">
            <text:p>සූර්ය කෝෂ</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ර්ය උඳු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ය සංග්‍රාහ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ය ජල තාපක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7" calcext:value-type="float">
            <text:p>417</text:p>
          </table:table-cell>
          <table:table-cell table:number-columns-repeated="2"/>
          <table:table-cell office:value-type="string" calcext:value-type="string">
            <text:p>සූර්යයාගෙන් පැමිණෙන තාප විකිරණ වැඩිපුර අවශෝෂණය කරගන්නේ,</text:p>
          </table:table-cell>
          <table:table-cell/>
          <table:table-cell office:value-type="string" calcext:value-type="string">
            <text:p>සුදු පෘෂ්ඨ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ලිසෙන පෘෂ්ඨ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ළු පෘෂ්ඨ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හ පෘෂ්ඨ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8" calcext:value-type="float">
            <text:p>418</text:p>
          </table:table-cell>
          <table:table-cell table:number-columns-repeated="2"/>
          <table:table-cell office:value-type="string" calcext:value-type="string">
            <text:p>අපිට ශක්තිය සපයන ප්‍රධාන ශක්ති ප්‍රභවය කුමක් ද?‍</text:p>
          </table:table-cell>
          <table:table-cell/>
          <table:table-cell office:value-type="string" calcext:value-type="string">
            <text:p>ජ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ළඟ</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ර්යයා</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19" calcext:value-type="float">
            <text:p>419</text:p>
          </table:table-cell>
          <table:table-cell table:number-columns-repeated="2"/>
          <table:table-cell office:value-type="string" calcext:value-type="string">
            <text:p>සරල සූර්ය ජල තාපකයක් තැනීමේ දී පිටත ආලේප කිරීමට වඩාත් සුදුසු වර්ණය කුමක් ද?</text:p>
          </table:table-cell>
          <table:table-cell/>
          <table:table-cell office:value-type="string" calcext:value-type="string">
            <text:p>රි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ළු</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දු</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ඕනෑම වර්ණ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0" calcext:value-type="float">
            <text:p>420</text:p>
          </table:table-cell>
          <table:table-cell table:number-columns-repeated="2"/>
          <table:table-cell office:value-type="string" calcext:value-type="string">
            <text:p>සූර්ය කෝෂ මුලින්ම නිපදවන ලද්දේ,</text:p>
          </table:table-cell>
          <table:table-cell/>
          <table:table-cell office:value-type="string" calcext:value-type="string">
            <text:p>කෘත්‍රිම චන්ද්‍රිකාවලට විද්‍යුතය සපයා ගැනීම සඳහා.</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ණක යන්ත්‍ර සඳහා.</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දි ලාම්පු සඳහා.</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වන්යානා සඳහා.</text:p>
          </table:table-cell>
          <table:table-cell office:value-type="float" office:value="0" calcext:value-type="float">
            <text:p>0</text:p>
          </table:table-cell>
          <table:table-cell table:number-columns-repeated="1006"/>
        </table:table-row>
        <table:table-row table:style-name="ro1">
          <table:table-cell office:value-type="float" office:value="85" calcext:value-type="float">
            <text:p>8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9-ep25</text:p>
          </table:table-cell>
          <table:table-cell office:value-type="float" office:value="25" calcext:value-type="float">
            <text:p>25</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ශක්ති ප‍්‍රභව</text:p>
          </table:table-cell>
          <table:table-cell office:value-type="string" calcext:value-type="string">
            <text:p>පුනර්ජනනීය ශක්ති ප‍්‍රභව - II කොටස</text:p>
          </table:table-cell>
          <table:table-cell office:value-type="string" calcext:value-type="string">
            <text:p>සුළං, භු තාප, ජලයේ ශක්තිය, ජෛව ස්කන්ධ ආදී කරුණු විස්තර කිරීම හා සුළං, ජල ශක්තිය යොදා සිදුකරන ක‍්‍රියාකාරකම් පැහැදිලි <text:s/>කිරීම.</text:p>
          </table:table-cell>
          <table:table-cell table:style-name="ce3" office:value-type="time" office:time-value="PT01H00M00S" calcext:value-type="time">
            <text:p>01:00:00</text:p>
          </table:table-cell>
          <table:table-cell office:value-type="float" office:value="421" calcext:value-type="float">
            <text:p>421</text:p>
          </table:table-cell>
          <table:table-cell table:number-columns-repeated="2"/>
          <table:table-cell office:value-type="string" calcext:value-type="string">
            <text:p>ජෛව ස්කන්ධයක් නොවන ශක්ති ප්‍රභවය මින් කුමක් ද?</text:p>
          </table:table-cell>
          <table:table-cell/>
          <table:table-cell office:value-type="string" calcext:value-type="string">
            <text:p>වියලි ගො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තෙල් එඬරු බීජ</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හයි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ල් අඟුරු</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22" calcext:value-type="float">
            <text:p>422</text:p>
          </table:table-cell>
          <table:table-cell table:number-columns-repeated="2"/>
          <table:table-cell office:value-type="string" calcext:value-type="string">
            <text:p>සුළං ශක්තිය මඟින් සිදු කළ හැකි කාර්යක් නොවන්නේ,</text:p>
          </table:table-cell>
          <table:table-cell/>
          <table:table-cell office:value-type="string" calcext:value-type="string">
            <text:p>සුළං මෝල් මගින් ධාන්‍ය ඇඹ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 පිරිසිදු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ජලය රත්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රුවල් නැව් ගමන්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3" calcext:value-type="float">
            <text:p>423</text:p>
          </table:table-cell>
          <table:table-cell table:number-columns-repeated="2"/>
          <table:table-cell office:value-type="string" calcext:value-type="string">
            <text:p>පෘථිවිය මත ඇති ශාක හා සත්ත්වමය ද්‍රව්‍ය යනු,</text:p>
          </table:table-cell>
          <table:table-cell/>
          <table:table-cell office:value-type="string" calcext:value-type="string">
            <text:p>පෙට්‍රල්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ල් අඟුරු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ජෛව ස්කන්ධ වේ.</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ර්යයා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4" calcext:value-type="float">
            <text:p>424</text:p>
          </table:table-cell>
          <table:table-cell table:number-columns-repeated="2"/>
          <table:table-cell office:value-type="string" calcext:value-type="string">
            <text:p>සුළගේ ශක්තියෙන් විදුලිය නිපදවීමේ අවාසියකි,</text:p>
          </table:table-cell>
          <table:table-cell/>
          <table:table-cell office:value-type="string" calcext:value-type="string">
            <text:p>වායු දූෂණය වී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ශබ්ද දූෂණයෙන් තොර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සර හානිය අවම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නොමිලයේ ලැබී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5" calcext:value-type="float">
            <text:p>425</text:p>
          </table:table-cell>
          <table:table-cell table:number-columns-repeated="2"/>
          <table:table-cell office:value-type="string" calcext:value-type="string">
            <text:p>මෑතකදී නර්ඩ් ආයතනය මගින් හඳුන්වා දුන් බත් පිසිනය සඳහා යොදා ගනු ලබන ඉන්ධනය වන්නේ,</text:p>
          </table:table-cell>
          <table:table-cell/>
          <table:table-cell office:value-type="string" calcext:value-type="string">
            <text:p>විදු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එල් පී වායු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ල්කටු කැබලි</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ලී කුඩු</text:p>
          </table:table-cell>
          <table:table-cell office:value-type="float" office:value="0" calcext:value-type="float">
            <text:p>0</text:p>
          </table:table-cell>
          <table:table-cell table:number-columns-repeated="1006"/>
        </table:table-row>
        <table:table-row table:style-name="ro1">
          <table:table-cell office:value-type="float" office:value="86" calcext:value-type="float">
            <text:p>8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9-ep26</text:p>
          </table:table-cell>
          <table:table-cell office:value-type="float" office:value="26" calcext:value-type="float">
            <text:p>26</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ශක්ති ප‍්‍රභව</text:p>
          </table:table-cell>
          <table:table-cell office:value-type="string" calcext:value-type="string">
            <text:p>පුනර්ජනනීය නොවන ශක්ති ප‍්‍රභව</text:p>
          </table:table-cell>
          <table:table-cell office:value-type="string" calcext:value-type="string">
            <text:p>ඛනිජ තෙල්, ගල් අඟුරු, ස්වභාවික වායු හා න්‍යශ්ටික ශක්ති ආදී <text:s/>පුනර්ජනනීය නොවන ශක්ති ප‍්‍රභව පැහැදිලි කිරීම.</text:p>
          </table:table-cell>
          <table:table-cell table:style-name="ce3" office:value-type="time" office:time-value="PT01H00M00S" calcext:value-type="time">
            <text:p>01:00:00</text:p>
          </table:table-cell>
          <table:table-cell office:value-type="float" office:value="426" calcext:value-type="float">
            <text:p>426</text:p>
          </table:table-cell>
          <table:table-cell table:number-columns-repeated="2"/>
          <table:table-cell office:value-type="string" calcext:value-type="string">
            <text:p>ජල විදුලි බලාගාරයක් ඉදි වන ප්‍රදේශයක් තුළ දැකිය හැකි ලක්ෂණයක් නොවන්නේ,</text:p>
          </table:table-cell>
          <table:table-cell/>
          <table:table-cell office:value-type="string" calcext:value-type="string">
            <text:p>ජලාශයක් අසළ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ජලය පහසුවෙන් රැස් කිරීමට හැකි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හත් බිමක්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ඕනෑම ස්ථානයක් වී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27" calcext:value-type="float">
            <text:p>427</text:p>
          </table:table-cell>
          <table:table-cell table:number-columns-repeated="2"/>
          <table:table-cell office:value-type="string" calcext:value-type="string">
            <text:p>පොළොවෙන් ලබා ගන්නා ස්වාභාවික වායුව නම්,</text:p>
          </table:table-cell>
          <table:table-cell/>
          <table:table-cell office:value-type="string" calcext:value-type="string">
            <text:p>මීතේන්</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ඔක්සිජ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බන්ඩයොක්සයි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යිට්‍රජ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8" calcext:value-type="float">
            <text:p>428</text:p>
          </table:table-cell>
          <table:table-cell table:number-columns-repeated="2"/>
          <table:table-cell office:value-type="string" calcext:value-type="string">
            <text:p>ඇතැම් ප්‍රදේශ වල හුණු දිය උල්පත් වල ජලය උණුසුම් වීමට හේතුව වන්නේ,</text:p>
          </table:table-cell>
          <table:table-cell/>
          <table:table-cell office:value-type="string" calcext:value-type="string">
            <text:p>භූ තාප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ර්ය තාප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ල් අඟු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වාභාවික වා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9" calcext:value-type="float">
            <text:p>429</text:p>
          </table:table-cell>
          <table:table-cell office:value-type="string" calcext:value-type="string">
            <text:p>ජල විදුලි බලාගාරයක විදුලිය නිපදවීමේ පියවර කිහිපයක් පහත දැක්වේ. \n a - ජල පහර මඟින් ටර්බයින කැරකීම. \n b - උමං හෝ නළ ඔස්සේ බලාගාරය වෙත ජලය ගැනීම. \n c - ජලය හරස් කර වේල්ලක් බැඳීම. \n d - ටර්බයින මඟින් ඩයිනමෝ කැරකැවීම.</text:p>
          </table:table-cell>
          <table:table-cell/>
          <table:table-cell office:value-type="string" calcext:value-type="string">
            <text:p>මෙහි නිවැරදි අනුපිළිවෙල විය හැකිකේ,</text:p>
          </table:table-cell>
          <table:table-cell/>
          <table:table-cell office:value-type="string" calcext:value-type="string">
            <text:p>a, b, c, 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 a, b, 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 d, c, b</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 b, a, d</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30" calcext:value-type="float">
            <text:p>430</text:p>
          </table:table-cell>
          <table:table-cell table:number-columns-repeated="2"/>
          <table:table-cell office:value-type="string" calcext:value-type="string">
            <text:p>න්‍යෂ්ටික ශක්තිය ලබා ගැනීමට අවශ්‍ය මූල ද්‍රව්‍ය නම්,</text:p>
          </table:table-cell>
          <table:table-cell/>
          <table:table-cell office:value-type="string" calcext:value-type="string">
            <text:p>රේඩියම් හා පොටෑසිය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ල් අඟුරු හා රේඩිය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යුරේනියම් හා ප්ලූටෝනියම්</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යුරේනියම් හා පොටෑසියම්</text:p>
          </table:table-cell>
          <table:table-cell office:value-type="float" office:value="0" calcext:value-type="float">
            <text:p>0</text:p>
          </table:table-cell>
          <table:table-cell table:number-columns-repeated="1006"/>
        </table:table-row>
        <table:table-row table:style-name="ro1">
          <table:table-cell office:value-type="float" office:value="87" calcext:value-type="float">
            <text:p>8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9-ep27</text:p>
          </table:table-cell>
          <table:table-cell office:value-type="float" office:value="27" calcext:value-type="float">
            <text:p>27</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ශක්ති ප‍්‍රභව</text:p>
          </table:table-cell>
          <table:table-cell office:value-type="string" calcext:value-type="string">
            <text:p>ශක්ති ප‍්‍රභවවල තිරසර භාවිතය</text:p>
          </table:table-cell>
          <table:table-cell office:value-type="string" calcext:value-type="string">
            <text:p>ශක්ති ප‍්‍රභව තිරසර ලෙස භාවිත කිරීම සඳහා යෝජනා විස්තර කිරීම හා අභ්‍යාස සිදු කිරීම.</text:p>
          </table:table-cell>
          <table:table-cell table:style-name="ce3" office:value-type="time" office:time-value="PT01H00M00S" calcext:value-type="time">
            <text:p>01:00:00</text:p>
          </table:table-cell>
          <table:table-cell office:value-type="float" office:value="431" calcext:value-type="float">
            <text:p>431</text:p>
          </table:table-cell>
          <table:table-cell table:number-columns-repeated="2"/>
          <table:table-cell office:value-type="string" calcext:value-type="string">
            <text:p>සූර්ය කෝෂ වල අවාසියක් නොවන්නේ,</text:p>
          </table:table-cell>
          <table:table-cell/>
          <table:table-cell office:value-type="string" calcext:value-type="string">
            <text:p>මිල අධික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සරය දූෂණය වී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ලාකුළු සහිත දින වලදී කාර්යක්ෂමතාව අඩු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ටරි තුළ විශාල වශයෙන් ශක්තිය ගබඩා කළ නොහැකි වී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2" calcext:value-type="float">
            <text:p>432</text:p>
          </table:table-cell>
          <table:table-cell table:number-columns-repeated="2"/>
          <table:table-cell office:value-type="string" calcext:value-type="string">
            <text:p>ශක්ති ප්‍රභව තිරසාර ලෙස භාවිතා කළ හැකි යෝජනාවක් නොවන්නේ,</text:p>
          </table:table-cell>
          <table:table-cell/>
          <table:table-cell office:value-type="string" calcext:value-type="string">
            <text:p>විදුලිය අරපිරිමැස්මෙන්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ආහාර පිසීමට අවශ්‍ය දර, පොල්කටු වැනි ඉන්ධන අවට පරිසරයෙන් සොයා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ඛනිජ තෙල් ඉන්ධන යොදා ගන්නා වාහන වැඩි වශයෙන් භාවිතයට ගැනී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ලාස්ටික් භාවිතය හැකිතාක් අවම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3" calcext:value-type="float">
            <text:p>433</text:p>
          </table:table-cell>
          <table:table-cell table:number-columns-repeated="2"/>
          <table:table-cell office:value-type="string" calcext:value-type="string">
            <text:p>"ගෑස් මිල ඉහළ යයි." ප්‍රවෘත්තියක් විකාශනය වේ. මෙම අර්බුදයට කඩිනම් විසදුමක් වශයෙන් ශ‍්‍රී ලාංකික අපට භාවිත කළ හැකි වඩාත් සුදුසු පුනර්ජනනීය ශක්තියක් වන්නේ පහත දැක්වෙන කවරක් ද?</text:p>
          </table:table-cell>
          <table:table-cell/>
          <table:table-cell office:value-type="string" calcext:value-type="string">
            <text:p>ජෛව ස්කන්ධ</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ර්යය ශක්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ලං බ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උදම් බ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4" calcext:value-type="float">
            <text:p>434</text:p>
          </table:table-cell>
          <table:table-cell table:number-columns-repeated="2"/>
          <table:table-cell office:value-type="string" calcext:value-type="string">
            <text:p>ගොම යොදාගෙන ජීව වායු නිපදවා ඉන්දනයක් ලෙස භාවිතා කරන රට කුමක් ද?</text:p>
          </table:table-cell>
          <table:table-cell/>
          <table:table-cell office:value-type="string" calcext:value-type="string">
            <text:p>ශ්‍රී ලංකා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න්දියාව</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කිස්තා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පාලය</text:p>
          </table:table-cell>
          <table:table-cell office:value-type="float" office:value="0" calcext:value-type="float">
            <text:p>0</text:p>
          </table:table-cell>
          <table:table-cell table:number-columns-repeated="1006"/>
        </table:table-row>
        <table:table-row table:style-name="ro3">
          <table:table-cell table:number-columns-repeated="11"/>
          <table:table-cell office:value-type="float" office:value="435" calcext:value-type="float">
            <text:p>435</text:p>
          </table:table-cell>
          <table:table-cell table:number-columns-repeated="2"/>
          <table:table-cell office:value-type="string" calcext:value-type="string">
            <text:p>බොර <text:span text:style-name="T2">‌</text:span>තෙල්වලින් ලබා ගන්නා ඉන්ධනයක් නොවන්නේ,</text:p>
          </table:table-cell>
          <table:table-cell/>
          <table:table-cell office:value-type="string" calcext:value-type="string">
            <text:p>පෙට්ට්‍ර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ඩීස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භූමිතෙ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ල්තෙල්</text:p>
          </table:table-cell>
          <table:table-cell office:value-type="float" office:value="1" calcext:value-type="float">
            <text:p>1</text:p>
          </table:table-cell>
          <table:table-cell table:number-columns-repeated="1006"/>
        </table:table-row>
        <table:table-row table:style-name="ro3">
          <table:table-cell office:value-type="float" office:value="88" calcext:value-type="float">
            <text:p>8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l19-ep28</text:p>
          </table:table-cell>
          <table:table-cell office:value-type="float" office:value="28" calcext:value-type="float">
            <text:p>28</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ශක්ති ප‍්‍රභව</text:p>
          </table:table-cell>
          <table:table-cell office:value-type="string" calcext:value-type="string">
            <text:p>අභ්‍යාස</text:p>
          </table:table-cell>
          <table:table-cell office:value-type="string" calcext:value-type="string">
            <text:p>ශක්ති ප‍්‍රභව පාඩම සම්බන්ධ අභ්‍යාස කිරීම.</text:p>
          </table:table-cell>
          <table:table-cell table:style-name="ce3" office:value-type="time" office:time-value="PT01H00M00S" calcext:value-type="time">
            <text:p>01:00:00</text:p>
          </table:table-cell>
          <table:table-cell office:value-type="float" office:value="436" calcext:value-type="float">
            <text:p>436</text:p>
          </table:table-cell>
          <table:table-cell table:number-columns-repeated="2"/>
          <table:table-cell office:value-type="string" calcext:value-type="string">
            <text:p><text:span text:style-name="T4">ඇතැම් රට වල මෝටර් රථ ඉන්ධනයක් ලෙස යොදා ගන්නා ගැසොහොල්</text:span> (Gasohol)<text:span text:style-name="T4"> වල අඩංගු වන්නේ,</text:span></text:p>
          </table:table-cell>
          <table:table-cell/>
          <table:table-cell office:value-type="string" calcext:value-type="string">
            <text:p>ගැසොලින් හා මද්‍යසාර</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ග්ලිසරින් හා මද්‍යසා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ද්‍යසාර හා යුරේනිය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සොලින් හා දැ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7" calcext:value-type="float">
            <text:p>437</text:p>
          </table:table-cell>
          <table:table-cell table:number-columns-repeated="2"/>
          <table:table-cell office:value-type="string" calcext:value-type="string">
            <text:p>ෆොසිල ඉන්ධනයක් නොවන්නේ,</text:p>
          </table:table-cell>
          <table:table-cell/>
          <table:table-cell office:value-type="string" calcext:value-type="string">
            <text:p>ගල් අඟු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වාභාවික වා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ඛනිජ තෙල්</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ජෛව ස්කන්ධ</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38" calcext:value-type="float">
            <text:p>438</text:p>
          </table:table-cell>
          <table:table-cell table:number-columns-repeated="2"/>
          <table:table-cell office:value-type="string" calcext:value-type="string">
            <text:p>ශ්‍රී ලංකාවෙන් සොයාගෙන ඇත්තේ කුමන විකිරණශීලී මූලද්‍රව්‍ය අඩංගු පසක් ද?</text:p>
          </table:table-cell>
          <table:table-cell/>
          <table:table-cell office:value-type="string" calcext:value-type="string">
            <text:p>ප්ලූටෝනියම් අඩංගු ලෝප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යුරේනියම් අඩංගු ලෝප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ටයිටේනියම් අඩංගු ලෝප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ග්නීසියම් අඩංගු ලෝප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9" calcext:value-type="float">
            <text:p>439</text:p>
          </table:table-cell>
          <table:table-cell table:number-columns-repeated="2"/>
          <table:table-cell office:value-type="string" calcext:value-type="string">
            <text:p>සාගර වල දියවැල් හට ගනු ලබන්නේ,</text:p>
          </table:table-cell>
          <table:table-cell/>
          <table:table-cell office:value-type="string" calcext:value-type="string">
            <text:p>ස්වාභාවික වායු ආධාරයෙනි.</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ර්ය ශක්තිය ආධාරයෙනි.</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භූ තාප ශක්තිය ආධාරයෙනි.</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කිරණ ශක්තිය ආධාරයෙනි.</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0" calcext:value-type="float">
            <text:p>440</text:p>
          </table:table-cell>
          <table:table-cell table:number-columns-repeated="2"/>
          <table:table-cell office:value-type="string" calcext:value-type="string">
            <text:p>පිපිරීම් සිදු වී ඇති <text:s/>න්‍යෂ්ටික බලාගාර දෙක පිහිටි රටවල් ඇතුලත් පිළිතුර කුමක් ද?</text:p>
          </table:table-cell>
          <table:table-cell/>
          <table:table-cell office:value-type="string" calcext:value-type="string">
            <text:p>ජපානයේ සහ චී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සියාව සහ චී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සියාව සහ ජපාන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රුසියාව සහ ඇමරිකාව</text:p>
          </table:table-cell>
          <table:table-cell office:value-type="float" office:value="0" calcext:value-type="float">
            <text:p>0</text:p>
          </table:table-cell>
          <table:table-cell table:number-columns-repeated="1006"/>
        </table:table-row>
        <table:table-row table:style-name="ro2" table:number-rows-repeated="1046815">
          <table:table-cell table:number-columns-repeated="1024"/>
        </table:table-row>
        <table:table-row table:style-name="ro6">
          <table:table-cell table:number-columns-repeated="1024"/>
        </table:table-row>
        <table:named-expressions>
          <table:named-range table:name="_Hlk113957817" table:base-cell-address="$Sheet1.$A$1" table:cell-range-address="Sheet1.$O$985"/>
          <table:named-range table:name="_Hlk113958302" table:base-cell-address="$Sheet1.$A$1" table:cell-range-address="Sheet1.$Q$1041"/>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FMMalithi" svg:font-family="FMMalith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4" style:display-name="Normal 4"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9-23T15:36:44.648409441</dc:date>
    <meta:editing-cycles>39</meta:editing-cycles>
    <meta:editing-duration>PT3H54M31S</meta:editing-duration>
    <meta:document-statistic meta:table-count="1" meta:cell-count="5396" meta:object-count="0"/>
  </office:meta>
</office:document-meta>
</file>